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0.988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1.124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23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0.688cm"/>
    </style:style>
    <style:style style:name="co17" style:family="table-column">
      <style:table-column-properties fo:break-before="auto" style:column-width="1.316cm"/>
    </style:style>
    <style:style style:name="co18" style:family="table-column">
      <style:table-column-properties fo:break-before="auto" style:column-width="1.369cm"/>
    </style:style>
    <style:style style:name="co19" style:family="table-column">
      <style:table-column-properties fo:break-before="auto" style:column-width="1.178cm"/>
    </style:style>
    <style:style style:name="co20" style:family="table-column">
      <style:table-column-properties fo:break-before="auto" style:column-width="1.559cm"/>
    </style:style>
    <style:style style:name="co21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5">
      <style:table-cell-properties style:text-align-source="fix" style:repeat-content="false" fo:border="0.06pt solid #000000" style:rotation-align="none"/>
      <style:paragraph-properties fo:text-align="center" fo:margin-left="0cm"/>
    </style:style>
    <style:style style:name="ce6" style:family="table-cell" style:parent-style-name="Default" style:data-style-name="N105">
      <style:table-cell-properties fo:border="0.06pt solid #000000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style:text-align-source="fix" style:repeat-content="false" fo:border="0.06pt solid #000000" style:rotation-align="none"/>
      <style:paragraph-properties fo:text-align="center" fo:margin-left="0cm"/>
    </style:style>
    <style:style style:name="ce9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style:text-align-source="fix" style:repeat-content="false" fo:border="0.06pt solid #000000" style:rotation-align="none"/>
      <style:paragraph-properties fo:text-align="center" fo:margin-left="0cm"/>
    </style:style>
    <style:style style:name="ce12" style:family="table-cell" style:parent-style-name="Default" style:data-style-name="N104">
      <style:table-cell-properties fo:border="0.06pt solid #000000"/>
    </style:style>
    <style:style style:name="ce13" style:family="table-cell" style:parent-style-name="Default" style:data-style-name="N105">
      <style:table-cell-properties style:rotation-align="none"/>
    </style:style>
    <style:style style:name="ce14" style:family="table-cell" style:parent-style-name="Default" style:data-style-name="N105"/>
    <style:style style:name="ce15" style:family="table-cell" style:parent-style-name="Default" style:data-style-name="N105">
      <style:table-cell-properties fo:background-color="#ffff00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rotation-align="none"/>
    </style:style>
    <style:style style:name="ce17" style:family="table-cell" style:parent-style-name="Default" style:data-style-name="N2">
      <style:table-cell-properties fo:background-color="#ffff00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style:rotation-align="none"/>
    </style:style>
    <style:style style:name="ce19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7" table:default-cell-style-name="ce7"/>
        <table:table-column table:style-name="co10" table:default-cell-style-name="ce7"/>
        <table:table-column table:style-name="co9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1006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3" table:number-rows-spanned="1">
            <text:p>Chi times = 1, IM=4</text:p>
          </table:table-cell>
          <table:covered-table-cell table:number-columns-repeated="12"/>
          <table:table-cell table:number-columns-repeated="1008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w</text:p>
          </table:table-cell>
          <table:table-cell table:style-name="ce5" office:value-type="string" calcext:value-type="string">
            <text:p>Ejemplos</text:p>
          </table:table-cell>
          <table:table-cell table:style-name="ce5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Inf_Train</text:p>
          </table:table-cell>
          <table:table-cell table:style-name="ce11" office:value-type="string" calcext:value-type="string">
            <text:p>T_CPU_Test</text:p>
          </table:table-cell>
          <table:table-cell table:style-name="ce8" office:value-type="string" calcext:value-type="string">
            <text:p>Infer/Example</text:p>
          </table:table-cell>
          <table:table-cell table:style-name="ce1" table:number-columns-repeated="1008"/>
        </table:table-row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6" table:formula="of:=[$w0.E22]" office:value-type="float" office:value="5312.6" calcext:value-type="float">
            <text:p>5312,6</text:p>
          </table:table-cell>
          <table:table-cell table:style-name="ce6" table:formula="of:=[$w0.F22]" office:value-type="float" office:value="3293.475" calcext:value-type="float">
            <text:p>3293,5</text:p>
          </table:table-cell>
          <table:table-cell table:style-name="ce9" table:formula="of:=[$w0.G22]" office:value-type="float" office:value="94.3201219" calcext:value-type="float">
            <text:p>94,32</text:p>
          </table:table-cell>
          <table:table-cell table:style-name="ce9" table:formula="of:=[$w0.H22]" office:value-type="float" office:value="5.6798781" calcext:value-type="float">
            <text:p>5,68</text:p>
          </table:table-cell>
          <table:table-cell table:style-name="ce9" table:formula="of:=[$w0.I22]" office:value-type="float" office:value="52.19202395" calcext:value-type="float">
            <text:p>52,19</text:p>
          </table:table-cell>
          <table:table-cell table:style-name="ce9" table:formula="of:=[$w0.J22]" office:value-type="float" office:value="80.22707085" calcext:value-type="float">
            <text:p>80,23</text:p>
          </table:table-cell>
          <table:table-cell table:style-name="ce9" table:formula="of:=[$w0.K22]" office:value-type="float" office:value="19.77292915" calcext:value-type="float">
            <text:p>19,77</text:p>
          </table:table-cell>
          <table:table-cell table:style-name="ce9" table:formula="of:=[$w0.L22]" office:value-type="float" office:value="33.12146575" calcext:value-type="float">
            <text:p>33,12</text:p>
          </table:table-cell>
          <table:table-cell table:style-name="ce12" table:formula="of:=[$w0.M22]" office:value-type="float" office:value="0.32004025" calcext:value-type="float">
            <text:p>0,32004</text:p>
          </table:table-cell>
          <table:table-cell table:style-name="ce12" table:formula="of:=[$w0.N22]" office:value-type="float" office:value="0" calcext:value-type="float">
            <text:p>0,00000</text:p>
          </table:table-cell>
          <table:table-cell table:style-name="ce12" table:formula="of:=[$w0.O22]" office:value-type="float" office:value="0.1056342" calcext:value-type="float">
            <text:p>0,10563</text:p>
          </table:table-cell>
          <table:table-cell table:style-name="ce6" table:formula="of:=[$w0.P22]" office:value-type="float" office:value="19.8837104242744" calcext:value-type="float">
            <text:p>19,9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6" table:formula="of:=[$w1.E22]" office:value-type="float" office:value="5312.6" calcext:value-type="float">
            <text:p>5312,6</text:p>
          </table:table-cell>
          <table:table-cell table:style-name="ce6" table:formula="of:=[$w1.F22]" office:value-type="float" office:value="3290.54" calcext:value-type="float">
            <text:p>3290,5</text:p>
          </table:table-cell>
          <table:table-cell table:style-name="ce9" table:formula="of:=[$w1.G22]" office:value-type="float" office:value="94.3201219" calcext:value-type="float">
            <text:p>94,32</text:p>
          </table:table-cell>
          <table:table-cell table:style-name="ce9" table:formula="of:=[$w1.H22]" office:value-type="float" office:value="5.6798781" calcext:value-type="float">
            <text:p>5,68</text:p>
          </table:table-cell>
          <table:table-cell table:style-name="ce9" table:formula="of:=[$w1.I22]" office:value-type="float" office:value="51.97537125" calcext:value-type="float">
            <text:p>51,98</text:p>
          </table:table-cell>
          <table:table-cell table:style-name="ce9" table:formula="of:=[$w1.J22]" office:value-type="float" office:value="80.05832055" calcext:value-type="float">
            <text:p>80,06</text:p>
          </table:table-cell>
          <table:table-cell table:style-name="ce9" table:formula="of:=[$w1.K22]" office:value-type="float" office:value="19.94167945" calcext:value-type="float">
            <text:p>19,94</text:p>
          </table:table-cell>
          <table:table-cell table:style-name="ce9" table:formula="of:=[$w1.L22]" office:value-type="float" office:value="33.12146575" calcext:value-type="float">
            <text:p>33,12</text:p>
          </table:table-cell>
          <table:table-cell table:style-name="ce12" table:formula="of:=[$w1.M22]" office:value-type="float" office:value="0.32099535" calcext:value-type="float">
            <text:p>0,32100</text:p>
          </table:table-cell>
          <table:table-cell table:style-name="ce12" table:formula="of:=[$w1.N22]" office:value-type="float" office:value="0" calcext:value-type="float">
            <text:p>0,00000</text:p>
          </table:table-cell>
          <table:table-cell table:style-name="ce12" table:formula="of:=[$w1.O22]" office:value-type="float" office:value="0.10710545" calcext:value-type="float">
            <text:p>0,10711</text:p>
          </table:table-cell>
          <table:table-cell table:style-name="ce6" table:formula="of:=[$w1.P22]" office:value-type="float" office:value="20.1606463878327" calcext:value-type="float">
            <text:p>20,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6" table:formula="of:=[$w2.E22]" office:value-type="float" office:value="5312.6" calcext:value-type="float">
            <text:p>5312,6</text:p>
          </table:table-cell>
          <table:table-cell table:style-name="ce6" table:formula="of:=[$w2.F22]" office:value-type="float" office:value="3293.475" calcext:value-type="float">
            <text:p>3293,5</text:p>
          </table:table-cell>
          <table:table-cell table:style-name="ce9" table:formula="of:=[$w2.G22]" office:value-type="float" office:value="94.3201219" calcext:value-type="float">
            <text:p>94,32</text:p>
          </table:table-cell>
          <table:table-cell table:style-name="ce9" table:formula="of:=[$w2.H22]" office:value-type="float" office:value="5.6798781" calcext:value-type="float">
            <text:p>5,68</text:p>
          </table:table-cell>
          <table:table-cell table:style-name="ce9" table:formula="of:=[$w2.I22]" office:value-type="float" office:value="52.22482705" calcext:value-type="float">
            <text:p>52,22</text:p>
          </table:table-cell>
          <table:table-cell table:style-name="ce9" table:formula="of:=[$w2.J22]" office:value-type="float" office:value="80.2917428" calcext:value-type="float">
            <text:p>80,29</text:p>
          </table:table-cell>
          <table:table-cell table:style-name="ce9" table:formula="of:=[$w2.K22]" office:value-type="float" office:value="19.7082572" calcext:value-type="float">
            <text:p>19,71</text:p>
          </table:table-cell>
          <table:table-cell table:style-name="ce9" table:formula="of:=[$w2.L22]" office:value-type="float" office:value="33.12146575" calcext:value-type="float">
            <text:p>33,12</text:p>
          </table:table-cell>
          <table:table-cell table:style-name="ce12" table:formula="of:=[$w2.M22]" office:value-type="float" office:value="0.31822135" calcext:value-type="float">
            <text:p>0,31822</text:p>
          </table:table-cell>
          <table:table-cell table:style-name="ce12" table:formula="of:=[$w2.N22]" office:value-type="float" office:value="0" calcext:value-type="float">
            <text:p>0,00000</text:p>
          </table:table-cell>
          <table:table-cell table:style-name="ce12" table:formula="of:=[$w2.O22]" office:value-type="float" office:value="0.1070954" calcext:value-type="float">
            <text:p>0,10710</text:p>
          </table:table-cell>
          <table:table-cell table:style-name="ce6" table:formula="of:=[$w2.P22]" office:value-type="float" office:value="20.1587546587358" calcext:value-type="float">
            <text:p>20,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6" table:formula="of:=[$w3.E22]" office:value-type="float" office:value="5312.6" calcext:value-type="float">
            <text:p>5312,6</text:p>
          </table:table-cell>
          <table:table-cell table:style-name="ce6" table:formula="of:=[$w3.F22]" office:value-type="float" office:value="3293.475" calcext:value-type="float">
            <text:p>3293,5</text:p>
          </table:table-cell>
          <table:table-cell table:style-name="ce9" table:formula="of:=[$w3.G22]" office:value-type="float" office:value="94.3201219" calcext:value-type="float">
            <text:p>94,32</text:p>
          </table:table-cell>
          <table:table-cell table:style-name="ce9" table:formula="of:=[$w3.H22]" office:value-type="float" office:value="5.6798781" calcext:value-type="float">
            <text:p>5,68</text:p>
          </table:table-cell>
          <table:table-cell table:style-name="ce9" table:formula="of:=[$w3.I22]" office:value-type="float" office:value="52.25280655" calcext:value-type="float">
            <text:p>52,25</text:p>
          </table:table-cell>
          <table:table-cell table:style-name="ce9" table:formula="of:=[$w3.J22]" office:value-type="float" office:value="80.3186056" calcext:value-type="float">
            <text:p>80,32</text:p>
          </table:table-cell>
          <table:table-cell table:style-name="ce9" table:formula="of:=[$w3.K22]" office:value-type="float" office:value="19.6813944" calcext:value-type="float">
            <text:p>19,68</text:p>
          </table:table-cell>
          <table:table-cell table:style-name="ce9" table:formula="of:=[$w3.L22]" office:value-type="float" office:value="33.12146575" calcext:value-type="float">
            <text:p>33,12</text:p>
          </table:table-cell>
          <table:table-cell table:style-name="ce12" table:formula="of:=[$w3.M22]" office:value-type="float" office:value="0.3106807" calcext:value-type="float">
            <text:p>0,31068</text:p>
          </table:table-cell>
          <table:table-cell table:style-name="ce12" table:formula="of:=[$w3.N22]" office:value-type="float" office:value="0" calcext:value-type="float">
            <text:p>0,00000</text:p>
          </table:table-cell>
          <table:table-cell table:style-name="ce12" table:formula="of:=[$w3.O22]" office:value-type="float" office:value="0.1022766" calcext:value-type="float">
            <text:p>0,10228</text:p>
          </table:table-cell>
          <table:table-cell table:style-name="ce6" table:formula="of:=[$w3.P22]" office:value-type="float" office:value="19.2517034973459" calcext:value-type="float">
            <text:p>19,3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tm</text:p>
          </table:table-cell>
          <table:table-cell table:style-name="ce2" office:value-type="string" calcext:value-type="string">
            <text:p>w</text:p>
          </table:table-cell>
          <table:table-cell table:style-name="ce5" office:value-type="string" calcext:value-type="string">
            <text:p>Ejemplos</text:p>
          </table:table-cell>
          <table:table-cell table:style-name="ce5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Inf_Train</text:p>
          </table:table-cell>
          <table:table-cell table:style-name="ce11" office:value-type="string" calcext:value-type="string">
            <text:p>T_CPU_Test</text:p>
          </table:table-cell>
          <table:table-cell table:style-name="ce8" office:value-type="string" calcext:value-type="string">
            <text:p>Infer/Example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6" table:formula="of:=[$w0tm100.E22]" office:value-type="float" office:value="5312.6" calcext:value-type="float">
            <text:p>5312,6</text:p>
          </table:table-cell>
          <table:table-cell table:style-name="ce6" table:formula="of:=[$w0tm100.F22]" office:value-type="float" office:value="109606.215" calcext:value-type="float">
            <text:p>109606,2</text:p>
          </table:table-cell>
          <table:table-cell table:style-name="ce9" table:formula="of:=[$w0tm100.G22]" office:value-type="float" office:value="89.29784695" calcext:value-type="float">
            <text:p>89,30</text:p>
          </table:table-cell>
          <table:table-cell table:style-name="ce9" table:formula="of:=[$w0tm100.H22]" office:value-type="float" office:value="10.70215305" calcext:value-type="float">
            <text:p>10,70</text:p>
          </table:table-cell>
          <table:table-cell table:style-name="ce9" table:formula="of:=[$w0tm100.I22]" office:value-type="float" office:value="60.70093565" calcext:value-type="float">
            <text:p>60,70</text:p>
          </table:table-cell>
          <table:table-cell table:style-name="ce9" table:formula="of:=[$w0tm100.J22]" office:value-type="float" office:value="79.87784565" calcext:value-type="float">
            <text:p>79,88</text:p>
          </table:table-cell>
          <table:table-cell table:style-name="ce9" table:formula="of:=[$w0tm100.K22]" office:value-type="float" office:value="20.12215435" calcext:value-type="float">
            <text:p>20,12</text:p>
          </table:table-cell>
          <table:table-cell table:style-name="ce9" table:formula="of:=[$w0tm100.L22]" office:value-type="float" office:value="22.29516255" calcext:value-type="float">
            <text:p>22,30</text:p>
          </table:table-cell>
          <table:table-cell table:style-name="ce12" table:formula="of:=[$w0tm100.M22]" office:value-type="float" office:value="1.2063691" calcext:value-type="float">
            <text:p>1,20637</text:p>
          </table:table-cell>
          <table:table-cell table:style-name="ce12" table:formula="of:=[$w0tm100.N22]" office:value-type="float" office:value="0" calcext:value-type="float">
            <text:p>0,00000</text:p>
          </table:table-cell>
          <table:table-cell table:style-name="ce12" table:formula="of:=[$w0tm100.O22]" office:value-type="float" office:value="0.1037417" calcext:value-type="float">
            <text:p>0,10374</text:p>
          </table:table-cell>
          <table:table-cell table:style-name="ce6" table:formula="of:=[$w0tm100.P22]" office:value-type="float" office:value="19.527481835636" calcext:value-type="float">
            <text:p>19,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$w1tm100.E22]" office:value-type="float" office:value="5312.6" calcext:value-type="float">
            <text:p>5312,6</text:p>
          </table:table-cell>
          <table:table-cell table:style-name="ce6" table:formula="of:=[$w1tm100.F22]" office:value-type="float" office:value="109462.34" calcext:value-type="float">
            <text:p>109462,3</text:p>
          </table:table-cell>
          <table:table-cell table:style-name="ce9" table:formula="of:=[$w1tm100.G22]" office:value-type="float" office:value="89.29784695" calcext:value-type="float">
            <text:p>89,30</text:p>
          </table:table-cell>
          <table:table-cell table:style-name="ce9" table:formula="of:=[$w1tm100.H22]" office:value-type="float" office:value="10.70215305" calcext:value-type="float">
            <text:p>10,70</text:p>
          </table:table-cell>
          <table:table-cell table:style-name="ce9" table:formula="of:=[$w1tm100.I22]" office:value-type="float" office:value="60.7468806" calcext:value-type="float">
            <text:p>60,75</text:p>
          </table:table-cell>
          <table:table-cell table:style-name="ce9" table:formula="of:=[$w1tm100.J22]" office:value-type="float" office:value="79.9440426" calcext:value-type="float">
            <text:p>79,94</text:p>
          </table:table-cell>
          <table:table-cell table:style-name="ce9" table:formula="of:=[$w1tm100.K22]" office:value-type="float" office:value="20.0559574" calcext:value-type="float">
            <text:p>20,06</text:p>
          </table:table-cell>
          <table:table-cell table:style-name="ce9" table:formula="of:=[$w1tm100.L22]" office:value-type="float" office:value="22.29516255" calcext:value-type="float">
            <text:p>22,30</text:p>
          </table:table-cell>
          <table:table-cell table:style-name="ce12" table:formula="of:=[$w1tm100.M22]" office:value-type="float" office:value="1.21485015" calcext:value-type="float">
            <text:p>1,21485</text:p>
          </table:table-cell>
          <table:table-cell table:style-name="ce12" table:formula="of:=[$w1tm100.N22]" office:value-type="float" office:value="0" calcext:value-type="float">
            <text:p>0,00000</text:p>
          </table:table-cell>
          <table:table-cell table:style-name="ce12" table:formula="of:=[$w1tm100.O22]" office:value-type="float" office:value="0.1056397" calcext:value-type="float">
            <text:p>0,10564</text:p>
          </table:table-cell>
          <table:table-cell table:style-name="ce6" table:formula="of:=[$w1tm100.P22]" office:value-type="float" office:value="19.8847456989045" calcext:value-type="float">
            <text:p>19,9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[$w2tm100.E22]" office:value-type="float" office:value="5312.6" calcext:value-type="float">
            <text:p>5312,6</text:p>
          </table:table-cell>
          <table:table-cell table:style-name="ce6" table:formula="of:=[$w2tm100.F22]" office:value-type="float" office:value="109606.215" calcext:value-type="float">
            <text:p>109606,2</text:p>
          </table:table-cell>
          <table:table-cell table:style-name="ce9" table:formula="of:=[$w2tm100.G22]" office:value-type="float" office:value="89.29784695" calcext:value-type="float">
            <text:p>89,30</text:p>
          </table:table-cell>
          <table:table-cell table:style-name="ce9" table:formula="of:=[$w2tm100.H22]" office:value-type="float" office:value="10.70215305" calcext:value-type="float">
            <text:p>10,70</text:p>
          </table:table-cell>
          <table:table-cell table:style-name="ce9" table:formula="of:=[$w2tm100.I22]" office:value-type="float" office:value="60.9458826" calcext:value-type="float">
            <text:p>60,95</text:p>
          </table:table-cell>
          <table:table-cell table:style-name="ce9" table:formula="of:=[$w2tm100.J22]" office:value-type="float" office:value="80.145332" calcext:value-type="float">
            <text:p>80,15</text:p>
          </table:table-cell>
          <table:table-cell table:style-name="ce9" table:formula="of:=[$w2tm100.K22]" office:value-type="float" office:value="19.854668" calcext:value-type="float">
            <text:p>19,85</text:p>
          </table:table-cell>
          <table:table-cell table:style-name="ce9" table:formula="of:=[$w2tm100.L22]" office:value-type="float" office:value="22.29516255" calcext:value-type="float">
            <text:p>22,30</text:p>
          </table:table-cell>
          <table:table-cell table:style-name="ce12" table:formula="of:=[$w2tm100.M22]" office:value-type="float" office:value="1.208408" calcext:value-type="float">
            <text:p>1,20841</text:p>
          </table:table-cell>
          <table:table-cell table:style-name="ce12" table:formula="of:=[$w2tm100.N22]" office:value-type="float" office:value="0" calcext:value-type="float">
            <text:p>0,00000</text:p>
          </table:table-cell>
          <table:table-cell table:style-name="ce12" table:formula="of:=[$w2tm100.O22]" office:value-type="float" office:value="0.1028815" calcext:value-type="float">
            <text:p>0,10288</text:p>
          </table:table-cell>
          <table:table-cell table:style-name="ce6" table:formula="of:=[$w2tm100.P22]" office:value-type="float" office:value="19.3655648834845" calcext:value-type="float">
            <text:p>19,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[$w3tm100.E22]" office:value-type="float" office:value="5312.6" calcext:value-type="float">
            <text:p>5312,6</text:p>
          </table:table-cell>
          <table:table-cell table:style-name="ce6" table:formula="of:=[$w3tm100.F22]" office:value-type="float" office:value="109606.215" calcext:value-type="float">
            <text:p>109606,2</text:p>
          </table:table-cell>
          <table:table-cell table:style-name="ce9" table:formula="of:=[$w3tm100.G22]" office:value-type="float" office:value="89.29784695" calcext:value-type="float">
            <text:p>89,30</text:p>
          </table:table-cell>
          <table:table-cell table:style-name="ce9" table:formula="of:=[$w3tm100.H22]" office:value-type="float" office:value="10.70215305" calcext:value-type="float">
            <text:p>10,70</text:p>
          </table:table-cell>
          <table:table-cell table:style-name="ce9" table:formula="of:=[$w3tm100.I22]" office:value-type="float" office:value="60.2588511" calcext:value-type="float">
            <text:p>60,26</text:p>
          </table:table-cell>
          <table:table-cell table:style-name="ce9" table:formula="of:=[$w3tm100.J22]" office:value-type="float" office:value="79.46574085" calcext:value-type="float">
            <text:p>79,47</text:p>
          </table:table-cell>
          <table:table-cell table:style-name="ce9" table:formula="of:=[$w3tm100.K22]" office:value-type="float" office:value="20.53425915" calcext:value-type="float">
            <text:p>20,53</text:p>
          </table:table-cell>
          <table:table-cell table:style-name="ce9" table:formula="of:=[$w3tm100.L22]" office:value-type="float" office:value="22.29516255" calcext:value-type="float">
            <text:p>22,30</text:p>
          </table:table-cell>
          <table:table-cell table:style-name="ce12" table:formula="of:=[$w3tm100.M22]" office:value-type="float" office:value="1.2077121" calcext:value-type="float">
            <text:p>1,20771</text:p>
          </table:table-cell>
          <table:table-cell table:style-name="ce12" table:formula="of:=[$w3tm100.N22]" office:value-type="float" office:value="0" calcext:value-type="float">
            <text:p>0,00000</text:p>
          </table:table-cell>
          <table:table-cell table:style-name="ce12" table:formula="of:=[$w3tm100.O22]" office:value-type="float" office:value="0.1044138" calcext:value-type="float">
            <text:p>0,10441</text:p>
          </table:table-cell>
          <table:table-cell table:style-name="ce6" table:formula="of:=[$w3tm100.P22]" office:value-type="float" office:value="19.6539923954373" calcext:value-type="float">
            <text:p>19,7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4" table:number-rows-spanned="1">
            <text:p>Inferencia Real Sobre el Conjunto de Traning</text:p>
          </table:table-cell>
          <table:covered-table-cell table:number-columns-repeated="13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>
            <text:p>tm</text:p>
          </table:table-cell>
          <table:table-cell table:style-name="ce2" office:value-type="string" calcext:value-type="string">
            <text:p>w</text:p>
          </table:table-cell>
          <table:table-cell table:style-name="ce5" office:value-type="string" calcext:value-type="string">
            <text:p>Ejemplos</text:p>
          </table:table-cell>
          <table:table-cell table:style-name="ce5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Inf_Train</text:p>
          </table:table-cell>
          <table:table-cell table:style-name="ce11" office:value-type="string" calcext:value-type="string">
            <text:p>T_CPU_Test</text:p>
          </table:table-cell>
          <table:table-cell table:style-name="ce8" office:value-type="string" calcext:value-type="string">
            <text:p>Infer/Example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6" table:formula="of:=[$w0tm100IT.E22]" office:value-type="float" office:value="5312.6" calcext:value-type="float">
            <text:p>5312,6</text:p>
          </table:table-cell>
          <table:table-cell table:style-name="ce6" table:formula="of:=[$w0tm100IT.F22]" office:value-type="float" office:value="109606.215" calcext:value-type="float">
            <text:p>109606,2</text:p>
          </table:table-cell>
          <table:table-cell table:style-name="ce9" table:formula="of:=[$w0tm100IT.G22]" office:value-type="float" office:value="92.5043239" calcext:value-type="float">
            <text:p>92,50</text:p>
          </table:table-cell>
          <table:table-cell table:style-name="ce9" table:formula="of:=[$w0tm100IT.H22]" office:value-type="float" office:value="7.4956761" calcext:value-type="float">
            <text:p>7,50</text:p>
          </table:table-cell>
          <table:table-cell table:style-name="ce9" table:formula="of:=[$w0tm100IT.I22]" office:value-type="float" office:value="60.70093565" calcext:value-type="float">
            <text:p>60,70</text:p>
          </table:table-cell>
          <table:table-cell table:style-name="ce9" table:formula="of:=[$w0tm100IT.J22]" office:value-type="float" office:value="79.87784565" calcext:value-type="float">
            <text:p>79,88</text:p>
          </table:table-cell>
          <table:table-cell table:style-name="ce9" table:formula="of:=[$w0tm100IT.K22]" office:value-type="float" office:value="20.12215435" calcext:value-type="float">
            <text:p>20,12</text:p>
          </table:table-cell>
          <table:table-cell table:style-name="ce9" table:formula="of:=[$w0tm100IT.L22]" office:value-type="float" office:value="22.29516255" calcext:value-type="float">
            <text:p>22,30</text:p>
          </table:table-cell>
          <table:table-cell table:style-name="ce12" table:formula="of:=[$w0tm100IT.M22]" office:value-type="float" office:value="1.1824298" calcext:value-type="float">
            <text:p>1,18243</text:p>
          </table:table-cell>
          <table:table-cell table:style-name="ce12" table:formula="of:=[$w0tm100IT.N22]" office:value-type="float" office:value="0.62297505" calcext:value-type="float">
            <text:p>0,62298</text:p>
          </table:table-cell>
          <table:table-cell table:style-name="ce12" table:formula="of:=[$w0tm100IT.O22]" office:value-type="float" office:value="0.10286885" calcext:value-type="float">
            <text:p>0,10287</text:p>
          </table:table-cell>
          <table:table-cell table:style-name="ce6" table:formula="of:=[$w0tm100IT.P22]" office:value-type="float" office:value="19.3631837518353" calcext:value-type="float">
            <text:p>19,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$w1tm100IT.E22]" office:value-type="float" office:value="5312.6" calcext:value-type="float">
            <text:p>5312,6</text:p>
          </table:table-cell>
          <table:table-cell table:style-name="ce6" table:formula="of:=[$w1tm100IT.F22]" office:value-type="float" office:value="109462.34" calcext:value-type="float">
            <text:p>109462,3</text:p>
          </table:table-cell>
          <table:table-cell table:style-name="ce9" table:formula="of:=[$w1tm100IT.G22]" office:value-type="float" office:value="92.42584815" calcext:value-type="float">
            <text:p>92,43</text:p>
          </table:table-cell>
          <table:table-cell table:style-name="ce9" table:formula="of:=[$w1tm100IT.H22]" office:value-type="float" office:value="7.57415185" calcext:value-type="float">
            <text:p>7,57</text:p>
          </table:table-cell>
          <table:table-cell table:style-name="ce9" table:formula="of:=[$w1tm100IT.I22]" office:value-type="float" office:value="60.7468806" calcext:value-type="float">
            <text:p>60,75</text:p>
          </table:table-cell>
          <table:table-cell table:style-name="ce9" table:formula="of:=[$w1tm100IT.J22]" office:value-type="float" office:value="79.9440426" calcext:value-type="float">
            <text:p>79,94</text:p>
          </table:table-cell>
          <table:table-cell table:style-name="ce9" table:formula="of:=[$w1tm100IT.K22]" office:value-type="float" office:value="20.0559574" calcext:value-type="float">
            <text:p>20,06</text:p>
          </table:table-cell>
          <table:table-cell table:style-name="ce9" table:formula="of:=[$w1tm100IT.L22]" office:value-type="float" office:value="22.29516255" calcext:value-type="float">
            <text:p>22,30</text:p>
          </table:table-cell>
          <table:table-cell table:style-name="ce12" table:formula="of:=[$w1tm100IT.M22]" office:value-type="float" office:value="1.2067613" calcext:value-type="float">
            <text:p>1,20676</text:p>
          </table:table-cell>
          <table:table-cell table:style-name="ce12" table:formula="of:=[$w1tm100IT.N22]" office:value-type="float" office:value="0.65583205" calcext:value-type="float">
            <text:p>0,65583</text:p>
          </table:table-cell>
          <table:table-cell table:style-name="ce12" table:formula="of:=[$w1tm100IT.O22]" office:value-type="float" office:value="0.1084491" calcext:value-type="float">
            <text:p>0,10845</text:p>
          </table:table-cell>
          <table:table-cell table:style-name="ce6" table:formula="of:=[$w1tm100IT.P22]" office:value-type="float" office:value="20.4135639799721" calcext:value-type="float">
            <text:p>20,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[$w2tm100IT.E22]" office:value-type="float" office:value="5312.6" calcext:value-type="float">
            <text:p>5312,6</text:p>
          </table:table-cell>
          <table:table-cell table:style-name="ce6" table:formula="of:=[$w2tm100IT.F22]" office:value-type="float" office:value="109606.215" calcext:value-type="float">
            <text:p>109606,2</text:p>
          </table:table-cell>
          <table:table-cell table:style-name="ce9" table:formula="of:=[$w2tm100IT.G22]" office:value-type="float" office:value="92.71962675" calcext:value-type="float">
            <text:p>92,72</text:p>
          </table:table-cell>
          <table:table-cell table:style-name="ce9" table:formula="of:=[$w2tm100IT.H22]" office:value-type="float" office:value="7.28037325" calcext:value-type="float">
            <text:p>7,28</text:p>
          </table:table-cell>
          <table:table-cell table:style-name="ce9" table:formula="of:=[$w2tm100IT.I22]" office:value-type="float" office:value="60.9458826" calcext:value-type="float">
            <text:p>60,95</text:p>
          </table:table-cell>
          <table:table-cell table:style-name="ce9" table:formula="of:=[$w2tm100IT.J22]" office:value-type="float" office:value="80.145332" calcext:value-type="float">
            <text:p>80,15</text:p>
          </table:table-cell>
          <table:table-cell table:style-name="ce9" table:formula="of:=[$w2tm100IT.K22]" office:value-type="float" office:value="19.854668" calcext:value-type="float">
            <text:p>19,85</text:p>
          </table:table-cell>
          <table:table-cell table:style-name="ce9" table:formula="of:=[$w2tm100IT.L22]" office:value-type="float" office:value="22.29516255" calcext:value-type="float">
            <text:p>22,30</text:p>
          </table:table-cell>
          <table:table-cell table:style-name="ce12" table:formula="of:=[$w2tm100IT.M22]" office:value-type="float" office:value="1.2037466" calcext:value-type="float">
            <text:p>1,20375</text:p>
          </table:table-cell>
          <table:table-cell table:style-name="ce12" table:formula="of:=[$w2tm100IT.N22]" office:value-type="float" office:value="0.6353529" calcext:value-type="float">
            <text:p>0,63535</text:p>
          </table:table-cell>
          <table:table-cell table:style-name="ce12" table:formula="of:=[$w2tm100IT.O22]" office:value-type="float" office:value="0.10426215" calcext:value-type="float">
            <text:p>0,10426</text:p>
          </table:table-cell>
          <table:table-cell table:style-name="ce6" table:formula="of:=[$w2tm100IT.P22]" office:value-type="float" office:value="19.6254470504085" calcext:value-type="float">
            <text:p>19,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[$w3tm100IT.E22]" office:value-type="float" office:value="5312.6" calcext:value-type="float">
            <text:p>5312,6</text:p>
          </table:table-cell>
          <table:table-cell table:style-name="ce6" table:formula="of:=[$w3tm100IT.F22]" office:value-type="float" office:value="109606.215" calcext:value-type="float">
            <text:p>109606,2</text:p>
          </table:table-cell>
          <table:table-cell table:style-name="ce9" table:formula="of:=[$w3tm100IT.G22]" office:value-type="float" office:value="89.54325115" calcext:value-type="float">
            <text:p>89,54</text:p>
          </table:table-cell>
          <table:table-cell table:style-name="ce9" table:formula="of:=[$w3tm100IT.H22]" office:value-type="float" office:value="10.45674885" calcext:value-type="float">
            <text:p>10,46</text:p>
          </table:table-cell>
          <table:table-cell table:style-name="ce9" table:formula="of:=[$w3tm100IT.I22]" office:value-type="float" office:value="60.2588511" calcext:value-type="float">
            <text:p>60,26</text:p>
          </table:table-cell>
          <table:table-cell table:style-name="ce9" table:formula="of:=[$w3tm100IT.J22]" office:value-type="float" office:value="79.46574085" calcext:value-type="float">
            <text:p>79,47</text:p>
          </table:table-cell>
          <table:table-cell table:style-name="ce9" table:formula="of:=[$w3tm100IT.K22]" office:value-type="float" office:value="20.53425915" calcext:value-type="float">
            <text:p>20,53</text:p>
          </table:table-cell>
          <table:table-cell table:style-name="ce9" table:formula="of:=[$w3tm100IT.L22]" office:value-type="float" office:value="22.29516255" calcext:value-type="float">
            <text:p>22,30</text:p>
          </table:table-cell>
          <table:table-cell table:style-name="ce12" table:formula="of:=[$w3tm100IT.M22]" office:value-type="float" office:value="1.19111175" calcext:value-type="float">
            <text:p>1,19111</text:p>
          </table:table-cell>
          <table:table-cell table:style-name="ce12" table:formula="of:=[$w3tm100IT.N22]" office:value-type="float" office:value="0.6348951" calcext:value-type="float">
            <text:p>0,63490</text:p>
          </table:table-cell>
          <table:table-cell table:style-name="ce12" table:formula="of:=[$w3tm100IT.O22]" office:value-type="float" office:value="0.10696465" calcext:value-type="float">
            <text:p>0,10696</text:p>
          </table:table-cell>
          <table:table-cell table:style-name="ce6" table:formula="of:=[$w3tm100IT.P22]" office:value-type="float" office:value="20.1341433573015" calcext:value-type="float">
            <text:p>20,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4" table:number-rows-spanned="1">
            <text:p>Inferencia Real Sobre el Conjunto de Traning</text:p>
          </table:table-cell>
          <table:covered-table-cell table:number-columns-repeated="13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>
            <text:p>tm</text:p>
          </table:table-cell>
          <table:table-cell table:style-name="ce2" office:value-type="string" calcext:value-type="string">
            <text:p>w</text:p>
          </table:table-cell>
          <table:table-cell table:style-name="ce5" office:value-type="string" calcext:value-type="string">
            <text:p>Ejemplos</text:p>
          </table:table-cell>
          <table:table-cell table:style-name="ce5" office:value-type="string" calcext:value-type="string">
            <text:p>Patrones</text:p>
          </table:table-cell>
          <table:table-cell table:style-name="ce8" office:value-type="string" calcext:value-type="string">
            <text:p>Train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estNC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%NC</text:p>
          </table:table-cell>
          <table:table-cell table:style-name="ce11" office:value-type="string" calcext:value-type="string">
            <text:p>T_Train</text:p>
          </table:table-cell>
          <table:table-cell table:style-name="ce11" office:value-type="string" calcext:value-type="string">
            <text:p>T_Inf_Train</text:p>
          </table:table-cell>
          <table:table-cell table:style-name="ce11" office:value-type="string" calcext:value-type="string">
            <text:p>T_CPU_Test</text:p>
          </table:table-cell>
          <table:table-cell table:style-name="ce8" office:value-type="string" calcext:value-type="string">
            <text:p>Infer/Example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table:style-name="ce6" table:number-columns-repeated="2"/>
          <table:table-cell table:style-name="ce9" table:number-columns-repeated="6"/>
          <table:table-cell table:style-name="ce12" table:number-columns-repeated="3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6"/>
          <table:table-cell table:style-name="ce12" table:number-columns-repeated="3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[$w2tm1000IT.E22]" office:value-type="float" office:value="5312.6" calcext:value-type="float">
            <text:p>5312,6</text:p>
          </table:table-cell>
          <table:table-cell table:style-name="ce6" table:formula="of:=[$w2tm1000IT.F22]" office:value-type="float" office:value="861644.845" calcext:value-type="float">
            <text:p>861644,8</text:p>
          </table:table-cell>
          <table:table-cell table:style-name="ce9" table:formula="of:=[$w2tm1000IT.G22]" office:value-type="float" office:value="92.56159945" calcext:value-type="float">
            <text:p>92,56</text:p>
          </table:table-cell>
          <table:table-cell table:style-name="ce9" table:formula="of:=[$w2tm1000IT.H22]" office:value-type="float" office:value="7.43840055" calcext:value-type="float">
            <text:p>7,44</text:p>
          </table:table-cell>
          <table:table-cell table:style-name="ce9" table:formula="of:=[$w2tm1000IT.I22]" office:value-type="float" office:value="63.5292265" calcext:value-type="float">
            <text:p>63,53</text:p>
          </table:table-cell>
          <table:table-cell table:style-name="ce9" table:formula="of:=[$w2tm1000IT.J22]" office:value-type="float" office:value="80.65211715" calcext:value-type="float">
            <text:p>80,65</text:p>
          </table:table-cell>
          <table:table-cell table:style-name="ce9" table:formula="of:=[$w2tm1000IT.K22]" office:value-type="float" office:value="19.34788285" calcext:value-type="float">
            <text:p>19,35</text:p>
          </table:table-cell>
          <table:table-cell table:style-name="ce9" table:formula="of:=[$w2tm1000IT.L22]" office:value-type="float" office:value="19.7361348" calcext:value-type="float">
            <text:p>19,74</text:p>
          </table:table-cell>
          <table:table-cell table:style-name="ce12" table:formula="of:=[$w2tm1000IT.M22]" office:value-type="float" office:value="3.1311479" calcext:value-type="float">
            <text:p>3,13115</text:p>
          </table:table-cell>
          <table:table-cell table:style-name="ce12" table:formula="of:=[$w2tm1000IT.N22]" office:value-type="float" office:value="0.26983425" calcext:value-type="float">
            <text:p>0,26983</text:p>
          </table:table-cell>
          <table:table-cell table:style-name="ce12" table:formula="of:=[$w2tm1000IT.O22]" office:value-type="float" office:value="0.04745525" calcext:value-type="float">
            <text:p>0,04746</text:p>
          </table:table-cell>
          <table:table-cell table:style-name="ce6" table:formula="of:=[$w2tm1000IT.P22]" office:value-type="float" office:value="8.9325847984038" calcext:value-type="float">
            <text:p>8,9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number-columns-repeated="2"/>
          <table:table-cell table:style-name="ce9" table:number-columns-repeated="6"/>
          <table:table-cell table:style-name="ce12" table:number-columns-repeated="3"/>
          <table:table-cell table:style-name="ce6"/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0" table:style-name="ta1">
        <table:table-column table:style-name="co1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ce14"/>
        <table:table-column table:style-name="co6" table:default-cell-style-name="ce14"/>
        <table:table-column table:style-name="co18" table:default-cell-style-name="ce7"/>
        <table:table-column table:style-name="co19" table:number-columns-repeated="2" table:default-cell-style-name="ce7"/>
        <table:table-column table:style-name="co9" table:default-cell-style-name="ce7"/>
        <table:table-column table:style-name="co19" table:number-columns-repeated="2" table:default-cell-style-name="ce7"/>
        <table:table-column table:style-name="co2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7"/>
        <table:table-row table:style-name="ro1">
          <table:table-cell table:number-columns-repeated="4"/>
          <table:table-cell table:style-name="ce13" office:value-type="string" calcext:value-type="string">
            <text:p>Ejemplos</text:p>
          </table:table-cell>
          <table:table-cell table:style-name="ce13" office:value-type="string" calcext:value-type="string">
            <text:p>Patrones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Test</text:p>
          </table:table-cell>
          <table:table-cell table:style-name="ce16" office:value-type="string" calcext:value-type="string">
            <text:p>TestNC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%NC</text:p>
          </table:table-cell>
          <table:table-cell table:style-name="ce18" office:value-type="string" calcext:value-type="string">
            <text:p>T_Train</text:p>
          </table:table-cell>
          <table:table-cell table:style-name="ce18" office:value-type="string" calcext:value-type="string">
            <text:p>T_Inf_Train</text:p>
          </table:table-cell>
          <table:table-cell table:style-name="ce18" office:value-type="string" calcext:value-type="string">
            <text:p>T_CPU_Test</text:p>
          </table:table-cell>
          <table:table-cell table:style-name="ce16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,0</text:p>
          </table:table-cell>
          <table:table-cell office:value-type="float" office:value="498.9" calcext:value-type="float">
            <text:p>498,9</text:p>
          </table:table-cell>
          <table:table-cell office:value-type="float" office:value="96.988728" calcext:value-type="float">
            <text:p>96,99</text:p>
          </table:table-cell>
          <table:table-cell office:value-type="float" office:value="3.011272" calcext:value-type="float">
            <text:p>3,01</text:p>
          </table:table-cell>
          <table:table-cell office:value-type="float" office:value="54.492754" calcext:value-type="float">
            <text:p>54,49</text:p>
          </table:table-cell>
          <table:table-cell office:value-type="float" office:value="82.637363" calcext:value-type="float">
            <text:p>82,64</text:p>
          </table:table-cell>
          <table:table-cell office:value-type="float" office:value="17.362637" calcext:value-type="float">
            <text:p>17,36</text:p>
          </table:table-cell>
          <table:table-cell office:value-type="float" office:value="34.057971" calcext:value-type="float">
            <text:p>34,06</text:p>
          </table:table-cell>
          <table:table-cell office:value-type="float" office:value="0.019337" calcext:value-type="float">
            <text:p>0,01934</text:p>
          </table:table-cell>
          <table:table-cell office:value-type="float" office:value="0" calcext:value-type="float">
            <text:p>0,00000</text:p>
          </table:table-cell>
          <table:table-cell office:value-type="float" office:value="0.003493" calcext:value-type="float">
            <text:p>0,00349</text:p>
          </table:table-cell>
          <table:table-cell table:formula="of:=([.O2]/[.E2])*1000000" office:value-type="float" office:value="5.06231884057971" calcext:value-type="float">
            <text:p>5,06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,0</text:p>
          </table:table-cell>
          <table:table-cell office:value-type="float" office:value="124.3" calcext:value-type="float">
            <text:p>124,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0.251572" calcext:value-type="float">
            <text:p>40,25</text:p>
          </table:table-cell>
          <table:table-cell office:value-type="float" office:value="95.522388" calcext:value-type="float">
            <text:p>95,52</text:p>
          </table:table-cell>
          <table:table-cell office:value-type="float" office:value="4.477612" calcext:value-type="float">
            <text:p>4,48</text:p>
          </table:table-cell>
          <table:table-cell office:value-type="float" office:value="57.861635" calcext:value-type="float">
            <text:p>57,86</text:p>
          </table:table-cell>
          <table:table-cell office:value-type="float" office:value="0.008561" calcext:value-type="float">
            <text:p>0,00856</text:p>
          </table:table-cell>
          <table:table-cell office:value-type="float" office:value="0" calcext:value-type="float">
            <text:p>0,00000</text:p>
          </table:table-cell>
          <table:table-cell office:value-type="float" office:value="0.010529" calcext:value-type="float">
            <text:p>0,01053</text:p>
          </table:table-cell>
          <table:table-cell table:formula="of:=([.O3]/[.E3])*1000000" office:value-type="float" office:value="66.2201257861635" calcext:value-type="float">
            <text:p>66,22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,0</text:p>
          </table:table-cell>
          <table:table-cell office:value-type="float" office:value="326.1" calcext:value-type="float">
            <text:p>326,1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6.438356" calcext:value-type="float">
            <text:p>16,44</text:p>
          </table:table-cell>
          <table:table-cell office:value-type="float" office:value="68.965517" calcext:value-type="float">
            <text:p>68,97</text:p>
          </table:table-cell>
          <table:table-cell office:value-type="float" office:value="31.034483" calcext:value-type="float">
            <text:p>31,03</text:p>
          </table:table-cell>
          <table:table-cell office:value-type="float" office:value="76.164384" calcext:value-type="float">
            <text:p>76,16</text:p>
          </table:table-cell>
          <table:table-cell office:value-type="float" office:value="0.015935" calcext:value-type="float">
            <text:p>0,01594</text:p>
          </table:table-cell>
          <table:table-cell office:value-type="float" office:value="0" calcext:value-type="float">
            <text:p>0,00000</text:p>
          </table:table-cell>
          <table:table-cell office:value-type="float" office:value="0.029088" calcext:value-type="float">
            <text:p>0,02909</text:p>
          </table:table-cell>
          <table:table-cell table:formula="of:=([.O4]/[.E4])*1000000" office:value-type="float" office:value="79.6931506849315" calcext:value-type="float">
            <text:p>79,69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,0</text:p>
          </table:table-cell>
          <table:table-cell office:value-type="float" office:value="120.8" calcext:value-type="float">
            <text:p>120,8</text:p>
          </table:table-cell>
          <table:table-cell office:value-type="float" office:value="76.8438" calcext:value-type="float">
            <text:p>76,84</text:p>
          </table:table-cell>
          <table:table-cell office:value-type="float" office:value="23.1562" calcext:value-type="float">
            <text:p>23,16</text:p>
          </table:table-cell>
          <table:table-cell office:value-type="float" office:value="58.26087" calcext:value-type="float">
            <text:p>58,26</text:p>
          </table:table-cell>
          <table:table-cell office:value-type="float" office:value="60" calcext:value-type="float">
            <text:p>60,00</text:p>
          </table:table-cell>
          <table:table-cell office:value-type="float" office:value="40" calcext:value-type="float">
            <text:p>40,00</text:p>
          </table:table-cell>
          <table:table-cell office:value-type="float" office:value="2.898551" calcext:value-type="float">
            <text:p>2,90</text:p>
          </table:table-cell>
          <table:table-cell office:value-type="float" office:value="0.005192" calcext:value-type="float">
            <text:p>0,00519</text:p>
          </table:table-cell>
          <table:table-cell office:value-type="float" office:value="0" calcext:value-type="float">
            <text:p>0,00000</text:p>
          </table:table-cell>
          <table:table-cell office:value-type="float" office:value="0.000742" calcext:value-type="float">
            <text:p>0,00074</text:p>
          </table:table-cell>
          <table:table-cell table:formula="of:=([.O5]/[.E5])*1000000" office:value-type="float" office:value="2.15072463768116" calcext:value-type="float">
            <text:p>2,15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,0</text:p>
          </table:table-cell>
          <table:table-cell office:value-type="float" office:value="258.4" calcext:value-type="float">
            <text:p>258,4</text:p>
          </table:table-cell>
          <table:table-cell office:value-type="float" office:value="99.102132" calcext:value-type="float">
            <text:p>99,10</text:p>
          </table:table-cell>
          <table:table-cell office:value-type="float" office:value="0.897868" calcext:value-type="float">
            <text:p>0,90</text:p>
          </table:table-cell>
          <table:table-cell office:value-type="float" office:value="18.855219" calcext:value-type="float">
            <text:p>18,86</text:p>
          </table:table-cell>
          <table:table-cell office:value-type="float" office:value="65.882353" calcext:value-type="float">
            <text:p>65,88</text:p>
          </table:table-cell>
          <table:table-cell office:value-type="float" office:value="34.117647" calcext:value-type="float">
            <text:p>34,12</text:p>
          </table:table-cell>
          <table:table-cell office:value-type="float" office:value="71.380471" calcext:value-type="float">
            <text:p>71,38</text:p>
          </table:table-cell>
          <table:table-cell office:value-type="float" office:value="0.007966" calcext:value-type="float">
            <text:p>0,00797</text:p>
          </table:table-cell>
          <table:table-cell office:value-type="float" office:value="0" calcext:value-type="float">
            <text:p>0,00000</text:p>
          </table:table-cell>
          <table:table-cell office:value-type="float" office:value="0.001832" calcext:value-type="float">
            <text:p>0,00183</text:p>
          </table:table-cell>
          <table:table-cell table:formula="of:=([.O6]/[.E6])*1000000" office:value-type="float" office:value="6.16835016835017" calcext:value-type="float">
            <text:p>6,17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,0</text:p>
          </table:table-cell>
          <table:table-cell office:value-type="float" office:value="522.7" calcext:value-type="float">
            <text:p>522,7</text:p>
          </table:table-cell>
          <table:table-cell office:value-type="float" office:value="98.553684" calcext:value-type="float">
            <text:p>98,55</text:p>
          </table:table-cell>
          <table:table-cell office:value-type="float" office:value="1.446316" calcext:value-type="float">
            <text:p>1,45</text:p>
          </table:table-cell>
          <table:table-cell office:value-type="float" office:value="40.122511" calcext:value-type="float">
            <text:p>40,12</text:p>
          </table:table-cell>
          <table:table-cell office:value-type="float" office:value="84.244373" calcext:value-type="float">
            <text:p>84,24</text:p>
          </table:table-cell>
          <table:table-cell office:value-type="float" office:value="15.755627" calcext:value-type="float">
            <text:p>15,76</text:p>
          </table:table-cell>
          <table:table-cell office:value-type="float" office:value="52.37366" calcext:value-type="float">
            <text:p>52,37</text:p>
          </table:table-cell>
          <table:table-cell office:value-type="float" office:value="0.019165" calcext:value-type="float">
            <text:p>0,01917</text:p>
          </table:table-cell>
          <table:table-cell office:value-type="float" office:value="0" calcext:value-type="float">
            <text:p>0,00000</text:p>
          </table:table-cell>
          <table:table-cell office:value-type="float" office:value="0.003396" calcext:value-type="float">
            <text:p>0,00340</text:p>
          </table:table-cell>
          <table:table-cell table:formula="of:=([.O7]/[.E7])*1000000" office:value-type="float" office:value="5.20061255742726" calcext:value-type="float">
            <text:p>5,2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,0</text:p>
          </table:table-cell>
          <table:table-cell office:value-type="float" office:value="39933.7" calcext:value-type="float">
            <text:p>39933,7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4.889976" calcext:value-type="float">
            <text:p>44,89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5.110024" calcext:value-type="float">
            <text:p>55,11</text:p>
          </table:table-cell>
          <table:table-cell office:value-type="float" office:value="4.823211" calcext:value-type="float">
            <text:p>4,82321</text:p>
          </table:table-cell>
          <table:table-cell office:value-type="float" office:value="0" calcext:value-type="float">
            <text:p>0,00000</text:p>
          </table:table-cell>
          <table:table-cell office:value-type="float" office:value="0.638183" calcext:value-type="float">
            <text:p>0,63818</text:p>
          </table:table-cell>
          <table:table-cell table:formula="of:=([.O8]/[.E8])*1000000" office:value-type="float" office:value="10.2728940971943" calcext:value-type="float">
            <text:p>10,27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,0</text:p>
          </table:table-cell>
          <table:table-cell office:value-type="float" office:value="235.6" calcext:value-type="float">
            <text:p>235,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2.222222" calcext:value-type="float">
            <text:p>22,22</text:p>
          </table:table-cell>
          <table:table-cell office:value-type="float" office:value="85.714286" calcext:value-type="float">
            <text:p>85,71</text:p>
          </table:table-cell>
          <table:table-cell office:value-type="float" office:value="14.285714" calcext:value-type="float">
            <text:p>14,29</text:p>
          </table:table-cell>
          <table:table-cell office:value-type="float" office:value="74.074074" calcext:value-type="float">
            <text:p>74,07</text:p>
          </table:table-cell>
          <table:table-cell office:value-type="float" office:value="0.009957" calcext:value-type="float">
            <text:p>0,00996</text:p>
          </table:table-cell>
          <table:table-cell office:value-type="float" office:value="0" calcext:value-type="float">
            <text:p>0,00000</text:p>
          </table:table-cell>
          <table:table-cell office:value-type="float" office:value="0.001737" calcext:value-type="float">
            <text:p>0,00174</text:p>
          </table:table-cell>
          <table:table-cell table:formula="of:=([.O9]/[.E9])*1000000" office:value-type="float" office:value="6.43333333333333" calcext:value-type="float">
            <text:p>6,43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,0</text:p>
          </table:table-cell>
          <table:table-cell office:value-type="float" office:value="273.4" calcext:value-type="float">
            <text:p>273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4.188034" calcext:value-type="float">
            <text:p>34,19</text:p>
          </table:table-cell>
          <table:table-cell office:value-type="float" office:value="98.360656" calcext:value-type="float">
            <text:p>98,36</text:p>
          </table:table-cell>
          <table:table-cell office:value-type="float" office:value="1.639344" calcext:value-type="float">
            <text:p>1,64</text:p>
          </table:table-cell>
          <table:table-cell office:value-type="float" office:value="65.242165" calcext:value-type="float">
            <text:p>65,24</text:p>
          </table:table-cell>
          <table:table-cell office:value-type="float" office:value="0.0275" calcext:value-type="float">
            <text:p>0,02750</text:p>
          </table:table-cell>
          <table:table-cell office:value-type="float" office:value="0" calcext:value-type="float">
            <text:p>0,00000</text:p>
          </table:table-cell>
          <table:table-cell office:value-type="float" office:value="0.027857" calcext:value-type="float">
            <text:p>0,02786</text:p>
          </table:table-cell>
          <table:table-cell table:formula="of:=([.O10]/[.E10])*1000000" office:value-type="float" office:value="79.3646723646724" calcext:value-type="float">
            <text:p>79,36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,0</text:p>
          </table:table-cell>
          <table:table-cell office:value-type="float" office:value="160.3" calcext:value-type="float">
            <text:p>160,3</text:p>
          </table:table-cell>
          <table:table-cell office:value-type="float" office:value="87.563588" calcext:value-type="float">
            <text:p>87,56</text:p>
          </table:table-cell>
          <table:table-cell office:value-type="float" office:value="12.436412" calcext:value-type="float">
            <text:p>12,44</text:p>
          </table:table-cell>
          <table:table-cell office:value-type="float" office:value="75.783133" calcext:value-type="float">
            <text:p>75,78</text:p>
          </table:table-cell>
          <table:table-cell office:value-type="float" office:value="81.901042" calcext:value-type="float">
            <text:p>81,90</text:p>
          </table:table-cell>
          <table:table-cell office:value-type="float" office:value="18.098958" calcext:value-type="float">
            <text:p>18,10</text:p>
          </table:table-cell>
          <table:table-cell office:value-type="float" office:value="7.46988" calcext:value-type="float">
            <text:p>7,47</text:p>
          </table:table-cell>
          <table:table-cell office:value-type="float" office:value="0.011818" calcext:value-type="float">
            <text:p>0,01182</text:p>
          </table:table-cell>
          <table:table-cell office:value-type="float" office:value="0" calcext:value-type="float">
            <text:p>0,00000</text:p>
          </table:table-cell>
          <table:table-cell office:value-type="float" office:value="0.0013" calcext:value-type="float">
            <text:p>0,00130</text:p>
          </table:table-cell>
          <table:table-cell table:formula="of:=([.O11]/[.E11])*1000000" office:value-type="float" office:value="1.56626506024096" calcext:value-type="float">
            <text:p>1,57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,0</text:p>
          </table:table-cell>
          <table:table-cell office:value-type="float" office:value="7739" calcext:value-type="float">
            <text:p>7739,0</text:p>
          </table:table-cell>
          <table:table-cell office:value-type="float" office:value="99.880721" calcext:value-type="float">
            <text:p>99,88</text:p>
          </table:table-cell>
          <table:table-cell office:value-type="float" office:value="0.119279" calcext:value-type="float">
            <text:p>0,12</text:p>
          </table:table-cell>
          <table:table-cell office:value-type="float" office:value="93.941048" calcext:value-type="float">
            <text:p>93,94</text:p>
          </table:table-cell>
          <table:table-cell office:value-type="float" office:value="98.841773" calcext:value-type="float">
            <text:p>98,84</text:p>
          </table:table-cell>
          <table:table-cell office:value-type="float" office:value="1.158227" calcext:value-type="float">
            <text:p>1,16</text:p>
          </table:table-cell>
          <table:table-cell office:value-type="float" office:value="4.958151" calcext:value-type="float">
            <text:p>4,96</text:p>
          </table:table-cell>
          <table:table-cell office:value-type="float" office:value="0.422934" calcext:value-type="float">
            <text:p>0,42293</text:p>
          </table:table-cell>
          <table:table-cell office:value-type="float" office:value="0" calcext:value-type="float">
            <text:p>0,00000</text:p>
          </table:table-cell>
          <table:table-cell office:value-type="float" office:value="0.230029" calcext:value-type="float">
            <text:p>0,23003</text:p>
          </table:table-cell>
          <table:table-cell table:formula="of:=([.O12]/[.E12])*1000000" office:value-type="float" office:value="20.9269468704512" calcext:value-type="float">
            <text:p>20,93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,0</text:p>
          </table:table-cell>
          <table:table-cell office:value-type="float" office:value="228.2" calcext:value-type="float">
            <text:p>228,2</text:p>
          </table:table-cell>
          <table:table-cell office:value-type="float" office:value="82.327905" calcext:value-type="float">
            <text:p>82,33</text:p>
          </table:table-cell>
          <table:table-cell office:value-type="float" office:value="17.672095" calcext:value-type="float">
            <text:p>17,67</text:p>
          </table:table-cell>
          <table:table-cell table:number-columns-repeated="2" office:value-type="float" office:value="81.051073" calcext:value-type="float">
            <text:p>81,05</text:p>
          </table:table-cell>
          <table:table-cell office:value-type="float" office:value="18.948927" calcext:value-type="float">
            <text:p>18,95</text:p>
          </table:table-cell>
          <table:table-cell office:value-type="float" office:value="0" calcext:value-type="float">
            <text:p>0,00</text:p>
          </table:table-cell>
          <table:table-cell office:value-type="float" office:value="0.077898" calcext:value-type="float">
            <text:p>0,07790</text:p>
          </table:table-cell>
          <table:table-cell office:value-type="float" office:value="0" calcext:value-type="float">
            <text:p>0,00000</text:p>
          </table:table-cell>
          <table:table-cell office:value-type="float" office:value="0.00929" calcext:value-type="float">
            <text:p>0,00929</text:p>
          </table:table-cell>
          <table:table-cell table:formula="of:=([.O13]/[.E13])*1000000" office:value-type="float" office:value="1.71909696521095" calcext:value-type="float">
            <text:p>1,72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,0</text:p>
          </table:table-cell>
          <table:table-cell office:value-type="float" office:value="5060.3" calcext:value-type="float">
            <text:p>5060,3</text:p>
          </table:table-cell>
          <table:table-cell office:value-type="float" office:value="99.367868" calcext:value-type="float">
            <text:p>99,37</text:p>
          </table:table-cell>
          <table:table-cell office:value-type="float" office:value="0.632132" calcext:value-type="float">
            <text:p>0,63</text:p>
          </table:table-cell>
          <table:table-cell office:value-type="float" office:value="54.5" calcext:value-type="float">
            <text:p>54,50</text:p>
          </table:table-cell>
          <table:table-cell office:value-type="float" office:value="78.877371" calcext:value-type="float">
            <text:p>78,88</text:p>
          </table:table-cell>
          <table:table-cell office:value-type="float" office:value="21.122629" calcext:value-type="float">
            <text:p>21,12</text:p>
          </table:table-cell>
          <table:table-cell office:value-type="float" office:value="30.905405" calcext:value-type="float">
            <text:p>30,91</text:p>
          </table:table-cell>
          <table:table-cell office:value-type="float" office:value="0.353898" calcext:value-type="float">
            <text:p>0,35390</text:p>
          </table:table-cell>
          <table:table-cell office:value-type="float" office:value="0" calcext:value-type="float">
            <text:p>0,00000</text:p>
          </table:table-cell>
          <table:table-cell office:value-type="float" office:value="0.423285" calcext:value-type="float">
            <text:p>0,42329</text:p>
          </table:table-cell>
          <table:table-cell table:formula="of:=([.O14]/[.E14])*1000000" office:value-type="float" office:value="57.2006756756757" calcext:value-type="float">
            <text:p>57,2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,0</text:p>
          </table:table-cell>
          <table:table-cell office:value-type="float" office:value="354" calcext:value-type="float">
            <text:p>354,0</text:p>
          </table:table-cell>
          <table:table-cell office:value-type="float" office:value="96.945647" calcext:value-type="float">
            <text:p>96,95</text:p>
          </table:table-cell>
          <table:table-cell office:value-type="float" office:value="3.054353" calcext:value-type="float">
            <text:p>3,05</text:p>
          </table:table-cell>
          <table:table-cell office:value-type="float" office:value="59.090909" calcext:value-type="float">
            <text:p>59,09</text:p>
          </table:table-cell>
          <table:table-cell office:value-type="float" office:value="63.194444" calcext:value-type="float">
            <text:p>63,19</text:p>
          </table:table-cell>
          <table:table-cell office:value-type="float" office:value="36.805556" calcext:value-type="float">
            <text:p>36,81</text:p>
          </table:table-cell>
          <table:table-cell office:value-type="float" office:value="6.493506" calcext:value-type="float">
            <text:p>6,49</text:p>
          </table:table-cell>
          <table:table-cell office:value-type="float" office:value="0.010164" calcext:value-type="float">
            <text:p>0,01016</text:p>
          </table:table-cell>
          <table:table-cell office:value-type="float" office:value="0" calcext:value-type="float">
            <text:p>0,00000</text:p>
          </table:table-cell>
          <table:table-cell office:value-type="float" office:value="0.002195" calcext:value-type="float">
            <text:p>0,00220</text:p>
          </table:table-cell>
          <table:table-cell table:formula="of:=([.O15]/[.E15])*1000000" office:value-type="float" office:value="4.75108225108225" calcext:value-type="float">
            <text:p>4,75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,0</text:p>
          </table:table-cell>
          <table:table-cell office:value-type="float" office:value="6654.2" calcext:value-type="float">
            <text:p>6654,2</text:p>
          </table:table-cell>
          <table:table-cell office:value-type="float" office:value="99.986486" calcext:value-type="float">
            <text:p>99,99</text:p>
          </table:table-cell>
          <table:table-cell office:value-type="float" office:value="0.013514" calcext:value-type="float">
            <text:p>0,01</text:p>
          </table:table-cell>
          <table:table-cell office:value-type="float" office:value="34.135135" calcext:value-type="float">
            <text:p>34,14</text:p>
          </table:table-cell>
          <table:table-cell office:value-type="float" office:value="90.994236" calcext:value-type="float">
            <text:p>90,99</text:p>
          </table:table-cell>
          <table:table-cell office:value-type="float" office:value="9.005764" calcext:value-type="float">
            <text:p>9,01</text:p>
          </table:table-cell>
          <table:table-cell office:value-type="float" office:value="62.486486" calcext:value-type="float">
            <text:p>62,49</text:p>
          </table:table-cell>
          <table:table-cell office:value-type="float" office:value="0.35095" calcext:value-type="float">
            <text:p>0,35095</text:p>
          </table:table-cell>
          <table:table-cell office:value-type="float" office:value="0" calcext:value-type="float">
            <text:p>0,00000</text:p>
          </table:table-cell>
          <table:table-cell office:value-type="float" office:value="0.62168" calcext:value-type="float">
            <text:p>0,62168</text:p>
          </table:table-cell>
          <table:table-cell table:formula="of:=([.O16]/[.E16])*1000000" office:value-type="float" office:value="84.0108108108108" calcext:value-type="float">
            <text:p>84,01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,0</text:p>
          </table:table-cell>
          <table:table-cell office:value-type="float" office:value="712.7" calcext:value-type="float">
            <text:p>712,7</text:p>
          </table:table-cell>
          <table:table-cell office:value-type="float" office:value="98.712897" calcext:value-type="float">
            <text:p>98,71</text:p>
          </table:table-cell>
          <table:table-cell office:value-type="float" office:value="1.287103" calcext:value-type="float">
            <text:p>1,29</text:p>
          </table:table-cell>
          <table:table-cell office:value-type="float" office:value="51.77305" calcext:value-type="float">
            <text:p>51,77</text:p>
          </table:table-cell>
          <table:table-cell office:value-type="float" office:value="63.570392" calcext:value-type="float">
            <text:p>63,57</text:p>
          </table:table-cell>
          <table:table-cell office:value-type="float" office:value="36.429608" calcext:value-type="float">
            <text:p>36,43</text:p>
          </table:table-cell>
          <table:table-cell office:value-type="float" office:value="18.55792" calcext:value-type="float">
            <text:p>18,56</text:p>
          </table:table-cell>
          <table:table-cell office:value-type="float" office:value="0.03836" calcext:value-type="float">
            <text:p>0,03836</text:p>
          </table:table-cell>
          <table:table-cell office:value-type="float" office:value="0" calcext:value-type="float">
            <text:p>0,00000</text:p>
          </table:table-cell>
          <table:table-cell office:value-type="float" office:value="0.047004" calcext:value-type="float">
            <text:p>0,04700</text:p>
          </table:table-cell>
          <table:table-cell table:formula="of:=([.O17]/[.E17])*1000000" office:value-type="float" office:value="55.5602836879433" calcext:value-type="float">
            <text:p>55,56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,0</text:p>
          </table:table-cell>
          <table:table-cell office:value-type="float" office:value="649.7" calcext:value-type="float">
            <text:p>649,7</text:p>
          </table:table-cell>
          <table:table-cell office:value-type="float" office:value="98.765432" calcext:value-type="float">
            <text:p>98,77</text:p>
          </table:table-cell>
          <table:table-cell office:value-type="float" office:value="1.234568" calcext:value-type="float">
            <text:p>1,23</text:p>
          </table:table-cell>
          <table:table-cell office:value-type="float" office:value="92.828283" calcext:value-type="float">
            <text:p>92,83</text:p>
          </table:table-cell>
          <table:table-cell office:value-type="float" office:value="93.110436" calcext:value-type="float">
            <text:p>93,11</text:p>
          </table:table-cell>
          <table:table-cell office:value-type="float" office:value="6.889564" calcext:value-type="float">
            <text:p>6,89</text:p>
          </table:table-cell>
          <table:table-cell office:value-type="float" office:value="0.30303" calcext:value-type="float">
            <text:p>0,30</text:p>
          </table:table-cell>
          <table:table-cell office:value-type="float" office:value="0.032399" calcext:value-type="float">
            <text:p>0,03240</text:p>
          </table:table-cell>
          <table:table-cell office:value-type="float" office:value="0" calcext:value-type="float">
            <text:p>0,00000</text:p>
          </table:table-cell>
          <table:table-cell office:value-type="float" office:value="0.00768" calcext:value-type="float">
            <text:p>0,00768</text:p>
          </table:table-cell>
          <table:table-cell table:formula="of:=([.O18]/[.E18])*1000000" office:value-type="float" office:value="7.75757575757576" calcext:value-type="float">
            <text:p>7,76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,0</text:p>
          </table:table-cell>
          <table:table-cell office:value-type="float" office:value="159.4" calcext:value-type="float">
            <text:p>159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8.426966" calcext:value-type="float">
            <text:p>58,43</text:p>
          </table:table-cell>
          <table:table-cell office:value-type="float" office:value="98.113208" calcext:value-type="float">
            <text:p>98,11</text:p>
          </table:table-cell>
          <table:table-cell office:value-type="float" office:value="1.886792" calcext:value-type="float">
            <text:p>1,89</text:p>
          </table:table-cell>
          <table:table-cell office:value-type="float" office:value="40.449438" calcext:value-type="float">
            <text:p>40,45</text:p>
          </table:table-cell>
          <table:table-cell office:value-type="float" office:value="0.006649" calcext:value-type="float">
            <text:p>0,00665</text:p>
          </table:table-cell>
          <table:table-cell office:value-type="float" office:value="0" calcext:value-type="float">
            <text:p>0,00000</text:p>
          </table:table-cell>
          <table:table-cell office:value-type="float" office:value="0.009688" calcext:value-type="float">
            <text:p>0,00969</text:p>
          </table:table-cell>
          <table:table-cell table:formula="of:=([.O19]/[.E19])*1000000" office:value-type="float" office:value="54.4269662921348" calcext:value-type="float">
            <text:p>54,43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,0</text:p>
          </table:table-cell>
          <table:table-cell office:value-type="float" office:value="771" calcext:value-type="float">
            <text:p>771,0</text:p>
          </table:table-cell>
          <table:table-cell office:value-type="float" office:value="84.497255" calcext:value-type="float">
            <text:p>84,50</text:p>
          </table:table-cell>
          <table:table-cell office:value-type="float" office:value="15.502745" calcext:value-type="float">
            <text:p>15,50</text:p>
          </table:table-cell>
          <table:table-cell office:value-type="float" office:value="59.036898" calcext:value-type="float">
            <text:p>59,04</text:p>
          </table:table-cell>
          <table:table-cell office:value-type="float" office:value="59.898477" calcext:value-type="float">
            <text:p>59,90</text:p>
          </table:table-cell>
          <table:table-cell office:value-type="float" office:value="40.101523" calcext:value-type="float">
            <text:p>40,10</text:p>
          </table:table-cell>
          <table:table-cell office:value-type="float" office:value="1.438399" calcext:value-type="float">
            <text:p>1,44</text:p>
          </table:table-cell>
          <table:table-cell office:value-type="float" office:value="0.039788" calcext:value-type="float">
            <text:p>0,03979</text:p>
          </table:table-cell>
          <table:table-cell office:value-type="float" office:value="0" calcext:value-type="float">
            <text:p>0,00000</text:p>
          </table:table-cell>
          <table:table-cell office:value-type="float" office:value="0.012479" calcext:value-type="float">
            <text:p>0,01248</text:p>
          </table:table-cell>
          <table:table-cell table:formula="of:=([.O20]/[.E20])*1000000" office:value-type="float" office:value="7.8042526579112" calcext:value-type="float">
            <text:p>7,8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,0</text:p>
          </table:table-cell>
          <table:table-cell office:value-type="float" office:value="1086.8" calcext:value-type="float">
            <text:p>1086,8</text:p>
          </table:table-cell>
          <table:table-cell office:value-type="float" office:value="66.866295" calcext:value-type="float">
            <text:p>66,87</text:p>
          </table:table-cell>
          <table:table-cell office:value-type="float" office:value="33.133705" calcext:value-type="float">
            <text:p>33,13</text:p>
          </table:table-cell>
          <table:table-cell office:value-type="float" office:value="53.55247" calcext:value-type="float">
            <text:p>53,55</text:p>
          </table:table-cell>
          <table:table-cell office:value-type="float" office:value="53.662029" calcext:value-type="float">
            <text:p>53,66</text:p>
          </table:table-cell>
          <table:table-cell office:value-type="float" office:value="46.337971" calcext:value-type="float">
            <text:p>46,34</text:p>
          </table:table-cell>
          <table:table-cell office:value-type="float" office:value="0.204165" calcext:value-type="float">
            <text:p>0,20</text:p>
          </table:table-cell>
          <table:table-cell office:value-type="float" office:value="0.119123" calcext:value-type="float">
            <text:p>0,11912</text:p>
          </table:table-cell>
          <table:table-cell office:value-type="float" office:value="0" calcext:value-type="float">
            <text:p>0,00000</text:p>
          </table:table-cell>
          <table:table-cell office:value-type="float" office:value="0.031197" calcext:value-type="float">
            <text:p>0,03120</text:p>
          </table:table-cell>
          <table:table-cell table:formula="of:=([.O21]/[.E21])*1000000" office:value-type="float" office:value="6.36933442221315" calcext:value-type="float">
            <text:p>6,37</text:p>
          </table:table-cell>
        </table:table-row>
        <table:table-row table:style-name="ro1">
          <table:table-cell table:number-columns-repeated="4"/>
          <table:table-cell table:style-name="ce15" table:formula="of:=AVERAGE([.E2:.E21])" office:value-type="float" office:value="5312.6" calcext:value-type="float">
            <text:p>5312,6</text:p>
          </table:table-cell>
          <table:table-cell table:style-name="ce15" table:formula="of:=AVERAGE([.F2:.F21])" office:value-type="float" office:value="3293.475" calcext:value-type="float">
            <text:p>3293,5</text:p>
          </table:table-cell>
          <table:table-cell table:style-name="ce17" table:formula="of:=AVERAGE([.G2:.G21])" office:value-type="float" office:value="94.3201219" calcext:value-type="float">
            <text:p>94,32</text:p>
          </table:table-cell>
          <table:table-cell table:style-name="ce17" table:formula="of:=AVERAGE([.H2:.H21])" office:value-type="float" office:value="5.6798781" calcext:value-type="float">
            <text:p>5,68</text:p>
          </table:table-cell>
          <table:table-cell table:style-name="ce17" table:formula="of:=AVERAGE([.I2:.I21])" office:value-type="float" office:value="52.19202395" calcext:value-type="float">
            <text:p>52,19</text:p>
          </table:table-cell>
          <table:table-cell table:style-name="ce17" table:formula="of:=AVERAGE([.J2:.J21])" office:value-type="float" office:value="80.22707085" calcext:value-type="float">
            <text:p>80,23</text:p>
          </table:table-cell>
          <table:table-cell table:style-name="ce17" table:formula="of:=AVERAGE([.K2:.K21])" office:value-type="float" office:value="19.77292915" calcext:value-type="float">
            <text:p>19,77</text:p>
          </table:table-cell>
          <table:table-cell table:style-name="ce17" table:formula="of:=AVERAGE([.L2:.L21])" office:value-type="float" office:value="33.12146575" calcext:value-type="float">
            <text:p>33,12</text:p>
          </table:table-cell>
          <table:table-cell table:style-name="ce19" table:formula="of:=AVERAGE([.M2:.M21])" office:value-type="float" office:value="0.32004025" calcext:value-type="float">
            <text:p>0,32004</text:p>
          </table:table-cell>
          <table:table-cell table:style-name="ce19" table:formula="of:=AVERAGE([.N2:.N21])" office:value-type="float" office:value="0" calcext:value-type="float">
            <text:p>0,00000</text:p>
          </table:table-cell>
          <table:table-cell table:style-name="ce19" table:formula="of:=AVERAGE([.O2:.O21])" office:value-type="float" office:value="0.1056342" calcext:value-type="float">
            <text:p>0,10563</text:p>
          </table:table-cell>
          <table:table-cell table:style-name="ce17" table:formula="of:=([.O22]/[.E22])*1000000" office:value-type="float" office:value="19.8837104242744" calcext:value-type="float">
            <text:p>19,88</text:p>
          </table:table-cell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w1" table:style-name="ta1">
        <table:table-column table:style-name="co1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ce7"/>
        <table:table-column table:style-name="co21" table:default-cell-style-name="ce7"/>
        <table:table-column table:style-name="co18" table:default-cell-style-name="ce7"/>
        <table:table-column table:style-name="co19" table:number-columns-repeated="2" table:default-cell-style-name="ce7"/>
        <table:table-column table:style-name="co9" table:default-cell-style-name="ce7"/>
        <table:table-column table:style-name="co19" table:number-columns-repeated="2" table:default-cell-style-name="ce7"/>
        <table:table-column table:style-name="co2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Default"/>
        <table:table-row table:style-name="ro1">
          <table:table-cell table:number-columns-repeated="4"/>
          <table:table-cell table:style-name="ce16" office:value-type="string" calcext:value-type="string">
            <text:p>Ejemplos</text:p>
          </table:table-cell>
          <table:table-cell table:style-name="ce16" office:value-type="string" calcext:value-type="string">
            <text:p>Patrones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Test</text:p>
          </table:table-cell>
          <table:table-cell table:style-name="ce16" office:value-type="string" calcext:value-type="string">
            <text:p>TestNC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%NC</text:p>
          </table:table-cell>
          <table:table-cell table:style-name="ce18" office:value-type="string" calcext:value-type="string">
            <text:p>T_Train</text:p>
          </table:table-cell>
          <table:table-cell table:style-name="ce18" office:value-type="string" calcext:value-type="string">
            <text:p>T_Inf_Train</text:p>
          </table:table-cell>
          <table:table-cell table:style-name="ce18" office:value-type="string" calcext:value-type="string">
            <text:p>T_CPU_Test</text:p>
          </table:table-cell>
          <table:table-cell table:style-name="ce16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,00</text:p>
          </table:table-cell>
          <table:table-cell office:value-type="float" office:value="498.9" calcext:value-type="float">
            <text:p>498,90</text:p>
          </table:table-cell>
          <table:table-cell office:value-type="float" office:value="96.988728" calcext:value-type="float">
            <text:p>96,99</text:p>
          </table:table-cell>
          <table:table-cell office:value-type="float" office:value="3.011272" calcext:value-type="float">
            <text:p>3,01</text:p>
          </table:table-cell>
          <table:table-cell office:value-type="float" office:value="54.637681" calcext:value-type="float">
            <text:p>54,64</text:p>
          </table:table-cell>
          <table:table-cell office:value-type="float" office:value="82.857143" calcext:value-type="float">
            <text:p>82,86</text:p>
          </table:table-cell>
          <table:table-cell office:value-type="float" office:value="17.142857" calcext:value-type="float">
            <text:p>17,14</text:p>
          </table:table-cell>
          <table:table-cell office:value-type="float" office:value="34.057971" calcext:value-type="float">
            <text:p>34,06</text:p>
          </table:table-cell>
          <table:table-cell office:value-type="float" office:value="0.018975" calcext:value-type="float">
            <text:p>0,01898</text:p>
          </table:table-cell>
          <table:table-cell office:value-type="float" office:value="0" calcext:value-type="float">
            <text:p>0,00000</text:p>
          </table:table-cell>
          <table:table-cell office:value-type="float" office:value="0.003387" calcext:value-type="float">
            <text:p>0,00339</text:p>
          </table:table-cell>
          <table:table-cell table:style-name="ce7" table:formula="of:=([.O2]/[.E2])*1000000" office:value-type="float" office:value="4.90869565217391" calcext:value-type="float">
            <text:p>4,91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,00</text:p>
          </table:table-cell>
          <table:table-cell office:value-type="float" office:value="124.3" calcext:value-type="float">
            <text:p>124,3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0.251572" calcext:value-type="float">
            <text:p>40,25</text:p>
          </table:table-cell>
          <table:table-cell office:value-type="float" office:value="95.522388" calcext:value-type="float">
            <text:p>95,52</text:p>
          </table:table-cell>
          <table:table-cell office:value-type="float" office:value="4.477612" calcext:value-type="float">
            <text:p>4,48</text:p>
          </table:table-cell>
          <table:table-cell office:value-type="float" office:value="57.861635" calcext:value-type="float">
            <text:p>57,86</text:p>
          </table:table-cell>
          <table:table-cell office:value-type="float" office:value="0.008323" calcext:value-type="float">
            <text:p>0,00832</text:p>
          </table:table-cell>
          <table:table-cell office:value-type="float" office:value="0" calcext:value-type="float">
            <text:p>0,00000</text:p>
          </table:table-cell>
          <table:table-cell office:value-type="float" office:value="0.009993" calcext:value-type="float">
            <text:p>0,00999</text:p>
          </table:table-cell>
          <table:table-cell table:style-name="ce7" table:formula="of:=([.O3]/[.E3])*1000000" office:value-type="float" office:value="62.8490566037736" calcext:value-type="float">
            <text:p>62,85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,00</text:p>
          </table:table-cell>
          <table:table-cell office:value-type="float" office:value="326.1" calcext:value-type="float">
            <text:p>326,1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6.438356" calcext:value-type="float">
            <text:p>16,44</text:p>
          </table:table-cell>
          <table:table-cell office:value-type="float" office:value="68.965517" calcext:value-type="float">
            <text:p>68,97</text:p>
          </table:table-cell>
          <table:table-cell office:value-type="float" office:value="31.034483" calcext:value-type="float">
            <text:p>31,03</text:p>
          </table:table-cell>
          <table:table-cell office:value-type="float" office:value="76.164384" calcext:value-type="float">
            <text:p>76,16</text:p>
          </table:table-cell>
          <table:table-cell office:value-type="float" office:value="0.016733" calcext:value-type="float">
            <text:p>0,01673</text:p>
          </table:table-cell>
          <table:table-cell office:value-type="float" office:value="0" calcext:value-type="float">
            <text:p>0,00000</text:p>
          </table:table-cell>
          <table:table-cell office:value-type="float" office:value="0.030372" calcext:value-type="float">
            <text:p>0,03037</text:p>
          </table:table-cell>
          <table:table-cell table:style-name="ce7" table:formula="of:=([.O4]/[.E4])*1000000" office:value-type="float" office:value="83.2109589041096" calcext:value-type="float">
            <text:p>83,21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,00</text:p>
          </table:table-cell>
          <table:table-cell office:value-type="float" office:value="120.8" calcext:value-type="float">
            <text:p>120,80</text:p>
          </table:table-cell>
          <table:table-cell office:value-type="float" office:value="76.8438" calcext:value-type="float">
            <text:p>76,84</text:p>
          </table:table-cell>
          <table:table-cell office:value-type="float" office:value="23.1562" calcext:value-type="float">
            <text:p>23,16</text:p>
          </table:table-cell>
          <table:table-cell office:value-type="float" office:value="55.652174" calcext:value-type="float">
            <text:p>55,65</text:p>
          </table:table-cell>
          <table:table-cell office:value-type="float" office:value="57.313433" calcext:value-type="float">
            <text:p>57,31</text:p>
          </table:table-cell>
          <table:table-cell office:value-type="float" office:value="42.686567" calcext:value-type="float">
            <text:p>42,69</text:p>
          </table:table-cell>
          <table:table-cell office:value-type="float" office:value="2.898551" calcext:value-type="float">
            <text:p>2,90</text:p>
          </table:table-cell>
          <table:table-cell office:value-type="float" office:value="0.005109" calcext:value-type="float">
            <text:p>0,00511</text:p>
          </table:table-cell>
          <table:table-cell office:value-type="float" office:value="0" calcext:value-type="float">
            <text:p>0,00000</text:p>
          </table:table-cell>
          <table:table-cell office:value-type="float" office:value="0.000741" calcext:value-type="float">
            <text:p>0,00074</text:p>
          </table:table-cell>
          <table:table-cell table:style-name="ce7" table:formula="of:=([.O5]/[.E5])*1000000" office:value-type="float" office:value="2.14782608695652" calcext:value-type="float">
            <text:p>2,15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,00</text:p>
          </table:table-cell>
          <table:table-cell office:value-type="float" office:value="258.4" calcext:value-type="float">
            <text:p>258,40</text:p>
          </table:table-cell>
          <table:table-cell office:value-type="float" office:value="99.102132" calcext:value-type="float">
            <text:p>99,10</text:p>
          </table:table-cell>
          <table:table-cell office:value-type="float" office:value="0.897868" calcext:value-type="float">
            <text:p>0,90</text:p>
          </table:table-cell>
          <table:table-cell office:value-type="float" office:value="18.855219" calcext:value-type="float">
            <text:p>18,86</text:p>
          </table:table-cell>
          <table:table-cell office:value-type="float" office:value="65.882353" calcext:value-type="float">
            <text:p>65,88</text:p>
          </table:table-cell>
          <table:table-cell office:value-type="float" office:value="34.117647" calcext:value-type="float">
            <text:p>34,12</text:p>
          </table:table-cell>
          <table:table-cell office:value-type="float" office:value="71.380471" calcext:value-type="float">
            <text:p>71,38</text:p>
          </table:table-cell>
          <table:table-cell office:value-type="float" office:value="0.008923" calcext:value-type="float">
            <text:p>0,00892</text:p>
          </table:table-cell>
          <table:table-cell office:value-type="float" office:value="0" calcext:value-type="float">
            <text:p>0,00000</text:p>
          </table:table-cell>
          <table:table-cell office:value-type="float" office:value="0.001951" calcext:value-type="float">
            <text:p>0,00195</text:p>
          </table:table-cell>
          <table:table-cell table:style-name="ce7" table:formula="of:=([.O6]/[.E6])*1000000" office:value-type="float" office:value="6.56902356902357" calcext:value-type="float">
            <text:p>6,57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,00</text:p>
          </table:table-cell>
          <table:table-cell office:value-type="float" office:value="522.7" calcext:value-type="float">
            <text:p>522,70</text:p>
          </table:table-cell>
          <table:table-cell office:value-type="float" office:value="98.553684" calcext:value-type="float">
            <text:p>98,55</text:p>
          </table:table-cell>
          <table:table-cell office:value-type="float" office:value="1.446316" calcext:value-type="float">
            <text:p>1,45</text:p>
          </table:table-cell>
          <table:table-cell office:value-type="float" office:value="40.735069" calcext:value-type="float">
            <text:p>40,74</text:p>
          </table:table-cell>
          <table:table-cell office:value-type="float" office:value="85.530547" calcext:value-type="float">
            <text:p>85,53</text:p>
          </table:table-cell>
          <table:table-cell office:value-type="float" office:value="14.469453" calcext:value-type="float">
            <text:p>14,47</text:p>
          </table:table-cell>
          <table:table-cell office:value-type="float" office:value="52.37366" calcext:value-type="float">
            <text:p>52,37</text:p>
          </table:table-cell>
          <table:table-cell office:value-type="float" office:value="0.017781" calcext:value-type="float">
            <text:p>0,01778</text:p>
          </table:table-cell>
          <table:table-cell office:value-type="float" office:value="0" calcext:value-type="float">
            <text:p>0,00000</text:p>
          </table:table-cell>
          <table:table-cell office:value-type="float" office:value="0.003268" calcext:value-type="float">
            <text:p>0,00327</text:p>
          </table:table-cell>
          <table:table-cell table:style-name="ce7" table:formula="of:=([.O7]/[.E7])*1000000" office:value-type="float" office:value="5.00459418070444" calcext:value-type="float">
            <text:p>5,0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,00</text:p>
          </table:table-cell>
          <table:table-cell office:value-type="float" office:value="39933.7" calcext:value-type="float">
            <text:p>39933,7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4.889976" calcext:value-type="float">
            <text:p>44,89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5.110024" calcext:value-type="float">
            <text:p>55,11</text:p>
          </table:table-cell>
          <table:table-cell office:value-type="float" office:value="4.833501" calcext:value-type="float">
            <text:p>4,83350</text:p>
          </table:table-cell>
          <table:table-cell office:value-type="float" office:value="0" calcext:value-type="float">
            <text:p>0,00000</text:p>
          </table:table-cell>
          <table:table-cell office:value-type="float" office:value="0.649069" calcext:value-type="float">
            <text:p>0,64907</text:p>
          </table:table-cell>
          <table:table-cell table:style-name="ce7" table:formula="of:=([.O8]/[.E8])*1000000" office:value-type="float" office:value="10.4481271026834" calcext:value-type="float">
            <text:p>10,45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,00</text:p>
          </table:table-cell>
          <table:table-cell office:value-type="float" office:value="235.6" calcext:value-type="float">
            <text:p>235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2.222222" calcext:value-type="float">
            <text:p>22,22</text:p>
          </table:table-cell>
          <table:table-cell office:value-type="float" office:value="85.714286" calcext:value-type="float">
            <text:p>85,71</text:p>
          </table:table-cell>
          <table:table-cell office:value-type="float" office:value="14.285714" calcext:value-type="float">
            <text:p>14,29</text:p>
          </table:table-cell>
          <table:table-cell office:value-type="float" office:value="74.074074" calcext:value-type="float">
            <text:p>74,07</text:p>
          </table:table-cell>
          <table:table-cell office:value-type="float" office:value="0.007957" calcext:value-type="float">
            <text:p>0,00796</text:p>
          </table:table-cell>
          <table:table-cell office:value-type="float" office:value="0" calcext:value-type="float">
            <text:p>0,00000</text:p>
          </table:table-cell>
          <table:table-cell office:value-type="float" office:value="0.001319" calcext:value-type="float">
            <text:p>0,00132</text:p>
          </table:table-cell>
          <table:table-cell table:style-name="ce7" table:formula="of:=([.O9]/[.E9])*1000000" office:value-type="float" office:value="4.88518518518519" calcext:value-type="float">
            <text:p>4,89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,00</text:p>
          </table:table-cell>
          <table:table-cell office:value-type="float" office:value="273.4" calcext:value-type="float">
            <text:p>273,4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4.188034" calcext:value-type="float">
            <text:p>34,19</text:p>
          </table:table-cell>
          <table:table-cell office:value-type="float" office:value="98.360656" calcext:value-type="float">
            <text:p>98,36</text:p>
          </table:table-cell>
          <table:table-cell office:value-type="float" office:value="1.639344" calcext:value-type="float">
            <text:p>1,64</text:p>
          </table:table-cell>
          <table:table-cell office:value-type="float" office:value="65.242165" calcext:value-type="float">
            <text:p>65,24</text:p>
          </table:table-cell>
          <table:table-cell office:value-type="float" office:value="0.027367" calcext:value-type="float">
            <text:p>0,02737</text:p>
          </table:table-cell>
          <table:table-cell office:value-type="float" office:value="0" calcext:value-type="float">
            <text:p>0,00000</text:p>
          </table:table-cell>
          <table:table-cell office:value-type="float" office:value="0.029251" calcext:value-type="float">
            <text:p>0,02925</text:p>
          </table:table-cell>
          <table:table-cell table:style-name="ce7" table:formula="of:=([.O10]/[.E10])*1000000" office:value-type="float" office:value="83.3361823361823" calcext:value-type="float">
            <text:p>83,34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,00</text:p>
          </table:table-cell>
          <table:table-cell office:value-type="float" office:value="160" calcext:value-type="float">
            <text:p>160,00</text:p>
          </table:table-cell>
          <table:table-cell office:value-type="float" office:value="87.563588" calcext:value-type="float">
            <text:p>87,56</text:p>
          </table:table-cell>
          <table:table-cell office:value-type="float" office:value="12.436412" calcext:value-type="float">
            <text:p>12,44</text:p>
          </table:table-cell>
          <table:table-cell office:value-type="float" office:value="76.86747" calcext:value-type="float">
            <text:p>76,87</text:p>
          </table:table-cell>
          <table:table-cell office:value-type="float" office:value="83.072917" calcext:value-type="float">
            <text:p>83,07</text:p>
          </table:table-cell>
          <table:table-cell office:value-type="float" office:value="16.927083" calcext:value-type="float">
            <text:p>16,93</text:p>
          </table:table-cell>
          <table:table-cell office:value-type="float" office:value="7.46988" calcext:value-type="float">
            <text:p>7,47</text:p>
          </table:table-cell>
          <table:table-cell office:value-type="float" office:value="0.011138" calcext:value-type="float">
            <text:p>0,01114</text:p>
          </table:table-cell>
          <table:table-cell office:value-type="float" office:value="0" calcext:value-type="float">
            <text:p>0,00000</text:p>
          </table:table-cell>
          <table:table-cell office:value-type="float" office:value="0.001239" calcext:value-type="float">
            <text:p>0,00124</text:p>
          </table:table-cell>
          <table:table-cell table:style-name="ce7" table:formula="of:=([.O11]/[.E11])*1000000" office:value-type="float" office:value="1.49277108433735" calcext:value-type="float">
            <text:p>1,49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,00</text:p>
          </table:table-cell>
          <table:table-cell office:value-type="float" office:value="7739" calcext:value-type="float">
            <text:p>7739,00</text:p>
          </table:table-cell>
          <table:table-cell office:value-type="float" office:value="99.880721" calcext:value-type="float">
            <text:p>99,88</text:p>
          </table:table-cell>
          <table:table-cell office:value-type="float" office:value="0.119279" calcext:value-type="float">
            <text:p>0,12</text:p>
          </table:table-cell>
          <table:table-cell office:value-type="float" office:value="94.013828" calcext:value-type="float">
            <text:p>94,01</text:p>
          </table:table-cell>
          <table:table-cell office:value-type="float" office:value="98.91835" calcext:value-type="float">
            <text:p>98,92</text:p>
          </table:table-cell>
          <table:table-cell office:value-type="float" office:value="1.08165" calcext:value-type="float">
            <text:p>1,08</text:p>
          </table:table-cell>
          <table:table-cell office:value-type="float" office:value="4.958151" calcext:value-type="float">
            <text:p>4,96</text:p>
          </table:table-cell>
          <table:table-cell office:value-type="float" office:value="0.419395" calcext:value-type="float">
            <text:p>0,41940</text:p>
          </table:table-cell>
          <table:table-cell office:value-type="float" office:value="0" calcext:value-type="float">
            <text:p>0,00000</text:p>
          </table:table-cell>
          <table:table-cell office:value-type="float" office:value="0.225308" calcext:value-type="float">
            <text:p>0,22531</text:p>
          </table:table-cell>
          <table:table-cell table:style-name="ce7" table:formula="of:=([.O12]/[.E12])*1000000" office:value-type="float" office:value="20.4974526928675" calcext:value-type="float">
            <text:p>20,5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,00</text:p>
          </table:table-cell>
          <table:table-cell office:value-type="float" office:value="228.2" calcext:value-type="float">
            <text:p>228,20</text:p>
          </table:table-cell>
          <table:table-cell office:value-type="float" office:value="82.327905" calcext:value-type="float">
            <text:p>82,33</text:p>
          </table:table-cell>
          <table:table-cell office:value-type="float" office:value="17.672095" calcext:value-type="float">
            <text:p>17,67</text:p>
          </table:table-cell>
          <table:table-cell table:number-columns-repeated="2" office:value-type="float" office:value="80.588453" calcext:value-type="float">
            <text:p>80,59</text:p>
          </table:table-cell>
          <table:table-cell office:value-type="float" office:value="19.411547" calcext:value-type="float">
            <text:p>19,41</text:p>
          </table:table-cell>
          <table:table-cell office:value-type="float" office:value="0" calcext:value-type="float">
            <text:p>0,00</text:p>
          </table:table-cell>
          <table:table-cell office:value-type="float" office:value="0.070396" calcext:value-type="float">
            <text:p>0,07040</text:p>
          </table:table-cell>
          <table:table-cell office:value-type="float" office:value="0" calcext:value-type="float">
            <text:p>0,00000</text:p>
          </table:table-cell>
          <table:table-cell office:value-type="float" office:value="0.009955" calcext:value-type="float">
            <text:p>0,00996</text:p>
          </table:table-cell>
          <table:table-cell table:style-name="ce7" table:formula="of:=([.O13]/[.E13])*1000000" office:value-type="float" office:value="1.84215396002961" calcext:value-type="float">
            <text:p>1,84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,00</text:p>
          </table:table-cell>
          <table:table-cell office:value-type="float" office:value="5060.3" calcext:value-type="float">
            <text:p>5060,30</text:p>
          </table:table-cell>
          <table:table-cell office:value-type="float" office:value="99.367868" calcext:value-type="float">
            <text:p>99,37</text:p>
          </table:table-cell>
          <table:table-cell office:value-type="float" office:value="0.632132" calcext:value-type="float">
            <text:p>0,63</text:p>
          </table:table-cell>
          <table:table-cell office:value-type="float" office:value="54.635135" calcext:value-type="float">
            <text:p>54,64</text:p>
          </table:table-cell>
          <table:table-cell office:value-type="float" office:value="79.072951" calcext:value-type="float">
            <text:p>79,07</text:p>
          </table:table-cell>
          <table:table-cell office:value-type="float" office:value="20.927049" calcext:value-type="float">
            <text:p>20,93</text:p>
          </table:table-cell>
          <table:table-cell office:value-type="float" office:value="30.905405" calcext:value-type="float">
            <text:p>30,91</text:p>
          </table:table-cell>
          <table:table-cell office:value-type="float" office:value="0.352675" calcext:value-type="float">
            <text:p>0,35268</text:p>
          </table:table-cell>
          <table:table-cell office:value-type="float" office:value="0" calcext:value-type="float">
            <text:p>0,00000</text:p>
          </table:table-cell>
          <table:table-cell office:value-type="float" office:value="0.424194" calcext:value-type="float">
            <text:p>0,42419</text:p>
          </table:table-cell>
          <table:table-cell table:style-name="ce7" table:formula="of:=([.O14]/[.E14])*1000000" office:value-type="float" office:value="57.3235135135135" calcext:value-type="float">
            <text:p>57,32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,00</text:p>
          </table:table-cell>
          <table:table-cell office:value-type="float" office:value="354" calcext:value-type="float">
            <text:p>354,00</text:p>
          </table:table-cell>
          <table:table-cell office:value-type="float" office:value="96.945647" calcext:value-type="float">
            <text:p>96,95</text:p>
          </table:table-cell>
          <table:table-cell office:value-type="float" office:value="3.054353" calcext:value-type="float">
            <text:p>3,05</text:p>
          </table:table-cell>
          <table:table-cell office:value-type="float" office:value="60.822511" calcext:value-type="float">
            <text:p>60,82</text:p>
          </table:table-cell>
          <table:table-cell office:value-type="float" office:value="65.046296" calcext:value-type="float">
            <text:p>65,05</text:p>
          </table:table-cell>
          <table:table-cell office:value-type="float" office:value="34.953704" calcext:value-type="float">
            <text:p>34,95</text:p>
          </table:table-cell>
          <table:table-cell office:value-type="float" office:value="6.493506" calcext:value-type="float">
            <text:p>6,49</text:p>
          </table:table-cell>
          <table:table-cell office:value-type="float" office:value="0.012372" calcext:value-type="float">
            <text:p>0,01237</text:p>
          </table:table-cell>
          <table:table-cell office:value-type="float" office:value="0" calcext:value-type="float">
            <text:p>0,00000</text:p>
          </table:table-cell>
          <table:table-cell office:value-type="float" office:value="0.002631" calcext:value-type="float">
            <text:p>0,00263</text:p>
          </table:table-cell>
          <table:table-cell table:style-name="ce7" table:formula="of:=([.O15]/[.E15])*1000000" office:value-type="float" office:value="5.6948051948052" calcext:value-type="float">
            <text:p>5,69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,00</text:p>
          </table:table-cell>
          <table:table-cell office:value-type="float" office:value="6654.2" calcext:value-type="float">
            <text:p>6654,20</text:p>
          </table:table-cell>
          <table:table-cell office:value-type="float" office:value="99.986486" calcext:value-type="float">
            <text:p>99,99</text:p>
          </table:table-cell>
          <table:table-cell office:value-type="float" office:value="0.013514" calcext:value-type="float">
            <text:p>0,01</text:p>
          </table:table-cell>
          <table:table-cell office:value-type="float" office:value="34.135135" calcext:value-type="float">
            <text:p>34,14</text:p>
          </table:table-cell>
          <table:table-cell office:value-type="float" office:value="90.994236" calcext:value-type="float">
            <text:p>90,99</text:p>
          </table:table-cell>
          <table:table-cell office:value-type="float" office:value="9.005764" calcext:value-type="float">
            <text:p>9,01</text:p>
          </table:table-cell>
          <table:table-cell office:value-type="float" office:value="62.486486" calcext:value-type="float">
            <text:p>62,49</text:p>
          </table:table-cell>
          <table:table-cell office:value-type="float" office:value="0.367665" calcext:value-type="float">
            <text:p>0,36767</text:p>
          </table:table-cell>
          <table:table-cell office:value-type="float" office:value="0" calcext:value-type="float">
            <text:p>0,00000</text:p>
          </table:table-cell>
          <table:table-cell office:value-type="float" office:value="0.632004" calcext:value-type="float">
            <text:p>0,63200</text:p>
          </table:table-cell>
          <table:table-cell table:style-name="ce7" table:formula="of:=([.O16]/[.E16])*1000000" office:value-type="float" office:value="85.4059459459459" calcext:value-type="float">
            <text:p>85,41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,00</text:p>
          </table:table-cell>
          <table:table-cell office:value-type="float" office:value="712.7" calcext:value-type="float">
            <text:p>712,70</text:p>
          </table:table-cell>
          <table:table-cell office:value-type="float" office:value="98.712897" calcext:value-type="float">
            <text:p>98,71</text:p>
          </table:table-cell>
          <table:table-cell office:value-type="float" office:value="1.287103" calcext:value-type="float">
            <text:p>1,29</text:p>
          </table:table-cell>
          <table:table-cell office:value-type="float" office:value="52.009456" calcext:value-type="float">
            <text:p>52,01</text:p>
          </table:table-cell>
          <table:table-cell office:value-type="float" office:value="63.860668" calcext:value-type="float">
            <text:p>63,86</text:p>
          </table:table-cell>
          <table:table-cell office:value-type="float" office:value="36.139332" calcext:value-type="float">
            <text:p>36,14</text:p>
          </table:table-cell>
          <table:table-cell office:value-type="float" office:value="18.55792" calcext:value-type="float">
            <text:p>18,56</text:p>
          </table:table-cell>
          <table:table-cell office:value-type="float" office:value="0.035163" calcext:value-type="float">
            <text:p>0,03516</text:p>
          </table:table-cell>
          <table:table-cell office:value-type="float" office:value="0" calcext:value-type="float">
            <text:p>0,00000</text:p>
          </table:table-cell>
          <table:table-cell office:value-type="float" office:value="0.047447" calcext:value-type="float">
            <text:p>0,04745</text:p>
          </table:table-cell>
          <table:table-cell table:style-name="ce7" table:formula="of:=([.O17]/[.E17])*1000000" office:value-type="float" office:value="56.0839243498818" calcext:value-type="float">
            <text:p>56,08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,00</text:p>
          </table:table-cell>
          <table:table-cell office:value-type="float" office:value="649.7" calcext:value-type="float">
            <text:p>649,70</text:p>
          </table:table-cell>
          <table:table-cell office:value-type="float" office:value="98.765432" calcext:value-type="float">
            <text:p>98,77</text:p>
          </table:table-cell>
          <table:table-cell office:value-type="float" office:value="1.234568" calcext:value-type="float">
            <text:p>1,23</text:p>
          </table:table-cell>
          <table:table-cell office:value-type="float" office:value="93.434343" calcext:value-type="float">
            <text:p>93,43</text:p>
          </table:table-cell>
          <table:table-cell office:value-type="float" office:value="93.718338" calcext:value-type="float">
            <text:p>93,72</text:p>
          </table:table-cell>
          <table:table-cell office:value-type="float" office:value="6.281662" calcext:value-type="float">
            <text:p>6,28</text:p>
          </table:table-cell>
          <table:table-cell office:value-type="float" office:value="0.30303" calcext:value-type="float">
            <text:p>0,30</text:p>
          </table:table-cell>
          <table:table-cell office:value-type="float" office:value="0.03147" calcext:value-type="float">
            <text:p>0,03147</text:p>
          </table:table-cell>
          <table:table-cell office:value-type="float" office:value="0" calcext:value-type="float">
            <text:p>0,00000</text:p>
          </table:table-cell>
          <table:table-cell office:value-type="float" office:value="0.006833" calcext:value-type="float">
            <text:p>0,00683</text:p>
          </table:table-cell>
          <table:table-cell table:style-name="ce7" table:formula="of:=([.O18]/[.E18])*1000000" office:value-type="float" office:value="6.9020202020202" calcext:value-type="float">
            <text:p>6,9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,00</text:p>
          </table:table-cell>
          <table:table-cell office:value-type="float" office:value="159.4" calcext:value-type="float">
            <text:p>159,4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8.426966" calcext:value-type="float">
            <text:p>58,43</text:p>
          </table:table-cell>
          <table:table-cell office:value-type="float" office:value="98.113208" calcext:value-type="float">
            <text:p>98,11</text:p>
          </table:table-cell>
          <table:table-cell office:value-type="float" office:value="1.886792" calcext:value-type="float">
            <text:p>1,89</text:p>
          </table:table-cell>
          <table:table-cell office:value-type="float" office:value="40.449438" calcext:value-type="float">
            <text:p>40,45</text:p>
          </table:table-cell>
          <table:table-cell office:value-type="float" office:value="0.006083" calcext:value-type="float">
            <text:p>0,00608</text:p>
          </table:table-cell>
          <table:table-cell office:value-type="float" office:value="0" calcext:value-type="float">
            <text:p>0,00000</text:p>
          </table:table-cell>
          <table:table-cell office:value-type="float" office:value="0.009655" calcext:value-type="float">
            <text:p>0,00966</text:p>
          </table:table-cell>
          <table:table-cell table:style-name="ce7" table:formula="of:=([.O19]/[.E19])*1000000" office:value-type="float" office:value="54.2415730337079" calcext:value-type="float">
            <text:p>54,24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,00</text:p>
          </table:table-cell>
          <table:table-cell office:value-type="float" office:value="763.4" calcext:value-type="float">
            <text:p>763,40</text:p>
          </table:table-cell>
          <table:table-cell office:value-type="float" office:value="84.497255" calcext:value-type="float">
            <text:p>84,50</text:p>
          </table:table-cell>
          <table:table-cell office:value-type="float" office:value="15.502745" calcext:value-type="float">
            <text:p>15,50</text:p>
          </table:table-cell>
          <table:table-cell office:value-type="float" office:value="56.785491" calcext:value-type="float">
            <text:p>56,79</text:p>
          </table:table-cell>
          <table:table-cell office:value-type="float" office:value="57.614213" calcext:value-type="float">
            <text:p>57,61</text:p>
          </table:table-cell>
          <table:table-cell office:value-type="float" office:value="42.385787" calcext:value-type="float">
            <text:p>42,39</text:p>
          </table:table-cell>
          <table:table-cell office:value-type="float" office:value="1.438399" calcext:value-type="float">
            <text:p>1,44</text:p>
          </table:table-cell>
          <table:table-cell office:value-type="float" office:value="0.041079" calcext:value-type="float">
            <text:p>0,04108</text:p>
          </table:table-cell>
          <table:table-cell office:value-type="float" office:value="0" calcext:value-type="float">
            <text:p>0,00000</text:p>
          </table:table-cell>
          <table:table-cell office:value-type="float" office:value="0.013641" calcext:value-type="float">
            <text:p>0,01364</text:p>
          </table:table-cell>
          <table:table-cell table:style-name="ce7" table:formula="of:=([.O20]/[.E20])*1000000" office:value-type="float" office:value="8.53095684803002" calcext:value-type="float">
            <text:p>8,53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,00</text:p>
          </table:table-cell>
          <table:table-cell office:value-type="float" office:value="1036" calcext:value-type="float">
            <text:p>1036,00</text:p>
          </table:table-cell>
          <table:table-cell office:value-type="float" office:value="66.866295" calcext:value-type="float">
            <text:p>66,87</text:p>
          </table:table-cell>
          <table:table-cell office:value-type="float" office:value="33.133705" calcext:value-type="float">
            <text:p>33,13</text:p>
          </table:table-cell>
          <table:table-cell office:value-type="float" office:value="49.918334" calcext:value-type="float">
            <text:p>49,92</text:p>
          </table:table-cell>
          <table:table-cell office:value-type="float" office:value="50.020458" calcext:value-type="float">
            <text:p>50,02</text:p>
          </table:table-cell>
          <table:table-cell office:value-type="float" office:value="49.979542" calcext:value-type="float">
            <text:p>49,98</text:p>
          </table:table-cell>
          <table:table-cell office:value-type="float" office:value="0.204165" calcext:value-type="float">
            <text:p>0,20</text:p>
          </table:table-cell>
          <table:table-cell office:value-type="float" office:value="0.127802" calcext:value-type="float">
            <text:p>0,12780</text:p>
          </table:table-cell>
          <table:table-cell office:value-type="float" office:value="0" calcext:value-type="float">
            <text:p>0,00000</text:p>
          </table:table-cell>
          <table:table-cell office:value-type="float" office:value="0.039851" calcext:value-type="float">
            <text:p>0,03985</text:p>
          </table:table-cell>
          <table:table-cell table:style-name="ce7" table:formula="of:=([.O21]/[.E21])*1000000" office:value-type="float" office:value="8.13617803184973" calcext:value-type="float">
            <text:p>8,14</text:p>
          </table:table-cell>
        </table:table-row>
        <table:table-row table:style-name="ro1">
          <table:table-cell table:number-columns-repeated="4"/>
          <table:table-cell table:style-name="ce17" table:formula="of:=AVERAGE([.E2:.E21])" office:value-type="float" office:value="5312.6" calcext:value-type="float">
            <text:p>5312,60</text:p>
          </table:table-cell>
          <table:table-cell table:style-name="ce17" table:formula="of:=AVERAGE([.F2:.F21])" office:value-type="float" office:value="3290.54" calcext:value-type="float">
            <text:p>3290,54</text:p>
          </table:table-cell>
          <table:table-cell table:style-name="ce17" table:formula="of:=AVERAGE([.G2:.G21])" office:value-type="float" office:value="94.3201219" calcext:value-type="float">
            <text:p>94,32</text:p>
          </table:table-cell>
          <table:table-cell table:style-name="ce17" table:formula="of:=AVERAGE([.H2:.H21])" office:value-type="float" office:value="5.6798781" calcext:value-type="float">
            <text:p>5,68</text:p>
          </table:table-cell>
          <table:table-cell table:style-name="ce17" table:formula="of:=AVERAGE([.I2:.I21])" office:value-type="float" office:value="51.97537125" calcext:value-type="float">
            <text:p>51,98</text:p>
          </table:table-cell>
          <table:table-cell table:style-name="ce17" table:formula="of:=AVERAGE([.J2:.J21])" office:value-type="float" office:value="80.05832055" calcext:value-type="float">
            <text:p>80,06</text:p>
          </table:table-cell>
          <table:table-cell table:style-name="ce17" table:formula="of:=AVERAGE([.K2:.K21])" office:value-type="float" office:value="19.94167945" calcext:value-type="float">
            <text:p>19,94</text:p>
          </table:table-cell>
          <table:table-cell table:style-name="ce17" table:formula="of:=AVERAGE([.L2:.L21])" office:value-type="float" office:value="33.12146575" calcext:value-type="float">
            <text:p>33,12</text:p>
          </table:table-cell>
          <table:table-cell table:style-name="ce19" table:formula="of:=AVERAGE([.M2:.M21])" office:value-type="float" office:value="0.32099535" calcext:value-type="float">
            <text:p>0,32100</text:p>
          </table:table-cell>
          <table:table-cell table:style-name="ce19" table:formula="of:=AVERAGE([.N2:.N21])" office:value-type="float" office:value="0" calcext:value-type="float">
            <text:p>0,00000</text:p>
          </table:table-cell>
          <table:table-cell table:style-name="ce19" table:formula="of:=AVERAGE([.O2:.O21])" office:value-type="float" office:value="0.10710545" calcext:value-type="float">
            <text:p>0,10711</text:p>
          </table:table-cell>
          <table:table-cell table:style-name="ce17" table:formula="of:=([.O22]/[.E22])*1000000" office:value-type="float" office:value="20.1606463878327" calcext:value-type="float">
            <text:p>20,16</text:p>
          </table:table-cell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w2" table:style-name="ta1">
        <table:table-column table:style-name="co1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ce14"/>
        <table:table-column table:style-name="co6" table:default-cell-style-name="ce14"/>
        <table:table-column table:style-name="co18" table:default-cell-style-name="ce7"/>
        <table:table-column table:style-name="co19" table:number-columns-repeated="2" table:default-cell-style-name="ce7"/>
        <table:table-column table:style-name="co9" table:default-cell-style-name="ce7"/>
        <table:table-column table:style-name="co19" table:number-columns-repeated="2" table:default-cell-style-name="ce7"/>
        <table:table-column table:style-name="co2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Default"/>
        <table:table-row table:style-name="ro1">
          <table:table-cell table:number-columns-repeated="4"/>
          <table:table-cell table:style-name="ce13" office:value-type="string" calcext:value-type="string">
            <text:p>Ejemplos</text:p>
          </table:table-cell>
          <table:table-cell table:style-name="ce13" office:value-type="string" calcext:value-type="string">
            <text:p>Patrones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Test</text:p>
          </table:table-cell>
          <table:table-cell table:style-name="ce16" office:value-type="string" calcext:value-type="string">
            <text:p>TestNC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%NC</text:p>
          </table:table-cell>
          <table:table-cell table:style-name="ce18" office:value-type="string" calcext:value-type="string">
            <text:p>T_Train</text:p>
          </table:table-cell>
          <table:table-cell table:style-name="ce18" office:value-type="string" calcext:value-type="string">
            <text:p>T_Inf_Train</text:p>
          </table:table-cell>
          <table:table-cell table:style-name="ce18" office:value-type="string" calcext:value-type="string">
            <text:p>T_CPU_Test</text:p>
          </table:table-cell>
          <table:table-cell table:style-name="ce16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,0</text:p>
          </table:table-cell>
          <table:table-cell office:value-type="float" office:value="498.9" calcext:value-type="float">
            <text:p>498,9</text:p>
          </table:table-cell>
          <table:table-cell office:value-type="float" office:value="96.988728" calcext:value-type="float">
            <text:p>96,99</text:p>
          </table:table-cell>
          <table:table-cell office:value-type="float" office:value="3.011272" calcext:value-type="float">
            <text:p>3,01</text:p>
          </table:table-cell>
          <table:table-cell office:value-type="float" office:value="54.492754" calcext:value-type="float">
            <text:p>54,49</text:p>
          </table:table-cell>
          <table:table-cell office:value-type="float" office:value="82.637363" calcext:value-type="float">
            <text:p>82,64</text:p>
          </table:table-cell>
          <table:table-cell office:value-type="float" office:value="17.362637" calcext:value-type="float">
            <text:p>17,36</text:p>
          </table:table-cell>
          <table:table-cell office:value-type="float" office:value="34.057971" calcext:value-type="float">
            <text:p>34,06</text:p>
          </table:table-cell>
          <table:table-cell office:value-type="float" office:value="0.020071" calcext:value-type="float">
            <text:p>0,02007</text:p>
          </table:table-cell>
          <table:table-cell office:value-type="float" office:value="0" calcext:value-type="float">
            <text:p>0,00000</text:p>
          </table:table-cell>
          <table:table-cell office:value-type="float" office:value="0.003703" calcext:value-type="float">
            <text:p>0,00370</text:p>
          </table:table-cell>
          <table:table-cell table:style-name="ce7" table:formula="of:=([.O2]/[.E2])*1000000" office:value-type="float" office:value="5.36666666666667" calcext:value-type="float">
            <text:p>5,37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,0</text:p>
          </table:table-cell>
          <table:table-cell office:value-type="float" office:value="124.3" calcext:value-type="float">
            <text:p>124,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0.251572" calcext:value-type="float">
            <text:p>40,25</text:p>
          </table:table-cell>
          <table:table-cell office:value-type="float" office:value="95.522388" calcext:value-type="float">
            <text:p>95,52</text:p>
          </table:table-cell>
          <table:table-cell office:value-type="float" office:value="4.477612" calcext:value-type="float">
            <text:p>4,48</text:p>
          </table:table-cell>
          <table:table-cell office:value-type="float" office:value="57.861635" calcext:value-type="float">
            <text:p>57,86</text:p>
          </table:table-cell>
          <table:table-cell office:value-type="float" office:value="0.00908" calcext:value-type="float">
            <text:p>0,00908</text:p>
          </table:table-cell>
          <table:table-cell office:value-type="float" office:value="0" calcext:value-type="float">
            <text:p>0,00000</text:p>
          </table:table-cell>
          <table:table-cell office:value-type="float" office:value="0.012465" calcext:value-type="float">
            <text:p>0,01247</text:p>
          </table:table-cell>
          <table:table-cell table:style-name="ce7" table:formula="of:=([.O3]/[.E3])*1000000" office:value-type="float" office:value="78.3962264150943" calcext:value-type="float">
            <text:p>78,4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,0</text:p>
          </table:table-cell>
          <table:table-cell office:value-type="float" office:value="326.1" calcext:value-type="float">
            <text:p>326,1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6.438356" calcext:value-type="float">
            <text:p>16,44</text:p>
          </table:table-cell>
          <table:table-cell office:value-type="float" office:value="68.965517" calcext:value-type="float">
            <text:p>68,97</text:p>
          </table:table-cell>
          <table:table-cell office:value-type="float" office:value="31.034483" calcext:value-type="float">
            <text:p>31,03</text:p>
          </table:table-cell>
          <table:table-cell office:value-type="float" office:value="76.164384" calcext:value-type="float">
            <text:p>76,16</text:p>
          </table:table-cell>
          <table:table-cell office:value-type="float" office:value="0.016964" calcext:value-type="float">
            <text:p>0,01696</text:p>
          </table:table-cell>
          <table:table-cell office:value-type="float" office:value="0" calcext:value-type="float">
            <text:p>0,00000</text:p>
          </table:table-cell>
          <table:table-cell office:value-type="float" office:value="0.03166" calcext:value-type="float">
            <text:p>0,03166</text:p>
          </table:table-cell>
          <table:table-cell table:style-name="ce7" table:formula="of:=([.O4]/[.E4])*1000000" office:value-type="float" office:value="86.7397260273973" calcext:value-type="float">
            <text:p>86,74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,0</text:p>
          </table:table-cell>
          <table:table-cell office:value-type="float" office:value="120.8" calcext:value-type="float">
            <text:p>120,8</text:p>
          </table:table-cell>
          <table:table-cell office:value-type="float" office:value="76.8438" calcext:value-type="float">
            <text:p>76,84</text:p>
          </table:table-cell>
          <table:table-cell office:value-type="float" office:value="23.1562" calcext:value-type="float">
            <text:p>23,16</text:p>
          </table:table-cell>
          <table:table-cell office:value-type="float" office:value="59.130435" calcext:value-type="float">
            <text:p>59,13</text:p>
          </table:table-cell>
          <table:table-cell office:value-type="float" office:value="60.895522" calcext:value-type="float">
            <text:p>60,90</text:p>
          </table:table-cell>
          <table:table-cell office:value-type="float" office:value="39.104478" calcext:value-type="float">
            <text:p>39,10</text:p>
          </table:table-cell>
          <table:table-cell office:value-type="float" office:value="2.898551" calcext:value-type="float">
            <text:p>2,90</text:p>
          </table:table-cell>
          <table:table-cell office:value-type="float" office:value="0.005083" calcext:value-type="float">
            <text:p>0,00508</text:p>
          </table:table-cell>
          <table:table-cell office:value-type="float" office:value="0" calcext:value-type="float">
            <text:p>0,00000</text:p>
          </table:table-cell>
          <table:table-cell office:value-type="float" office:value="0.00078" calcext:value-type="float">
            <text:p>0,00078</text:p>
          </table:table-cell>
          <table:table-cell table:style-name="ce7" table:formula="of:=([.O5]/[.E5])*1000000" office:value-type="float" office:value="2.26086956521739" calcext:value-type="float">
            <text:p>2,26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,0</text:p>
          </table:table-cell>
          <table:table-cell office:value-type="float" office:value="258.4" calcext:value-type="float">
            <text:p>258,4</text:p>
          </table:table-cell>
          <table:table-cell office:value-type="float" office:value="99.102132" calcext:value-type="float">
            <text:p>99,10</text:p>
          </table:table-cell>
          <table:table-cell office:value-type="float" office:value="0.897868" calcext:value-type="float">
            <text:p>0,90</text:p>
          </table:table-cell>
          <table:table-cell office:value-type="float" office:value="18.855219" calcext:value-type="float">
            <text:p>18,86</text:p>
          </table:table-cell>
          <table:table-cell office:value-type="float" office:value="65.882353" calcext:value-type="float">
            <text:p>65,88</text:p>
          </table:table-cell>
          <table:table-cell office:value-type="float" office:value="34.117647" calcext:value-type="float">
            <text:p>34,12</text:p>
          </table:table-cell>
          <table:table-cell office:value-type="float" office:value="71.380471" calcext:value-type="float">
            <text:p>71,38</text:p>
          </table:table-cell>
          <table:table-cell office:value-type="float" office:value="0.009603" calcext:value-type="float">
            <text:p>0,00960</text:p>
          </table:table-cell>
          <table:table-cell office:value-type="float" office:value="0" calcext:value-type="float">
            <text:p>0,00000</text:p>
          </table:table-cell>
          <table:table-cell office:value-type="float" office:value="0.002116" calcext:value-type="float">
            <text:p>0,00212</text:p>
          </table:table-cell>
          <table:table-cell table:style-name="ce7" table:formula="of:=([.O6]/[.E6])*1000000" office:value-type="float" office:value="7.12457912457912" calcext:value-type="float">
            <text:p>7,12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,0</text:p>
          </table:table-cell>
          <table:table-cell office:value-type="float" office:value="522.7" calcext:value-type="float">
            <text:p>522,7</text:p>
          </table:table-cell>
          <table:table-cell office:value-type="float" office:value="98.553684" calcext:value-type="float">
            <text:p>98,55</text:p>
          </table:table-cell>
          <table:table-cell office:value-type="float" office:value="1.446316" calcext:value-type="float">
            <text:p>1,45</text:p>
          </table:table-cell>
          <table:table-cell office:value-type="float" office:value="40.42879" calcext:value-type="float">
            <text:p>40,43</text:p>
          </table:table-cell>
          <table:table-cell office:value-type="float" office:value="84.88746" calcext:value-type="float">
            <text:p>84,89</text:p>
          </table:table-cell>
          <table:table-cell office:value-type="float" office:value="15.11254" calcext:value-type="float">
            <text:p>15,11</text:p>
          </table:table-cell>
          <table:table-cell office:value-type="float" office:value="52.37366" calcext:value-type="float">
            <text:p>52,37</text:p>
          </table:table-cell>
          <table:table-cell office:value-type="float" office:value="0.020682" calcext:value-type="float">
            <text:p>0,02068</text:p>
          </table:table-cell>
          <table:table-cell office:value-type="float" office:value="0" calcext:value-type="float">
            <text:p>0,00000</text:p>
          </table:table-cell>
          <table:table-cell office:value-type="float" office:value="0.003315" calcext:value-type="float">
            <text:p>0,00332</text:p>
          </table:table-cell>
          <table:table-cell table:style-name="ce7" table:formula="of:=([.O7]/[.E7])*1000000" office:value-type="float" office:value="5.07656967840735" calcext:value-type="float">
            <text:p>5,08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,0</text:p>
          </table:table-cell>
          <table:table-cell office:value-type="float" office:value="39933.7" calcext:value-type="float">
            <text:p>39933,7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4.889976" calcext:value-type="float">
            <text:p>44,89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5.110024" calcext:value-type="float">
            <text:p>55,11</text:p>
          </table:table-cell>
          <table:table-cell office:value-type="float" office:value="4.790799" calcext:value-type="float">
            <text:p>4,79080</text:p>
          </table:table-cell>
          <table:table-cell office:value-type="float" office:value="0" calcext:value-type="float">
            <text:p>0,00000</text:p>
          </table:table-cell>
          <table:table-cell office:value-type="float" office:value="0.631196" calcext:value-type="float">
            <text:p>0,63120</text:p>
          </table:table-cell>
          <table:table-cell table:style-name="ce7" table:formula="of:=([.O8]/[.E8])*1000000" office:value-type="float" office:value="10.1604236756113" calcext:value-type="float">
            <text:p>10,16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,0</text:p>
          </table:table-cell>
          <table:table-cell office:value-type="float" office:value="235.6" calcext:value-type="float">
            <text:p>235,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2.222222" calcext:value-type="float">
            <text:p>22,22</text:p>
          </table:table-cell>
          <table:table-cell office:value-type="float" office:value="85.714286" calcext:value-type="float">
            <text:p>85,71</text:p>
          </table:table-cell>
          <table:table-cell office:value-type="float" office:value="14.285714" calcext:value-type="float">
            <text:p>14,29</text:p>
          </table:table-cell>
          <table:table-cell office:value-type="float" office:value="74.074074" calcext:value-type="float">
            <text:p>74,07</text:p>
          </table:table-cell>
          <table:table-cell office:value-type="float" office:value="0.007038" calcext:value-type="float">
            <text:p>0,00704</text:p>
          </table:table-cell>
          <table:table-cell office:value-type="float" office:value="0" calcext:value-type="float">
            <text:p>0,00000</text:p>
          </table:table-cell>
          <table:table-cell office:value-type="float" office:value="0.001274" calcext:value-type="float">
            <text:p>0,00127</text:p>
          </table:table-cell>
          <table:table-cell table:style-name="ce7" table:formula="of:=([.O9]/[.E9])*1000000" office:value-type="float" office:value="4.71851851851852" calcext:value-type="float">
            <text:p>4,72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,0</text:p>
          </table:table-cell>
          <table:table-cell office:value-type="float" office:value="273.4" calcext:value-type="float">
            <text:p>273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4.188034" calcext:value-type="float">
            <text:p>34,19</text:p>
          </table:table-cell>
          <table:table-cell office:value-type="float" office:value="98.360656" calcext:value-type="float">
            <text:p>98,36</text:p>
          </table:table-cell>
          <table:table-cell office:value-type="float" office:value="1.639344" calcext:value-type="float">
            <text:p>1,64</text:p>
          </table:table-cell>
          <table:table-cell office:value-type="float" office:value="65.242165" calcext:value-type="float">
            <text:p>65,24</text:p>
          </table:table-cell>
          <table:table-cell office:value-type="float" office:value="0.025075" calcext:value-type="float">
            <text:p>0,02508</text:p>
          </table:table-cell>
          <table:table-cell office:value-type="float" office:value="0" calcext:value-type="float">
            <text:p>0,00000</text:p>
          </table:table-cell>
          <table:table-cell office:value-type="float" office:value="0.026017" calcext:value-type="float">
            <text:p>0,02602</text:p>
          </table:table-cell>
          <table:table-cell table:style-name="ce7" table:formula="of:=([.O10]/[.E10])*1000000" office:value-type="float" office:value="74.1225071225071" calcext:value-type="float">
            <text:p>74,12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,0</text:p>
          </table:table-cell>
          <table:table-cell office:value-type="float" office:value="160.3" calcext:value-type="float">
            <text:p>160,3</text:p>
          </table:table-cell>
          <table:table-cell office:value-type="float" office:value="87.563588" calcext:value-type="float">
            <text:p>87,56</text:p>
          </table:table-cell>
          <table:table-cell office:value-type="float" office:value="12.436412" calcext:value-type="float">
            <text:p>12,44</text:p>
          </table:table-cell>
          <table:table-cell office:value-type="float" office:value="76.024096" calcext:value-type="float">
            <text:p>76,02</text:p>
          </table:table-cell>
          <table:table-cell office:value-type="float" office:value="82.161458" calcext:value-type="float">
            <text:p>82,16</text:p>
          </table:table-cell>
          <table:table-cell office:value-type="float" office:value="17.838542" calcext:value-type="float">
            <text:p>17,84</text:p>
          </table:table-cell>
          <table:table-cell office:value-type="float" office:value="7.46988" calcext:value-type="float">
            <text:p>7,47</text:p>
          </table:table-cell>
          <table:table-cell office:value-type="float" office:value="0.009488" calcext:value-type="float">
            <text:p>0,00949</text:p>
          </table:table-cell>
          <table:table-cell office:value-type="float" office:value="0" calcext:value-type="float">
            <text:p>0,00000</text:p>
          </table:table-cell>
          <table:table-cell office:value-type="float" office:value="0.001034" calcext:value-type="float">
            <text:p>0,00103</text:p>
          </table:table-cell>
          <table:table-cell table:style-name="ce7" table:formula="of:=([.O11]/[.E11])*1000000" office:value-type="float" office:value="1.24578313253012" calcext:value-type="float">
            <text:p>1,25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,0</text:p>
          </table:table-cell>
          <table:table-cell office:value-type="float" office:value="7739" calcext:value-type="float">
            <text:p>7739,0</text:p>
          </table:table-cell>
          <table:table-cell office:value-type="float" office:value="99.880721" calcext:value-type="float">
            <text:p>99,88</text:p>
          </table:table-cell>
          <table:table-cell office:value-type="float" office:value="0.119279" calcext:value-type="float">
            <text:p>0,12</text:p>
          </table:table-cell>
          <table:table-cell office:value-type="float" office:value="94.013828" calcext:value-type="float">
            <text:p>94,01</text:p>
          </table:table-cell>
          <table:table-cell office:value-type="float" office:value="98.91835" calcext:value-type="float">
            <text:p>98,92</text:p>
          </table:table-cell>
          <table:table-cell office:value-type="float" office:value="1.08165" calcext:value-type="float">
            <text:p>1,08</text:p>
          </table:table-cell>
          <table:table-cell office:value-type="float" office:value="4.958151" calcext:value-type="float">
            <text:p>4,96</text:p>
          </table:table-cell>
          <table:table-cell office:value-type="float" office:value="0.413495" calcext:value-type="float">
            <text:p>0,41350</text:p>
          </table:table-cell>
          <table:table-cell office:value-type="float" office:value="0" calcext:value-type="float">
            <text:p>0,00000</text:p>
          </table:table-cell>
          <table:table-cell office:value-type="float" office:value="0.221291" calcext:value-type="float">
            <text:p>0,22129</text:p>
          </table:table-cell>
          <table:table-cell table:style-name="ce7" table:formula="of:=([.O12]/[.E12])*1000000" office:value-type="float" office:value="20.1320050946143" calcext:value-type="float">
            <text:p>20,13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,0</text:p>
          </table:table-cell>
          <table:table-cell office:value-type="float" office:value="228.2" calcext:value-type="float">
            <text:p>228,2</text:p>
          </table:table-cell>
          <table:table-cell office:value-type="float" office:value="82.327905" calcext:value-type="float">
            <text:p>82,33</text:p>
          </table:table-cell>
          <table:table-cell office:value-type="float" office:value="17.672095" calcext:value-type="float">
            <text:p>17,67</text:p>
          </table:table-cell>
          <table:table-cell table:number-columns-repeated="2" office:value-type="float" office:value="81.476684" calcext:value-type="float">
            <text:p>81,48</text:p>
          </table:table-cell>
          <table:table-cell office:value-type="float" office:value="18.523316" calcext:value-type="float">
            <text:p>18,52</text:p>
          </table:table-cell>
          <table:table-cell office:value-type="float" office:value="0" calcext:value-type="float">
            <text:p>0,00</text:p>
          </table:table-cell>
          <table:table-cell office:value-type="float" office:value="0.068649" calcext:value-type="float">
            <text:p>0,06865</text:p>
          </table:table-cell>
          <table:table-cell office:value-type="float" office:value="0" calcext:value-type="float">
            <text:p>0,00000</text:p>
          </table:table-cell>
          <table:table-cell office:value-type="float" office:value="0.009207" calcext:value-type="float">
            <text:p>0,00921</text:p>
          </table:table-cell>
          <table:table-cell table:style-name="ce7" table:formula="of:=([.O13]/[.E13])*1000000" office:value-type="float" office:value="1.70373797187269" calcext:value-type="float">
            <text:p>1,7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,0</text:p>
          </table:table-cell>
          <table:table-cell office:value-type="float" office:value="5060.3" calcext:value-type="float">
            <text:p>5060,3</text:p>
          </table:table-cell>
          <table:table-cell office:value-type="float" office:value="99.367868" calcext:value-type="float">
            <text:p>99,37</text:p>
          </table:table-cell>
          <table:table-cell office:value-type="float" office:value="0.632132" calcext:value-type="float">
            <text:p>0,63</text:p>
          </table:table-cell>
          <table:table-cell office:value-type="float" office:value="54.608108" calcext:value-type="float">
            <text:p>54,61</text:p>
          </table:table-cell>
          <table:table-cell office:value-type="float" office:value="79.033835" calcext:value-type="float">
            <text:p>79,03</text:p>
          </table:table-cell>
          <table:table-cell office:value-type="float" office:value="20.966165" calcext:value-type="float">
            <text:p>20,97</text:p>
          </table:table-cell>
          <table:table-cell office:value-type="float" office:value="30.905405" calcext:value-type="float">
            <text:p>30,91</text:p>
          </table:table-cell>
          <table:table-cell office:value-type="float" office:value="0.355541" calcext:value-type="float">
            <text:p>0,35554</text:p>
          </table:table-cell>
          <table:table-cell office:value-type="float" office:value="0" calcext:value-type="float">
            <text:p>0,00000</text:p>
          </table:table-cell>
          <table:table-cell office:value-type="float" office:value="0.435862" calcext:value-type="float">
            <text:p>0,43586</text:p>
          </table:table-cell>
          <table:table-cell table:style-name="ce7" table:formula="of:=([.O14]/[.E14])*1000000" office:value-type="float" office:value="58.9002702702703" calcext:value-type="float">
            <text:p>58,9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,0</text:p>
          </table:table-cell>
          <table:table-cell office:value-type="float" office:value="354" calcext:value-type="float">
            <text:p>354,0</text:p>
          </table:table-cell>
          <table:table-cell office:value-type="float" office:value="96.945647" calcext:value-type="float">
            <text:p>96,95</text:p>
          </table:table-cell>
          <table:table-cell office:value-type="float" office:value="3.054353" calcext:value-type="float">
            <text:p>3,05</text:p>
          </table:table-cell>
          <table:table-cell office:value-type="float" office:value="60.38961" calcext:value-type="float">
            <text:p>60,39</text:p>
          </table:table-cell>
          <table:table-cell office:value-type="float" office:value="64.583333" calcext:value-type="float">
            <text:p>64,58</text:p>
          </table:table-cell>
          <table:table-cell office:value-type="float" office:value="35.416667" calcext:value-type="float">
            <text:p>35,42</text:p>
          </table:table-cell>
          <table:table-cell office:value-type="float" office:value="6.493506" calcext:value-type="float">
            <text:p>6,49</text:p>
          </table:table-cell>
          <table:table-cell office:value-type="float" office:value="0.009388" calcext:value-type="float">
            <text:p>0,00939</text:p>
          </table:table-cell>
          <table:table-cell office:value-type="float" office:value="0" calcext:value-type="float">
            <text:p>0,00000</text:p>
          </table:table-cell>
          <table:table-cell office:value-type="float" office:value="0.002081" calcext:value-type="float">
            <text:p>0,00208</text:p>
          </table:table-cell>
          <table:table-cell table:style-name="ce7" table:formula="of:=([.O15]/[.E15])*1000000" office:value-type="float" office:value="4.50432900432901" calcext:value-type="float">
            <text:p>4,5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,0</text:p>
          </table:table-cell>
          <table:table-cell office:value-type="float" office:value="6654.2" calcext:value-type="float">
            <text:p>6654,2</text:p>
          </table:table-cell>
          <table:table-cell office:value-type="float" office:value="99.986486" calcext:value-type="float">
            <text:p>99,99</text:p>
          </table:table-cell>
          <table:table-cell office:value-type="float" office:value="0.013514" calcext:value-type="float">
            <text:p>0,01</text:p>
          </table:table-cell>
          <table:table-cell office:value-type="float" office:value="34.135135" calcext:value-type="float">
            <text:p>34,14</text:p>
          </table:table-cell>
          <table:table-cell office:value-type="float" office:value="90.994236" calcext:value-type="float">
            <text:p>90,99</text:p>
          </table:table-cell>
          <table:table-cell office:value-type="float" office:value="9.005764" calcext:value-type="float">
            <text:p>9,01</text:p>
          </table:table-cell>
          <table:table-cell office:value-type="float" office:value="62.486486" calcext:value-type="float">
            <text:p>62,49</text:p>
          </table:table-cell>
          <table:table-cell office:value-type="float" office:value="0.351273" calcext:value-type="float">
            <text:p>0,35127</text:p>
          </table:table-cell>
          <table:table-cell office:value-type="float" office:value="0" calcext:value-type="float">
            <text:p>0,00000</text:p>
          </table:table-cell>
          <table:table-cell office:value-type="float" office:value="0.64091" calcext:value-type="float">
            <text:p>0,64091</text:p>
          </table:table-cell>
          <table:table-cell table:style-name="ce7" table:formula="of:=([.O16]/[.E16])*1000000" office:value-type="float" office:value="86.6094594594595" calcext:value-type="float">
            <text:p>86,61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,0</text:p>
          </table:table-cell>
          <table:table-cell office:value-type="float" office:value="712.7" calcext:value-type="float">
            <text:p>712,7</text:p>
          </table:table-cell>
          <table:table-cell office:value-type="float" office:value="98.712897" calcext:value-type="float">
            <text:p>98,71</text:p>
          </table:table-cell>
          <table:table-cell office:value-type="float" office:value="1.287103" calcext:value-type="float">
            <text:p>1,29</text:p>
          </table:table-cell>
          <table:table-cell office:value-type="float" office:value="52.364066" calcext:value-type="float">
            <text:p>52,36</text:p>
          </table:table-cell>
          <table:table-cell office:value-type="float" office:value="64.296081" calcext:value-type="float">
            <text:p>64,30</text:p>
          </table:table-cell>
          <table:table-cell office:value-type="float" office:value="35.703919" calcext:value-type="float">
            <text:p>35,70</text:p>
          </table:table-cell>
          <table:table-cell office:value-type="float" office:value="18.55792" calcext:value-type="float">
            <text:p>18,56</text:p>
          </table:table-cell>
          <table:table-cell office:value-type="float" office:value="0.038489" calcext:value-type="float">
            <text:p>0,03849</text:p>
          </table:table-cell>
          <table:table-cell office:value-type="float" office:value="0" calcext:value-type="float">
            <text:p>0,00000</text:p>
          </table:table-cell>
          <table:table-cell office:value-type="float" office:value="0.048508" calcext:value-type="float">
            <text:p>0,04851</text:p>
          </table:table-cell>
          <table:table-cell table:style-name="ce7" table:formula="of:=([.O17]/[.E17])*1000000" office:value-type="float" office:value="57.338061465721" calcext:value-type="float">
            <text:p>57,34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,0</text:p>
          </table:table-cell>
          <table:table-cell office:value-type="float" office:value="649.7" calcext:value-type="float">
            <text:p>649,7</text:p>
          </table:table-cell>
          <table:table-cell office:value-type="float" office:value="98.765432" calcext:value-type="float">
            <text:p>98,77</text:p>
          </table:table-cell>
          <table:table-cell office:value-type="float" office:value="1.234568" calcext:value-type="float">
            <text:p>1,23</text:p>
          </table:table-cell>
          <table:table-cell office:value-type="float" office:value="93.333333" calcext:value-type="float">
            <text:p>93,33</text:p>
          </table:table-cell>
          <table:table-cell office:value-type="float" office:value="93.617021" calcext:value-type="float">
            <text:p>93,62</text:p>
          </table:table-cell>
          <table:table-cell office:value-type="float" office:value="6.382979" calcext:value-type="float">
            <text:p>6,38</text:p>
          </table:table-cell>
          <table:table-cell office:value-type="float" office:value="0.30303" calcext:value-type="float">
            <text:p>0,30</text:p>
          </table:table-cell>
          <table:table-cell office:value-type="float" office:value="0.031766" calcext:value-type="float">
            <text:p>0,03177</text:p>
          </table:table-cell>
          <table:table-cell office:value-type="float" office:value="0" calcext:value-type="float">
            <text:p>0,00000</text:p>
          </table:table-cell>
          <table:table-cell office:value-type="float" office:value="0.007994" calcext:value-type="float">
            <text:p>0,00799</text:p>
          </table:table-cell>
          <table:table-cell table:style-name="ce7" table:formula="of:=([.O18]/[.E18])*1000000" office:value-type="float" office:value="8.07474747474747" calcext:value-type="float">
            <text:p>8,0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,0</text:p>
          </table:table-cell>
          <table:table-cell office:value-type="float" office:value="159.4" calcext:value-type="float">
            <text:p>159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8.426966" calcext:value-type="float">
            <text:p>58,43</text:p>
          </table:table-cell>
          <table:table-cell office:value-type="float" office:value="98.113208" calcext:value-type="float">
            <text:p>98,11</text:p>
          </table:table-cell>
          <table:table-cell office:value-type="float" office:value="1.886792" calcext:value-type="float">
            <text:p>1,89</text:p>
          </table:table-cell>
          <table:table-cell office:value-type="float" office:value="40.449438" calcext:value-type="float">
            <text:p>40,45</text:p>
          </table:table-cell>
          <table:table-cell office:value-type="float" office:value="0.006526" calcext:value-type="float">
            <text:p>0,00653</text:p>
          </table:table-cell>
          <table:table-cell office:value-type="float" office:value="0" calcext:value-type="float">
            <text:p>0,00000</text:p>
          </table:table-cell>
          <table:table-cell office:value-type="float" office:value="0.009847" calcext:value-type="float">
            <text:p>0,00985</text:p>
          </table:table-cell>
          <table:table-cell table:style-name="ce7" table:formula="of:=([.O19]/[.E19])*1000000" office:value-type="float" office:value="55.3202247191011" calcext:value-type="float">
            <text:p>55,32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,0</text:p>
          </table:table-cell>
          <table:table-cell office:value-type="float" office:value="771" calcext:value-type="float">
            <text:p>771,0</text:p>
          </table:table-cell>
          <table:table-cell office:value-type="float" office:value="84.497255" calcext:value-type="float">
            <text:p>84,50</text:p>
          </table:table-cell>
          <table:table-cell office:value-type="float" office:value="15.502745" calcext:value-type="float">
            <text:p>15,50</text:p>
          </table:table-cell>
          <table:table-cell office:value-type="float" office:value="57.786116" calcext:value-type="float">
            <text:p>57,79</text:p>
          </table:table-cell>
          <table:table-cell office:value-type="float" office:value="58.629442" calcext:value-type="float">
            <text:p>58,63</text:p>
          </table:table-cell>
          <table:table-cell office:value-type="float" office:value="41.370558" calcext:value-type="float">
            <text:p>41,37</text:p>
          </table:table-cell>
          <table:table-cell office:value-type="float" office:value="1.438399" calcext:value-type="float">
            <text:p>1,44</text:p>
          </table:table-cell>
          <table:table-cell office:value-type="float" office:value="0.04222" calcext:value-type="float">
            <text:p>0,04222</text:p>
          </table:table-cell>
          <table:table-cell office:value-type="float" office:value="0" calcext:value-type="float">
            <text:p>0,00000</text:p>
          </table:table-cell>
          <table:table-cell office:value-type="float" office:value="0.013808" calcext:value-type="float">
            <text:p>0,01381</text:p>
          </table:table-cell>
          <table:table-cell table:style-name="ce7" table:formula="of:=([.O20]/[.E20])*1000000" office:value-type="float" office:value="8.635397123202" calcext:value-type="float">
            <text:p>8,64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,0</text:p>
          </table:table-cell>
          <table:table-cell office:value-type="float" office:value="1086.8" calcext:value-type="float">
            <text:p>1086,8</text:p>
          </table:table-cell>
          <table:table-cell office:value-type="float" office:value="66.866295" calcext:value-type="float">
            <text:p>66,87</text:p>
          </table:table-cell>
          <table:table-cell office:value-type="float" office:value="33.133705" calcext:value-type="float">
            <text:p>33,13</text:p>
          </table:table-cell>
          <table:table-cell office:value-type="float" office:value="51.041241" calcext:value-type="float">
            <text:p>51,04</text:p>
          </table:table-cell>
          <table:table-cell office:value-type="float" office:value="51.145663" calcext:value-type="float">
            <text:p>51,15</text:p>
          </table:table-cell>
          <table:table-cell office:value-type="float" office:value="48.854337" calcext:value-type="float">
            <text:p>48,85</text:p>
          </table:table-cell>
          <table:table-cell office:value-type="float" office:value="0.204165" calcext:value-type="float">
            <text:p>0,20</text:p>
          </table:table-cell>
          <table:table-cell office:value-type="float" office:value="0.133197" calcext:value-type="float">
            <text:p>0,13320</text:p>
          </table:table-cell>
          <table:table-cell office:value-type="float" office:value="0" calcext:value-type="float">
            <text:p>0,00000</text:p>
          </table:table-cell>
          <table:table-cell office:value-type="float" office:value="0.03884" calcext:value-type="float">
            <text:p>0,03884</text:p>
          </table:table-cell>
          <table:table-cell table:style-name="ce7" table:formula="of:=([.O21]/[.E21])*1000000" office:value-type="float" office:value="7.92976725193957" calcext:value-type="float">
            <text:p>7,93</text:p>
          </table:table-cell>
        </table:table-row>
        <table:table-row table:style-name="ro1">
          <table:table-cell table:number-columns-repeated="4"/>
          <table:table-cell table:style-name="ce15" table:formula="of:=AVERAGE([.E2:.E21])" office:value-type="float" office:value="5312.6" calcext:value-type="float">
            <text:p>5312,6</text:p>
          </table:table-cell>
          <table:table-cell table:style-name="ce15" table:formula="of:=AVERAGE([.F2:.F21])" office:value-type="float" office:value="3293.475" calcext:value-type="float">
            <text:p>3293,5</text:p>
          </table:table-cell>
          <table:table-cell table:style-name="ce17" table:formula="of:=AVERAGE([.G2:.G21])" office:value-type="float" office:value="94.3201219" calcext:value-type="float">
            <text:p>94,32</text:p>
          </table:table-cell>
          <table:table-cell table:style-name="ce17" table:formula="of:=AVERAGE([.H2:.H21])" office:value-type="float" office:value="5.6798781" calcext:value-type="float">
            <text:p>5,68</text:p>
          </table:table-cell>
          <table:table-cell table:style-name="ce17" table:formula="of:=AVERAGE([.I2:.I21])" office:value-type="float" office:value="52.22482705" calcext:value-type="float">
            <text:p>52,22</text:p>
          </table:table-cell>
          <table:table-cell table:style-name="ce17" table:formula="of:=AVERAGE([.J2:.J21])" office:value-type="float" office:value="80.2917428" calcext:value-type="float">
            <text:p>80,29</text:p>
          </table:table-cell>
          <table:table-cell table:style-name="ce17" table:formula="of:=AVERAGE([.K2:.K21])" office:value-type="float" office:value="19.7082572" calcext:value-type="float">
            <text:p>19,71</text:p>
          </table:table-cell>
          <table:table-cell table:style-name="ce17" table:formula="of:=AVERAGE([.L2:.L21])" office:value-type="float" office:value="33.12146575" calcext:value-type="float">
            <text:p>33,12</text:p>
          </table:table-cell>
          <table:table-cell table:style-name="ce19" table:formula="of:=AVERAGE([.M2:.M21])" office:value-type="float" office:value="0.31822135" calcext:value-type="float">
            <text:p>0,31822</text:p>
          </table:table-cell>
          <table:table-cell table:style-name="ce19" table:formula="of:=AVERAGE([.N2:.N21])" office:value-type="float" office:value="0" calcext:value-type="float">
            <text:p>0,00000</text:p>
          </table:table-cell>
          <table:table-cell table:style-name="ce19" table:formula="of:=AVERAGE([.O2:.O21])" office:value-type="float" office:value="0.1070954" calcext:value-type="float">
            <text:p>0,10710</text:p>
          </table:table-cell>
          <table:table-cell table:style-name="ce17" table:formula="of:=([.O22]/[.E22])*1000000" office:value-type="float" office:value="20.1587546587358" calcext:value-type="float">
            <text:p>20,16</text:p>
          </table:table-cell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w3" table:style-name="ta1">
        <table:table-column table:style-name="co1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ce14"/>
        <table:table-column table:style-name="co6" table:default-cell-style-name="ce14"/>
        <table:table-column table:style-name="co18" table:default-cell-style-name="ce7"/>
        <table:table-column table:style-name="co19" table:number-columns-repeated="2" table:default-cell-style-name="ce7"/>
        <table:table-column table:style-name="co9" table:default-cell-style-name="ce7"/>
        <table:table-column table:style-name="co19" table:number-columns-repeated="2" table:default-cell-style-name="ce7"/>
        <table:table-column table:style-name="co2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7"/>
        <table:table-row table:style-name="ro1">
          <table:table-cell table:number-columns-repeated="4"/>
          <table:table-cell table:style-name="ce13" office:value-type="string" calcext:value-type="string">
            <text:p>Ejemplos</text:p>
          </table:table-cell>
          <table:table-cell table:style-name="ce13" office:value-type="string" calcext:value-type="string">
            <text:p>Patrones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Test</text:p>
          </table:table-cell>
          <table:table-cell table:style-name="ce16" office:value-type="string" calcext:value-type="string">
            <text:p>TestNC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%NC</text:p>
          </table:table-cell>
          <table:table-cell table:style-name="ce18" office:value-type="string" calcext:value-type="string">
            <text:p>T_Train</text:p>
          </table:table-cell>
          <table:table-cell table:style-name="ce18" office:value-type="string" calcext:value-type="string">
            <text:p>T_Inf_Train</text:p>
          </table:table-cell>
          <table:table-cell table:style-name="ce18" office:value-type="string" calcext:value-type="string">
            <text:p>T_CPU_Test</text:p>
          </table:table-cell>
          <table:table-cell table:style-name="ce16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,0</text:p>
          </table:table-cell>
          <table:table-cell office:value-type="float" office:value="498.9" calcext:value-type="float">
            <text:p>498,9</text:p>
          </table:table-cell>
          <table:table-cell office:value-type="float" office:value="96.988728" calcext:value-type="float">
            <text:p>96,99</text:p>
          </table:table-cell>
          <table:table-cell office:value-type="float" office:value="3.011272" calcext:value-type="float">
            <text:p>3,01</text:p>
          </table:table-cell>
          <table:table-cell office:value-type="float" office:value="54.202899" calcext:value-type="float">
            <text:p>54,20</text:p>
          </table:table-cell>
          <table:table-cell office:value-type="float" office:value="82.197802" calcext:value-type="float">
            <text:p>82,20</text:p>
          </table:table-cell>
          <table:table-cell office:value-type="float" office:value="17.802198" calcext:value-type="float">
            <text:p>17,80</text:p>
          </table:table-cell>
          <table:table-cell office:value-type="float" office:value="34.057971" calcext:value-type="float">
            <text:p>34,06</text:p>
          </table:table-cell>
          <table:table-cell office:value-type="float" office:value="0.021325" calcext:value-type="float">
            <text:p>0,02133</text:p>
          </table:table-cell>
          <table:table-cell office:value-type="float" office:value="0" calcext:value-type="float">
            <text:p>0,00000</text:p>
          </table:table-cell>
          <table:table-cell office:value-type="float" office:value="0.003525" calcext:value-type="float">
            <text:p>0,00353</text:p>
          </table:table-cell>
          <table:table-cell table:formula="of:=([.O2]/[.E2])*1000000" office:value-type="float" office:value="5.10869565217391" calcext:value-type="float">
            <text:p>5,11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,0</text:p>
          </table:table-cell>
          <table:table-cell office:value-type="float" office:value="124.3" calcext:value-type="float">
            <text:p>124,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0.251572" calcext:value-type="float">
            <text:p>40,25</text:p>
          </table:table-cell>
          <table:table-cell office:value-type="float" office:value="95.522388" calcext:value-type="float">
            <text:p>95,52</text:p>
          </table:table-cell>
          <table:table-cell office:value-type="float" office:value="4.477612" calcext:value-type="float">
            <text:p>4,48</text:p>
          </table:table-cell>
          <table:table-cell office:value-type="float" office:value="57.861635" calcext:value-type="float">
            <text:p>57,86</text:p>
          </table:table-cell>
          <table:table-cell office:value-type="float" office:value="0.008022" calcext:value-type="float">
            <text:p>0,00802</text:p>
          </table:table-cell>
          <table:table-cell office:value-type="float" office:value="0" calcext:value-type="float">
            <text:p>0,00000</text:p>
          </table:table-cell>
          <table:table-cell office:value-type="float" office:value="0.010371" calcext:value-type="float">
            <text:p>0,01037</text:p>
          </table:table-cell>
          <table:table-cell table:formula="of:=([.O3]/[.E3])*1000000" office:value-type="float" office:value="65.2264150943396" calcext:value-type="float">
            <text:p>65,23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,0</text:p>
          </table:table-cell>
          <table:table-cell office:value-type="float" office:value="326.1" calcext:value-type="float">
            <text:p>326,1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6.438356" calcext:value-type="float">
            <text:p>16,44</text:p>
          </table:table-cell>
          <table:table-cell office:value-type="float" office:value="68.965517" calcext:value-type="float">
            <text:p>68,97</text:p>
          </table:table-cell>
          <table:table-cell office:value-type="float" office:value="31.034483" calcext:value-type="float">
            <text:p>31,03</text:p>
          </table:table-cell>
          <table:table-cell office:value-type="float" office:value="76.164384" calcext:value-type="float">
            <text:p>76,16</text:p>
          </table:table-cell>
          <table:table-cell office:value-type="float" office:value="0.017075" calcext:value-type="float">
            <text:p>0,01708</text:p>
          </table:table-cell>
          <table:table-cell office:value-type="float" office:value="0" calcext:value-type="float">
            <text:p>0,00000</text:p>
          </table:table-cell>
          <table:table-cell office:value-type="float" office:value="0.029812" calcext:value-type="float">
            <text:p>0,02981</text:p>
          </table:table-cell>
          <table:table-cell table:formula="of:=([.O4]/[.E4])*1000000" office:value-type="float" office:value="81.6767123287671" calcext:value-type="float">
            <text:p>81,68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,0</text:p>
          </table:table-cell>
          <table:table-cell office:value-type="float" office:value="120.8" calcext:value-type="float">
            <text:p>120,8</text:p>
          </table:table-cell>
          <table:table-cell office:value-type="float" office:value="76.8438" calcext:value-type="float">
            <text:p>76,84</text:p>
          </table:table-cell>
          <table:table-cell office:value-type="float" office:value="23.1562" calcext:value-type="float">
            <text:p>23,16</text:p>
          </table:table-cell>
          <table:table-cell office:value-type="float" office:value="59.130435" calcext:value-type="float">
            <text:p>59,13</text:p>
          </table:table-cell>
          <table:table-cell office:value-type="float" office:value="60.895522" calcext:value-type="float">
            <text:p>60,90</text:p>
          </table:table-cell>
          <table:table-cell office:value-type="float" office:value="39.104478" calcext:value-type="float">
            <text:p>39,10</text:p>
          </table:table-cell>
          <table:table-cell office:value-type="float" office:value="2.898551" calcext:value-type="float">
            <text:p>2,90</text:p>
          </table:table-cell>
          <table:table-cell office:value-type="float" office:value="0.006305" calcext:value-type="float">
            <text:p>0,00631</text:p>
          </table:table-cell>
          <table:table-cell office:value-type="float" office:value="0" calcext:value-type="float">
            <text:p>0,00000</text:p>
          </table:table-cell>
          <table:table-cell office:value-type="float" office:value="0.000899" calcext:value-type="float">
            <text:p>0,00090</text:p>
          </table:table-cell>
          <table:table-cell table:formula="of:=([.O5]/[.E5])*1000000" office:value-type="float" office:value="2.60579710144928" calcext:value-type="float">
            <text:p>2,61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,0</text:p>
          </table:table-cell>
          <table:table-cell office:value-type="float" office:value="258.4" calcext:value-type="float">
            <text:p>258,4</text:p>
          </table:table-cell>
          <table:table-cell office:value-type="float" office:value="99.102132" calcext:value-type="float">
            <text:p>99,10</text:p>
          </table:table-cell>
          <table:table-cell office:value-type="float" office:value="0.897868" calcext:value-type="float">
            <text:p>0,90</text:p>
          </table:table-cell>
          <table:table-cell office:value-type="float" office:value="18.855219" calcext:value-type="float">
            <text:p>18,86</text:p>
          </table:table-cell>
          <table:table-cell office:value-type="float" office:value="65.882353" calcext:value-type="float">
            <text:p>65,88</text:p>
          </table:table-cell>
          <table:table-cell office:value-type="float" office:value="34.117647" calcext:value-type="float">
            <text:p>34,12</text:p>
          </table:table-cell>
          <table:table-cell office:value-type="float" office:value="71.380471" calcext:value-type="float">
            <text:p>71,38</text:p>
          </table:table-cell>
          <table:table-cell office:value-type="float" office:value="0.008668" calcext:value-type="float">
            <text:p>0,00867</text:p>
          </table:table-cell>
          <table:table-cell office:value-type="float" office:value="0" calcext:value-type="float">
            <text:p>0,00000</text:p>
          </table:table-cell>
          <table:table-cell office:value-type="float" office:value="0.001923" calcext:value-type="float">
            <text:p>0,00192</text:p>
          </table:table-cell>
          <table:table-cell table:formula="of:=([.O6]/[.E6])*1000000" office:value-type="float" office:value="6.47474747474747" calcext:value-type="float">
            <text:p>6,47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,0</text:p>
          </table:table-cell>
          <table:table-cell office:value-type="float" office:value="522.7" calcext:value-type="float">
            <text:p>522,7</text:p>
          </table:table-cell>
          <table:table-cell office:value-type="float" office:value="98.553684" calcext:value-type="float">
            <text:p>98,55</text:p>
          </table:table-cell>
          <table:table-cell office:value-type="float" office:value="1.446316" calcext:value-type="float">
            <text:p>1,45</text:p>
          </table:table-cell>
          <table:table-cell office:value-type="float" office:value="40.58193" calcext:value-type="float">
            <text:p>40,58</text:p>
          </table:table-cell>
          <table:table-cell office:value-type="float" office:value="85.209003" calcext:value-type="float">
            <text:p>85,21</text:p>
          </table:table-cell>
          <table:table-cell office:value-type="float" office:value="14.790997" calcext:value-type="float">
            <text:p>14,79</text:p>
          </table:table-cell>
          <table:table-cell office:value-type="float" office:value="52.37366" calcext:value-type="float">
            <text:p>52,37</text:p>
          </table:table-cell>
          <table:table-cell office:value-type="float" office:value="0.02091" calcext:value-type="float">
            <text:p>0,02091</text:p>
          </table:table-cell>
          <table:table-cell office:value-type="float" office:value="0" calcext:value-type="float">
            <text:p>0,00000</text:p>
          </table:table-cell>
          <table:table-cell office:value-type="float" office:value="0.003583" calcext:value-type="float">
            <text:p>0,00358</text:p>
          </table:table-cell>
          <table:table-cell table:formula="of:=([.O7]/[.E7])*1000000" office:value-type="float" office:value="5.48698315467075" calcext:value-type="float">
            <text:p>5,49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,0</text:p>
          </table:table-cell>
          <table:table-cell office:value-type="float" office:value="39933.7" calcext:value-type="float">
            <text:p>39933,7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4.889976" calcext:value-type="float">
            <text:p>44,89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5.110024" calcext:value-type="float">
            <text:p>55,11</text:p>
          </table:table-cell>
          <table:table-cell office:value-type="float" office:value="4.66454" calcext:value-type="float">
            <text:p>4,66454</text:p>
          </table:table-cell>
          <table:table-cell office:value-type="float" office:value="0" calcext:value-type="float">
            <text:p>0,00000</text:p>
          </table:table-cell>
          <table:table-cell office:value-type="float" office:value="0.631267" calcext:value-type="float">
            <text:p>0,63127</text:p>
          </table:table-cell>
          <table:table-cell table:formula="of:=([.O8]/[.E8])*1000000" office:value-type="float" office:value="10.1615665695475" calcext:value-type="float">
            <text:p>10,16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,0</text:p>
          </table:table-cell>
          <table:table-cell office:value-type="float" office:value="235.6" calcext:value-type="float">
            <text:p>235,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22.222222" calcext:value-type="float">
            <text:p>22,22</text:p>
          </table:table-cell>
          <table:table-cell office:value-type="float" office:value="85.714286" calcext:value-type="float">
            <text:p>85,71</text:p>
          </table:table-cell>
          <table:table-cell office:value-type="float" office:value="14.285714" calcext:value-type="float">
            <text:p>14,29</text:p>
          </table:table-cell>
          <table:table-cell office:value-type="float" office:value="74.074074" calcext:value-type="float">
            <text:p>74,07</text:p>
          </table:table-cell>
          <table:table-cell office:value-type="float" office:value="0.006351" calcext:value-type="float">
            <text:p>0,00635</text:p>
          </table:table-cell>
          <table:table-cell office:value-type="float" office:value="0" calcext:value-type="float">
            <text:p>0,00000</text:p>
          </table:table-cell>
          <table:table-cell office:value-type="float" office:value="0.001155" calcext:value-type="float">
            <text:p>0,00116</text:p>
          </table:table-cell>
          <table:table-cell table:formula="of:=([.O9]/[.E9])*1000000" office:value-type="float" office:value="4.27777777777778" calcext:value-type="float">
            <text:p>4,28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,0</text:p>
          </table:table-cell>
          <table:table-cell office:value-type="float" office:value="273.4" calcext:value-type="float">
            <text:p>273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4.188034" calcext:value-type="float">
            <text:p>34,19</text:p>
          </table:table-cell>
          <table:table-cell office:value-type="float" office:value="98.360656" calcext:value-type="float">
            <text:p>98,36</text:p>
          </table:table-cell>
          <table:table-cell office:value-type="float" office:value="1.639344" calcext:value-type="float">
            <text:p>1,64</text:p>
          </table:table-cell>
          <table:table-cell office:value-type="float" office:value="65.242165" calcext:value-type="float">
            <text:p>65,24</text:p>
          </table:table-cell>
          <table:table-cell office:value-type="float" office:value="0.025832" calcext:value-type="float">
            <text:p>0,02583</text:p>
          </table:table-cell>
          <table:table-cell office:value-type="float" office:value="0" calcext:value-type="float">
            <text:p>0,00000</text:p>
          </table:table-cell>
          <table:table-cell office:value-type="float" office:value="0.028521" calcext:value-type="float">
            <text:p>0,02852</text:p>
          </table:table-cell>
          <table:table-cell table:formula="of:=([.O10]/[.E10])*1000000" office:value-type="float" office:value="81.2564102564103" calcext:value-type="float">
            <text:p>81,26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,0</text:p>
          </table:table-cell>
          <table:table-cell office:value-type="float" office:value="160.3" calcext:value-type="float">
            <text:p>160,3</text:p>
          </table:table-cell>
          <table:table-cell office:value-type="float" office:value="87.563588" calcext:value-type="float">
            <text:p>87,56</text:p>
          </table:table-cell>
          <table:table-cell office:value-type="float" office:value="12.436412" calcext:value-type="float">
            <text:p>12,44</text:p>
          </table:table-cell>
          <table:table-cell office:value-type="float" office:value="75.662651" calcext:value-type="float">
            <text:p>75,66</text:p>
          </table:table-cell>
          <table:table-cell office:value-type="float" office:value="81.770833" calcext:value-type="float">
            <text:p>81,77</text:p>
          </table:table-cell>
          <table:table-cell office:value-type="float" office:value="18.229167" calcext:value-type="float">
            <text:p>18,23</text:p>
          </table:table-cell>
          <table:table-cell office:value-type="float" office:value="7.46988" calcext:value-type="float">
            <text:p>7,47</text:p>
          </table:table-cell>
          <table:table-cell office:value-type="float" office:value="0.010026" calcext:value-type="float">
            <text:p>0,01003</text:p>
          </table:table-cell>
          <table:table-cell office:value-type="float" office:value="0" calcext:value-type="float">
            <text:p>0,00000</text:p>
          </table:table-cell>
          <table:table-cell office:value-type="float" office:value="0.001146" calcext:value-type="float">
            <text:p>0,00115</text:p>
          </table:table-cell>
          <table:table-cell table:formula="of:=([.O11]/[.E11])*1000000" office:value-type="float" office:value="1.38072289156627" calcext:value-type="float">
            <text:p>1,38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,0</text:p>
          </table:table-cell>
          <table:table-cell office:value-type="float" office:value="7739" calcext:value-type="float">
            <text:p>7739,0</text:p>
          </table:table-cell>
          <table:table-cell office:value-type="float" office:value="99.880721" calcext:value-type="float">
            <text:p>99,88</text:p>
          </table:table-cell>
          <table:table-cell office:value-type="float" office:value="0.119279" calcext:value-type="float">
            <text:p>0,12</text:p>
          </table:table-cell>
          <table:table-cell office:value-type="float" office:value="94.032023" calcext:value-type="float">
            <text:p>94,03</text:p>
          </table:table-cell>
          <table:table-cell office:value-type="float" office:value="98.937494" calcext:value-type="float">
            <text:p>98,94</text:p>
          </table:table-cell>
          <table:table-cell office:value-type="float" office:value="1.062506" calcext:value-type="float">
            <text:p>1,06</text:p>
          </table:table-cell>
          <table:table-cell office:value-type="float" office:value="4.958151" calcext:value-type="float">
            <text:p>4,96</text:p>
          </table:table-cell>
          <table:table-cell office:value-type="float" office:value="0.404361" calcext:value-type="float">
            <text:p>0,40436</text:p>
          </table:table-cell>
          <table:table-cell office:value-type="float" office:value="0" calcext:value-type="float">
            <text:p>0,00000</text:p>
          </table:table-cell>
          <table:table-cell office:value-type="float" office:value="0.207783" calcext:value-type="float">
            <text:p>0,20778</text:p>
          </table:table-cell>
          <table:table-cell table:formula="of:=([.O12]/[.E12])*1000000" office:value-type="float" office:value="18.9031113537118" calcext:value-type="float">
            <text:p>18,9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,0</text:p>
          </table:table-cell>
          <table:table-cell office:value-type="float" office:value="228.2" calcext:value-type="float">
            <text:p>228,2</text:p>
          </table:table-cell>
          <table:table-cell office:value-type="float" office:value="82.327905" calcext:value-type="float">
            <text:p>82,33</text:p>
          </table:table-cell>
          <table:table-cell office:value-type="float" office:value="17.672095" calcext:value-type="float">
            <text:p>17,67</text:p>
          </table:table-cell>
          <table:table-cell table:number-columns-repeated="2" office:value-type="float" office:value="81.828275" calcext:value-type="float">
            <text:p>81,83</text:p>
          </table:table-cell>
          <table:table-cell office:value-type="float" office:value="18.171725" calcext:value-type="float">
            <text:p>18,17</text:p>
          </table:table-cell>
          <table:table-cell office:value-type="float" office:value="0" calcext:value-type="float">
            <text:p>0,00</text:p>
          </table:table-cell>
          <table:table-cell office:value-type="float" office:value="0.073216" calcext:value-type="float">
            <text:p>0,07322</text:p>
          </table:table-cell>
          <table:table-cell office:value-type="float" office:value="0" calcext:value-type="float">
            <text:p>0,00000</text:p>
          </table:table-cell>
          <table:table-cell office:value-type="float" office:value="0.009317" calcext:value-type="float">
            <text:p>0,00932</text:p>
          </table:table-cell>
          <table:table-cell table:formula="of:=([.O13]/[.E13])*1000000" office:value-type="float" office:value="1.7240932642487" calcext:value-type="float">
            <text:p>1,72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,0</text:p>
          </table:table-cell>
          <table:table-cell office:value-type="float" office:value="5060.3" calcext:value-type="float">
            <text:p>5060,3</text:p>
          </table:table-cell>
          <table:table-cell office:value-type="float" office:value="99.367868" calcext:value-type="float">
            <text:p>99,37</text:p>
          </table:table-cell>
          <table:table-cell office:value-type="float" office:value="0.632132" calcext:value-type="float">
            <text:p>0,63</text:p>
          </table:table-cell>
          <table:table-cell office:value-type="float" office:value="54.702703" calcext:value-type="float">
            <text:p>54,70</text:p>
          </table:table-cell>
          <table:table-cell office:value-type="float" office:value="79.170741" calcext:value-type="float">
            <text:p>79,17</text:p>
          </table:table-cell>
          <table:table-cell office:value-type="float" office:value="20.829259" calcext:value-type="float">
            <text:p>20,83</text:p>
          </table:table-cell>
          <table:table-cell office:value-type="float" office:value="30.905405" calcext:value-type="float">
            <text:p>30,91</text:p>
          </table:table-cell>
          <table:table-cell office:value-type="float" office:value="0.347984" calcext:value-type="float">
            <text:p>0,34798</text:p>
          </table:table-cell>
          <table:table-cell office:value-type="float" office:value="0" calcext:value-type="float">
            <text:p>0,00000</text:p>
          </table:table-cell>
          <table:table-cell office:value-type="float" office:value="0.407143" calcext:value-type="float">
            <text:p>0,40714</text:p>
          </table:table-cell>
          <table:table-cell table:formula="of:=([.O14]/[.E14])*1000000" office:value-type="float" office:value="55.0193243243243" calcext:value-type="float">
            <text:p>55,02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,0</text:p>
          </table:table-cell>
          <table:table-cell office:value-type="float" office:value="354" calcext:value-type="float">
            <text:p>354,0</text:p>
          </table:table-cell>
          <table:table-cell office:value-type="float" office:value="96.945647" calcext:value-type="float">
            <text:p>96,95</text:p>
          </table:table-cell>
          <table:table-cell office:value-type="float" office:value="3.054353" calcext:value-type="float">
            <text:p>3,05</text:p>
          </table:table-cell>
          <table:table-cell office:value-type="float" office:value="60.38961" calcext:value-type="float">
            <text:p>60,39</text:p>
          </table:table-cell>
          <table:table-cell office:value-type="float" office:value="64.583333" calcext:value-type="float">
            <text:p>64,58</text:p>
          </table:table-cell>
          <table:table-cell office:value-type="float" office:value="35.416667" calcext:value-type="float">
            <text:p>35,42</text:p>
          </table:table-cell>
          <table:table-cell office:value-type="float" office:value="6.493506" calcext:value-type="float">
            <text:p>6,49</text:p>
          </table:table-cell>
          <table:table-cell office:value-type="float" office:value="0.009735" calcext:value-type="float">
            <text:p>0,00974</text:p>
          </table:table-cell>
          <table:table-cell office:value-type="float" office:value="0" calcext:value-type="float">
            <text:p>0,00000</text:p>
          </table:table-cell>
          <table:table-cell office:value-type="float" office:value="0.002184" calcext:value-type="float">
            <text:p>0,00218</text:p>
          </table:table-cell>
          <table:table-cell table:formula="of:=([.O15]/[.E15])*1000000" office:value-type="float" office:value="4.72727272727273" calcext:value-type="float">
            <text:p>4,73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,0</text:p>
          </table:table-cell>
          <table:table-cell office:value-type="float" office:value="6654.2" calcext:value-type="float">
            <text:p>6654,2</text:p>
          </table:table-cell>
          <table:table-cell office:value-type="float" office:value="99.986486" calcext:value-type="float">
            <text:p>99,99</text:p>
          </table:table-cell>
          <table:table-cell office:value-type="float" office:value="0.013514" calcext:value-type="float">
            <text:p>0,01</text:p>
          </table:table-cell>
          <table:table-cell office:value-type="float" office:value="34.135135" calcext:value-type="float">
            <text:p>34,14</text:p>
          </table:table-cell>
          <table:table-cell office:value-type="float" office:value="90.994236" calcext:value-type="float">
            <text:p>90,99</text:p>
          </table:table-cell>
          <table:table-cell office:value-type="float" office:value="9.005764" calcext:value-type="float">
            <text:p>9,01</text:p>
          </table:table-cell>
          <table:table-cell office:value-type="float" office:value="62.486486" calcext:value-type="float">
            <text:p>62,49</text:p>
          </table:table-cell>
          <table:table-cell office:value-type="float" office:value="0.353396" calcext:value-type="float">
            <text:p>0,35340</text:p>
          </table:table-cell>
          <table:table-cell office:value-type="float" office:value="0" calcext:value-type="float">
            <text:p>0,00000</text:p>
          </table:table-cell>
          <table:table-cell office:value-type="float" office:value="0.593073" calcext:value-type="float">
            <text:p>0,59307</text:p>
          </table:table-cell>
          <table:table-cell table:formula="of:=([.O16]/[.E16])*1000000" office:value-type="float" office:value="80.145" calcext:value-type="float">
            <text:p>80,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,0</text:p>
          </table:table-cell>
          <table:table-cell office:value-type="float" office:value="712.7" calcext:value-type="float">
            <text:p>712,7</text:p>
          </table:table-cell>
          <table:table-cell office:value-type="float" office:value="98.712897" calcext:value-type="float">
            <text:p>98,71</text:p>
          </table:table-cell>
          <table:table-cell office:value-type="float" office:value="1.287103" calcext:value-type="float">
            <text:p>1,29</text:p>
          </table:table-cell>
          <table:table-cell office:value-type="float" office:value="52.12766" calcext:value-type="float">
            <text:p>52,13</text:p>
          </table:table-cell>
          <table:table-cell office:value-type="float" office:value="64.005806" calcext:value-type="float">
            <text:p>64,01</text:p>
          </table:table-cell>
          <table:table-cell office:value-type="float" office:value="35.994194" calcext:value-type="float">
            <text:p>35,99</text:p>
          </table:table-cell>
          <table:table-cell office:value-type="float" office:value="18.55792" calcext:value-type="float">
            <text:p>18,56</text:p>
          </table:table-cell>
          <table:table-cell office:value-type="float" office:value="0.040131" calcext:value-type="float">
            <text:p>0,04013</text:p>
          </table:table-cell>
          <table:table-cell office:value-type="float" office:value="0" calcext:value-type="float">
            <text:p>0,00000</text:p>
          </table:table-cell>
          <table:table-cell office:value-type="float" office:value="0.047977" calcext:value-type="float">
            <text:p>0,04798</text:p>
          </table:table-cell>
          <table:table-cell table:formula="of:=([.O17]/[.E17])*1000000" office:value-type="float" office:value="56.710401891253" calcext:value-type="float">
            <text:p>56,71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,0</text:p>
          </table:table-cell>
          <table:table-cell office:value-type="float" office:value="649.7" calcext:value-type="float">
            <text:p>649,7</text:p>
          </table:table-cell>
          <table:table-cell office:value-type="float" office:value="98.765432" calcext:value-type="float">
            <text:p>98,77</text:p>
          </table:table-cell>
          <table:table-cell office:value-type="float" office:value="1.234568" calcext:value-type="float">
            <text:p>1,23</text:p>
          </table:table-cell>
          <table:table-cell office:value-type="float" office:value="93.535354" calcext:value-type="float">
            <text:p>93,54</text:p>
          </table:table-cell>
          <table:table-cell office:value-type="float" office:value="93.819656" calcext:value-type="float">
            <text:p>93,82</text:p>
          </table:table-cell>
          <table:table-cell office:value-type="float" office:value="6.180344" calcext:value-type="float">
            <text:p>6,18</text:p>
          </table:table-cell>
          <table:table-cell office:value-type="float" office:value="0.30303" calcext:value-type="float">
            <text:p>0,30</text:p>
          </table:table-cell>
          <table:table-cell office:value-type="float" office:value="0.028196" calcext:value-type="float">
            <text:p>0,02820</text:p>
          </table:table-cell>
          <table:table-cell office:value-type="float" office:value="0" calcext:value-type="float">
            <text:p>0,00000</text:p>
          </table:table-cell>
          <table:table-cell office:value-type="float" office:value="0.006738" calcext:value-type="float">
            <text:p>0,00674</text:p>
          </table:table-cell>
          <table:table-cell table:formula="of:=([.O18]/[.E18])*1000000" office:value-type="float" office:value="6.80606060606061" calcext:value-type="float">
            <text:p>6,81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,0</text:p>
          </table:table-cell>
          <table:table-cell office:value-type="float" office:value="159.4" calcext:value-type="float">
            <text:p>159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8.426966" calcext:value-type="float">
            <text:p>58,43</text:p>
          </table:table-cell>
          <table:table-cell office:value-type="float" office:value="98.113208" calcext:value-type="float">
            <text:p>98,11</text:p>
          </table:table-cell>
          <table:table-cell office:value-type="float" office:value="1.886792" calcext:value-type="float">
            <text:p>1,89</text:p>
          </table:table-cell>
          <table:table-cell office:value-type="float" office:value="40.449438" calcext:value-type="float">
            <text:p>40,45</text:p>
          </table:table-cell>
          <table:table-cell office:value-type="float" office:value="0.006211" calcext:value-type="float">
            <text:p>0,00621</text:p>
          </table:table-cell>
          <table:table-cell office:value-type="float" office:value="0" calcext:value-type="float">
            <text:p>0,00000</text:p>
          </table:table-cell>
          <table:table-cell office:value-type="float" office:value="0.009209" calcext:value-type="float">
            <text:p>0,00921</text:p>
          </table:table-cell>
          <table:table-cell table:formula="of:=([.O19]/[.E19])*1000000" office:value-type="float" office:value="51.7359550561798" calcext:value-type="float">
            <text:p>51,74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,0</text:p>
          </table:table-cell>
          <table:table-cell office:value-type="float" office:value="771" calcext:value-type="float">
            <text:p>771,0</text:p>
          </table:table-cell>
          <table:table-cell office:value-type="float" office:value="84.497255" calcext:value-type="float">
            <text:p>84,50</text:p>
          </table:table-cell>
          <table:table-cell office:value-type="float" office:value="15.502745" calcext:value-type="float">
            <text:p>15,50</text:p>
          </table:table-cell>
          <table:table-cell office:value-type="float" office:value="57.53596" calcext:value-type="float">
            <text:p>57,54</text:p>
          </table:table-cell>
          <table:table-cell office:value-type="float" office:value="58.375635" calcext:value-type="float">
            <text:p>58,38</text:p>
          </table:table-cell>
          <table:table-cell office:value-type="float" office:value="41.624365" calcext:value-type="float">
            <text:p>41,62</text:p>
          </table:table-cell>
          <table:table-cell office:value-type="float" office:value="1.438399" calcext:value-type="float">
            <text:p>1,44</text:p>
          </table:table-cell>
          <table:table-cell office:value-type="float" office:value="0.044747" calcext:value-type="float">
            <text:p>0,04475</text:p>
          </table:table-cell>
          <table:table-cell office:value-type="float" office:value="0" calcext:value-type="float">
            <text:p>0,00000</text:p>
          </table:table-cell>
          <table:table-cell office:value-type="float" office:value="0.014198" calcext:value-type="float">
            <text:p>0,01420</text:p>
          </table:table-cell>
          <table:table-cell table:formula="of:=([.O20]/[.E20])*1000000" office:value-type="float" office:value="8.87929956222639" calcext:value-type="float">
            <text:p>8,88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,0</text:p>
          </table:table-cell>
          <table:table-cell office:value-type="float" office:value="1086.8" calcext:value-type="float">
            <text:p>1086,8</text:p>
          </table:table-cell>
          <table:table-cell office:value-type="float" office:value="66.866295" calcext:value-type="float">
            <text:p>66,87</text:p>
          </table:table-cell>
          <table:table-cell office:value-type="float" office:value="33.133705" calcext:value-type="float">
            <text:p>33,13</text:p>
          </table:table-cell>
          <table:table-cell office:value-type="float" office:value="51.919151" calcext:value-type="float">
            <text:p>51,92</text:p>
          </table:table-cell>
          <table:table-cell office:value-type="float" office:value="52.025368" calcext:value-type="float">
            <text:p>52,03</text:p>
          </table:table-cell>
          <table:table-cell office:value-type="float" office:value="47.974632" calcext:value-type="float">
            <text:p>47,97</text:p>
          </table:table-cell>
          <table:table-cell office:value-type="float" office:value="0.204165" calcext:value-type="float">
            <text:p>0,20</text:p>
          </table:table-cell>
          <table:table-cell office:value-type="float" office:value="0.116583" calcext:value-type="float">
            <text:p>0,11658</text:p>
          </table:table-cell>
          <table:table-cell office:value-type="float" office:value="0" calcext:value-type="float">
            <text:p>0,00000</text:p>
          </table:table-cell>
          <table:table-cell office:value-type="float" office:value="0.035708" calcext:value-type="float">
            <text:p>0,03571</text:p>
          </table:table-cell>
          <table:table-cell table:formula="of:=([.O21]/[.E21])*1000000" office:value-type="float" office:value="7.29032258064516" calcext:value-type="float">
            <text:p>7,29</text:p>
          </table:table-cell>
        </table:table-row>
        <table:table-row table:style-name="ro1">
          <table:table-cell table:number-columns-repeated="4"/>
          <table:table-cell table:style-name="ce15" table:formula="of:=AVERAGE([.E2:.E21])" office:value-type="float" office:value="5312.6" calcext:value-type="float">
            <text:p>5312,6</text:p>
          </table:table-cell>
          <table:table-cell table:style-name="ce15" table:formula="of:=AVERAGE([.F2:.F21])" office:value-type="float" office:value="3293.475" calcext:value-type="float">
            <text:p>3293,5</text:p>
          </table:table-cell>
          <table:table-cell table:style-name="ce17" table:formula="of:=AVERAGE([.G2:.G21])" office:value-type="float" office:value="94.3201219" calcext:value-type="float">
            <text:p>94,32</text:p>
          </table:table-cell>
          <table:table-cell table:style-name="ce17" table:formula="of:=AVERAGE([.H2:.H21])" office:value-type="float" office:value="5.6798781" calcext:value-type="float">
            <text:p>5,68</text:p>
          </table:table-cell>
          <table:table-cell table:style-name="ce17" table:formula="of:=AVERAGE([.I2:.I21])" office:value-type="float" office:value="52.25280655" calcext:value-type="float">
            <text:p>52,25</text:p>
          </table:table-cell>
          <table:table-cell table:style-name="ce17" table:formula="of:=AVERAGE([.J2:.J21])" office:value-type="float" office:value="80.3186056" calcext:value-type="float">
            <text:p>80,32</text:p>
          </table:table-cell>
          <table:table-cell table:style-name="ce17" table:formula="of:=AVERAGE([.K2:.K21])" office:value-type="float" office:value="19.6813944" calcext:value-type="float">
            <text:p>19,68</text:p>
          </table:table-cell>
          <table:table-cell table:style-name="ce17" table:formula="of:=AVERAGE([.L2:.L21])" office:value-type="float" office:value="33.12146575" calcext:value-type="float">
            <text:p>33,12</text:p>
          </table:table-cell>
          <table:table-cell table:style-name="ce19" table:formula="of:=AVERAGE([.M2:.M21])" office:value-type="float" office:value="0.3106807" calcext:value-type="float">
            <text:p>0,31068</text:p>
          </table:table-cell>
          <table:table-cell table:style-name="ce19" table:formula="of:=AVERAGE([.N2:.N21])" office:value-type="float" office:value="0" calcext:value-type="float">
            <text:p>0,00000</text:p>
          </table:table-cell>
          <table:table-cell table:style-name="ce19" table:formula="of:=AVERAGE([.O2:.O21])" office:value-type="float" office:value="0.1022766" calcext:value-type="float">
            <text:p>0,10228</text:p>
          </table:table-cell>
          <table:table-cell table:style-name="ce17" table:formula="of:=([.O22]/[.E22])*1000000" office:value-type="float" office:value="19.2517034973459" calcext:value-type="float">
            <text:p>19,25</text:p>
          </table:table-cell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w0tm100" table:style-name="ta1">
        <table:table-column table:style-name="co15" table:number-columns-repeated="16" table:default-cell-style-name="Default"/>
        <table:table-row table:style-name="ro1">
          <table:table-cell table:number-columns-repeated="4"/>
          <table:table-cell table:style-name="ce13" office:value-type="string" calcext:value-type="string">
            <text:p>Ejemplos</text:p>
          </table:table-cell>
          <table:table-cell table:style-name="ce13" office:value-type="string" calcext:value-type="string">
            <text:p>Patrones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Test</text:p>
          </table:table-cell>
          <table:table-cell table:style-name="ce16" office:value-type="string" calcext:value-type="string">
            <text:p>TestNC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%NC</text:p>
          </table:table-cell>
          <table:table-cell table:style-name="ce18" office:value-type="string" calcext:value-type="string">
            <text:p>T_Train</text:p>
          </table:table-cell>
          <table:table-cell table:style-name="ce18" office:value-type="string" calcext:value-type="string">
            <text:p>T_Inf_Train</text:p>
          </table:table-cell>
          <table:table-cell table:style-name="ce18" office:value-type="string" calcext:value-type="string">
            <text:p>T_CPU_Test</text:p>
          </table:table-cell>
          <table:table-cell table:style-name="ce16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17684.6" calcext:value-type="float">
            <text:p>17684,6</text:p>
          </table:table-cell>
          <table:table-cell office:value-type="float" office:value="93.355374" calcext:value-type="float">
            <text:p>93,355374</text:p>
          </table:table-cell>
          <table:table-cell office:value-type="float" office:value="6.644626" calcext:value-type="float">
            <text:p>6,644626</text:p>
          </table:table-cell>
          <table:table-cell office:value-type="float" office:value="67.536232" calcext:value-type="float">
            <text:p>67,536232</text:p>
          </table:table-cell>
          <table:table-cell office:value-type="float" office:value="83.512545" calcext:value-type="float">
            <text:p>83,512545</text:p>
          </table:table-cell>
          <table:table-cell office:value-type="float" office:value="16.487455" calcext:value-type="float">
            <text:p>16,487455</text:p>
          </table:table-cell>
          <table:table-cell office:value-type="float" office:value="19.130435" calcext:value-type="float">
            <text:p>19,130435</text:p>
          </table:table-cell>
          <table:table-cell office:value-type="float" office:value="0.145382" calcext:value-type="float">
            <text:p>0,145382</text:p>
          </table:table-cell>
          <table:table-cell office:value-type="float" office:value="0" calcext:value-type="float">
            <text:p>0</text:p>
          </table:table-cell>
          <table:table-cell office:value-type="float" office:value="0.003764" calcext:value-type="float">
            <text:p>0,003764</text:p>
          </table:table-cell>
          <table:table-cell/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2154.6" calcext:value-type="float">
            <text:p>12154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396226" calcext:value-type="float">
            <text:p>43,396226</text:p>
          </table:table-cell>
          <table:table-cell office:value-type="float" office:value="97.183099" calcext:value-type="float">
            <text:p>97,183099</text:p>
          </table:table-cell>
          <table:table-cell office:value-type="float" office:value="2.816901" calcext:value-type="float">
            <text:p>2,816901</text:p>
          </table:table-cell>
          <table:table-cell office:value-type="float" office:value="55.345912" calcext:value-type="float">
            <text:p>55,345912</text:p>
          </table:table-cell>
          <table:table-cell office:value-type="float" office:value="0.088574" calcext:value-type="float">
            <text:p>0,088574</text:p>
          </table:table-cell>
          <table:table-cell office:value-type="float" office:value="0" calcext:value-type="float">
            <text:p>0</text:p>
          </table:table-cell>
          <table:table-cell office:value-type="float" office:value="0.012277" calcext:value-type="float">
            <text:p>0,012277</text:p>
          </table:table-cell>
          <table:table-cell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32249.9" calcext:value-type="float">
            <text:p>32249,9</text:p>
          </table:table-cell>
          <table:table-cell office:value-type="float" office:value="99.536073" calcext:value-type="float">
            <text:p>99,536073</text:p>
          </table:table-cell>
          <table:table-cell office:value-type="float" office:value="0.463927" calcext:value-type="float">
            <text:p>0,463927</text:p>
          </table:table-cell>
          <table:table-cell office:value-type="float" office:value="31.780822" calcext:value-type="float">
            <text:p>31,780822</text:p>
          </table:table-cell>
          <table:table-cell office:value-type="float" office:value="61.375661" calcext:value-type="float">
            <text:p>61,375661</text:p>
          </table:table-cell>
          <table:table-cell office:value-type="float" office:value="38.624339" calcext:value-type="float">
            <text:p>38,624339</text:p>
          </table:table-cell>
          <table:table-cell office:value-type="float" office:value="48.219178" calcext:value-type="float">
            <text:p>48,219178</text:p>
          </table:table-cell>
          <table:table-cell office:value-type="float" office:value="0.177927" calcext:value-type="float">
            <text:p>0,177927</text:p>
          </table:table-cell>
          <table:table-cell office:value-type="float" office:value="0" calcext:value-type="float">
            <text:p>0</text:p>
          </table:table-cell>
          <table:table-cell office:value-type="float" office:value="0.029421" calcext:value-type="float">
            <text:p>0,029421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810.7" calcext:value-type="float">
            <text:p>1810,7</text:p>
          </table:table-cell>
          <table:table-cell office:value-type="float" office:value="59.236881" calcext:value-type="float">
            <text:p>59,236881</text:p>
          </table:table-cell>
          <table:table-cell office:value-type="float" office:value="40.763119" calcext:value-type="float">
            <text:p>40,763119</text:p>
          </table:table-cell>
          <table:table-cell office:value-type="float" office:value="60.289855" calcext:value-type="float">
            <text:p>60,289855</text:p>
          </table:table-cell>
          <table:table-cell office:value-type="float" office:value="60.641399" calcext:value-type="float">
            <text:p>60,641399</text:p>
          </table:table-cell>
          <table:table-cell office:value-type="float" office:value="39.358601" calcext:value-type="float">
            <text:p>39,358601</text:p>
          </table:table-cell>
          <table:table-cell office:value-type="float" office:value="0.57971" calcext:value-type="float">
            <text:p>0,57971</text:p>
          </table:table-cell>
          <table:table-cell office:value-type="float" office:value="0.03099" calcext:value-type="float">
            <text:p>0,03099</text:p>
          </table:table-cell>
          <table:table-cell office:value-type="float" office:value="0" calcext:value-type="float">
            <text:p>0</text:p>
          </table:table-cell>
          <table:table-cell office:value-type="float" office:value="0.000744" calcext:value-type="float">
            <text:p>0,000744</text:p>
          </table:table-cell>
          <table:table-cell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10901.7" calcext:value-type="float">
            <text:p>10901,7</text:p>
          </table:table-cell>
          <table:table-cell office:value-type="float" office:value="95.87276" calcext:value-type="float">
            <text:p>95,87276</text:p>
          </table:table-cell>
          <table:table-cell office:value-type="float" office:value="4.12724" calcext:value-type="float">
            <text:p>4,12724</text:p>
          </table:table-cell>
          <table:table-cell office:value-type="float" office:value="32.659933" calcext:value-type="float">
            <text:p>32,659933</text:p>
          </table:table-cell>
          <table:table-cell office:value-type="float" office:value="64.666667" calcext:value-type="float">
            <text:p>64,666667</text:p>
          </table:table-cell>
          <table:table-cell office:value-type="float" office:value="35.333333" calcext:value-type="float">
            <text:p>35,333333</text:p>
          </table:table-cell>
          <table:table-cell office:value-type="float" office:value="49.494949" calcext:value-type="float">
            <text:p>49,494949</text:p>
          </table:table-cell>
          <table:table-cell office:value-type="float" office:value="0.079256" calcext:value-type="float">
            <text:p>0,079256</text:p>
          </table:table-cell>
          <table:table-cell office:value-type="float" office:value="0" calcext:value-type="float">
            <text:p>0</text:p>
          </table:table-cell>
          <table:table-cell office:value-type="float" office:value="0.001959" calcext:value-type="float">
            <text:p>0,001959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13716.5" calcext:value-type="float">
            <text:p>13716,5</text:p>
          </table:table-cell>
          <table:table-cell office:value-type="float" office:value="96.301447" calcext:value-type="float">
            <text:p>96,301447</text:p>
          </table:table-cell>
          <table:table-cell office:value-type="float" office:value="3.698553" calcext:value-type="float">
            <text:p>3,698553</text:p>
          </table:table-cell>
          <table:table-cell office:value-type="float" office:value="51.914242" calcext:value-type="float">
            <text:p>51,914242</text:p>
          </table:table-cell>
          <table:table-cell office:value-type="float" office:value="85.390428" calcext:value-type="float">
            <text:p>85,390428</text:p>
          </table:table-cell>
          <table:table-cell office:value-type="float" office:value="14.609572" calcext:value-type="float">
            <text:p>14,609572</text:p>
          </table:table-cell>
          <table:table-cell office:value-type="float" office:value="39.203675" calcext:value-type="float">
            <text:p>39,203675</text:p>
          </table:table-cell>
          <table:table-cell office:value-type="float" office:value="0.104226" calcext:value-type="float">
            <text:p>0,104226</text:p>
          </table:table-cell>
          <table:table-cell office:value-type="float" office:value="0" calcext:value-type="float">
            <text:p>0</text:p>
          </table:table-cell>
          <table:table-cell office:value-type="float" office:value="0.003908" calcext:value-type="float">
            <text:p>0,003908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78340.7" calcext:value-type="float">
            <text:p>178340,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360511" calcext:value-type="float">
            <text:p>48,3605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639489" calcext:value-type="float">
            <text:p>51,639489</text:p>
          </table:table-cell>
          <table:table-cell office:value-type="float" office:value="7.626837" calcext:value-type="float">
            <text:p>7,626837</text:p>
          </table:table-cell>
          <table:table-cell office:value-type="float" office:value="0" calcext:value-type="float">
            <text:p>0</text:p>
          </table:table-cell>
          <table:table-cell office:value-type="float" office:value="0.650662" calcext:value-type="float">
            <text:p>0,650662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5666.8" calcext:value-type="float">
            <text:p>5666,8</text:p>
          </table:table-cell>
          <table:table-cell office:value-type="float" office:value="99.075696" calcext:value-type="float">
            <text:p>99,075696</text:p>
          </table:table-cell>
          <table:table-cell office:value-type="float" office:value="0.924304" calcext:value-type="float">
            <text:p>0,924304</text:p>
          </table:table-cell>
          <table:table-cell office:value-type="float" office:value="38.148148" calcext:value-type="float">
            <text:p>38,148148</text:p>
          </table:table-cell>
          <table:table-cell office:value-type="float" office:value="89.565217" calcext:value-type="float">
            <text:p>89,565217</text:p>
          </table:table-cell>
          <table:table-cell office:value-type="float" office:value="10.434783" calcext:value-type="float">
            <text:p>10,434783</text:p>
          </table:table-cell>
          <table:table-cell office:value-type="float" office:value="57.407407" calcext:value-type="float">
            <text:p>57,407407</text:p>
          </table:table-cell>
          <table:table-cell office:value-type="float" office:value="0.044176" calcext:value-type="float">
            <text:p>0,044176</text:p>
          </table:table-cell>
          <table:table-cell office:value-type="float" office:value="0" calcext:value-type="float">
            <text:p>0</text:p>
          </table:table-cell>
          <table:table-cell office:value-type="float" office:value="0.001452" calcext:value-type="float">
            <text:p>0,001452</text:p>
          </table:table-cell>
          <table:table-cell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3632.5" calcext:value-type="float">
            <text:p>23632,5</text:p>
          </table:table-cell>
          <table:table-cell office:value-type="float" office:value="99.952394" calcext:value-type="float">
            <text:p>99,952394</text:p>
          </table:table-cell>
          <table:table-cell office:value-type="float" office:value="0.047606" calcext:value-type="float">
            <text:p>0,047606</text:p>
          </table:table-cell>
          <table:table-cell office:value-type="float" office:value="39.316239" calcext:value-type="float">
            <text:p>39,316239</text:p>
          </table:table-cell>
          <table:table-cell office:value-type="float" office:value="98.571429" calcext:value-type="float">
            <text:p>98,571429</text:p>
          </table:table-cell>
          <table:table-cell office:value-type="float" office:value="1.428571" calcext:value-type="float">
            <text:p>1,428571</text:p>
          </table:table-cell>
          <table:table-cell office:value-type="float" office:value="60.11396" calcext:value-type="float">
            <text:p>60,11396</text:p>
          </table:table-cell>
          <table:table-cell office:value-type="float" office:value="0.164032" calcext:value-type="float">
            <text:p>0,164032</text:p>
          </table:table-cell>
          <table:table-cell office:value-type="float" office:value="0" calcext:value-type="float">
            <text:p>0</text:p>
          </table:table-cell>
          <table:table-cell office:value-type="float" office:value="0.035265" calcext:value-type="float">
            <text:p>0,035265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237" calcext:value-type="float">
            <text:p>237</text:p>
          </table:table-cell>
          <table:table-cell office:value-type="float" office:value="86.647592" calcext:value-type="float">
            <text:p>86,647592</text:p>
          </table:table-cell>
          <table:table-cell office:value-type="float" office:value="13.352408" calcext:value-type="float">
            <text:p>13,352408</text:p>
          </table:table-cell>
          <table:table-cell office:value-type="float" office:value="77.46988" calcext:value-type="float">
            <text:p>77,46988</text:p>
          </table:table-cell>
          <table:table-cell office:value-type="float" office:value="81.910828" calcext:value-type="float">
            <text:p>81,910828</text:p>
          </table:table-cell>
          <table:table-cell office:value-type="float" office:value="18.089172" calcext:value-type="float">
            <text:p>18,089172</text:p>
          </table:table-cell>
          <table:table-cell office:value-type="float" office:value="5.421687" calcext:value-type="float">
            <text:p>5,421687</text:p>
          </table:table-cell>
          <table:table-cell office:value-type="float" office:value="0.010456" calcext:value-type="float">
            <text:p>0,010456</text:p>
          </table:table-cell>
          <table:table-cell office:value-type="float" office:value="0" calcext:value-type="float">
            <text:p>0</text:p>
          </table:table-cell>
          <table:table-cell office:value-type="float" office:value="0.001016" calcext:value-type="float">
            <text:p>0,001016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573081.9" calcext:value-type="float">
            <text:p>573081,9</text:p>
          </table:table-cell>
          <table:table-cell office:value-type="float" office:value="99.393967" calcext:value-type="float">
            <text:p>99,393967</text:p>
          </table:table-cell>
          <table:table-cell office:value-type="float" office:value="0.606033" calcext:value-type="float">
            <text:p>0,606033</text:p>
          </table:table-cell>
          <table:table-cell office:value-type="float" office:value="97.006914" calcext:value-type="float">
            <text:p>97,006914</text:p>
          </table:table-cell>
          <table:table-cell office:value-type="float" office:value="98.576315" calcext:value-type="float">
            <text:p>98,576315</text:p>
          </table:table-cell>
          <table:table-cell office:value-type="float" office:value="1.423685" calcext:value-type="float">
            <text:p>1,423685</text:p>
          </table:table-cell>
          <table:table-cell office:value-type="float" office:value="1.592067" calcext:value-type="float">
            <text:p>1,592067</text:p>
          </table:table-cell>
          <table:table-cell office:value-type="float" office:value="5.877638" calcext:value-type="float">
            <text:p>5,877638</text:p>
          </table:table-cell>
          <table:table-cell office:value-type="float" office:value="0" calcext:value-type="float">
            <text:p>0</text:p>
          </table:table-cell>
          <table:table-cell office:value-type="float" office:value="0.148995" calcext:value-type="float">
            <text:p>0,148995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1311.4" calcext:value-type="float">
            <text:p>1311,4</text:p>
          </table:table-cell>
          <table:table-cell office:value-type="float" office:value="75.24865" calcext:value-type="float">
            <text:p>75,24865</text:p>
          </table:table-cell>
          <table:table-cell office:value-type="float" office:value="24.75135" calcext:value-type="float">
            <text:p>24,75135</text:p>
          </table:table-cell>
          <table:table-cell table:number-columns-repeated="2" office:value-type="float" office:value="79.330126" calcext:value-type="float">
            <text:p>79,330126</text:p>
          </table:table-cell>
          <table:table-cell office:value-type="float" office:value="20.669874" calcext:value-type="float">
            <text:p>20,669874</text:p>
          </table:table-cell>
          <table:table-cell office:value-type="float" office:value="0" calcext:value-type="float">
            <text:p>0</text:p>
          </table:table-cell>
          <table:table-cell office:value-type="float" office:value="0.219208" calcext:value-type="float">
            <text:p>0,219208</text:p>
          </table:table-cell>
          <table:table-cell office:value-type="float" office:value="0" calcext:value-type="float">
            <text:p>0</text:p>
          </table:table-cell>
          <table:table-cell office:value-type="float" office:value="0.009152" calcext:value-type="float">
            <text:p>0,009152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460860.2" calcext:value-type="float">
            <text:p>460860,2</text:p>
          </table:table-cell>
          <table:table-cell office:value-type="float" office:value="97.571952" calcext:value-type="float">
            <text:p>97,571952</text:p>
          </table:table-cell>
          <table:table-cell office:value-type="float" office:value="2.428048" calcext:value-type="float">
            <text:p>2,428048</text:p>
          </table:table-cell>
          <table:table-cell office:value-type="float" office:value="64.72973" calcext:value-type="float">
            <text:p>64,72973</text:p>
          </table:table-cell>
          <table:table-cell office:value-type="float" office:value="76.48092" calcext:value-type="float">
            <text:p>76,48092</text:p>
          </table:table-cell>
          <table:table-cell office:value-type="float" office:value="23.51908" calcext:value-type="float">
            <text:p>23,51908</text:p>
          </table:table-cell>
          <table:table-cell office:value-type="float" office:value="15.364865" calcext:value-type="float">
            <text:p>15,364865</text:p>
          </table:table-cell>
          <table:table-cell office:value-type="float" office:value="3.177627" calcext:value-type="float">
            <text:p>3,177627</text:p>
          </table:table-cell>
          <table:table-cell office:value-type="float" office:value="0" calcext:value-type="float">
            <text:p>0</text:p>
          </table:table-cell>
          <table:table-cell office:value-type="float" office:value="0.436053" calcext:value-type="float">
            <text:p>0,436053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6667.8" calcext:value-type="float">
            <text:p>16667,8</text:p>
          </table:table-cell>
          <table:table-cell office:value-type="float" office:value="81.073637" calcext:value-type="float">
            <text:p>81,073637</text:p>
          </table:table-cell>
          <table:table-cell office:value-type="float" office:value="18.926363" calcext:value-type="float">
            <text:p>18,926363</text:p>
          </table:table-cell>
          <table:table-cell office:value-type="float" office:value="65.367965" calcext:value-type="float">
            <text:p>65,367965</text:p>
          </table:table-cell>
          <table:table-cell office:value-type="float" office:value="66.22807" calcext:value-type="float">
            <text:p>66,22807</text:p>
          </table:table-cell>
          <table:table-cell office:value-type="float" office:value="33.77193" calcext:value-type="float">
            <text:p>33,77193</text:p>
          </table:table-cell>
          <table:table-cell office:value-type="float" office:value="1.298701" calcext:value-type="float">
            <text:p>1,298701</text:p>
          </table:table-cell>
          <table:table-cell office:value-type="float" office:value="0.120122" calcext:value-type="float">
            <text:p>0,120122</text:p>
          </table:table-cell>
          <table:table-cell office:value-type="float" office:value="0" calcext:value-type="float">
            <text:p>0</text:p>
          </table:table-cell>
          <table:table-cell office:value-type="float" office:value="0.001883" calcext:value-type="float">
            <text:p>0,001883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55016.4" calcext:value-type="float">
            <text:p>655016,4</text:p>
          </table:table-cell>
          <table:table-cell office:value-type="float" office:value="99.818994" calcext:value-type="float">
            <text:p>99,818994</text:p>
          </table:table-cell>
          <table:table-cell office:value-type="float" office:value="0.181006" calcext:value-type="float">
            <text:p>0,181006</text:p>
          </table:table-cell>
          <table:table-cell office:value-type="float" office:value="73.067568" calcext:value-type="float">
            <text:p>73,067568</text:p>
          </table:table-cell>
          <table:table-cell office:value-type="float" office:value="91.195817" calcext:value-type="float">
            <text:p>91,195817</text:p>
          </table:table-cell>
          <table:table-cell office:value-type="float" office:value="8.804183" calcext:value-type="float">
            <text:p>8,804183</text:p>
          </table:table-cell>
          <table:table-cell office:value-type="float" office:value="19.878378" calcext:value-type="float">
            <text:p>19,878378</text:p>
          </table:table-cell>
          <table:table-cell office:value-type="float" office:value="3.801624" calcext:value-type="float">
            <text:p>3,801624</text:p>
          </table:table-cell>
          <table:table-cell office:value-type="float" office:value="0" calcext:value-type="float">
            <text:p>0</text:p>
          </table:table-cell>
          <table:table-cell office:value-type="float" office:value="0.638741" calcext:value-type="float">
            <text:p>0,638741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59994.8" calcext:value-type="float">
            <text:p>59994,8</text:p>
          </table:table-cell>
          <table:table-cell office:value-type="float" office:value="94.44011" calcext:value-type="float">
            <text:p>94,44011</text:p>
          </table:table-cell>
          <table:table-cell office:value-type="float" office:value="5.55989" calcext:value-type="float">
            <text:p>5,55989</text:p>
          </table:table-cell>
          <table:table-cell office:value-type="float" office:value="63.711584" calcext:value-type="float">
            <text:p>63,711584</text:p>
          </table:table-cell>
          <table:table-cell office:value-type="float" office:value="65.731707" calcext:value-type="float">
            <text:p>65,731707</text:p>
          </table:table-cell>
          <table:table-cell office:value-type="float" office:value="34.268293" calcext:value-type="float">
            <text:p>34,268293</text:p>
          </table:table-cell>
          <table:table-cell office:value-type="float" office:value="3.073286" calcext:value-type="float">
            <text:p>3,073286</text:p>
          </table:table-cell>
          <table:table-cell office:value-type="float" office:value="0.405631" calcext:value-type="float">
            <text:p>0,405631</text:p>
          </table:table-cell>
          <table:table-cell office:value-type="float" office:value="0" calcext:value-type="float">
            <text:p>0</text:p>
          </table:table-cell>
          <table:table-cell office:value-type="float" office:value="0.039856" calcext:value-type="float">
            <text:p>0,039856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46182.7" calcext:value-type="float">
            <text:p>46182,7</text:p>
          </table:table-cell>
          <table:table-cell office:value-type="float" office:value="91.320314" calcext:value-type="float">
            <text:p>91,320314</text:p>
          </table:table-cell>
          <table:table-cell office:value-type="float" office:value="8.679686" calcext:value-type="float">
            <text:p>8,679686</text:p>
          </table:table-cell>
          <table:table-cell office:value-type="float" office:value="91.010101" calcext:value-type="float">
            <text:p>91,010101</text:p>
          </table:table-cell>
          <table:table-cell office:value-type="float" office:value="91.102123" calcext:value-type="float">
            <text:p>91,102123</text:p>
          </table:table-cell>
          <table:table-cell office:value-type="float" office:value="8.897877" calcext:value-type="float">
            <text:p>8,897877</text:p>
          </table:table-cell>
          <table:table-cell office:value-type="float" office:value="0.10101" calcext:value-type="float">
            <text:p>0,10101</text:p>
          </table:table-cell>
          <table:table-cell office:value-type="float" office:value="0.456634" calcext:value-type="float">
            <text:p>0,456634</text:p>
          </table:table-cell>
          <table:table-cell office:value-type="float" office:value="0" calcext:value-type="float">
            <text:p>0</text:p>
          </table:table-cell>
          <table:table-cell office:value-type="float" office:value="0.007918" calcext:value-type="float">
            <text:p>0,007918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4984.2" calcext:value-type="float">
            <text:p>14984,2</text:p>
          </table:table-cell>
          <table:table-cell office:value-type="float" office:value="99.985019" calcext:value-type="float">
            <text:p>99,985019</text:p>
          </table:table-cell>
          <table:table-cell office:value-type="float" office:value="0.014981" calcext:value-type="float">
            <text:p>0,014981</text:p>
          </table:table-cell>
          <table:table-cell office:value-type="float" office:value="79.775281" calcext:value-type="float">
            <text:p>79,775281</text:p>
          </table:table-cell>
          <table:table-cell office:value-type="float" office:value="96.598639" calcext:value-type="float">
            <text:p>96,598639</text:p>
          </table:table-cell>
          <table:table-cell office:value-type="float" office:value="3.401361" calcext:value-type="float">
            <text:p>3,401361</text:p>
          </table:table-cell>
          <table:table-cell office:value-type="float" office:value="17.41573" calcext:value-type="float">
            <text:p>17,41573</text:p>
          </table:table-cell>
          <table:table-cell office:value-type="float" office:value="0.073788" calcext:value-type="float">
            <text:p>0,073788</text:p>
          </table:table-cell>
          <table:table-cell office:value-type="float" office:value="0" calcext:value-type="float">
            <text:p>0</text:p>
          </table:table-cell>
          <table:table-cell office:value-type="float" office:value="0.006447" calcext:value-type="float">
            <text:p>0,006447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34251.4" calcext:value-type="float">
            <text:p>34251,4</text:p>
          </table:table-cell>
          <table:table-cell office:value-type="float" office:value="64.35953" calcext:value-type="float">
            <text:p>64,35953</text:p>
          </table:table-cell>
          <table:table-cell office:value-type="float" office:value="35.64047" calcext:value-type="float">
            <text:p>35,64047</text:p>
          </table:table-cell>
          <table:table-cell office:value-type="float" office:value="56.472795" calcext:value-type="float">
            <text:p>56,472795</text:p>
          </table:table-cell>
          <table:table-cell office:value-type="float" office:value="56.756757" calcext:value-type="float">
            <text:p>56,756757</text:p>
          </table:table-cell>
          <table:table-cell office:value-type="float" office:value="43.243243" calcext:value-type="float">
            <text:p>43,243243</text:p>
          </table:table-cell>
          <table:table-cell office:value-type="float" office:value="0.500313" calcext:value-type="float">
            <text:p>0,500313</text:p>
          </table:table-cell>
          <table:table-cell office:value-type="float" office:value="0.480478" calcext:value-type="float">
            <text:p>0,480478</text:p>
          </table:table-cell>
          <table:table-cell office:value-type="float" office:value="0" calcext:value-type="float">
            <text:p>0</text:p>
          </table:table-cell>
          <table:table-cell office:value-type="float" office:value="0.011823" calcext:value-type="float">
            <text:p>0,011823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33378.5" calcext:value-type="float">
            <text:p>33378,5</text:p>
          </table:table-cell>
          <table:table-cell office:value-type="float" office:value="52.766549" calcext:value-type="float">
            <text:p>52,766549</text:p>
          </table:table-cell>
          <table:table-cell office:value-type="float" office:value="47.233451" calcext:value-type="float">
            <text:p>47,233451</text:p>
          </table:table-cell>
          <table:table-cell office:value-type="float" office:value="52.674561" calcext:value-type="float">
            <text:p>52,674561</text:p>
          </table:table-cell>
          <table:table-cell office:value-type="float" office:value="52.739166" calcext:value-type="float">
            <text:p>52,739166</text:p>
          </table:table-cell>
          <table:table-cell office:value-type="float" office:value="47.260834" calcext:value-type="float">
            <text:p>47,260834</text:p>
          </table:table-cell>
          <table:table-cell office:value-type="float" office:value="0.122499" calcext:value-type="float">
            <text:p>0,122499</text:p>
          </table:table-cell>
          <table:table-cell office:value-type="float" office:value="1.042776" calcext:value-type="float">
            <text:p>1,042776</text:p>
          </table:table-cell>
          <table:table-cell office:value-type="float" office:value="0" calcext:value-type="float">
            <text:p>0</text:p>
          </table:table-cell>
          <table:table-cell office:value-type="float" office:value="0.033498" calcext:value-type="float">
            <text:p>0,033498</text:p>
          </table:table-cell>
          <table:table-cell/>
        </table:table-row>
        <table:table-row table:style-name="ro1">
          <table:table-cell table:number-columns-repeated="4"/>
          <table:table-cell table:style-name="ce15" table:formula="of:=AVERAGE([.E2:.E21])" office:value-type="float" office:value="5312.6" calcext:value-type="float">
            <text:p>5312,6</text:p>
          </table:table-cell>
          <table:table-cell table:style-name="ce15" table:formula="of:=AVERAGE([.F2:.F21])" office:value-type="float" office:value="109606.215" calcext:value-type="float">
            <text:p>109606,2</text:p>
          </table:table-cell>
          <table:table-cell table:style-name="ce17" table:formula="of:=AVERAGE([.G2:.G21])" office:value-type="float" office:value="89.29784695" calcext:value-type="float">
            <text:p>89,30</text:p>
          </table:table-cell>
          <table:table-cell table:style-name="ce17" table:formula="of:=AVERAGE([.H2:.H21])" office:value-type="float" office:value="10.70215305" calcext:value-type="float">
            <text:p>10,70</text:p>
          </table:table-cell>
          <table:table-cell table:style-name="ce17" table:formula="of:=AVERAGE([.I2:.I21])" office:value-type="float" office:value="60.70093565" calcext:value-type="float">
            <text:p>60,70</text:p>
          </table:table-cell>
          <table:table-cell table:style-name="ce17" table:formula="of:=AVERAGE([.J2:.J21])" office:value-type="float" office:value="79.87784565" calcext:value-type="float">
            <text:p>79,88</text:p>
          </table:table-cell>
          <table:table-cell table:style-name="ce17" table:formula="of:=AVERAGE([.K2:.K21])" office:value-type="float" office:value="20.12215435" calcext:value-type="float">
            <text:p>20,12</text:p>
          </table:table-cell>
          <table:table-cell table:style-name="ce17" table:formula="of:=AVERAGE([.L2:.L21])" office:value-type="float" office:value="22.29516255" calcext:value-type="float">
            <text:p>22,30</text:p>
          </table:table-cell>
          <table:table-cell table:style-name="ce19" table:formula="of:=AVERAGE([.M2:.M21])" office:value-type="float" office:value="1.2063691" calcext:value-type="float">
            <text:p>1,20637</text:p>
          </table:table-cell>
          <table:table-cell table:style-name="ce19" table:formula="of:=AVERAGE([.N2:.N21])" office:value-type="float" office:value="0" calcext:value-type="float">
            <text:p>0,00000</text:p>
          </table:table-cell>
          <table:table-cell table:style-name="ce19" table:formula="of:=AVERAGE([.O2:.O21])" office:value-type="float" office:value="0.1037417" calcext:value-type="float">
            <text:p>0,10374</text:p>
          </table:table-cell>
          <table:table-cell table:style-name="ce17" table:formula="of:=([.O22]/[.E22])*1000000" office:value-type="float" office:value="19.527481835636" calcext:value-type="float">
            <text:p>19,53</text:p>
          </table:table-cell>
        </table:table-row>
      </table:table>
      <table:table table:name="w1tm100" table:style-name="ta1">
        <table:table-column table:style-name="co15" table:number-columns-repeated="16" table:default-cell-style-name="Default"/>
        <table:table-row table:style-name="ro1">
          <table:table-cell table:number-columns-repeated="4"/>
          <table:table-cell table:style-name="ce13" office:value-type="string" calcext:value-type="string">
            <text:p>Ejemplos</text:p>
          </table:table-cell>
          <table:table-cell table:style-name="ce13" office:value-type="string" calcext:value-type="string">
            <text:p>Patrones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Test</text:p>
          </table:table-cell>
          <table:table-cell table:style-name="ce16" office:value-type="string" calcext:value-type="string">
            <text:p>TestNC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%NC</text:p>
          </table:table-cell>
          <table:table-cell table:style-name="ce18" office:value-type="string" calcext:value-type="string">
            <text:p>T_Train</text:p>
          </table:table-cell>
          <table:table-cell table:style-name="ce18" office:value-type="string" calcext:value-type="string">
            <text:p>T_Inf_Train</text:p>
          </table:table-cell>
          <table:table-cell table:style-name="ce18" office:value-type="string" calcext:value-type="string">
            <text:p>T_CPU_Test</text:p>
          </table:table-cell>
          <table:table-cell table:style-name="ce16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17684.6" calcext:value-type="float">
            <text:p>17684,6</text:p>
          </table:table-cell>
          <table:table-cell office:value-type="float" office:value="93.355374" calcext:value-type="float">
            <text:p>93,355374</text:p>
          </table:table-cell>
          <table:table-cell office:value-type="float" office:value="6.644626" calcext:value-type="float">
            <text:p>6,644626</text:p>
          </table:table-cell>
          <table:table-cell office:value-type="float" office:value="67.681159" calcext:value-type="float">
            <text:p>67,681159</text:p>
          </table:table-cell>
          <table:table-cell office:value-type="float" office:value="83.691756" calcext:value-type="float">
            <text:p>83,691756</text:p>
          </table:table-cell>
          <table:table-cell office:value-type="float" office:value="16.308244" calcext:value-type="float">
            <text:p>16,308244</text:p>
          </table:table-cell>
          <table:table-cell office:value-type="float" office:value="19.130435" calcext:value-type="float">
            <text:p>19,130435</text:p>
          </table:table-cell>
          <table:table-cell office:value-type="float" office:value="0.149154" calcext:value-type="float">
            <text:p>0,149154</text:p>
          </table:table-cell>
          <table:table-cell office:value-type="float" office:value="0" calcext:value-type="float">
            <text:p>0</text:p>
          </table:table-cell>
          <table:table-cell office:value-type="float" office:value="0.004169" calcext:value-type="float">
            <text:p>0,004169</text:p>
          </table:table-cell>
          <table:table-cell/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2154.6" calcext:value-type="float">
            <text:p>12154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396226" calcext:value-type="float">
            <text:p>43,396226</text:p>
          </table:table-cell>
          <table:table-cell office:value-type="float" office:value="97.183099" calcext:value-type="float">
            <text:p>97,183099</text:p>
          </table:table-cell>
          <table:table-cell office:value-type="float" office:value="2.816901" calcext:value-type="float">
            <text:p>2,816901</text:p>
          </table:table-cell>
          <table:table-cell office:value-type="float" office:value="55.345912" calcext:value-type="float">
            <text:p>55,345912</text:p>
          </table:table-cell>
          <table:table-cell office:value-type="float" office:value="0.0872" calcext:value-type="float">
            <text:p>0,0872</text:p>
          </table:table-cell>
          <table:table-cell office:value-type="float" office:value="0" calcext:value-type="float">
            <text:p>0</text:p>
          </table:table-cell>
          <table:table-cell office:value-type="float" office:value="0.011799" calcext:value-type="float">
            <text:p>0,011799</text:p>
          </table:table-cell>
          <table:table-cell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32249.9" calcext:value-type="float">
            <text:p>32249,9</text:p>
          </table:table-cell>
          <table:table-cell office:value-type="float" office:value="99.536073" calcext:value-type="float">
            <text:p>99,536073</text:p>
          </table:table-cell>
          <table:table-cell office:value-type="float" office:value="0.463927" calcext:value-type="float">
            <text:p>0,463927</text:p>
          </table:table-cell>
          <table:table-cell office:value-type="float" office:value="31.780822" calcext:value-type="float">
            <text:p>31,780822</text:p>
          </table:table-cell>
          <table:table-cell office:value-type="float" office:value="61.375661" calcext:value-type="float">
            <text:p>61,375661</text:p>
          </table:table-cell>
          <table:table-cell office:value-type="float" office:value="38.624339" calcext:value-type="float">
            <text:p>38,624339</text:p>
          </table:table-cell>
          <table:table-cell office:value-type="float" office:value="48.219178" calcext:value-type="float">
            <text:p>48,219178</text:p>
          </table:table-cell>
          <table:table-cell office:value-type="float" office:value="0.171546" calcext:value-type="float">
            <text:p>0,171546</text:p>
          </table:table-cell>
          <table:table-cell office:value-type="float" office:value="0" calcext:value-type="float">
            <text:p>0</text:p>
          </table:table-cell>
          <table:table-cell office:value-type="float" office:value="0.030901" calcext:value-type="float">
            <text:p>0,030901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810.7" calcext:value-type="float">
            <text:p>1810,7</text:p>
          </table:table-cell>
          <table:table-cell office:value-type="float" office:value="59.236881" calcext:value-type="float">
            <text:p>59,236881</text:p>
          </table:table-cell>
          <table:table-cell office:value-type="float" office:value="40.763119" calcext:value-type="float">
            <text:p>40,763119</text:p>
          </table:table-cell>
          <table:table-cell office:value-type="float" office:value="62.028986" calcext:value-type="float">
            <text:p>62,028986</text:p>
          </table:table-cell>
          <table:table-cell office:value-type="float" office:value="62.390671" calcext:value-type="float">
            <text:p>62,390671</text:p>
          </table:table-cell>
          <table:table-cell office:value-type="float" office:value="37.609329" calcext:value-type="float">
            <text:p>37,609329</text:p>
          </table:table-cell>
          <table:table-cell office:value-type="float" office:value="0.57971" calcext:value-type="float">
            <text:p>0,57971</text:p>
          </table:table-cell>
          <table:table-cell office:value-type="float" office:value="0.030636" calcext:value-type="float">
            <text:p>0,030636</text:p>
          </table:table-cell>
          <table:table-cell office:value-type="float" office:value="0" calcext:value-type="float">
            <text:p>0</text:p>
          </table:table-cell>
          <table:table-cell office:value-type="float" office:value="0.000996" calcext:value-type="float">
            <text:p>0,000996</text:p>
          </table:table-cell>
          <table:table-cell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10895.7" calcext:value-type="float">
            <text:p>10895,7</text:p>
          </table:table-cell>
          <table:table-cell office:value-type="float" office:value="95.87276" calcext:value-type="float">
            <text:p>95,87276</text:p>
          </table:table-cell>
          <table:table-cell office:value-type="float" office:value="4.12724" calcext:value-type="float">
            <text:p>4,12724</text:p>
          </table:table-cell>
          <table:table-cell office:value-type="float" office:value="32.659933" calcext:value-type="float">
            <text:p>32,659933</text:p>
          </table:table-cell>
          <table:table-cell office:value-type="float" office:value="64.666667" calcext:value-type="float">
            <text:p>64,666667</text:p>
          </table:table-cell>
          <table:table-cell office:value-type="float" office:value="35.333333" calcext:value-type="float">
            <text:p>35,333333</text:p>
          </table:table-cell>
          <table:table-cell office:value-type="float" office:value="49.494949" calcext:value-type="float">
            <text:p>49,494949</text:p>
          </table:table-cell>
          <table:table-cell office:value-type="float" office:value="0.088963" calcext:value-type="float">
            <text:p>0,088963</text:p>
          </table:table-cell>
          <table:table-cell office:value-type="float" office:value="0" calcext:value-type="float">
            <text:p>0</text:p>
          </table:table-cell>
          <table:table-cell office:value-type="float" office:value="0.002414" calcext:value-type="float">
            <text:p>0,002414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13716.5" calcext:value-type="float">
            <text:p>13716,5</text:p>
          </table:table-cell>
          <table:table-cell office:value-type="float" office:value="96.301447" calcext:value-type="float">
            <text:p>96,301447</text:p>
          </table:table-cell>
          <table:table-cell office:value-type="float" office:value="3.698553" calcext:value-type="float">
            <text:p>3,698553</text:p>
          </table:table-cell>
          <table:table-cell office:value-type="float" office:value="52.220521" calcext:value-type="float">
            <text:p>52,220521</text:p>
          </table:table-cell>
          <table:table-cell office:value-type="float" office:value="85.894207" calcext:value-type="float">
            <text:p>85,894207</text:p>
          </table:table-cell>
          <table:table-cell office:value-type="float" office:value="14.105793" calcext:value-type="float">
            <text:p>14,105793</text:p>
          </table:table-cell>
          <table:table-cell office:value-type="float" office:value="39.203675" calcext:value-type="float">
            <text:p>39,203675</text:p>
          </table:table-cell>
          <table:table-cell office:value-type="float" office:value="0.106334" calcext:value-type="float">
            <text:p>0,106334</text:p>
          </table:table-cell>
          <table:table-cell office:value-type="float" office:value="0" calcext:value-type="float">
            <text:p>0</text:p>
          </table:table-cell>
          <table:table-cell office:value-type="float" office:value="0.003796" calcext:value-type="float">
            <text:p>0,003796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78340.7" calcext:value-type="float">
            <text:p>178340,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360511" calcext:value-type="float">
            <text:p>48,3605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639489" calcext:value-type="float">
            <text:p>51,639489</text:p>
          </table:table-cell>
          <table:table-cell office:value-type="float" office:value="7.751616" calcext:value-type="float">
            <text:p>7,751616</text:p>
          </table:table-cell>
          <table:table-cell office:value-type="float" office:value="0" calcext:value-type="float">
            <text:p>0</text:p>
          </table:table-cell>
          <table:table-cell office:value-type="float" office:value="0.657877" calcext:value-type="float">
            <text:p>0,657877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5666.8" calcext:value-type="float">
            <text:p>5666,8</text:p>
          </table:table-cell>
          <table:table-cell office:value-type="float" office:value="99.075696" calcext:value-type="float">
            <text:p>99,075696</text:p>
          </table:table-cell>
          <table:table-cell office:value-type="float" office:value="0.924304" calcext:value-type="float">
            <text:p>0,924304</text:p>
          </table:table-cell>
          <table:table-cell office:value-type="float" office:value="38.148148" calcext:value-type="float">
            <text:p>38,148148</text:p>
          </table:table-cell>
          <table:table-cell office:value-type="float" office:value="89.565217" calcext:value-type="float">
            <text:p>89,565217</text:p>
          </table:table-cell>
          <table:table-cell office:value-type="float" office:value="10.434783" calcext:value-type="float">
            <text:p>10,434783</text:p>
          </table:table-cell>
          <table:table-cell office:value-type="float" office:value="57.407407" calcext:value-type="float">
            <text:p>57,407407</text:p>
          </table:table-cell>
          <table:table-cell office:value-type="float" office:value="0.042918" calcext:value-type="float">
            <text:p>0,042918</text:p>
          </table:table-cell>
          <table:table-cell office:value-type="float" office:value="0" calcext:value-type="float">
            <text:p>0</text:p>
          </table:table-cell>
          <table:table-cell office:value-type="float" office:value="0.001536" calcext:value-type="float">
            <text:p>0,001536</text:p>
          </table:table-cell>
          <table:table-cell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3632.5" calcext:value-type="float">
            <text:p>23632,5</text:p>
          </table:table-cell>
          <table:table-cell office:value-type="float" office:value="99.952394" calcext:value-type="float">
            <text:p>99,952394</text:p>
          </table:table-cell>
          <table:table-cell office:value-type="float" office:value="0.047606" calcext:value-type="float">
            <text:p>0,047606</text:p>
          </table:table-cell>
          <table:table-cell office:value-type="float" office:value="39.316239" calcext:value-type="float">
            <text:p>39,316239</text:p>
          </table:table-cell>
          <table:table-cell office:value-type="float" office:value="98.571429" calcext:value-type="float">
            <text:p>98,571429</text:p>
          </table:table-cell>
          <table:table-cell office:value-type="float" office:value="1.428571" calcext:value-type="float">
            <text:p>1,428571</text:p>
          </table:table-cell>
          <table:table-cell office:value-type="float" office:value="60.11396" calcext:value-type="float">
            <text:p>60,11396</text:p>
          </table:table-cell>
          <table:table-cell office:value-type="float" office:value="0.154094" calcext:value-type="float">
            <text:p>0,154094</text:p>
          </table:table-cell>
          <table:table-cell office:value-type="float" office:value="0" calcext:value-type="float">
            <text:p>0</text:p>
          </table:table-cell>
          <table:table-cell office:value-type="float" office:value="0.031289" calcext:value-type="float">
            <text:p>0,031289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236.3" calcext:value-type="float">
            <text:p>236,3</text:p>
          </table:table-cell>
          <table:table-cell office:value-type="float" office:value="86.647592" calcext:value-type="float">
            <text:p>86,647592</text:p>
          </table:table-cell>
          <table:table-cell office:value-type="float" office:value="13.352408" calcext:value-type="float">
            <text:p>13,352408</text:p>
          </table:table-cell>
          <table:table-cell office:value-type="float" office:value="78.072289" calcext:value-type="float">
            <text:p>78,072289</text:p>
          </table:table-cell>
          <table:table-cell office:value-type="float" office:value="82.547771" calcext:value-type="float">
            <text:p>82,547771</text:p>
          </table:table-cell>
          <table:table-cell office:value-type="float" office:value="17.452229" calcext:value-type="float">
            <text:p>17,452229</text:p>
          </table:table-cell>
          <table:table-cell office:value-type="float" office:value="5.421687" calcext:value-type="float">
            <text:p>5,421687</text:p>
          </table:table-cell>
          <table:table-cell office:value-type="float" office:value="0.011343" calcext:value-type="float">
            <text:p>0,011343</text:p>
          </table:table-cell>
          <table:table-cell office:value-type="float" office:value="0" calcext:value-type="float">
            <text:p>0</text:p>
          </table:table-cell>
          <table:table-cell office:value-type="float" office:value="0.001135" calcext:value-type="float">
            <text:p>0,001135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573079.5" calcext:value-type="float">
            <text:p>573079,5</text:p>
          </table:table-cell>
          <table:table-cell office:value-type="float" office:value="99.393967" calcext:value-type="float">
            <text:p>99,393967</text:p>
          </table:table-cell>
          <table:table-cell office:value-type="float" office:value="0.606033" calcext:value-type="float">
            <text:p>0,606033</text:p>
          </table:table-cell>
          <table:table-cell office:value-type="float" office:value="97.179767" calcext:value-type="float">
            <text:p>97,179767</text:p>
          </table:table-cell>
          <table:table-cell office:value-type="float" office:value="98.751965" calcext:value-type="float">
            <text:p>98,751965</text:p>
          </table:table-cell>
          <table:table-cell office:value-type="float" office:value="1.248035" calcext:value-type="float">
            <text:p>1,248035</text:p>
          </table:table-cell>
          <table:table-cell office:value-type="float" office:value="1.592067" calcext:value-type="float">
            <text:p>1,592067</text:p>
          </table:table-cell>
          <table:table-cell office:value-type="float" office:value="5.927347" calcext:value-type="float">
            <text:p>5,927347</text:p>
          </table:table-cell>
          <table:table-cell office:value-type="float" office:value="0" calcext:value-type="float">
            <text:p>0</text:p>
          </table:table-cell>
          <table:table-cell office:value-type="float" office:value="0.149101" calcext:value-type="float">
            <text:p>0,149101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1311.4" calcext:value-type="float">
            <text:p>1311,4</text:p>
          </table:table-cell>
          <table:table-cell office:value-type="float" office:value="75.24865" calcext:value-type="float">
            <text:p>75,24865</text:p>
          </table:table-cell>
          <table:table-cell office:value-type="float" office:value="24.75135" calcext:value-type="float">
            <text:p>24,75135</text:p>
          </table:table-cell>
          <table:table-cell table:number-columns-repeated="2" office:value-type="float" office:value="78.719467" calcext:value-type="float">
            <text:p>78,719467</text:p>
          </table:table-cell>
          <table:table-cell office:value-type="float" office:value="21.280533" calcext:value-type="float">
            <text:p>21,280533</text:p>
          </table:table-cell>
          <table:table-cell office:value-type="float" office:value="0" calcext:value-type="float">
            <text:p>0</text:p>
          </table:table-cell>
          <table:table-cell office:value-type="float" office:value="0.215409" calcext:value-type="float">
            <text:p>0,215409</text:p>
          </table:table-cell>
          <table:table-cell office:value-type="float" office:value="0" calcext:value-type="float">
            <text:p>0</text:p>
          </table:table-cell>
          <table:table-cell office:value-type="float" office:value="0.009955" calcext:value-type="float">
            <text:p>0,009955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460860.2" calcext:value-type="float">
            <text:p>460860,2</text:p>
          </table:table-cell>
          <table:table-cell office:value-type="float" office:value="97.571952" calcext:value-type="float">
            <text:p>97,571952</text:p>
          </table:table-cell>
          <table:table-cell office:value-type="float" office:value="2.428048" calcext:value-type="float">
            <text:p>2,428048</text:p>
          </table:table-cell>
          <table:table-cell office:value-type="float" office:value="64.945946" calcext:value-type="float">
            <text:p>64,945946</text:p>
          </table:table-cell>
          <table:table-cell office:value-type="float" office:value="76.736388" calcext:value-type="float">
            <text:p>76,736388</text:p>
          </table:table-cell>
          <table:table-cell office:value-type="float" office:value="23.263612" calcext:value-type="float">
            <text:p>23,263612</text:p>
          </table:table-cell>
          <table:table-cell office:value-type="float" office:value="15.364865" calcext:value-type="float">
            <text:p>15,364865</text:p>
          </table:table-cell>
          <table:table-cell office:value-type="float" office:value="3.169115" calcext:value-type="float">
            <text:p>3,169115</text:p>
          </table:table-cell>
          <table:table-cell office:value-type="float" office:value="0" calcext:value-type="float">
            <text:p>0</text:p>
          </table:table-cell>
          <table:table-cell office:value-type="float" office:value="0.421091" calcext:value-type="float">
            <text:p>0,421091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6667.8" calcext:value-type="float">
            <text:p>16667,8</text:p>
          </table:table-cell>
          <table:table-cell office:value-type="float" office:value="81.073637" calcext:value-type="float">
            <text:p>81,073637</text:p>
          </table:table-cell>
          <table:table-cell office:value-type="float" office:value="18.926363" calcext:value-type="float">
            <text:p>18,926363</text:p>
          </table:table-cell>
          <table:table-cell office:value-type="float" office:value="66.883117" calcext:value-type="float">
            <text:p>66,883117</text:p>
          </table:table-cell>
          <table:table-cell office:value-type="float" office:value="67.763158" calcext:value-type="float">
            <text:p>67,763158</text:p>
          </table:table-cell>
          <table:table-cell office:value-type="float" office:value="32.236842" calcext:value-type="float">
            <text:p>32,236842</text:p>
          </table:table-cell>
          <table:table-cell office:value-type="float" office:value="1.298701" calcext:value-type="float">
            <text:p>1,298701</text:p>
          </table:table-cell>
          <table:table-cell office:value-type="float" office:value="0.118549" calcext:value-type="float">
            <text:p>0,118549</text:p>
          </table:table-cell>
          <table:table-cell office:value-type="float" office:value="0" calcext:value-type="float">
            <text:p>0</text:p>
          </table:table-cell>
          <table:table-cell office:value-type="float" office:value="0.001918" calcext:value-type="float">
            <text:p>0,001918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55016.4" calcext:value-type="float">
            <text:p>655016,4</text:p>
          </table:table-cell>
          <table:table-cell office:value-type="float" office:value="99.818994" calcext:value-type="float">
            <text:p>99,818994</text:p>
          </table:table-cell>
          <table:table-cell office:value-type="float" office:value="0.181006" calcext:value-type="float">
            <text:p>0,181006</text:p>
          </table:table-cell>
          <table:table-cell office:value-type="float" office:value="73.216216" calcext:value-type="float">
            <text:p>73,216216</text:p>
          </table:table-cell>
          <table:table-cell office:value-type="float" office:value="91.381346" calcext:value-type="float">
            <text:p>91,381346</text:p>
          </table:table-cell>
          <table:table-cell office:value-type="float" office:value="8.618654" calcext:value-type="float">
            <text:p>8,618654</text:p>
          </table:table-cell>
          <table:table-cell office:value-type="float" office:value="19.878378" calcext:value-type="float">
            <text:p>19,878378</text:p>
          </table:table-cell>
          <table:table-cell office:value-type="float" office:value="3.807724" calcext:value-type="float">
            <text:p>3,807724</text:p>
          </table:table-cell>
          <table:table-cell office:value-type="float" office:value="0" calcext:value-type="float">
            <text:p>0</text:p>
          </table:table-cell>
          <table:table-cell office:value-type="float" office:value="0.652423" calcext:value-type="float">
            <text:p>0,652423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59978.1" calcext:value-type="float">
            <text:p>59978,1</text:p>
          </table:table-cell>
          <table:table-cell office:value-type="float" office:value="94.44011" calcext:value-type="float">
            <text:p>94,44011</text:p>
          </table:table-cell>
          <table:table-cell office:value-type="float" office:value="5.55989" calcext:value-type="float">
            <text:p>5,55989</text:p>
          </table:table-cell>
          <table:table-cell office:value-type="float" office:value="64.893617" calcext:value-type="float">
            <text:p>64,893617</text:p>
          </table:table-cell>
          <table:table-cell office:value-type="float" office:value="66.95122" calcext:value-type="float">
            <text:p>66,95122</text:p>
          </table:table-cell>
          <table:table-cell office:value-type="float" office:value="33.04878" calcext:value-type="float">
            <text:p>33,04878</text:p>
          </table:table-cell>
          <table:table-cell office:value-type="float" office:value="3.073286" calcext:value-type="float">
            <text:p>3,073286</text:p>
          </table:table-cell>
          <table:table-cell office:value-type="float" office:value="0.421655" calcext:value-type="float">
            <text:p>0,421655</text:p>
          </table:table-cell>
          <table:table-cell office:value-type="float" office:value="0" calcext:value-type="float">
            <text:p>0</text:p>
          </table:table-cell>
          <table:table-cell office:value-type="float" office:value="0.035723" calcext:value-type="float">
            <text:p>0,035723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46141.9" calcext:value-type="float">
            <text:p>46141,9</text:p>
          </table:table-cell>
          <table:table-cell office:value-type="float" office:value="91.320314" calcext:value-type="float">
            <text:p>91,320314</text:p>
          </table:table-cell>
          <table:table-cell office:value-type="float" office:value="8.679686" calcext:value-type="float">
            <text:p>8,679686</text:p>
          </table:table-cell>
          <table:table-cell office:value-type="float" office:value="90.40404" calcext:value-type="float">
            <text:p>90,40404</text:p>
          </table:table-cell>
          <table:table-cell office:value-type="float" office:value="90.49545" calcext:value-type="float">
            <text:p>90,49545</text:p>
          </table:table-cell>
          <table:table-cell office:value-type="float" office:value="9.50455" calcext:value-type="float">
            <text:p>9,50455</text:p>
          </table:table-cell>
          <table:table-cell office:value-type="float" office:value="0.10101" calcext:value-type="float">
            <text:p>0,10101</text:p>
          </table:table-cell>
          <table:table-cell office:value-type="float" office:value="0.447007" calcext:value-type="float">
            <text:p>0,447007</text:p>
          </table:table-cell>
          <table:table-cell office:value-type="float" office:value="0" calcext:value-type="float">
            <text:p>0</text:p>
          </table:table-cell>
          <table:table-cell office:value-type="float" office:value="0.00732" calcext:value-type="float">
            <text:p>0,00732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4984.2" calcext:value-type="float">
            <text:p>14984,2</text:p>
          </table:table-cell>
          <table:table-cell office:value-type="float" office:value="99.985019" calcext:value-type="float">
            <text:p>99,985019</text:p>
          </table:table-cell>
          <table:table-cell office:value-type="float" office:value="0.014981" calcext:value-type="float">
            <text:p>0,014981</text:p>
          </table:table-cell>
          <table:table-cell office:value-type="float" office:value="79.775281" calcext:value-type="float">
            <text:p>79,775281</text:p>
          </table:table-cell>
          <table:table-cell office:value-type="float" office:value="96.598639" calcext:value-type="float">
            <text:p>96,598639</text:p>
          </table:table-cell>
          <table:table-cell office:value-type="float" office:value="3.401361" calcext:value-type="float">
            <text:p>3,401361</text:p>
          </table:table-cell>
          <table:table-cell office:value-type="float" office:value="17.41573" calcext:value-type="float">
            <text:p>17,41573</text:p>
          </table:table-cell>
          <table:table-cell office:value-type="float" office:value="0.07922" calcext:value-type="float">
            <text:p>0,07922</text:p>
          </table:table-cell>
          <table:table-cell office:value-type="float" office:value="0" calcext:value-type="float">
            <text:p>0</text:p>
          </table:table-cell>
          <table:table-cell office:value-type="float" office:value="0.006596" calcext:value-type="float">
            <text:p>0,006596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33567.3" calcext:value-type="float">
            <text:p>33567,3</text:p>
          </table:table-cell>
          <table:table-cell office:value-type="float" office:value="64.35953" calcext:value-type="float">
            <text:p>64,35953</text:p>
          </table:table-cell>
          <table:table-cell office:value-type="float" office:value="35.64047" calcext:value-type="float">
            <text:p>35,64047</text:p>
          </table:table-cell>
          <table:table-cell office:value-type="float" office:value="55.847405" calcext:value-type="float">
            <text:p>55,847405</text:p>
          </table:table-cell>
          <table:table-cell office:value-type="float" office:value="56.128221" calcext:value-type="float">
            <text:p>56,128221</text:p>
          </table:table-cell>
          <table:table-cell office:value-type="float" office:value="43.871779" calcext:value-type="float">
            <text:p>43,871779</text:p>
          </table:table-cell>
          <table:table-cell office:value-type="float" office:value="0.500313" calcext:value-type="float">
            <text:p>0,500313</text:p>
          </table:table-cell>
          <table:table-cell office:value-type="float" office:value="0.474713" calcext:value-type="float">
            <text:p>0,474713</text:p>
          </table:table-cell>
          <table:table-cell office:value-type="float" office:value="0" calcext:value-type="float">
            <text:p>0</text:p>
          </table:table-cell>
          <table:table-cell office:value-type="float" office:value="0.017594" calcext:value-type="float">
            <text:p>0,017594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31251.7" calcext:value-type="float">
            <text:p>31251,7</text:p>
          </table:table-cell>
          <table:table-cell office:value-type="float" office:value="52.766549" calcext:value-type="float">
            <text:p>52,766549</text:p>
          </table:table-cell>
          <table:table-cell office:value-type="float" office:value="47.233451" calcext:value-type="float">
            <text:p>47,233451</text:p>
          </table:table-cell>
          <table:table-cell office:value-type="float" office:value="49.407922" calcext:value-type="float">
            <text:p>49,407922</text:p>
          </table:table-cell>
          <table:table-cell office:value-type="float" office:value="49.46852" calcext:value-type="float">
            <text:p>49,46852</text:p>
          </table:table-cell>
          <table:table-cell office:value-type="float" office:value="50.53148" calcext:value-type="float">
            <text:p>50,53148</text:p>
          </table:table-cell>
          <table:table-cell office:value-type="float" office:value="0.122499" calcext:value-type="float">
            <text:p>0,122499</text:p>
          </table:table-cell>
          <table:table-cell office:value-type="float" office:value="1.04246" calcext:value-type="float">
            <text:p>1,04246</text:p>
          </table:table-cell>
          <table:table-cell office:value-type="float" office:value="0" calcext:value-type="float">
            <text:p>0</text:p>
          </table:table-cell>
          <table:table-cell office:value-type="float" office:value="0.065161" calcext:value-type="float">
            <text:p>0,065161</text:p>
          </table:table-cell>
          <table:table-cell/>
        </table:table-row>
        <table:table-row table:style-name="ro1">
          <table:table-cell table:number-columns-repeated="4"/>
          <table:table-cell table:style-name="ce15" table:formula="of:=AVERAGE([.E2:.E21])" office:value-type="float" office:value="5312.6" calcext:value-type="float">
            <text:p>5312,6</text:p>
          </table:table-cell>
          <table:table-cell table:style-name="ce15" table:formula="of:=AVERAGE([.F2:.F21])" office:value-type="float" office:value="109462.34" calcext:value-type="float">
            <text:p>109462,3</text:p>
          </table:table-cell>
          <table:table-cell table:style-name="ce17" table:formula="of:=AVERAGE([.G2:.G21])" office:value-type="float" office:value="89.29784695" calcext:value-type="float">
            <text:p>89,30</text:p>
          </table:table-cell>
          <table:table-cell table:style-name="ce17" table:formula="of:=AVERAGE([.H2:.H21])" office:value-type="float" office:value="10.70215305" calcext:value-type="float">
            <text:p>10,70</text:p>
          </table:table-cell>
          <table:table-cell table:style-name="ce17" table:formula="of:=AVERAGE([.I2:.I21])" office:value-type="float" office:value="60.7468806" calcext:value-type="float">
            <text:p>60,75</text:p>
          </table:table-cell>
          <table:table-cell table:style-name="ce17" table:formula="of:=AVERAGE([.J2:.J21])" office:value-type="float" office:value="79.9440426" calcext:value-type="float">
            <text:p>79,94</text:p>
          </table:table-cell>
          <table:table-cell table:style-name="ce17" table:formula="of:=AVERAGE([.K2:.K21])" office:value-type="float" office:value="20.0559574" calcext:value-type="float">
            <text:p>20,06</text:p>
          </table:table-cell>
          <table:table-cell table:style-name="ce17" table:formula="of:=AVERAGE([.L2:.L21])" office:value-type="float" office:value="22.29516255" calcext:value-type="float">
            <text:p>22,30</text:p>
          </table:table-cell>
          <table:table-cell table:style-name="ce19" table:formula="of:=AVERAGE([.M2:.M21])" office:value-type="float" office:value="1.21485015" calcext:value-type="float">
            <text:p>1,21485</text:p>
          </table:table-cell>
          <table:table-cell table:style-name="ce19" table:formula="of:=AVERAGE([.N2:.N21])" office:value-type="float" office:value="0" calcext:value-type="float">
            <text:p>0,00000</text:p>
          </table:table-cell>
          <table:table-cell table:style-name="ce19" table:formula="of:=AVERAGE([.O2:.O21])" office:value-type="float" office:value="0.1056397" calcext:value-type="float">
            <text:p>0,10564</text:p>
          </table:table-cell>
          <table:table-cell table:style-name="ce17" table:formula="of:=([.O22]/[.E22])*1000000" office:value-type="float" office:value="19.8847456989045" calcext:value-type="float">
            <text:p>19,88</text:p>
          </table:table-cell>
        </table:table-row>
      </table:table>
      <table:table table:name="w2tm100" table:style-name="ta1">
        <table:table-column table:style-name="co15" table:number-columns-repeated="16" table:default-cell-style-name="Default"/>
        <table:table-row table:style-name="ro1">
          <table:table-cell table:number-columns-repeated="4"/>
          <table:table-cell table:style-name="ce13" office:value-type="string" calcext:value-type="string">
            <text:p>Ejemplos</text:p>
          </table:table-cell>
          <table:table-cell table:style-name="ce13" office:value-type="string" calcext:value-type="string">
            <text:p>Patrones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Test</text:p>
          </table:table-cell>
          <table:table-cell table:style-name="ce16" office:value-type="string" calcext:value-type="string">
            <text:p>TestNC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%NC</text:p>
          </table:table-cell>
          <table:table-cell table:style-name="ce18" office:value-type="string" calcext:value-type="string">
            <text:p>T_Train</text:p>
          </table:table-cell>
          <table:table-cell table:style-name="ce18" office:value-type="string" calcext:value-type="string">
            <text:p>T_Inf_Train</text:p>
          </table:table-cell>
          <table:table-cell table:style-name="ce18" office:value-type="string" calcext:value-type="string">
            <text:p>T_CPU_Test</text:p>
          </table:table-cell>
          <table:table-cell table:style-name="ce16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17684.6" calcext:value-type="float">
            <text:p>17684,6</text:p>
          </table:table-cell>
          <table:table-cell office:value-type="float" office:value="93.355374" calcext:value-type="float">
            <text:p>93,355374</text:p>
          </table:table-cell>
          <table:table-cell office:value-type="float" office:value="6.644626" calcext:value-type="float">
            <text:p>6,644626</text:p>
          </table:table-cell>
          <table:table-cell office:value-type="float" office:value="67.681159" calcext:value-type="float">
            <text:p>67,681159</text:p>
          </table:table-cell>
          <table:table-cell office:value-type="float" office:value="83.691756" calcext:value-type="float">
            <text:p>83,691756</text:p>
          </table:table-cell>
          <table:table-cell office:value-type="float" office:value="16.308244" calcext:value-type="float">
            <text:p>16,308244</text:p>
          </table:table-cell>
          <table:table-cell office:value-type="float" office:value="19.130435" calcext:value-type="float">
            <text:p>19,130435</text:p>
          </table:table-cell>
          <table:table-cell office:value-type="float" office:value="0.141715" calcext:value-type="float">
            <text:p>0,141715</text:p>
          </table:table-cell>
          <table:table-cell office:value-type="float" office:value="0" calcext:value-type="float">
            <text:p>0</text:p>
          </table:table-cell>
          <table:table-cell office:value-type="float" office:value="0.003628" calcext:value-type="float">
            <text:p>0,003628</text:p>
          </table:table-cell>
          <table:table-cell/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2154.6" calcext:value-type="float">
            <text:p>12154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396226" calcext:value-type="float">
            <text:p>43,396226</text:p>
          </table:table-cell>
          <table:table-cell office:value-type="float" office:value="97.183099" calcext:value-type="float">
            <text:p>97,183099</text:p>
          </table:table-cell>
          <table:table-cell office:value-type="float" office:value="2.816901" calcext:value-type="float">
            <text:p>2,816901</text:p>
          </table:table-cell>
          <table:table-cell office:value-type="float" office:value="55.345912" calcext:value-type="float">
            <text:p>55,345912</text:p>
          </table:table-cell>
          <table:table-cell office:value-type="float" office:value="0.089001" calcext:value-type="float">
            <text:p>0,089001</text:p>
          </table:table-cell>
          <table:table-cell office:value-type="float" office:value="0" calcext:value-type="float">
            <text:p>0</text:p>
          </table:table-cell>
          <table:table-cell office:value-type="float" office:value="0.011394" calcext:value-type="float">
            <text:p>0,011394</text:p>
          </table:table-cell>
          <table:table-cell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32249.9" calcext:value-type="float">
            <text:p>32249,9</text:p>
          </table:table-cell>
          <table:table-cell office:value-type="float" office:value="99.536073" calcext:value-type="float">
            <text:p>99,536073</text:p>
          </table:table-cell>
          <table:table-cell office:value-type="float" office:value="0.463927" calcext:value-type="float">
            <text:p>0,463927</text:p>
          </table:table-cell>
          <table:table-cell office:value-type="float" office:value="32.054795" calcext:value-type="float">
            <text:p>32,054795</text:p>
          </table:table-cell>
          <table:table-cell office:value-type="float" office:value="61.904762" calcext:value-type="float">
            <text:p>61,904762</text:p>
          </table:table-cell>
          <table:table-cell office:value-type="float" office:value="38.095238" calcext:value-type="float">
            <text:p>38,095238</text:p>
          </table:table-cell>
          <table:table-cell office:value-type="float" office:value="48.219178" calcext:value-type="float">
            <text:p>48,219178</text:p>
          </table:table-cell>
          <table:table-cell office:value-type="float" office:value="0.179756" calcext:value-type="float">
            <text:p>0,179756</text:p>
          </table:table-cell>
          <table:table-cell office:value-type="float" office:value="0" calcext:value-type="float">
            <text:p>0</text:p>
          </table:table-cell>
          <table:table-cell office:value-type="float" office:value="0.033864" calcext:value-type="float">
            <text:p>0,033864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810.7" calcext:value-type="float">
            <text:p>1810,7</text:p>
          </table:table-cell>
          <table:table-cell office:value-type="float" office:value="59.236881" calcext:value-type="float">
            <text:p>59,236881</text:p>
          </table:table-cell>
          <table:table-cell office:value-type="float" office:value="40.763119" calcext:value-type="float">
            <text:p>40,763119</text:p>
          </table:table-cell>
          <table:table-cell office:value-type="float" office:value="60.57971" calcext:value-type="float">
            <text:p>60,57971</text:p>
          </table:table-cell>
          <table:table-cell office:value-type="float" office:value="60.932945" calcext:value-type="float">
            <text:p>60,932945</text:p>
          </table:table-cell>
          <table:table-cell office:value-type="float" office:value="39.067055" calcext:value-type="float">
            <text:p>39,067055</text:p>
          </table:table-cell>
          <table:table-cell office:value-type="float" office:value="0.57971" calcext:value-type="float">
            <text:p>0,57971</text:p>
          </table:table-cell>
          <table:table-cell office:value-type="float" office:value="0.030092" calcext:value-type="float">
            <text:p>0,030092</text:p>
          </table:table-cell>
          <table:table-cell office:value-type="float" office:value="0" calcext:value-type="float">
            <text:p>0</text:p>
          </table:table-cell>
          <table:table-cell office:value-type="float" office:value="0.000805" calcext:value-type="float">
            <text:p>0,000805</text:p>
          </table:table-cell>
          <table:table-cell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10901.7" calcext:value-type="float">
            <text:p>10901,7</text:p>
          </table:table-cell>
          <table:table-cell office:value-type="float" office:value="95.87276" calcext:value-type="float">
            <text:p>95,87276</text:p>
          </table:table-cell>
          <table:table-cell office:value-type="float" office:value="4.12724" calcext:value-type="float">
            <text:p>4,12724</text:p>
          </table:table-cell>
          <table:table-cell office:value-type="float" office:value="32.659933" calcext:value-type="float">
            <text:p>32,659933</text:p>
          </table:table-cell>
          <table:table-cell office:value-type="float" office:value="64.666667" calcext:value-type="float">
            <text:p>64,666667</text:p>
          </table:table-cell>
          <table:table-cell office:value-type="float" office:value="35.333333" calcext:value-type="float">
            <text:p>35,333333</text:p>
          </table:table-cell>
          <table:table-cell office:value-type="float" office:value="49.494949" calcext:value-type="float">
            <text:p>49,494949</text:p>
          </table:table-cell>
          <table:table-cell office:value-type="float" office:value="0.084023" calcext:value-type="float">
            <text:p>0,084023</text:p>
          </table:table-cell>
          <table:table-cell office:value-type="float" office:value="0" calcext:value-type="float">
            <text:p>0</text:p>
          </table:table-cell>
          <table:table-cell office:value-type="float" office:value="0.002129" calcext:value-type="float">
            <text:p>0,002129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13716.5" calcext:value-type="float">
            <text:p>13716,5</text:p>
          </table:table-cell>
          <table:table-cell office:value-type="float" office:value="96.301447" calcext:value-type="float">
            <text:p>96,301447</text:p>
          </table:table-cell>
          <table:table-cell office:value-type="float" office:value="3.698553" calcext:value-type="float">
            <text:p>3,698553</text:p>
          </table:table-cell>
          <table:table-cell office:value-type="float" office:value="51.914242" calcext:value-type="float">
            <text:p>51,914242</text:p>
          </table:table-cell>
          <table:table-cell office:value-type="float" office:value="85.390428" calcext:value-type="float">
            <text:p>85,390428</text:p>
          </table:table-cell>
          <table:table-cell office:value-type="float" office:value="14.609572" calcext:value-type="float">
            <text:p>14,609572</text:p>
          </table:table-cell>
          <table:table-cell office:value-type="float" office:value="39.203675" calcext:value-type="float">
            <text:p>39,203675</text:p>
          </table:table-cell>
          <table:table-cell office:value-type="float" office:value="0.101998" calcext:value-type="float">
            <text:p>0,101998</text:p>
          </table:table-cell>
          <table:table-cell office:value-type="float" office:value="0" calcext:value-type="float">
            <text:p>0</text:p>
          </table:table-cell>
          <table:table-cell office:value-type="float" office:value="0.003621" calcext:value-type="float">
            <text:p>0,003621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78340.7" calcext:value-type="float">
            <text:p>178340,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360511" calcext:value-type="float">
            <text:p>48,3605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639489" calcext:value-type="float">
            <text:p>51,639489</text:p>
          </table:table-cell>
          <table:table-cell office:value-type="float" office:value="7.613516" calcext:value-type="float">
            <text:p>7,613516</text:p>
          </table:table-cell>
          <table:table-cell office:value-type="float" office:value="0" calcext:value-type="float">
            <text:p>0</text:p>
          </table:table-cell>
          <table:table-cell office:value-type="float" office:value="0.648992" calcext:value-type="float">
            <text:p>0,648992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5666.8" calcext:value-type="float">
            <text:p>5666,8</text:p>
          </table:table-cell>
          <table:table-cell office:value-type="float" office:value="99.075696" calcext:value-type="float">
            <text:p>99,075696</text:p>
          </table:table-cell>
          <table:table-cell office:value-type="float" office:value="0.924304" calcext:value-type="float">
            <text:p>0,924304</text:p>
          </table:table-cell>
          <table:table-cell office:value-type="float" office:value="38.148148" calcext:value-type="float">
            <text:p>38,148148</text:p>
          </table:table-cell>
          <table:table-cell office:value-type="float" office:value="89.565217" calcext:value-type="float">
            <text:p>89,565217</text:p>
          </table:table-cell>
          <table:table-cell office:value-type="float" office:value="10.434783" calcext:value-type="float">
            <text:p>10,434783</text:p>
          </table:table-cell>
          <table:table-cell office:value-type="float" office:value="57.407407" calcext:value-type="float">
            <text:p>57,407407</text:p>
          </table:table-cell>
          <table:table-cell office:value-type="float" office:value="0.042798" calcext:value-type="float">
            <text:p>0,042798</text:p>
          </table:table-cell>
          <table:table-cell office:value-type="float" office:value="0" calcext:value-type="float">
            <text:p>0</text:p>
          </table:table-cell>
          <table:table-cell office:value-type="float" office:value="0.001505" calcext:value-type="float">
            <text:p>0,001505</text:p>
          </table:table-cell>
          <table:table-cell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3632.5" calcext:value-type="float">
            <text:p>23632,5</text:p>
          </table:table-cell>
          <table:table-cell office:value-type="float" office:value="99.952394" calcext:value-type="float">
            <text:p>99,952394</text:p>
          </table:table-cell>
          <table:table-cell office:value-type="float" office:value="0.047606" calcext:value-type="float">
            <text:p>0,047606</text:p>
          </table:table-cell>
          <table:table-cell office:value-type="float" office:value="39.316239" calcext:value-type="float">
            <text:p>39,316239</text:p>
          </table:table-cell>
          <table:table-cell office:value-type="float" office:value="98.571429" calcext:value-type="float">
            <text:p>98,571429</text:p>
          </table:table-cell>
          <table:table-cell office:value-type="float" office:value="1.428571" calcext:value-type="float">
            <text:p>1,428571</text:p>
          </table:table-cell>
          <table:table-cell office:value-type="float" office:value="60.11396" calcext:value-type="float">
            <text:p>60,11396</text:p>
          </table:table-cell>
          <table:table-cell office:value-type="float" office:value="0.157182" calcext:value-type="float">
            <text:p>0,157182</text:p>
          </table:table-cell>
          <table:table-cell office:value-type="float" office:value="0" calcext:value-type="float">
            <text:p>0</text:p>
          </table:table-cell>
          <table:table-cell office:value-type="float" office:value="0.029744" calcext:value-type="float">
            <text:p>0,029744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237" calcext:value-type="float">
            <text:p>237</text:p>
          </table:table-cell>
          <table:table-cell office:value-type="float" office:value="86.647592" calcext:value-type="float">
            <text:p>86,647592</text:p>
          </table:table-cell>
          <table:table-cell office:value-type="float" office:value="13.352408" calcext:value-type="float">
            <text:p>13,352408</text:p>
          </table:table-cell>
          <table:table-cell office:value-type="float" office:value="77.349398" calcext:value-type="float">
            <text:p>77,349398</text:p>
          </table:table-cell>
          <table:table-cell office:value-type="float" office:value="81.783439" calcext:value-type="float">
            <text:p>81,783439</text:p>
          </table:table-cell>
          <table:table-cell office:value-type="float" office:value="18.216561" calcext:value-type="float">
            <text:p>18,216561</text:p>
          </table:table-cell>
          <table:table-cell office:value-type="float" office:value="5.421687" calcext:value-type="float">
            <text:p>5,421687</text:p>
          </table:table-cell>
          <table:table-cell office:value-type="float" office:value="0.011635" calcext:value-type="float">
            <text:p>0,011635</text:p>
          </table:table-cell>
          <table:table-cell office:value-type="float" office:value="0" calcext:value-type="float">
            <text:p>0</text:p>
          </table:table-cell>
          <table:table-cell office:value-type="float" office:value="0.001156" calcext:value-type="float">
            <text:p>0,001156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573081.9" calcext:value-type="float">
            <text:p>573081,9</text:p>
          </table:table-cell>
          <table:table-cell office:value-type="float" office:value="99.393967" calcext:value-type="float">
            <text:p>99,393967</text:p>
          </table:table-cell>
          <table:table-cell office:value-type="float" office:value="0.606033" calcext:value-type="float">
            <text:p>0,606033</text:p>
          </table:table-cell>
          <table:table-cell office:value-type="float" office:value="97.161572" calcext:value-type="float">
            <text:p>97,161572</text:p>
          </table:table-cell>
          <table:table-cell office:value-type="float" office:value="98.733475" calcext:value-type="float">
            <text:p>98,733475</text:p>
          </table:table-cell>
          <table:table-cell office:value-type="float" office:value="1.266525" calcext:value-type="float">
            <text:p>1,266525</text:p>
          </table:table-cell>
          <table:table-cell office:value-type="float" office:value="1.592067" calcext:value-type="float">
            <text:p>1,592067</text:p>
          </table:table-cell>
          <table:table-cell office:value-type="float" office:value="5.897076" calcext:value-type="float">
            <text:p>5,897076</text:p>
          </table:table-cell>
          <table:table-cell office:value-type="float" office:value="0" calcext:value-type="float">
            <text:p>0</text:p>
          </table:table-cell>
          <table:table-cell office:value-type="float" office:value="0.146728" calcext:value-type="float">
            <text:p>0,146728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1311.4" calcext:value-type="float">
            <text:p>1311,4</text:p>
          </table:table-cell>
          <table:table-cell office:value-type="float" office:value="75.24865" calcext:value-type="float">
            <text:p>75,24865</text:p>
          </table:table-cell>
          <table:table-cell office:value-type="float" office:value="24.75135" calcext:value-type="float">
            <text:p>24,75135</text:p>
          </table:table-cell>
          <table:table-cell table:number-columns-repeated="2" office:value-type="float" office:value="79.644708" calcext:value-type="float">
            <text:p>79,644708</text:p>
          </table:table-cell>
          <table:table-cell office:value-type="float" office:value="20.355292" calcext:value-type="float">
            <text:p>20,355292</text:p>
          </table:table-cell>
          <table:table-cell office:value-type="float" office:value="0" calcext:value-type="float">
            <text:p>0</text:p>
          </table:table-cell>
          <table:table-cell office:value-type="float" office:value="0.209314" calcext:value-type="float">
            <text:p>0,209314</text:p>
          </table:table-cell>
          <table:table-cell office:value-type="float" office:value="0" calcext:value-type="float">
            <text:p>0</text:p>
          </table:table-cell>
          <table:table-cell office:value-type="float" office:value="0.008569" calcext:value-type="float">
            <text:p>0,008569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460860.2" calcext:value-type="float">
            <text:p>460860,2</text:p>
          </table:table-cell>
          <table:table-cell office:value-type="float" office:value="97.571952" calcext:value-type="float">
            <text:p>97,571952</text:p>
          </table:table-cell>
          <table:table-cell office:value-type="float" office:value="2.428048" calcext:value-type="float">
            <text:p>2,428048</text:p>
          </table:table-cell>
          <table:table-cell office:value-type="float" office:value="65.081081" calcext:value-type="float">
            <text:p>65,081081</text:p>
          </table:table-cell>
          <table:table-cell office:value-type="float" office:value="76.896056" calcext:value-type="float">
            <text:p>76,896056</text:p>
          </table:table-cell>
          <table:table-cell office:value-type="float" office:value="23.103944" calcext:value-type="float">
            <text:p>23,103944</text:p>
          </table:table-cell>
          <table:table-cell office:value-type="float" office:value="15.364865" calcext:value-type="float">
            <text:p>15,364865</text:p>
          </table:table-cell>
          <table:table-cell office:value-type="float" office:value="3.187124" calcext:value-type="float">
            <text:p>3,187124</text:p>
          </table:table-cell>
          <table:table-cell office:value-type="float" office:value="0" calcext:value-type="float">
            <text:p>0</text:p>
          </table:table-cell>
          <table:table-cell office:value-type="float" office:value="0.424937" calcext:value-type="float">
            <text:p>0,424937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6667.8" calcext:value-type="float">
            <text:p>16667,8</text:p>
          </table:table-cell>
          <table:table-cell office:value-type="float" office:value="81.073637" calcext:value-type="float">
            <text:p>81,073637</text:p>
          </table:table-cell>
          <table:table-cell office:value-type="float" office:value="18.926363" calcext:value-type="float">
            <text:p>18,926363</text:p>
          </table:table-cell>
          <table:table-cell office:value-type="float" office:value="67.532468" calcext:value-type="float">
            <text:p>67,532468</text:p>
          </table:table-cell>
          <table:table-cell office:value-type="float" office:value="68.421053" calcext:value-type="float">
            <text:p>68,421053</text:p>
          </table:table-cell>
          <table:table-cell office:value-type="float" office:value="31.578947" calcext:value-type="float">
            <text:p>31,578947</text:p>
          </table:table-cell>
          <table:table-cell office:value-type="float" office:value="1.298701" calcext:value-type="float">
            <text:p>1,298701</text:p>
          </table:table-cell>
          <table:table-cell office:value-type="float" office:value="0.115641" calcext:value-type="float">
            <text:p>0,115641</text:p>
          </table:table-cell>
          <table:table-cell office:value-type="float" office:value="0" calcext:value-type="float">
            <text:p>0</text:p>
          </table:table-cell>
          <table:table-cell office:value-type="float" office:value="0.001942" calcext:value-type="float">
            <text:p>0,001942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55016.4" calcext:value-type="float">
            <text:p>655016,4</text:p>
          </table:table-cell>
          <table:table-cell office:value-type="float" office:value="99.818994" calcext:value-type="float">
            <text:p>99,818994</text:p>
          </table:table-cell>
          <table:table-cell office:value-type="float" office:value="0.181006" calcext:value-type="float">
            <text:p>0,181006</text:p>
          </table:table-cell>
          <table:table-cell office:value-type="float" office:value="73.189189" calcext:value-type="float">
            <text:p>73,189189</text:p>
          </table:table-cell>
          <table:table-cell office:value-type="float" office:value="91.347613" calcext:value-type="float">
            <text:p>91,347613</text:p>
          </table:table-cell>
          <table:table-cell office:value-type="float" office:value="8.652387" calcext:value-type="float">
            <text:p>8,652387</text:p>
          </table:table-cell>
          <table:table-cell office:value-type="float" office:value="19.878378" calcext:value-type="float">
            <text:p>19,878378</text:p>
          </table:table-cell>
          <table:table-cell office:value-type="float" office:value="3.827369" calcext:value-type="float">
            <text:p>3,827369</text:p>
          </table:table-cell>
          <table:table-cell office:value-type="float" office:value="0" calcext:value-type="float">
            <text:p>0</text:p>
          </table:table-cell>
          <table:table-cell office:value-type="float" office:value="0.630611" calcext:value-type="float">
            <text:p>0,630611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59994.8" calcext:value-type="float">
            <text:p>59994,8</text:p>
          </table:table-cell>
          <table:table-cell office:value-type="float" office:value="94.44011" calcext:value-type="float">
            <text:p>94,44011</text:p>
          </table:table-cell>
          <table:table-cell office:value-type="float" office:value="5.55989" calcext:value-type="float">
            <text:p>5,55989</text:p>
          </table:table-cell>
          <table:table-cell office:value-type="float" office:value="65.01182" calcext:value-type="float">
            <text:p>65,01182</text:p>
          </table:table-cell>
          <table:table-cell office:value-type="float" office:value="67.073171" calcext:value-type="float">
            <text:p>67,073171</text:p>
          </table:table-cell>
          <table:table-cell office:value-type="float" office:value="32.926829" calcext:value-type="float">
            <text:p>32,926829</text:p>
          </table:table-cell>
          <table:table-cell office:value-type="float" office:value="3.073286" calcext:value-type="float">
            <text:p>3,073286</text:p>
          </table:table-cell>
          <table:table-cell office:value-type="float" office:value="0.410914" calcext:value-type="float">
            <text:p>0,410914</text:p>
          </table:table-cell>
          <table:table-cell office:value-type="float" office:value="0" calcext:value-type="float">
            <text:p>0</text:p>
          </table:table-cell>
          <table:table-cell office:value-type="float" office:value="0.035143" calcext:value-type="float">
            <text:p>0,035143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46182.7" calcext:value-type="float">
            <text:p>46182,7</text:p>
          </table:table-cell>
          <table:table-cell office:value-type="float" office:value="91.320314" calcext:value-type="float">
            <text:p>91,320314</text:p>
          </table:table-cell>
          <table:table-cell office:value-type="float" office:value="8.679686" calcext:value-type="float">
            <text:p>8,679686</text:p>
          </table:table-cell>
          <table:table-cell office:value-type="float" office:value="90.707071" calcext:value-type="float">
            <text:p>90,707071</text:p>
          </table:table-cell>
          <table:table-cell office:value-type="float" office:value="90.798787" calcext:value-type="float">
            <text:p>90,798787</text:p>
          </table:table-cell>
          <table:table-cell office:value-type="float" office:value="9.201213" calcext:value-type="float">
            <text:p>9,201213</text:p>
          </table:table-cell>
          <table:table-cell office:value-type="float" office:value="0.10101" calcext:value-type="float">
            <text:p>0,10101</text:p>
          </table:table-cell>
          <table:table-cell office:value-type="float" office:value="0.462899" calcext:value-type="float">
            <text:p>0,462899</text:p>
          </table:table-cell>
          <table:table-cell office:value-type="float" office:value="0" calcext:value-type="float">
            <text:p>0</text:p>
          </table:table-cell>
          <table:table-cell office:value-type="float" office:value="0.006741" calcext:value-type="float">
            <text:p>0,006741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4984.2" calcext:value-type="float">
            <text:p>14984,2</text:p>
          </table:table-cell>
          <table:table-cell office:value-type="float" office:value="99.985019" calcext:value-type="float">
            <text:p>99,985019</text:p>
          </table:table-cell>
          <table:table-cell office:value-type="float" office:value="0.014981" calcext:value-type="float">
            <text:p>0,014981</text:p>
          </table:table-cell>
          <table:table-cell office:value-type="float" office:value="79.775281" calcext:value-type="float">
            <text:p>79,775281</text:p>
          </table:table-cell>
          <table:table-cell office:value-type="float" office:value="96.598639" calcext:value-type="float">
            <text:p>96,598639</text:p>
          </table:table-cell>
          <table:table-cell office:value-type="float" office:value="3.401361" calcext:value-type="float">
            <text:p>3,401361</text:p>
          </table:table-cell>
          <table:table-cell office:value-type="float" office:value="17.41573" calcext:value-type="float">
            <text:p>17,41573</text:p>
          </table:table-cell>
          <table:table-cell office:value-type="float" office:value="0.079295" calcext:value-type="float">
            <text:p>0,079295</text:p>
          </table:table-cell>
          <table:table-cell office:value-type="float" office:value="0" calcext:value-type="float">
            <text:p>0</text:p>
          </table:table-cell>
          <table:table-cell office:value-type="float" office:value="0.006352" calcext:value-type="float">
            <text:p>0,006352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34251.4" calcext:value-type="float">
            <text:p>34251,4</text:p>
          </table:table-cell>
          <table:table-cell office:value-type="float" office:value="64.35953" calcext:value-type="float">
            <text:p>64,35953</text:p>
          </table:table-cell>
          <table:table-cell office:value-type="float" office:value="35.64047" calcext:value-type="float">
            <text:p>35,64047</text:p>
          </table:table-cell>
          <table:table-cell office:value-type="float" office:value="56.597874" calcext:value-type="float">
            <text:p>56,597874</text:p>
          </table:table-cell>
          <table:table-cell office:value-type="float" office:value="56.882464" calcext:value-type="float">
            <text:p>56,882464</text:p>
          </table:table-cell>
          <table:table-cell office:value-type="float" office:value="43.117536" calcext:value-type="float">
            <text:p>43,117536</text:p>
          </table:table-cell>
          <table:table-cell office:value-type="float" office:value="0.500313" calcext:value-type="float">
            <text:p>0,500313</text:p>
          </table:table-cell>
          <table:table-cell office:value-type="float" office:value="0.481502" calcext:value-type="float">
            <text:p>0,481502</text:p>
          </table:table-cell>
          <table:table-cell office:value-type="float" office:value="0" calcext:value-type="float">
            <text:p>0</text:p>
          </table:table-cell>
          <table:table-cell office:value-type="float" office:value="0.016439" calcext:value-type="float">
            <text:p>0,016439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33378.5" calcext:value-type="float">
            <text:p>33378,5</text:p>
          </table:table-cell>
          <table:table-cell office:value-type="float" office:value="52.766549" calcext:value-type="float">
            <text:p>52,766549</text:p>
          </table:table-cell>
          <table:table-cell office:value-type="float" office:value="47.233451" calcext:value-type="float">
            <text:p>47,233451</text:p>
          </table:table-cell>
          <table:table-cell office:value-type="float" office:value="52.756227" calcext:value-type="float">
            <text:p>52,756227</text:p>
          </table:table-cell>
          <table:table-cell office:value-type="float" office:value="52.820932" calcext:value-type="float">
            <text:p>52,820932</text:p>
          </table:table-cell>
          <table:table-cell office:value-type="float" office:value="47.179068" calcext:value-type="float">
            <text:p>47,179068</text:p>
          </table:table-cell>
          <table:table-cell office:value-type="float" office:value="0.122499" calcext:value-type="float">
            <text:p>0,122499</text:p>
          </table:table-cell>
          <table:table-cell office:value-type="float" office:value="1.04531" calcext:value-type="float">
            <text:p>1,04531</text:p>
          </table:table-cell>
          <table:table-cell office:value-type="float" office:value="0" calcext:value-type="float">
            <text:p>0</text:p>
          </table:table-cell>
          <table:table-cell office:value-type="float" office:value="0.04333" calcext:value-type="float">
            <text:p>0,04333</text:p>
          </table:table-cell>
          <table:table-cell/>
        </table:table-row>
        <table:table-row table:style-name="ro1">
          <table:table-cell table:number-columns-repeated="4"/>
          <table:table-cell table:style-name="ce15" table:formula="of:=AVERAGE([.E2:.E21])" office:value-type="float" office:value="5312.6" calcext:value-type="float">
            <text:p>5312,6</text:p>
          </table:table-cell>
          <table:table-cell table:style-name="ce15" table:formula="of:=AVERAGE([.F2:.F21])" office:value-type="float" office:value="109606.215" calcext:value-type="float">
            <text:p>109606,2</text:p>
          </table:table-cell>
          <table:table-cell table:style-name="ce17" table:formula="of:=AVERAGE([.G2:.G21])" office:value-type="float" office:value="89.29784695" calcext:value-type="float">
            <text:p>89,30</text:p>
          </table:table-cell>
          <table:table-cell table:style-name="ce17" table:formula="of:=AVERAGE([.H2:.H21])" office:value-type="float" office:value="10.70215305" calcext:value-type="float">
            <text:p>10,70</text:p>
          </table:table-cell>
          <table:table-cell table:style-name="ce17" table:formula="of:=AVERAGE([.I2:.I21])" office:value-type="float" office:value="60.9458826" calcext:value-type="float">
            <text:p>60,95</text:p>
          </table:table-cell>
          <table:table-cell table:style-name="ce17" table:formula="of:=AVERAGE([.J2:.J21])" office:value-type="float" office:value="80.145332" calcext:value-type="float">
            <text:p>80,15</text:p>
          </table:table-cell>
          <table:table-cell table:style-name="ce17" table:formula="of:=AVERAGE([.K2:.K21])" office:value-type="float" office:value="19.854668" calcext:value-type="float">
            <text:p>19,85</text:p>
          </table:table-cell>
          <table:table-cell table:style-name="ce17" table:formula="of:=AVERAGE([.L2:.L21])" office:value-type="float" office:value="22.29516255" calcext:value-type="float">
            <text:p>22,30</text:p>
          </table:table-cell>
          <table:table-cell table:style-name="ce19" table:formula="of:=AVERAGE([.M2:.M21])" office:value-type="float" office:value="1.208408" calcext:value-type="float">
            <text:p>1,20841</text:p>
          </table:table-cell>
          <table:table-cell table:style-name="ce19" table:formula="of:=AVERAGE([.N2:.N21])" office:value-type="float" office:value="0" calcext:value-type="float">
            <text:p>0,00000</text:p>
          </table:table-cell>
          <table:table-cell table:style-name="ce19" table:formula="of:=AVERAGE([.O2:.O21])" office:value-type="float" office:value="0.1028815" calcext:value-type="float">
            <text:p>0,10288</text:p>
          </table:table-cell>
          <table:table-cell table:style-name="ce17" table:formula="of:=([.O22]/[.E22])*1000000" office:value-type="float" office:value="19.3655648834845" calcext:value-type="float">
            <text:p>19,37</text:p>
          </table:table-cell>
        </table:table-row>
      </table:table>
      <table:table table:name="w3tm100" table:style-name="ta1">
        <table:table-column table:style-name="co15" table:number-columns-repeated="16" table:default-cell-style-name="Default"/>
        <table:table-row table:style-name="ro1">
          <table:table-cell table:number-columns-repeated="4"/>
          <table:table-cell table:style-name="ce13" office:value-type="string" calcext:value-type="string">
            <text:p>Ejemplos</text:p>
          </table:table-cell>
          <table:table-cell table:style-name="ce13" office:value-type="string" calcext:value-type="string">
            <text:p>Patrones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Test</text:p>
          </table:table-cell>
          <table:table-cell table:style-name="ce16" office:value-type="string" calcext:value-type="string">
            <text:p>TestNC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%NC</text:p>
          </table:table-cell>
          <table:table-cell table:style-name="ce18" office:value-type="string" calcext:value-type="string">
            <text:p>T_Train</text:p>
          </table:table-cell>
          <table:table-cell table:style-name="ce18" office:value-type="string" calcext:value-type="string">
            <text:p>T_Inf_Train</text:p>
          </table:table-cell>
          <table:table-cell table:style-name="ce18" office:value-type="string" calcext:value-type="string">
            <text:p>T_CPU_Test</text:p>
          </table:table-cell>
          <table:table-cell table:style-name="ce16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17684.6" calcext:value-type="float">
            <text:p>17684,6</text:p>
          </table:table-cell>
          <table:table-cell office:value-type="float" office:value="93.355374" calcext:value-type="float">
            <text:p>93,355374</text:p>
          </table:table-cell>
          <table:table-cell office:value-type="float" office:value="6.644626" calcext:value-type="float">
            <text:p>6,644626</text:p>
          </table:table-cell>
          <table:table-cell office:value-type="float" office:value="67.971014" calcext:value-type="float">
            <text:p>67,971014</text:p>
          </table:table-cell>
          <table:table-cell office:value-type="float" office:value="84.050179" calcext:value-type="float">
            <text:p>84,050179</text:p>
          </table:table-cell>
          <table:table-cell office:value-type="float" office:value="15.949821" calcext:value-type="float">
            <text:p>15,949821</text:p>
          </table:table-cell>
          <table:table-cell office:value-type="float" office:value="19.130435" calcext:value-type="float">
            <text:p>19,130435</text:p>
          </table:table-cell>
          <table:table-cell office:value-type="float" office:value="0.150865" calcext:value-type="float">
            <text:p>0,150865</text:p>
          </table:table-cell>
          <table:table-cell office:value-type="float" office:value="0" calcext:value-type="float">
            <text:p>0</text:p>
          </table:table-cell>
          <table:table-cell office:value-type="float" office:value="0.003723" calcext:value-type="float">
            <text:p>0,003723</text:p>
          </table:table-cell>
          <table:table-cell/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2154.6" calcext:value-type="float">
            <text:p>12154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396226" calcext:value-type="float">
            <text:p>43,396226</text:p>
          </table:table-cell>
          <table:table-cell office:value-type="float" office:value="97.183099" calcext:value-type="float">
            <text:p>97,183099</text:p>
          </table:table-cell>
          <table:table-cell office:value-type="float" office:value="2.816901" calcext:value-type="float">
            <text:p>2,816901</text:p>
          </table:table-cell>
          <table:table-cell office:value-type="float" office:value="55.345912" calcext:value-type="float">
            <text:p>55,345912</text:p>
          </table:table-cell>
          <table:table-cell office:value-type="float" office:value="0.091874" calcext:value-type="float">
            <text:p>0,091874</text:p>
          </table:table-cell>
          <table:table-cell office:value-type="float" office:value="0" calcext:value-type="float">
            <text:p>0</text:p>
          </table:table-cell>
          <table:table-cell office:value-type="float" office:value="0.012349" calcext:value-type="float">
            <text:p>0,012349</text:p>
          </table:table-cell>
          <table:table-cell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32249.9" calcext:value-type="float">
            <text:p>32249,9</text:p>
          </table:table-cell>
          <table:table-cell office:value-type="float" office:value="99.536073" calcext:value-type="float">
            <text:p>99,536073</text:p>
          </table:table-cell>
          <table:table-cell office:value-type="float" office:value="0.463927" calcext:value-type="float">
            <text:p>0,463927</text:p>
          </table:table-cell>
          <table:table-cell office:value-type="float" office:value="31.506849" calcext:value-type="float">
            <text:p>31,506849</text:p>
          </table:table-cell>
          <table:table-cell office:value-type="float" office:value="60.846561" calcext:value-type="float">
            <text:p>60,846561</text:p>
          </table:table-cell>
          <table:table-cell office:value-type="float" office:value="39.153439" calcext:value-type="float">
            <text:p>39,153439</text:p>
          </table:table-cell>
          <table:table-cell office:value-type="float" office:value="48.219178" calcext:value-type="float">
            <text:p>48,219178</text:p>
          </table:table-cell>
          <table:table-cell office:value-type="float" office:value="0.173569" calcext:value-type="float">
            <text:p>0,173569</text:p>
          </table:table-cell>
          <table:table-cell office:value-type="float" office:value="0" calcext:value-type="float">
            <text:p>0</text:p>
          </table:table-cell>
          <table:table-cell office:value-type="float" office:value="0.031953" calcext:value-type="float">
            <text:p>0,031953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810.7" calcext:value-type="float">
            <text:p>1810,7</text:p>
          </table:table-cell>
          <table:table-cell office:value-type="float" office:value="59.236881" calcext:value-type="float">
            <text:p>59,236881</text:p>
          </table:table-cell>
          <table:table-cell office:value-type="float" office:value="40.763119" calcext:value-type="float">
            <text:p>40,763119</text:p>
          </table:table-cell>
          <table:table-cell office:value-type="float" office:value="56.521739" calcext:value-type="float">
            <text:p>56,521739</text:p>
          </table:table-cell>
          <table:table-cell office:value-type="float" office:value="56.851312" calcext:value-type="float">
            <text:p>56,851312</text:p>
          </table:table-cell>
          <table:table-cell office:value-type="float" office:value="43.148688" calcext:value-type="float">
            <text:p>43,148688</text:p>
          </table:table-cell>
          <table:table-cell office:value-type="float" office:value="0.57971" calcext:value-type="float">
            <text:p>0,57971</text:p>
          </table:table-cell>
          <table:table-cell office:value-type="float" office:value="0.033759" calcext:value-type="float">
            <text:p>0,033759</text:p>
          </table:table-cell>
          <table:table-cell office:value-type="float" office:value="0" calcext:value-type="float">
            <text:p>0</text:p>
          </table:table-cell>
          <table:table-cell office:value-type="float" office:value="0.000956" calcext:value-type="float">
            <text:p>0,000956</text:p>
          </table:table-cell>
          <table:table-cell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10901.7" calcext:value-type="float">
            <text:p>10901,7</text:p>
          </table:table-cell>
          <table:table-cell office:value-type="float" office:value="95.87276" calcext:value-type="float">
            <text:p>95,87276</text:p>
          </table:table-cell>
          <table:table-cell office:value-type="float" office:value="4.12724" calcext:value-type="float">
            <text:p>4,12724</text:p>
          </table:table-cell>
          <table:table-cell office:value-type="float" office:value="33.333333" calcext:value-type="float">
            <text:p>33,333333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49.494949" calcext:value-type="float">
            <text:p>49,494949</text:p>
          </table:table-cell>
          <table:table-cell office:value-type="float" office:value="0.079092" calcext:value-type="float">
            <text:p>0,079092</text:p>
          </table:table-cell>
          <table:table-cell office:value-type="float" office:value="0" calcext:value-type="float">
            <text:p>0</text:p>
          </table:table-cell>
          <table:table-cell office:value-type="float" office:value="0.002056" calcext:value-type="float">
            <text:p>0,002056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13716.5" calcext:value-type="float">
            <text:p>13716,5</text:p>
          </table:table-cell>
          <table:table-cell office:value-type="float" office:value="96.301447" calcext:value-type="float">
            <text:p>96,301447</text:p>
          </table:table-cell>
          <table:table-cell office:value-type="float" office:value="3.698553" calcext:value-type="float">
            <text:p>3,698553</text:p>
          </table:table-cell>
          <table:table-cell office:value-type="float" office:value="52.526799" calcext:value-type="float">
            <text:p>52,526799</text:p>
          </table:table-cell>
          <table:table-cell office:value-type="float" office:value="86.397985" calcext:value-type="float">
            <text:p>86,397985</text:p>
          </table:table-cell>
          <table:table-cell office:value-type="float" office:value="13.602015" calcext:value-type="float">
            <text:p>13,602015</text:p>
          </table:table-cell>
          <table:table-cell office:value-type="float" office:value="39.203675" calcext:value-type="float">
            <text:p>39,203675</text:p>
          </table:table-cell>
          <table:table-cell office:value-type="float" office:value="0.095333" calcext:value-type="float">
            <text:p>0,095333</text:p>
          </table:table-cell>
          <table:table-cell office:value-type="float" office:value="0" calcext:value-type="float">
            <text:p>0</text:p>
          </table:table-cell>
          <table:table-cell office:value-type="float" office:value="0.003463" calcext:value-type="float">
            <text:p>0,003463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78340.7" calcext:value-type="float">
            <text:p>178340,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360511" calcext:value-type="float">
            <text:p>48,3605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639489" calcext:value-type="float">
            <text:p>51,639489</text:p>
          </table:table-cell>
          <table:table-cell office:value-type="float" office:value="7.642188" calcext:value-type="float">
            <text:p>7,642188</text:p>
          </table:table-cell>
          <table:table-cell office:value-type="float" office:value="0" calcext:value-type="float">
            <text:p>0</text:p>
          </table:table-cell>
          <table:table-cell office:value-type="float" office:value="0.652553" calcext:value-type="float">
            <text:p>0,652553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5666.8" calcext:value-type="float">
            <text:p>5666,8</text:p>
          </table:table-cell>
          <table:table-cell office:value-type="float" office:value="99.075696" calcext:value-type="float">
            <text:p>99,075696</text:p>
          </table:table-cell>
          <table:table-cell office:value-type="float" office:value="0.924304" calcext:value-type="float">
            <text:p>0,924304</text:p>
          </table:table-cell>
          <table:table-cell office:value-type="float" office:value="37.777778" calcext:value-type="float">
            <text:p>37,777778</text:p>
          </table:table-cell>
          <table:table-cell office:value-type="float" office:value="88.695652" calcext:value-type="float">
            <text:p>88,695652</text:p>
          </table:table-cell>
          <table:table-cell office:value-type="float" office:value="11.304348" calcext:value-type="float">
            <text:p>11,304348</text:p>
          </table:table-cell>
          <table:table-cell office:value-type="float" office:value="57.407407" calcext:value-type="float">
            <text:p>57,407407</text:p>
          </table:table-cell>
          <table:table-cell office:value-type="float" office:value="0.043651" calcext:value-type="float">
            <text:p>0,043651</text:p>
          </table:table-cell>
          <table:table-cell office:value-type="float" office:value="0" calcext:value-type="float">
            <text:p>0</text:p>
          </table:table-cell>
          <table:table-cell office:value-type="float" office:value="0.001484" calcext:value-type="float">
            <text:p>0,001484</text:p>
          </table:table-cell>
          <table:table-cell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3632.5" calcext:value-type="float">
            <text:p>23632,5</text:p>
          </table:table-cell>
          <table:table-cell office:value-type="float" office:value="99.952394" calcext:value-type="float">
            <text:p>99,952394</text:p>
          </table:table-cell>
          <table:table-cell office:value-type="float" office:value="0.047606" calcext:value-type="float">
            <text:p>0,047606</text:p>
          </table:table-cell>
          <table:table-cell office:value-type="float" office:value="39.316239" calcext:value-type="float">
            <text:p>39,316239</text:p>
          </table:table-cell>
          <table:table-cell office:value-type="float" office:value="98.571429" calcext:value-type="float">
            <text:p>98,571429</text:p>
          </table:table-cell>
          <table:table-cell office:value-type="float" office:value="1.428571" calcext:value-type="float">
            <text:p>1,428571</text:p>
          </table:table-cell>
          <table:table-cell office:value-type="float" office:value="60.11396" calcext:value-type="float">
            <text:p>60,11396</text:p>
          </table:table-cell>
          <table:table-cell office:value-type="float" office:value="0.161307" calcext:value-type="float">
            <text:p>0,161307</text:p>
          </table:table-cell>
          <table:table-cell office:value-type="float" office:value="0" calcext:value-type="float">
            <text:p>0</text:p>
          </table:table-cell>
          <table:table-cell office:value-type="float" office:value="0.029334" calcext:value-type="float">
            <text:p>0,029334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237" calcext:value-type="float">
            <text:p>237</text:p>
          </table:table-cell>
          <table:table-cell office:value-type="float" office:value="86.647592" calcext:value-type="float">
            <text:p>86,647592</text:p>
          </table:table-cell>
          <table:table-cell office:value-type="float" office:value="13.352408" calcext:value-type="float">
            <text:p>13,352408</text:p>
          </table:table-cell>
          <table:table-cell office:value-type="float" office:value="78.072289" calcext:value-type="float">
            <text:p>78,072289</text:p>
          </table:table-cell>
          <table:table-cell office:value-type="float" office:value="82.547771" calcext:value-type="float">
            <text:p>82,547771</text:p>
          </table:table-cell>
          <table:table-cell office:value-type="float" office:value="17.452229" calcext:value-type="float">
            <text:p>17,452229</text:p>
          </table:table-cell>
          <table:table-cell office:value-type="float" office:value="5.421687" calcext:value-type="float">
            <text:p>5,421687</text:p>
          </table:table-cell>
          <table:table-cell office:value-type="float" office:value="0.010371" calcext:value-type="float">
            <text:p>0,010371</text:p>
          </table:table-cell>
          <table:table-cell office:value-type="float" office:value="0" calcext:value-type="float">
            <text:p>0</text:p>
          </table:table-cell>
          <table:table-cell office:value-type="float" office:value="0.001066" calcext:value-type="float">
            <text:p>0,001066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573081.9" calcext:value-type="float">
            <text:p>573081,9</text:p>
          </table:table-cell>
          <table:table-cell office:value-type="float" office:value="99.393967" calcext:value-type="float">
            <text:p>99,393967</text:p>
          </table:table-cell>
          <table:table-cell office:value-type="float" office:value="0.606033" calcext:value-type="float">
            <text:p>0,606033</text:p>
          </table:table-cell>
          <table:table-cell office:value-type="float" office:value="97.116084" calcext:value-type="float">
            <text:p>97,116084</text:p>
          </table:table-cell>
          <table:table-cell office:value-type="float" office:value="98.687252" calcext:value-type="float">
            <text:p>98,687252</text:p>
          </table:table-cell>
          <table:table-cell office:value-type="float" office:value="1.312748" calcext:value-type="float">
            <text:p>1,312748</text:p>
          </table:table-cell>
          <table:table-cell office:value-type="float" office:value="1.592067" calcext:value-type="float">
            <text:p>1,592067</text:p>
          </table:table-cell>
          <table:table-cell office:value-type="float" office:value="5.871106" calcext:value-type="float">
            <text:p>5,871106</text:p>
          </table:table-cell>
          <table:table-cell office:value-type="float" office:value="0" calcext:value-type="float">
            <text:p>0</text:p>
          </table:table-cell>
          <table:table-cell office:value-type="float" office:value="0.155748" calcext:value-type="float">
            <text:p>0,155748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1311.4" calcext:value-type="float">
            <text:p>1311,4</text:p>
          </table:table-cell>
          <table:table-cell office:value-type="float" office:value="75.24865" calcext:value-type="float">
            <text:p>75,24865</text:p>
          </table:table-cell>
          <table:table-cell office:value-type="float" office:value="24.75135" calcext:value-type="float">
            <text:p>24,75135</text:p>
          </table:table-cell>
          <table:table-cell table:number-columns-repeated="2" office:value-type="float" office:value="77.017024" calcext:value-type="float">
            <text:p>77,017024</text:p>
          </table:table-cell>
          <table:table-cell office:value-type="float" office:value="22.982976" calcext:value-type="float">
            <text:p>22,982976</text:p>
          </table:table-cell>
          <table:table-cell office:value-type="float" office:value="0" calcext:value-type="float">
            <text:p>0</text:p>
          </table:table-cell>
          <table:table-cell office:value-type="float" office:value="0.216507" calcext:value-type="float">
            <text:p>0,216507</text:p>
          </table:table-cell>
          <table:table-cell office:value-type="float" office:value="0" calcext:value-type="float">
            <text:p>0</text:p>
          </table:table-cell>
          <table:table-cell office:value-type="float" office:value="0.009217" calcext:value-type="float">
            <text:p>0,009217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460860.2" calcext:value-type="float">
            <text:p>460860,2</text:p>
          </table:table-cell>
          <table:table-cell office:value-type="float" office:value="97.571952" calcext:value-type="float">
            <text:p>97,571952</text:p>
          </table:table-cell>
          <table:table-cell office:value-type="float" office:value="2.428048" calcext:value-type="float">
            <text:p>2,428048</text:p>
          </table:table-cell>
          <table:table-cell office:value-type="float" office:value="65.040541" calcext:value-type="float">
            <text:p>65,040541</text:p>
          </table:table-cell>
          <table:table-cell office:value-type="float" office:value="76.848156" calcext:value-type="float">
            <text:p>76,848156</text:p>
          </table:table-cell>
          <table:table-cell office:value-type="float" office:value="23.151844" calcext:value-type="float">
            <text:p>23,151844</text:p>
          </table:table-cell>
          <table:table-cell office:value-type="float" office:value="15.364865" calcext:value-type="float">
            <text:p>15,364865</text:p>
          </table:table-cell>
          <table:table-cell office:value-type="float" office:value="3.17846" calcext:value-type="float">
            <text:p>3,17846</text:p>
          </table:table-cell>
          <table:table-cell office:value-type="float" office:value="0" calcext:value-type="float">
            <text:p>0</text:p>
          </table:table-cell>
          <table:table-cell office:value-type="float" office:value="0.429872" calcext:value-type="float">
            <text:p>0,429872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6667.8" calcext:value-type="float">
            <text:p>16667,8</text:p>
          </table:table-cell>
          <table:table-cell office:value-type="float" office:value="81.073637" calcext:value-type="float">
            <text:p>81,073637</text:p>
          </table:table-cell>
          <table:table-cell office:value-type="float" office:value="18.926363" calcext:value-type="float">
            <text:p>18,926363</text:p>
          </table:table-cell>
          <table:table-cell office:value-type="float" office:value="67.316017" calcext:value-type="float">
            <text:p>67,316017</text:p>
          </table:table-cell>
          <table:table-cell office:value-type="float" office:value="68.201754" calcext:value-type="float">
            <text:p>68,201754</text:p>
          </table:table-cell>
          <table:table-cell office:value-type="float" office:value="31.798246" calcext:value-type="float">
            <text:p>31,798246</text:p>
          </table:table-cell>
          <table:table-cell office:value-type="float" office:value="1.298701" calcext:value-type="float">
            <text:p>1,298701</text:p>
          </table:table-cell>
          <table:table-cell office:value-type="float" office:value="0.117195" calcext:value-type="float">
            <text:p>0,117195</text:p>
          </table:table-cell>
          <table:table-cell office:value-type="float" office:value="0" calcext:value-type="float">
            <text:p>0</text:p>
          </table:table-cell>
          <table:table-cell office:value-type="float" office:value="0.001968" calcext:value-type="float">
            <text:p>0,001968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55016.4" calcext:value-type="float">
            <text:p>655016,4</text:p>
          </table:table-cell>
          <table:table-cell office:value-type="float" office:value="99.818994" calcext:value-type="float">
            <text:p>99,818994</text:p>
          </table:table-cell>
          <table:table-cell office:value-type="float" office:value="0.181006" calcext:value-type="float">
            <text:p>0,181006</text:p>
          </table:table-cell>
          <table:table-cell office:value-type="float" office:value="73.27027" calcext:value-type="float">
            <text:p>73,27027</text:p>
          </table:table-cell>
          <table:table-cell office:value-type="float" office:value="91.448811" calcext:value-type="float">
            <text:p>91,448811</text:p>
          </table:table-cell>
          <table:table-cell office:value-type="float" office:value="8.551189" calcext:value-type="float">
            <text:p>8,551189</text:p>
          </table:table-cell>
          <table:table-cell office:value-type="float" office:value="19.878378" calcext:value-type="float">
            <text:p>19,878378</text:p>
          </table:table-cell>
          <table:table-cell office:value-type="float" office:value="3.821266" calcext:value-type="float">
            <text:p>3,821266</text:p>
          </table:table-cell>
          <table:table-cell office:value-type="float" office:value="0" calcext:value-type="float">
            <text:p>0</text:p>
          </table:table-cell>
          <table:table-cell office:value-type="float" office:value="0.633186" calcext:value-type="float">
            <text:p>0,633186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59994.8" calcext:value-type="float">
            <text:p>59994,8</text:p>
          </table:table-cell>
          <table:table-cell office:value-type="float" office:value="94.44011" calcext:value-type="float">
            <text:p>94,44011</text:p>
          </table:table-cell>
          <table:table-cell office:value-type="float" office:value="5.55989" calcext:value-type="float">
            <text:p>5,55989</text:p>
          </table:table-cell>
          <table:table-cell office:value-type="float" office:value="65.839243" calcext:value-type="float">
            <text:p>65,839243</text:p>
          </table:table-cell>
          <table:table-cell office:value-type="float" office:value="67.926829" calcext:value-type="float">
            <text:p>67,926829</text:p>
          </table:table-cell>
          <table:table-cell office:value-type="float" office:value="32.073171" calcext:value-type="float">
            <text:p>32,073171</text:p>
          </table:table-cell>
          <table:table-cell office:value-type="float" office:value="3.073286" calcext:value-type="float">
            <text:p>3,073286</text:p>
          </table:table-cell>
          <table:table-cell office:value-type="float" office:value="0.404942" calcext:value-type="float">
            <text:p>0,404942</text:p>
          </table:table-cell>
          <table:table-cell office:value-type="float" office:value="0" calcext:value-type="float">
            <text:p>0</text:p>
          </table:table-cell>
          <table:table-cell office:value-type="float" office:value="0.040262" calcext:value-type="float">
            <text:p>0,040262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46182.7" calcext:value-type="float">
            <text:p>46182,7</text:p>
          </table:table-cell>
          <table:table-cell office:value-type="float" office:value="91.320314" calcext:value-type="float">
            <text:p>91,320314</text:p>
          </table:table-cell>
          <table:table-cell office:value-type="float" office:value="8.679686" calcext:value-type="float">
            <text:p>8,679686</text:p>
          </table:table-cell>
          <table:table-cell office:value-type="float" office:value="86.161616" calcext:value-type="float">
            <text:p>86,161616</text:p>
          </table:table-cell>
          <table:table-cell office:value-type="float" office:value="86.248736" calcext:value-type="float">
            <text:p>86,248736</text:p>
          </table:table-cell>
          <table:table-cell office:value-type="float" office:value="13.751264" calcext:value-type="float">
            <text:p>13,751264</text:p>
          </table:table-cell>
          <table:table-cell office:value-type="float" office:value="0.10101" calcext:value-type="float">
            <text:p>0,10101</text:p>
          </table:table-cell>
          <table:table-cell office:value-type="float" office:value="0.458056" calcext:value-type="float">
            <text:p>0,458056</text:p>
          </table:table-cell>
          <table:table-cell office:value-type="float" office:value="0" calcext:value-type="float">
            <text:p>0</text:p>
          </table:table-cell>
          <table:table-cell office:value-type="float" office:value="0.007394" calcext:value-type="float">
            <text:p>0,007394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4984.2" calcext:value-type="float">
            <text:p>14984,2</text:p>
          </table:table-cell>
          <table:table-cell office:value-type="float" office:value="99.985019" calcext:value-type="float">
            <text:p>99,985019</text:p>
          </table:table-cell>
          <table:table-cell office:value-type="float" office:value="0.014981" calcext:value-type="float">
            <text:p>0,014981</text:p>
          </table:table-cell>
          <table:table-cell office:value-type="float" office:value="79.775281" calcext:value-type="float">
            <text:p>79,775281</text:p>
          </table:table-cell>
          <table:table-cell office:value-type="float" office:value="96.598639" calcext:value-type="float">
            <text:p>96,598639</text:p>
          </table:table-cell>
          <table:table-cell office:value-type="float" office:value="3.401361" calcext:value-type="float">
            <text:p>3,401361</text:p>
          </table:table-cell>
          <table:table-cell office:value-type="float" office:value="17.41573" calcext:value-type="float">
            <text:p>17,41573</text:p>
          </table:table-cell>
          <table:table-cell office:value-type="float" office:value="0.076523" calcext:value-type="float">
            <text:p>0,076523</text:p>
          </table:table-cell>
          <table:table-cell office:value-type="float" office:value="0" calcext:value-type="float">
            <text:p>0</text:p>
          </table:table-cell>
          <table:table-cell office:value-type="float" office:value="0.00771" calcext:value-type="float">
            <text:p>0,00771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34251.4" calcext:value-type="float">
            <text:p>34251,4</text:p>
          </table:table-cell>
          <table:table-cell office:value-type="float" office:value="64.35953" calcext:value-type="float">
            <text:p>64,35953</text:p>
          </table:table-cell>
          <table:table-cell office:value-type="float" office:value="35.64047" calcext:value-type="float">
            <text:p>35,64047</text:p>
          </table:table-cell>
          <table:table-cell office:value-type="float" office:value="54.409006" calcext:value-type="float">
            <text:p>54,409006</text:p>
          </table:table-cell>
          <table:table-cell office:value-type="float" office:value="54.68259" calcext:value-type="float">
            <text:p>54,68259</text:p>
          </table:table-cell>
          <table:table-cell office:value-type="float" office:value="45.31741" calcext:value-type="float">
            <text:p>45,31741</text:p>
          </table:table-cell>
          <table:table-cell office:value-type="float" office:value="0.500313" calcext:value-type="float">
            <text:p>0,500313</text:p>
          </table:table-cell>
          <table:table-cell office:value-type="float" office:value="0.477903" calcext:value-type="float">
            <text:p>0,477903</text:p>
          </table:table-cell>
          <table:table-cell office:value-type="float" office:value="0" calcext:value-type="float">
            <text:p>0</text:p>
          </table:table-cell>
          <table:table-cell office:value-type="float" office:value="0.018509" calcext:value-type="float">
            <text:p>0,018509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33378.5" calcext:value-type="float">
            <text:p>33378,5</text:p>
          </table:table-cell>
          <table:table-cell office:value-type="float" office:value="52.766549" calcext:value-type="float">
            <text:p>52,766549</text:p>
          </table:table-cell>
          <table:table-cell office:value-type="float" office:value="47.233451" calcext:value-type="float">
            <text:p>47,233451</text:p>
          </table:table-cell>
          <table:table-cell office:value-type="float" office:value="50.449163" calcext:value-type="float">
            <text:p>50,449163</text:p>
          </table:table-cell>
          <table:table-cell office:value-type="float" office:value="50.511038" calcext:value-type="float">
            <text:p>50,511038</text:p>
          </table:table-cell>
          <table:table-cell office:value-type="float" office:value="49.488962" calcext:value-type="float">
            <text:p>49,488962</text:p>
          </table:table-cell>
          <table:table-cell office:value-type="float" office:value="0.122499" calcext:value-type="float">
            <text:p>0,122499</text:p>
          </table:table-cell>
          <table:table-cell office:value-type="float" office:value="1.050275" calcext:value-type="float">
            <text:p>1,050275</text:p>
          </table:table-cell>
          <table:table-cell office:value-type="float" office:value="0" calcext:value-type="float">
            <text:p>0</text:p>
          </table:table-cell>
          <table:table-cell office:value-type="float" office:value="0.045473" calcext:value-type="float">
            <text:p>0,045473</text:p>
          </table:table-cell>
          <table:table-cell/>
        </table:table-row>
        <table:table-row table:style-name="ro1">
          <table:table-cell table:number-columns-repeated="4"/>
          <table:table-cell table:style-name="ce15" table:formula="of:=AVERAGE([.E2:.E21])" office:value-type="float" office:value="5312.6" calcext:value-type="float">
            <text:p>5312,6</text:p>
          </table:table-cell>
          <table:table-cell table:style-name="ce15" table:formula="of:=AVERAGE([.F2:.F21])" office:value-type="float" office:value="109606.215" calcext:value-type="float">
            <text:p>109606,2</text:p>
          </table:table-cell>
          <table:table-cell table:style-name="ce17" table:formula="of:=AVERAGE([.G2:.G21])" office:value-type="float" office:value="89.29784695" calcext:value-type="float">
            <text:p>89,30</text:p>
          </table:table-cell>
          <table:table-cell table:style-name="ce17" table:formula="of:=AVERAGE([.H2:.H21])" office:value-type="float" office:value="10.70215305" calcext:value-type="float">
            <text:p>10,70</text:p>
          </table:table-cell>
          <table:table-cell table:style-name="ce17" table:formula="of:=AVERAGE([.I2:.I21])" office:value-type="float" office:value="60.2588511" calcext:value-type="float">
            <text:p>60,26</text:p>
          </table:table-cell>
          <table:table-cell table:style-name="ce17" table:formula="of:=AVERAGE([.J2:.J21])" office:value-type="float" office:value="79.46574085" calcext:value-type="float">
            <text:p>79,47</text:p>
          </table:table-cell>
          <table:table-cell table:style-name="ce17" table:formula="of:=AVERAGE([.K2:.K21])" office:value-type="float" office:value="20.53425915" calcext:value-type="float">
            <text:p>20,53</text:p>
          </table:table-cell>
          <table:table-cell table:style-name="ce17" table:formula="of:=AVERAGE([.L2:.L21])" office:value-type="float" office:value="22.29516255" calcext:value-type="float">
            <text:p>22,30</text:p>
          </table:table-cell>
          <table:table-cell table:style-name="ce19" table:formula="of:=AVERAGE([.M2:.M21])" office:value-type="float" office:value="1.2077121" calcext:value-type="float">
            <text:p>1,20771</text:p>
          </table:table-cell>
          <table:table-cell table:style-name="ce19" table:formula="of:=AVERAGE([.N2:.N21])" office:value-type="float" office:value="0" calcext:value-type="float">
            <text:p>0,00000</text:p>
          </table:table-cell>
          <table:table-cell table:style-name="ce19" table:formula="of:=AVERAGE([.O2:.O21])" office:value-type="float" office:value="0.1044138" calcext:value-type="float">
            <text:p>0,10441</text:p>
          </table:table-cell>
          <table:table-cell table:style-name="ce17" table:formula="of:=([.O22]/[.E22])*1000000" office:value-type="float" office:value="19.6539923954373" calcext:value-type="float">
            <text:p>19,65</text:p>
          </table:table-cell>
        </table:table-row>
      </table:table>
      <table:table table:name="w0tm100IT" table:style-name="ta1">
        <table:table-column table:style-name="co15" table:number-columns-repeated="16" table:default-cell-style-name="Default"/>
        <table:table-row table:style-name="ro1">
          <table:table-cell table:number-columns-repeated="4"/>
          <table:table-cell table:style-name="ce13" office:value-type="string" calcext:value-type="string">
            <text:p>Ejemplos</text:p>
          </table:table-cell>
          <table:table-cell table:style-name="ce13" office:value-type="string" calcext:value-type="string">
            <text:p>Patrones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Test</text:p>
          </table:table-cell>
          <table:table-cell table:style-name="ce16" office:value-type="string" calcext:value-type="string">
            <text:p>TestNC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%NC</text:p>
          </table:table-cell>
          <table:table-cell table:style-name="ce18" office:value-type="string" calcext:value-type="string">
            <text:p>T_Train</text:p>
          </table:table-cell>
          <table:table-cell table:style-name="ce18" office:value-type="string" calcext:value-type="string">
            <text:p>T_Inf_Train</text:p>
          </table:table-cell>
          <table:table-cell table:style-name="ce18" office:value-type="string" calcext:value-type="string">
            <text:p>T_CPU_Test</text:p>
          </table:table-cell>
          <table:table-cell table:style-name="ce16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17684.6" calcext:value-type="float">
            <text:p>17684,6</text:p>
          </table:table-cell>
          <table:table-cell office:value-type="float" office:value="96.537842" calcext:value-type="float">
            <text:p>96,537842</text:p>
          </table:table-cell>
          <table:table-cell office:value-type="float" office:value="3.462158" calcext:value-type="float">
            <text:p>3,462158</text:p>
          </table:table-cell>
          <table:table-cell office:value-type="float" office:value="67.536232" calcext:value-type="float">
            <text:p>67,536232</text:p>
          </table:table-cell>
          <table:table-cell office:value-type="float" office:value="83.512545" calcext:value-type="float">
            <text:p>83,512545</text:p>
          </table:table-cell>
          <table:table-cell office:value-type="float" office:value="16.487455" calcext:value-type="float">
            <text:p>16,487455</text:p>
          </table:table-cell>
          <table:table-cell office:value-type="float" office:value="19.130435" calcext:value-type="float">
            <text:p>19,130435</text:p>
          </table:table-cell>
          <table:table-cell office:value-type="float" office:value="0.138183" calcext:value-type="float">
            <text:p>0,138183</text:p>
          </table:table-cell>
          <table:table-cell office:value-type="float" office:value="0.027098" calcext:value-type="float">
            <text:p>0,027098</text:p>
          </table:table-cell>
          <table:table-cell office:value-type="float" office:value="0.003851" calcext:value-type="float">
            <text:p>0,003851</text:p>
          </table:table-cell>
          <table:table-cell/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2154.6" calcext:value-type="float">
            <text:p>12154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396226" calcext:value-type="float">
            <text:p>43,396226</text:p>
          </table:table-cell>
          <table:table-cell office:value-type="float" office:value="97.183099" calcext:value-type="float">
            <text:p>97,183099</text:p>
          </table:table-cell>
          <table:table-cell office:value-type="float" office:value="2.816901" calcext:value-type="float">
            <text:p>2,816901</text:p>
          </table:table-cell>
          <table:table-cell office:value-type="float" office:value="55.345912" calcext:value-type="float">
            <text:p>55,345912</text:p>
          </table:table-cell>
          <table:table-cell office:value-type="float" office:value="0.086838" calcext:value-type="float">
            <text:p>0,086838</text:p>
          </table:table-cell>
          <table:table-cell office:value-type="float" office:value="0.028629" calcext:value-type="float">
            <text:p>0,028629</text:p>
          </table:table-cell>
          <table:table-cell office:value-type="float" office:value="0.012185" calcext:value-type="float">
            <text:p>0,012185</text:p>
          </table:table-cell>
          <table:table-cell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32249.9" calcext:value-type="float">
            <text:p>32249,9</text:p>
          </table:table-cell>
          <table:table-cell office:value-type="float" office:value="99.726027" calcext:value-type="float">
            <text:p>99,726027</text:p>
          </table:table-cell>
          <table:table-cell office:value-type="float" office:value="0.273973" calcext:value-type="float">
            <text:p>0,273973</text:p>
          </table:table-cell>
          <table:table-cell office:value-type="float" office:value="31.780822" calcext:value-type="float">
            <text:p>31,780822</text:p>
          </table:table-cell>
          <table:table-cell office:value-type="float" office:value="61.375661" calcext:value-type="float">
            <text:p>61,375661</text:p>
          </table:table-cell>
          <table:table-cell office:value-type="float" office:value="38.624339" calcext:value-type="float">
            <text:p>38,624339</text:p>
          </table:table-cell>
          <table:table-cell office:value-type="float" office:value="48.219178" calcext:value-type="float">
            <text:p>48,219178</text:p>
          </table:table-cell>
          <table:table-cell office:value-type="float" office:value="0.182669" calcext:value-type="float">
            <text:p>0,182669</text:p>
          </table:table-cell>
          <table:table-cell office:value-type="float" office:value="0.073074" calcext:value-type="float">
            <text:p>0,073074</text:p>
          </table:table-cell>
          <table:table-cell office:value-type="float" office:value="0.029122" calcext:value-type="float">
            <text:p>0,029122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810.7" calcext:value-type="float">
            <text:p>1810,7</text:p>
          </table:table-cell>
          <table:table-cell office:value-type="float" office:value="71.819646" calcext:value-type="float">
            <text:p>71,819646</text:p>
          </table:table-cell>
          <table:table-cell office:value-type="float" office:value="28.180354" calcext:value-type="float">
            <text:p>28,180354</text:p>
          </table:table-cell>
          <table:table-cell office:value-type="float" office:value="60.289855" calcext:value-type="float">
            <text:p>60,289855</text:p>
          </table:table-cell>
          <table:table-cell office:value-type="float" office:value="60.641399" calcext:value-type="float">
            <text:p>60,641399</text:p>
          </table:table-cell>
          <table:table-cell office:value-type="float" office:value="39.358601" calcext:value-type="float">
            <text:p>39,358601</text:p>
          </table:table-cell>
          <table:table-cell office:value-type="float" office:value="0.57971" calcext:value-type="float">
            <text:p>0,57971</text:p>
          </table:table-cell>
          <table:table-cell office:value-type="float" office:value="0.029992" calcext:value-type="float">
            <text:p>0,029992</text:p>
          </table:table-cell>
          <table:table-cell office:value-type="float" office:value="0.006887" calcext:value-type="float">
            <text:p>0,006887</text:p>
          </table:table-cell>
          <table:table-cell office:value-type="float" office:value="0.000765" calcext:value-type="float">
            <text:p>0,000765</text:p>
          </table:table-cell>
          <table:table-cell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10901.7" calcext:value-type="float">
            <text:p>10901,7</text:p>
          </table:table-cell>
          <table:table-cell office:value-type="float" office:value="98.802843" calcext:value-type="float">
            <text:p>98,802843</text:p>
          </table:table-cell>
          <table:table-cell office:value-type="float" office:value="1.197157" calcext:value-type="float">
            <text:p>1,197157</text:p>
          </table:table-cell>
          <table:table-cell office:value-type="float" office:value="32.659933" calcext:value-type="float">
            <text:p>32,659933</text:p>
          </table:table-cell>
          <table:table-cell office:value-type="float" office:value="64.666667" calcext:value-type="float">
            <text:p>64,666667</text:p>
          </table:table-cell>
          <table:table-cell office:value-type="float" office:value="35.333333" calcext:value-type="float">
            <text:p>35,333333</text:p>
          </table:table-cell>
          <table:table-cell office:value-type="float" office:value="49.494949" calcext:value-type="float">
            <text:p>49,494949</text:p>
          </table:table-cell>
          <table:table-cell office:value-type="float" office:value="0.08137" calcext:value-type="float">
            <text:p>0,08137</text:p>
          </table:table-cell>
          <table:table-cell office:value-type="float" office:value="0.012352" calcext:value-type="float">
            <text:p>0,012352</text:p>
          </table:table-cell>
          <table:table-cell office:value-type="float" office:value="0.002401" calcext:value-type="float">
            <text:p>0,002401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13716.5" calcext:value-type="float">
            <text:p>13716,5</text:p>
          </table:table-cell>
          <table:table-cell office:value-type="float" office:value="98.298452" calcext:value-type="float">
            <text:p>98,298452</text:p>
          </table:table-cell>
          <table:table-cell office:value-type="float" office:value="1.701548" calcext:value-type="float">
            <text:p>1,701548</text:p>
          </table:table-cell>
          <table:table-cell office:value-type="float" office:value="51.914242" calcext:value-type="float">
            <text:p>51,914242</text:p>
          </table:table-cell>
          <table:table-cell office:value-type="float" office:value="85.390428" calcext:value-type="float">
            <text:p>85,390428</text:p>
          </table:table-cell>
          <table:table-cell office:value-type="float" office:value="14.609572" calcext:value-type="float">
            <text:p>14,609572</text:p>
          </table:table-cell>
          <table:table-cell office:value-type="float" office:value="39.203675" calcext:value-type="float">
            <text:p>39,203675</text:p>
          </table:table-cell>
          <table:table-cell office:value-type="float" office:value="0.10114" calcext:value-type="float">
            <text:p>0,10114</text:p>
          </table:table-cell>
          <table:table-cell office:value-type="float" office:value="0.023873" calcext:value-type="float">
            <text:p>0,023873</text:p>
          </table:table-cell>
          <table:table-cell office:value-type="float" office:value="0.003437" calcext:value-type="float">
            <text:p>0,003437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78340.7" calcext:value-type="float">
            <text:p>178340,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360511" calcext:value-type="float">
            <text:p>48,3605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639489" calcext:value-type="float">
            <text:p>51,639489</text:p>
          </table:table-cell>
          <table:table-cell office:value-type="float" office:value="7.647656" calcext:value-type="float">
            <text:p>7,647656</text:p>
          </table:table-cell>
          <table:table-cell office:value-type="float" office:value="5.213821" calcext:value-type="float">
            <text:p>5,213821</text:p>
          </table:table-cell>
          <table:table-cell office:value-type="float" office:value="0.712369" calcext:value-type="float">
            <text:p>0,712369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5666.8" calcext:value-type="float">
            <text:p>5666,8</text:p>
          </table:table-cell>
          <table:table-cell office:value-type="float" office:value="99.711934" calcext:value-type="float">
            <text:p>99,711934</text:p>
          </table:table-cell>
          <table:table-cell office:value-type="float" office:value="0.288066" calcext:value-type="float">
            <text:p>0,288066</text:p>
          </table:table-cell>
          <table:table-cell office:value-type="float" office:value="38.148148" calcext:value-type="float">
            <text:p>38,148148</text:p>
          </table:table-cell>
          <table:table-cell office:value-type="float" office:value="89.565217" calcext:value-type="float">
            <text:p>89,565217</text:p>
          </table:table-cell>
          <table:table-cell office:value-type="float" office:value="10.434783" calcext:value-type="float">
            <text:p>10,434783</text:p>
          </table:table-cell>
          <table:table-cell office:value-type="float" office:value="57.407407" calcext:value-type="float">
            <text:p>57,407407</text:p>
          </table:table-cell>
          <table:table-cell office:value-type="float" office:value="0.042387" calcext:value-type="float">
            <text:p>0,042387</text:p>
          </table:table-cell>
          <table:table-cell office:value-type="float" office:value="0.00896" calcext:value-type="float">
            <text:p>0,00896</text:p>
          </table:table-cell>
          <table:table-cell office:value-type="float" office:value="0.001435" calcext:value-type="float">
            <text:p>0,001435</text:p>
          </table:table-cell>
          <table:table-cell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3632.5" calcext:value-type="float">
            <text:p>23632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.316239" calcext:value-type="float">
            <text:p>39,316239</text:p>
          </table:table-cell>
          <table:table-cell office:value-type="float" office:value="98.571429" calcext:value-type="float">
            <text:p>98,571429</text:p>
          </table:table-cell>
          <table:table-cell office:value-type="float" office:value="1.428571" calcext:value-type="float">
            <text:p>1,428571</text:p>
          </table:table-cell>
          <table:table-cell office:value-type="float" office:value="60.11396" calcext:value-type="float">
            <text:p>60,11396</text:p>
          </table:table-cell>
          <table:table-cell office:value-type="float" office:value="0.164065" calcext:value-type="float">
            <text:p>0,164065</text:p>
          </table:table-cell>
          <table:table-cell office:value-type="float" office:value="0.153507" calcext:value-type="float">
            <text:p>0,153507</text:p>
          </table:table-cell>
          <table:table-cell office:value-type="float" office:value="0.027795" calcext:value-type="float">
            <text:p>0,027795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237" calcext:value-type="float">
            <text:p>237</text:p>
          </table:table-cell>
          <table:table-cell office:value-type="float" office:value="87.536814" calcext:value-type="float">
            <text:p>87,536814</text:p>
          </table:table-cell>
          <table:table-cell office:value-type="float" office:value="12.463186" calcext:value-type="float">
            <text:p>12,463186</text:p>
          </table:table-cell>
          <table:table-cell office:value-type="float" office:value="77.46988" calcext:value-type="float">
            <text:p>77,46988</text:p>
          </table:table-cell>
          <table:table-cell office:value-type="float" office:value="81.910828" calcext:value-type="float">
            <text:p>81,910828</text:p>
          </table:table-cell>
          <table:table-cell office:value-type="float" office:value="18.089172" calcext:value-type="float">
            <text:p>18,089172</text:p>
          </table:table-cell>
          <table:table-cell office:value-type="float" office:value="5.421687" calcext:value-type="float">
            <text:p>5,421687</text:p>
          </table:table-cell>
          <table:table-cell office:value-type="float" office:value="0.010069" calcext:value-type="float">
            <text:p>0,010069</text:p>
          </table:table-cell>
          <table:table-cell office:value-type="float" office:value="0.010627" calcext:value-type="float">
            <text:p>0,010627</text:p>
          </table:table-cell>
          <table:table-cell office:value-type="float" office:value="0.00114" calcext:value-type="float">
            <text:p>0,00114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573081.9" calcext:value-type="float">
            <text:p>573081,9</text:p>
          </table:table-cell>
          <table:table-cell office:value-type="float" office:value="99.757399" calcext:value-type="float">
            <text:p>99,757399</text:p>
          </table:table-cell>
          <table:table-cell office:value-type="float" office:value="0.242601" calcext:value-type="float">
            <text:p>0,242601</text:p>
          </table:table-cell>
          <table:table-cell office:value-type="float" office:value="97.006914" calcext:value-type="float">
            <text:p>97,006914</text:p>
          </table:table-cell>
          <table:table-cell office:value-type="float" office:value="98.576315" calcext:value-type="float">
            <text:p>98,576315</text:p>
          </table:table-cell>
          <table:table-cell office:value-type="float" office:value="1.423685" calcext:value-type="float">
            <text:p>1,423685</text:p>
          </table:table-cell>
          <table:table-cell office:value-type="float" office:value="1.592067" calcext:value-type="float">
            <text:p>1,592067</text:p>
          </table:table-cell>
          <table:table-cell office:value-type="float" office:value="5.728846" calcext:value-type="float">
            <text:p>5,728846</text:p>
          </table:table-cell>
          <table:table-cell office:value-type="float" office:value="0.858244" calcext:value-type="float">
            <text:p>0,858244</text:p>
          </table:table-cell>
          <table:table-cell office:value-type="float" office:value="0.134604" calcext:value-type="float">
            <text:p>0,134604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1311.4" calcext:value-type="float">
            <text:p>1311,4</text:p>
          </table:table-cell>
          <table:table-cell office:value-type="float" office:value="79.829756" calcext:value-type="float">
            <text:p>79,829756</text:p>
          </table:table-cell>
          <table:table-cell office:value-type="float" office:value="20.170244" calcext:value-type="float">
            <text:p>20,170244</text:p>
          </table:table-cell>
          <table:table-cell table:number-columns-repeated="2" office:value-type="float" office:value="79.330126" calcext:value-type="float">
            <text:p>79,330126</text:p>
          </table:table-cell>
          <table:table-cell office:value-type="float" office:value="20.669874" calcext:value-type="float">
            <text:p>20,669874</text:p>
          </table:table-cell>
          <table:table-cell office:value-type="float" office:value="0" calcext:value-type="float">
            <text:p>0</text:p>
          </table:table-cell>
          <table:table-cell office:value-type="float" office:value="0.220718" calcext:value-type="float">
            <text:p>0,220718</text:p>
          </table:table-cell>
          <table:table-cell office:value-type="float" office:value="0.084589" calcext:value-type="float">
            <text:p>0,084589</text:p>
          </table:table-cell>
          <table:table-cell office:value-type="float" office:value="0.00992" calcext:value-type="float">
            <text:p>0,00992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460860.2" calcext:value-type="float">
            <text:p>460860,2</text:p>
          </table:table-cell>
          <table:table-cell office:value-type="float" office:value="98.600601" calcext:value-type="float">
            <text:p>98,600601</text:p>
          </table:table-cell>
          <table:table-cell office:value-type="float" office:value="1.399399" calcext:value-type="float">
            <text:p>1,399399</text:p>
          </table:table-cell>
          <table:table-cell office:value-type="float" office:value="64.72973" calcext:value-type="float">
            <text:p>64,72973</text:p>
          </table:table-cell>
          <table:table-cell office:value-type="float" office:value="76.48092" calcext:value-type="float">
            <text:p>76,48092</text:p>
          </table:table-cell>
          <table:table-cell office:value-type="float" office:value="23.51908" calcext:value-type="float">
            <text:p>23,51908</text:p>
          </table:table-cell>
          <table:table-cell office:value-type="float" office:value="15.364865" calcext:value-type="float">
            <text:p>15,364865</text:p>
          </table:table-cell>
          <table:table-cell office:value-type="float" office:value="3.113289" calcext:value-type="float">
            <text:p>3,113289</text:p>
          </table:table-cell>
          <table:table-cell office:value-type="float" office:value="2.278825" calcext:value-type="float">
            <text:p>2,278825</text:p>
          </table:table-cell>
          <table:table-cell office:value-type="float" office:value="0.447425" calcext:value-type="float">
            <text:p>0,447425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6667.8" calcext:value-type="float">
            <text:p>16667,8</text:p>
          </table:table-cell>
          <table:table-cell office:value-type="float" office:value="92.303992" calcext:value-type="float">
            <text:p>92,303992</text:p>
          </table:table-cell>
          <table:table-cell office:value-type="float" office:value="7.696008" calcext:value-type="float">
            <text:p>7,696008</text:p>
          </table:table-cell>
          <table:table-cell office:value-type="float" office:value="65.367965" calcext:value-type="float">
            <text:p>65,367965</text:p>
          </table:table-cell>
          <table:table-cell office:value-type="float" office:value="66.22807" calcext:value-type="float">
            <text:p>66,22807</text:p>
          </table:table-cell>
          <table:table-cell office:value-type="float" office:value="33.77193" calcext:value-type="float">
            <text:p>33,77193</text:p>
          </table:table-cell>
          <table:table-cell office:value-type="float" office:value="1.298701" calcext:value-type="float">
            <text:p>1,298701</text:p>
          </table:table-cell>
          <table:table-cell office:value-type="float" office:value="0.118506" calcext:value-type="float">
            <text:p>0,118506</text:p>
          </table:table-cell>
          <table:table-cell office:value-type="float" office:value="0.015112" calcext:value-type="float">
            <text:p>0,015112</text:p>
          </table:table-cell>
          <table:table-cell office:value-type="float" office:value="0.001759" calcext:value-type="float">
            <text:p>0,001759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55016.4" calcext:value-type="float">
            <text:p>655016,4</text:p>
          </table:table-cell>
          <table:table-cell office:value-type="float" office:value="99.902402" calcext:value-type="float">
            <text:p>99,902402</text:p>
          </table:table-cell>
          <table:table-cell office:value-type="float" office:value="0.097598" calcext:value-type="float">
            <text:p>0,097598</text:p>
          </table:table-cell>
          <table:table-cell office:value-type="float" office:value="73.067568" calcext:value-type="float">
            <text:p>73,067568</text:p>
          </table:table-cell>
          <table:table-cell office:value-type="float" office:value="91.195817" calcext:value-type="float">
            <text:p>91,195817</text:p>
          </table:table-cell>
          <table:table-cell office:value-type="float" office:value="8.804183" calcext:value-type="float">
            <text:p>8,804183</text:p>
          </table:table-cell>
          <table:table-cell office:value-type="float" office:value="19.878378" calcext:value-type="float">
            <text:p>19,878378</text:p>
          </table:table-cell>
          <table:table-cell office:value-type="float" office:value="3.701951" calcext:value-type="float">
            <text:p>3,701951</text:p>
          </table:table-cell>
          <table:table-cell office:value-type="float" office:value="2.95897" calcext:value-type="float">
            <text:p>2,95897</text:p>
          </table:table-cell>
          <table:table-cell office:value-type="float" office:value="0.57254" calcext:value-type="float">
            <text:p>0,57254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59994.8" calcext:value-type="float">
            <text:p>59994,8</text:p>
          </table:table-cell>
          <table:table-cell office:value-type="float" office:value="96.782243" calcext:value-type="float">
            <text:p>96,782243</text:p>
          </table:table-cell>
          <table:table-cell office:value-type="float" office:value="3.217757" calcext:value-type="float">
            <text:p>3,217757</text:p>
          </table:table-cell>
          <table:table-cell office:value-type="float" office:value="63.711584" calcext:value-type="float">
            <text:p>63,711584</text:p>
          </table:table-cell>
          <table:table-cell office:value-type="float" office:value="65.731707" calcext:value-type="float">
            <text:p>65,731707</text:p>
          </table:table-cell>
          <table:table-cell office:value-type="float" office:value="34.268293" calcext:value-type="float">
            <text:p>34,268293</text:p>
          </table:table-cell>
          <table:table-cell office:value-type="float" office:value="3.073286" calcext:value-type="float">
            <text:p>3,073286</text:p>
          </table:table-cell>
          <table:table-cell office:value-type="float" office:value="0.379744" calcext:value-type="float">
            <text:p>0,379744</text:p>
          </table:table-cell>
          <table:table-cell office:value-type="float" office:value="0.266489" calcext:value-type="float">
            <text:p>0,266489</text:p>
          </table:table-cell>
          <table:table-cell office:value-type="float" office:value="0.038055" calcext:value-type="float">
            <text:p>0,038055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46182.7" calcext:value-type="float">
            <text:p>46182,7</text:p>
          </table:table-cell>
          <table:table-cell office:value-type="float" office:value="97.003367" calcext:value-type="float">
            <text:p>97,003367</text:p>
          </table:table-cell>
          <table:table-cell office:value-type="float" office:value="2.996633" calcext:value-type="float">
            <text:p>2,996633</text:p>
          </table:table-cell>
          <table:table-cell office:value-type="float" office:value="91.010101" calcext:value-type="float">
            <text:p>91,010101</text:p>
          </table:table-cell>
          <table:table-cell office:value-type="float" office:value="91.102123" calcext:value-type="float">
            <text:p>91,102123</text:p>
          </table:table-cell>
          <table:table-cell office:value-type="float" office:value="8.897877" calcext:value-type="float">
            <text:p>8,897877</text:p>
          </table:table-cell>
          <table:table-cell office:value-type="float" office:value="0.10101" calcext:value-type="float">
            <text:p>0,10101</text:p>
          </table:table-cell>
          <table:table-cell office:value-type="float" office:value="0.421555" calcext:value-type="float">
            <text:p>0,421555</text:p>
          </table:table-cell>
          <table:table-cell office:value-type="float" office:value="0.056355" calcext:value-type="float">
            <text:p>0,056355</text:p>
          </table:table-cell>
          <table:table-cell office:value-type="float" office:value="0.006959" calcext:value-type="float">
            <text:p>0,006959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4984.2" calcext:value-type="float">
            <text:p>14984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775281" calcext:value-type="float">
            <text:p>79,775281</text:p>
          </table:table-cell>
          <table:table-cell office:value-type="float" office:value="96.598639" calcext:value-type="float">
            <text:p>96,598639</text:p>
          </table:table-cell>
          <table:table-cell office:value-type="float" office:value="3.401361" calcext:value-type="float">
            <text:p>3,401361</text:p>
          </table:table-cell>
          <table:table-cell office:value-type="float" office:value="17.41573" calcext:value-type="float">
            <text:p>17,41573</text:p>
          </table:table-cell>
          <table:table-cell office:value-type="float" office:value="0.068764" calcext:value-type="float">
            <text:p>0,068764</text:p>
          </table:table-cell>
          <table:table-cell office:value-type="float" office:value="0.015072" calcext:value-type="float">
            <text:p>0,015072</text:p>
          </table:table-cell>
          <table:table-cell office:value-type="float" office:value="0.006389" calcext:value-type="float">
            <text:p>0,006389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34251.4" calcext:value-type="float">
            <text:p>34251,4</text:p>
          </table:table-cell>
          <table:table-cell office:value-type="float" office:value="73.997637" calcext:value-type="float">
            <text:p>73,997637</text:p>
          </table:table-cell>
          <table:table-cell office:value-type="float" office:value="26.002363" calcext:value-type="float">
            <text:p>26,002363</text:p>
          </table:table-cell>
          <table:table-cell office:value-type="float" office:value="56.472795" calcext:value-type="float">
            <text:p>56,472795</text:p>
          </table:table-cell>
          <table:table-cell office:value-type="float" office:value="56.756757" calcext:value-type="float">
            <text:p>56,756757</text:p>
          </table:table-cell>
          <table:table-cell office:value-type="float" office:value="43.243243" calcext:value-type="float">
            <text:p>43,243243</text:p>
          </table:table-cell>
          <table:table-cell office:value-type="float" office:value="0.500313" calcext:value-type="float">
            <text:p>0,500313</text:p>
          </table:table-cell>
          <table:table-cell office:value-type="float" office:value="0.442476" calcext:value-type="float">
            <text:p>0,442476</text:p>
          </table:table-cell>
          <table:table-cell office:value-type="float" office:value="0.089091" calcext:value-type="float">
            <text:p>0,089091</text:p>
          </table:table-cell>
          <table:table-cell office:value-type="float" office:value="0.012242" calcext:value-type="float">
            <text:p>0,012242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33378.5" calcext:value-type="float">
            <text:p>33378,5</text:p>
          </table:table-cell>
          <table:table-cell office:value-type="float" office:value="59.475523" calcext:value-type="float">
            <text:p>59,475523</text:p>
          </table:table-cell>
          <table:table-cell office:value-type="float" office:value="40.524477" calcext:value-type="float">
            <text:p>40,524477</text:p>
          </table:table-cell>
          <table:table-cell office:value-type="float" office:value="52.674561" calcext:value-type="float">
            <text:p>52,674561</text:p>
          </table:table-cell>
          <table:table-cell office:value-type="float" office:value="52.739166" calcext:value-type="float">
            <text:p>52,739166</text:p>
          </table:table-cell>
          <table:table-cell office:value-type="float" office:value="47.260834" calcext:value-type="float">
            <text:p>47,260834</text:p>
          </table:table-cell>
          <table:table-cell office:value-type="float" office:value="0.122499" calcext:value-type="float">
            <text:p>0,122499</text:p>
          </table:table-cell>
          <table:table-cell office:value-type="float" office:value="0.968378" calcext:value-type="float">
            <text:p>0,968378</text:p>
          </table:table-cell>
          <table:table-cell office:value-type="float" office:value="0.277926" calcext:value-type="float">
            <text:p>0,277926</text:p>
          </table:table-cell>
          <table:table-cell office:value-type="float" office:value="0.032984" calcext:value-type="float">
            <text:p>0,032984</text:p>
          </table:table-cell>
          <table:table-cell/>
        </table:table-row>
        <table:table-row table:style-name="ro1">
          <table:table-cell table:number-columns-repeated="4"/>
          <table:table-cell table:style-name="ce15" table:formula="of:=AVERAGE([.E2:.E21])" office:value-type="float" office:value="5312.6" calcext:value-type="float">
            <text:p>5312,6</text:p>
          </table:table-cell>
          <table:table-cell table:style-name="ce15" table:formula="of:=AVERAGE([.F2:.F21])" office:value-type="float" office:value="109606.215" calcext:value-type="float">
            <text:p>109606,2</text:p>
          </table:table-cell>
          <table:table-cell table:style-name="ce17" table:formula="of:=AVERAGE([.G2:.G21])" office:value-type="float" office:value="92.5043239" calcext:value-type="float">
            <text:p>92,50</text:p>
          </table:table-cell>
          <table:table-cell table:style-name="ce17" table:formula="of:=AVERAGE([.H2:.H21])" office:value-type="float" office:value="7.4956761" calcext:value-type="float">
            <text:p>7,50</text:p>
          </table:table-cell>
          <table:table-cell table:style-name="ce17" table:formula="of:=AVERAGE([.I2:.I21])" office:value-type="float" office:value="60.70093565" calcext:value-type="float">
            <text:p>60,70</text:p>
          </table:table-cell>
          <table:table-cell table:style-name="ce17" table:formula="of:=AVERAGE([.J2:.J21])" office:value-type="float" office:value="79.87784565" calcext:value-type="float">
            <text:p>79,88</text:p>
          </table:table-cell>
          <table:table-cell table:style-name="ce17" table:formula="of:=AVERAGE([.K2:.K21])" office:value-type="float" office:value="20.12215435" calcext:value-type="float">
            <text:p>20,12</text:p>
          </table:table-cell>
          <table:table-cell table:style-name="ce17" table:formula="of:=AVERAGE([.L2:.L21])" office:value-type="float" office:value="22.29516255" calcext:value-type="float">
            <text:p>22,30</text:p>
          </table:table-cell>
          <table:table-cell table:style-name="ce19" table:formula="of:=AVERAGE([.M2:.M21])" office:value-type="float" office:value="1.1824298" calcext:value-type="float">
            <text:p>1,18243</text:p>
          </table:table-cell>
          <table:table-cell table:style-name="ce19" table:formula="of:=AVERAGE([.N2:.N21])" office:value-type="float" office:value="0.62297505" calcext:value-type="float">
            <text:p>0,62298</text:p>
          </table:table-cell>
          <table:table-cell table:style-name="ce19" table:formula="of:=AVERAGE([.O2:.O21])" office:value-type="float" office:value="0.10286885" calcext:value-type="float">
            <text:p>0,10287</text:p>
          </table:table-cell>
          <table:table-cell table:style-name="ce17" table:formula="of:=([.O22]/[.E22])*1000000" office:value-type="float" office:value="19.3631837518353" calcext:value-type="float">
            <text:p>19,36</text:p>
          </table:table-cell>
        </table:table-row>
      </table:table>
      <table:table table:name="w1tm100IT" table:style-name="ta1">
        <table:table-column table:style-name="co15" table:number-columns-repeated="16" table:default-cell-style-name="Default"/>
        <table:table-row table:style-name="ro1">
          <table:table-cell table:number-columns-repeated="4"/>
          <table:table-cell table:style-name="ce13" office:value-type="string" calcext:value-type="string">
            <text:p>Ejemplos</text:p>
          </table:table-cell>
          <table:table-cell table:style-name="ce13" office:value-type="string" calcext:value-type="string">
            <text:p>Patrones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Test</text:p>
          </table:table-cell>
          <table:table-cell table:style-name="ce16" office:value-type="string" calcext:value-type="string">
            <text:p>TestNC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%NC</text:p>
          </table:table-cell>
          <table:table-cell table:style-name="ce18" office:value-type="string" calcext:value-type="string">
            <text:p>T_Train</text:p>
          </table:table-cell>
          <table:table-cell table:style-name="ce18" office:value-type="string" calcext:value-type="string">
            <text:p>T_Inf_Train</text:p>
          </table:table-cell>
          <table:table-cell table:style-name="ce18" office:value-type="string" calcext:value-type="string">
            <text:p>T_CPU_Test</text:p>
          </table:table-cell>
          <table:table-cell table:style-name="ce16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17684.6" calcext:value-type="float">
            <text:p>17684,6</text:p>
          </table:table-cell>
          <table:table-cell office:value-type="float" office:value="98.003221" calcext:value-type="float">
            <text:p>98,003221</text:p>
          </table:table-cell>
          <table:table-cell office:value-type="float" office:value="1.996779" calcext:value-type="float">
            <text:p>1,996779</text:p>
          </table:table-cell>
          <table:table-cell office:value-type="float" office:value="67.681159" calcext:value-type="float">
            <text:p>67,681159</text:p>
          </table:table-cell>
          <table:table-cell office:value-type="float" office:value="83.691756" calcext:value-type="float">
            <text:p>83,691756</text:p>
          </table:table-cell>
          <table:table-cell office:value-type="float" office:value="16.308244" calcext:value-type="float">
            <text:p>16,308244</text:p>
          </table:table-cell>
          <table:table-cell office:value-type="float" office:value="19.130435" calcext:value-type="float">
            <text:p>19,130435</text:p>
          </table:table-cell>
          <table:table-cell office:value-type="float" office:value="0.148919" calcext:value-type="float">
            <text:p>0,148919</text:p>
          </table:table-cell>
          <table:table-cell office:value-type="float" office:value="0.02702" calcext:value-type="float">
            <text:p>0,02702</text:p>
          </table:table-cell>
          <table:table-cell office:value-type="float" office:value="0.003487" calcext:value-type="float">
            <text:p>0,003487</text:p>
          </table:table-cell>
          <table:table-cell/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2154.6" calcext:value-type="float">
            <text:p>12154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396226" calcext:value-type="float">
            <text:p>43,396226</text:p>
          </table:table-cell>
          <table:table-cell office:value-type="float" office:value="97.183099" calcext:value-type="float">
            <text:p>97,183099</text:p>
          </table:table-cell>
          <table:table-cell office:value-type="float" office:value="2.816901" calcext:value-type="float">
            <text:p>2,816901</text:p>
          </table:table-cell>
          <table:table-cell office:value-type="float" office:value="55.345912" calcext:value-type="float">
            <text:p>55,345912</text:p>
          </table:table-cell>
          <table:table-cell office:value-type="float" office:value="0.091268" calcext:value-type="float">
            <text:p>0,091268</text:p>
          </table:table-cell>
          <table:table-cell office:value-type="float" office:value="0.030849" calcext:value-type="float">
            <text:p>0,030849</text:p>
          </table:table-cell>
          <table:table-cell office:value-type="float" office:value="0.014074" calcext:value-type="float">
            <text:p>0,014074</text:p>
          </table:table-cell>
          <table:table-cell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32249.9" calcext:value-type="float">
            <text:p>32249,9</text:p>
          </table:table-cell>
          <table:table-cell office:value-type="float" office:value="99.78691" calcext:value-type="float">
            <text:p>99,78691</text:p>
          </table:table-cell>
          <table:table-cell office:value-type="float" office:value="0.21309" calcext:value-type="float">
            <text:p>0,21309</text:p>
          </table:table-cell>
          <table:table-cell office:value-type="float" office:value="31.780822" calcext:value-type="float">
            <text:p>31,780822</text:p>
          </table:table-cell>
          <table:table-cell office:value-type="float" office:value="61.375661" calcext:value-type="float">
            <text:p>61,375661</text:p>
          </table:table-cell>
          <table:table-cell office:value-type="float" office:value="38.624339" calcext:value-type="float">
            <text:p>38,624339</text:p>
          </table:table-cell>
          <table:table-cell office:value-type="float" office:value="48.219178" calcext:value-type="float">
            <text:p>48,219178</text:p>
          </table:table-cell>
          <table:table-cell office:value-type="float" office:value="0.18931" calcext:value-type="float">
            <text:p>0,18931</text:p>
          </table:table-cell>
          <table:table-cell office:value-type="float" office:value="0.06732" calcext:value-type="float">
            <text:p>0,06732</text:p>
          </table:table-cell>
          <table:table-cell office:value-type="float" office:value="0.030819" calcext:value-type="float">
            <text:p>0,030819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810.7" calcext:value-type="float">
            <text:p>1810,7</text:p>
          </table:table-cell>
          <table:table-cell office:value-type="float" office:value="76.747182" calcext:value-type="float">
            <text:p>76,747182</text:p>
          </table:table-cell>
          <table:table-cell office:value-type="float" office:value="23.252818" calcext:value-type="float">
            <text:p>23,252818</text:p>
          </table:table-cell>
          <table:table-cell office:value-type="float" office:value="62.028986" calcext:value-type="float">
            <text:p>62,028986</text:p>
          </table:table-cell>
          <table:table-cell office:value-type="float" office:value="62.390671" calcext:value-type="float">
            <text:p>62,390671</text:p>
          </table:table-cell>
          <table:table-cell office:value-type="float" office:value="37.609329" calcext:value-type="float">
            <text:p>37,609329</text:p>
          </table:table-cell>
          <table:table-cell office:value-type="float" office:value="0.57971" calcext:value-type="float">
            <text:p>0,57971</text:p>
          </table:table-cell>
          <table:table-cell office:value-type="float" office:value="0.029586" calcext:value-type="float">
            <text:p>0,029586</text:p>
          </table:table-cell>
          <table:table-cell office:value-type="float" office:value="0.008957" calcext:value-type="float">
            <text:p>0,008957</text:p>
          </table:table-cell>
          <table:table-cell office:value-type="float" office:value="0.001042" calcext:value-type="float">
            <text:p>0,001042</text:p>
          </table:table-cell>
          <table:table-cell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10895.7" calcext:value-type="float">
            <text:p>10895,7</text:p>
          </table:table-cell>
          <table:table-cell office:value-type="float" office:value="99.775533" calcext:value-type="float">
            <text:p>99,775533</text:p>
          </table:table-cell>
          <table:table-cell office:value-type="float" office:value="0.224467" calcext:value-type="float">
            <text:p>0,224467</text:p>
          </table:table-cell>
          <table:table-cell office:value-type="float" office:value="32.659933" calcext:value-type="float">
            <text:p>32,659933</text:p>
          </table:table-cell>
          <table:table-cell office:value-type="float" office:value="64.666667" calcext:value-type="float">
            <text:p>64,666667</text:p>
          </table:table-cell>
          <table:table-cell office:value-type="float" office:value="35.333333" calcext:value-type="float">
            <text:p>35,333333</text:p>
          </table:table-cell>
          <table:table-cell office:value-type="float" office:value="49.494949" calcext:value-type="float">
            <text:p>49,494949</text:p>
          </table:table-cell>
          <table:table-cell office:value-type="float" office:value="0.078818" calcext:value-type="float">
            <text:p>0,078818</text:p>
          </table:table-cell>
          <table:table-cell office:value-type="float" office:value="0.011559" calcext:value-type="float">
            <text:p>0,011559</text:p>
          </table:table-cell>
          <table:table-cell office:value-type="float" office:value="0.00214" calcext:value-type="float">
            <text:p>0,00214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13716.5" calcext:value-type="float">
            <text:p>13716,5</text:p>
          </table:table-cell>
          <table:table-cell office:value-type="float" office:value="98.928025" calcext:value-type="float">
            <text:p>98,928025</text:p>
          </table:table-cell>
          <table:table-cell office:value-type="float" office:value="1.071975" calcext:value-type="float">
            <text:p>1,071975</text:p>
          </table:table-cell>
          <table:table-cell office:value-type="float" office:value="52.220521" calcext:value-type="float">
            <text:p>52,220521</text:p>
          </table:table-cell>
          <table:table-cell office:value-type="float" office:value="85.894207" calcext:value-type="float">
            <text:p>85,894207</text:p>
          </table:table-cell>
          <table:table-cell office:value-type="float" office:value="14.105793" calcext:value-type="float">
            <text:p>14,105793</text:p>
          </table:table-cell>
          <table:table-cell office:value-type="float" office:value="39.203675" calcext:value-type="float">
            <text:p>39,203675</text:p>
          </table:table-cell>
          <table:table-cell office:value-type="float" office:value="0.100453" calcext:value-type="float">
            <text:p>0,100453</text:p>
          </table:table-cell>
          <table:table-cell office:value-type="float" office:value="0.024495" calcext:value-type="float">
            <text:p>0,024495</text:p>
          </table:table-cell>
          <table:table-cell office:value-type="float" office:value="0.003555" calcext:value-type="float">
            <text:p>0,003555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78340.7" calcext:value-type="float">
            <text:p>178340,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360511" calcext:value-type="float">
            <text:p>48,3605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639489" calcext:value-type="float">
            <text:p>51,639489</text:p>
          </table:table-cell>
          <table:table-cell office:value-type="float" office:value="7.781817" calcext:value-type="float">
            <text:p>7,781817</text:p>
          </table:table-cell>
          <table:table-cell office:value-type="float" office:value="5.341031" calcext:value-type="float">
            <text:p>5,341031</text:p>
          </table:table-cell>
          <table:table-cell office:value-type="float" office:value="0.741444" calcext:value-type="float">
            <text:p>0,741444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5666.8" calcext:value-type="float">
            <text:p>5666,8</text:p>
          </table:table-cell>
          <table:table-cell office:value-type="float" office:value="99.794239" calcext:value-type="float">
            <text:p>99,794239</text:p>
          </table:table-cell>
          <table:table-cell office:value-type="float" office:value="0.205761" calcext:value-type="float">
            <text:p>0,205761</text:p>
          </table:table-cell>
          <table:table-cell office:value-type="float" office:value="38.148148" calcext:value-type="float">
            <text:p>38,148148</text:p>
          </table:table-cell>
          <table:table-cell office:value-type="float" office:value="89.565217" calcext:value-type="float">
            <text:p>89,565217</text:p>
          </table:table-cell>
          <table:table-cell office:value-type="float" office:value="10.434783" calcext:value-type="float">
            <text:p>10,434783</text:p>
          </table:table-cell>
          <table:table-cell office:value-type="float" office:value="57.407407" calcext:value-type="float">
            <text:p>57,407407</text:p>
          </table:table-cell>
          <table:table-cell office:value-type="float" office:value="0.042172" calcext:value-type="float">
            <text:p>0,042172</text:p>
          </table:table-cell>
          <table:table-cell office:value-type="float" office:value="0.009359" calcext:value-type="float">
            <text:p>0,009359</text:p>
          </table:table-cell>
          <table:table-cell office:value-type="float" office:value="0.001494" calcext:value-type="float">
            <text:p>0,001494</text:p>
          </table:table-cell>
          <table:table-cell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3632.5" calcext:value-type="float">
            <text:p>23632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.316239" calcext:value-type="float">
            <text:p>39,316239</text:p>
          </table:table-cell>
          <table:table-cell office:value-type="float" office:value="98.571429" calcext:value-type="float">
            <text:p>98,571429</text:p>
          </table:table-cell>
          <table:table-cell office:value-type="float" office:value="1.428571" calcext:value-type="float">
            <text:p>1,428571</text:p>
          </table:table-cell>
          <table:table-cell office:value-type="float" office:value="60.11396" calcext:value-type="float">
            <text:p>60,11396</text:p>
          </table:table-cell>
          <table:table-cell office:value-type="float" office:value="0.161312" calcext:value-type="float">
            <text:p>0,161312</text:p>
          </table:table-cell>
          <table:table-cell office:value-type="float" office:value="0.15462" calcext:value-type="float">
            <text:p>0,15462</text:p>
          </table:table-cell>
          <table:table-cell office:value-type="float" office:value="0.033113" calcext:value-type="float">
            <text:p>0,033113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236.3" calcext:value-type="float">
            <text:p>236,3</text:p>
          </table:table-cell>
          <table:table-cell office:value-type="float" office:value="87.630522" calcext:value-type="float">
            <text:p>87,630522</text:p>
          </table:table-cell>
          <table:table-cell office:value-type="float" office:value="12.369478" calcext:value-type="float">
            <text:p>12,369478</text:p>
          </table:table-cell>
          <table:table-cell office:value-type="float" office:value="78.072289" calcext:value-type="float">
            <text:p>78,072289</text:p>
          </table:table-cell>
          <table:table-cell office:value-type="float" office:value="82.547771" calcext:value-type="float">
            <text:p>82,547771</text:p>
          </table:table-cell>
          <table:table-cell office:value-type="float" office:value="17.452229" calcext:value-type="float">
            <text:p>17,452229</text:p>
          </table:table-cell>
          <table:table-cell office:value-type="float" office:value="5.421687" calcext:value-type="float">
            <text:p>5,421687</text:p>
          </table:table-cell>
          <table:table-cell office:value-type="float" office:value="0.010598" calcext:value-type="float">
            <text:p>0,010598</text:p>
          </table:table-cell>
          <table:table-cell office:value-type="float" office:value="0.010483" calcext:value-type="float">
            <text:p>0,010483</text:p>
          </table:table-cell>
          <table:table-cell office:value-type="float" office:value="0.00102" calcext:value-type="float">
            <text:p>0,00102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573079.5" calcext:value-type="float">
            <text:p>573079,5</text:p>
          </table:table-cell>
          <table:table-cell office:value-type="float" office:value="99.865559" calcext:value-type="float">
            <text:p>99,865559</text:p>
          </table:table-cell>
          <table:table-cell office:value-type="float" office:value="0.134441" calcext:value-type="float">
            <text:p>0,134441</text:p>
          </table:table-cell>
          <table:table-cell office:value-type="float" office:value="97.179767" calcext:value-type="float">
            <text:p>97,179767</text:p>
          </table:table-cell>
          <table:table-cell office:value-type="float" office:value="98.751965" calcext:value-type="float">
            <text:p>98,751965</text:p>
          </table:table-cell>
          <table:table-cell office:value-type="float" office:value="1.248035" calcext:value-type="float">
            <text:p>1,248035</text:p>
          </table:table-cell>
          <table:table-cell office:value-type="float" office:value="1.592067" calcext:value-type="float">
            <text:p>1,592067</text:p>
          </table:table-cell>
          <table:table-cell office:value-type="float" office:value="5.777024" calcext:value-type="float">
            <text:p>5,777024</text:p>
          </table:table-cell>
          <table:table-cell office:value-type="float" office:value="0.881125" calcext:value-type="float">
            <text:p>0,881125</text:p>
          </table:table-cell>
          <table:table-cell office:value-type="float" office:value="0.139477" calcext:value-type="float">
            <text:p>0,139477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1311.4" calcext:value-type="float">
            <text:p>1311,4</text:p>
          </table:table-cell>
          <table:table-cell office:value-type="float" office:value="79.467884" calcext:value-type="float">
            <text:p>79,467884</text:p>
          </table:table-cell>
          <table:table-cell office:value-type="float" office:value="20.532116" calcext:value-type="float">
            <text:p>20,532116</text:p>
          </table:table-cell>
          <table:table-cell table:number-columns-repeated="2" office:value-type="float" office:value="78.719467" calcext:value-type="float">
            <text:p>78,719467</text:p>
          </table:table-cell>
          <table:table-cell office:value-type="float" office:value="21.280533" calcext:value-type="float">
            <text:p>21,280533</text:p>
          </table:table-cell>
          <table:table-cell office:value-type="float" office:value="0" calcext:value-type="float">
            <text:p>0</text:p>
          </table:table-cell>
          <table:table-cell office:value-type="float" office:value="0.223185" calcext:value-type="float">
            <text:p>0,223185</text:p>
          </table:table-cell>
          <table:table-cell office:value-type="float" office:value="0.096699" calcext:value-type="float">
            <text:p>0,096699</text:p>
          </table:table-cell>
          <table:table-cell office:value-type="float" office:value="0.010388" calcext:value-type="float">
            <text:p>0,010388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460860.2" calcext:value-type="float">
            <text:p>460860,2</text:p>
          </table:table-cell>
          <table:table-cell office:value-type="float" office:value="98.387387" calcext:value-type="float">
            <text:p>98,387387</text:p>
          </table:table-cell>
          <table:table-cell office:value-type="float" office:value="1.612613" calcext:value-type="float">
            <text:p>1,612613</text:p>
          </table:table-cell>
          <table:table-cell office:value-type="float" office:value="64.945946" calcext:value-type="float">
            <text:p>64,945946</text:p>
          </table:table-cell>
          <table:table-cell office:value-type="float" office:value="76.736388" calcext:value-type="float">
            <text:p>76,736388</text:p>
          </table:table-cell>
          <table:table-cell office:value-type="float" office:value="23.263612" calcext:value-type="float">
            <text:p>23,263612</text:p>
          </table:table-cell>
          <table:table-cell office:value-type="float" office:value="15.364865" calcext:value-type="float">
            <text:p>15,364865</text:p>
          </table:table-cell>
          <table:table-cell office:value-type="float" office:value="3.118418" calcext:value-type="float">
            <text:p>3,118418</text:p>
          </table:table-cell>
          <table:table-cell office:value-type="float" office:value="2.318873" calcext:value-type="float">
            <text:p>2,318873</text:p>
          </table:table-cell>
          <table:table-cell office:value-type="float" office:value="0.40394" calcext:value-type="float">
            <text:p>0,40394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6667.8" calcext:value-type="float">
            <text:p>16667,8</text:p>
          </table:table-cell>
          <table:table-cell office:value-type="float" office:value="94.949495" calcext:value-type="float">
            <text:p>94,949495</text:p>
          </table:table-cell>
          <table:table-cell office:value-type="float" office:value="5.050505" calcext:value-type="float">
            <text:p>5,050505</text:p>
          </table:table-cell>
          <table:table-cell office:value-type="float" office:value="66.883117" calcext:value-type="float">
            <text:p>66,883117</text:p>
          </table:table-cell>
          <table:table-cell office:value-type="float" office:value="67.763158" calcext:value-type="float">
            <text:p>67,763158</text:p>
          </table:table-cell>
          <table:table-cell office:value-type="float" office:value="32.236842" calcext:value-type="float">
            <text:p>32,236842</text:p>
          </table:table-cell>
          <table:table-cell office:value-type="float" office:value="1.298701" calcext:value-type="float">
            <text:p>1,298701</text:p>
          </table:table-cell>
          <table:table-cell office:value-type="float" office:value="0.135881" calcext:value-type="float">
            <text:p>0,135881</text:p>
          </table:table-cell>
          <table:table-cell office:value-type="float" office:value="0.018031" calcext:value-type="float">
            <text:p>0,018031</text:p>
          </table:table-cell>
          <table:table-cell office:value-type="float" office:value="0.002357" calcext:value-type="float">
            <text:p>0,002357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55016.4" calcext:value-type="float">
            <text:p>655016,4</text:p>
          </table:table-cell>
          <table:table-cell office:value-type="float" office:value="99.95045" calcext:value-type="float">
            <text:p>99,95045</text:p>
          </table:table-cell>
          <table:table-cell office:value-type="float" office:value="0.04955" calcext:value-type="float">
            <text:p>0,04955</text:p>
          </table:table-cell>
          <table:table-cell office:value-type="float" office:value="73.216216" calcext:value-type="float">
            <text:p>73,216216</text:p>
          </table:table-cell>
          <table:table-cell office:value-type="float" office:value="91.381346" calcext:value-type="float">
            <text:p>91,381346</text:p>
          </table:table-cell>
          <table:table-cell office:value-type="float" office:value="8.618654" calcext:value-type="float">
            <text:p>8,618654</text:p>
          </table:table-cell>
          <table:table-cell office:value-type="float" office:value="19.878378" calcext:value-type="float">
            <text:p>19,878378</text:p>
          </table:table-cell>
          <table:table-cell office:value-type="float" office:value="3.81108" calcext:value-type="float">
            <text:p>3,81108</text:p>
          </table:table-cell>
          <table:table-cell office:value-type="float" office:value="3.008532" calcext:value-type="float">
            <text:p>3,008532</text:p>
          </table:table-cell>
          <table:table-cell office:value-type="float" office:value="0.646298" calcext:value-type="float">
            <text:p>0,646298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59978.1" calcext:value-type="float">
            <text:p>59978,1</text:p>
          </table:table-cell>
          <table:table-cell office:value-type="float" office:value="95.206199" calcext:value-type="float">
            <text:p>95,206199</text:p>
          </table:table-cell>
          <table:table-cell office:value-type="float" office:value="4.793801" calcext:value-type="float">
            <text:p>4,793801</text:p>
          </table:table-cell>
          <table:table-cell office:value-type="float" office:value="64.893617" calcext:value-type="float">
            <text:p>64,893617</text:p>
          </table:table-cell>
          <table:table-cell office:value-type="float" office:value="66.95122" calcext:value-type="float">
            <text:p>66,95122</text:p>
          </table:table-cell>
          <table:table-cell office:value-type="float" office:value="33.04878" calcext:value-type="float">
            <text:p>33,04878</text:p>
          </table:table-cell>
          <table:table-cell office:value-type="float" office:value="3.073286" calcext:value-type="float">
            <text:p>3,073286</text:p>
          </table:table-cell>
          <table:table-cell office:value-type="float" office:value="0.402478" calcext:value-type="float">
            <text:p>0,402478</text:p>
          </table:table-cell>
          <table:table-cell office:value-type="float" office:value="0.294056" calcext:value-type="float">
            <text:p>0,294056</text:p>
          </table:table-cell>
          <table:table-cell office:value-type="float" office:value="0.037786" calcext:value-type="float">
            <text:p>0,037786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46141.9" calcext:value-type="float">
            <text:p>46141,9</text:p>
          </table:table-cell>
          <table:table-cell office:value-type="float" office:value="96.30752" calcext:value-type="float">
            <text:p>96,30752</text:p>
          </table:table-cell>
          <table:table-cell office:value-type="float" office:value="3.69248" calcext:value-type="float">
            <text:p>3,69248</text:p>
          </table:table-cell>
          <table:table-cell office:value-type="float" office:value="90.40404" calcext:value-type="float">
            <text:p>90,40404</text:p>
          </table:table-cell>
          <table:table-cell office:value-type="float" office:value="90.49545" calcext:value-type="float">
            <text:p>90,49545</text:p>
          </table:table-cell>
          <table:table-cell office:value-type="float" office:value="9.50455" calcext:value-type="float">
            <text:p>9,50455</text:p>
          </table:table-cell>
          <table:table-cell office:value-type="float" office:value="0.10101" calcext:value-type="float">
            <text:p>0,10101</text:p>
          </table:table-cell>
          <table:table-cell office:value-type="float" office:value="0.447509" calcext:value-type="float">
            <text:p>0,447509</text:p>
          </table:table-cell>
          <table:table-cell office:value-type="float" office:value="0.053752" calcext:value-type="float">
            <text:p>0,053752</text:p>
          </table:table-cell>
          <table:table-cell office:value-type="float" office:value="0.005867" calcext:value-type="float">
            <text:p>0,005867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4984.2" calcext:value-type="float">
            <text:p>14984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775281" calcext:value-type="float">
            <text:p>79,775281</text:p>
          </table:table-cell>
          <table:table-cell office:value-type="float" office:value="96.598639" calcext:value-type="float">
            <text:p>96,598639</text:p>
          </table:table-cell>
          <table:table-cell office:value-type="float" office:value="3.401361" calcext:value-type="float">
            <text:p>3,401361</text:p>
          </table:table-cell>
          <table:table-cell office:value-type="float" office:value="17.41573" calcext:value-type="float">
            <text:p>17,41573</text:p>
          </table:table-cell>
          <table:table-cell office:value-type="float" office:value="0.077177" calcext:value-type="float">
            <text:p>0,077177</text:p>
          </table:table-cell>
          <table:table-cell office:value-type="float" office:value="0.015308" calcext:value-type="float">
            <text:p>0,015308</text:p>
          </table:table-cell>
          <table:table-cell office:value-type="float" office:value="0.007067" calcext:value-type="float">
            <text:p>0,007067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33567.3" calcext:value-type="float">
            <text:p>33567,3</text:p>
          </table:table-cell>
          <table:table-cell office:value-type="float" office:value="70.391217" calcext:value-type="float">
            <text:p>70,391217</text:p>
          </table:table-cell>
          <table:table-cell office:value-type="float" office:value="29.608783" calcext:value-type="float">
            <text:p>29,608783</text:p>
          </table:table-cell>
          <table:table-cell office:value-type="float" office:value="55.847405" calcext:value-type="float">
            <text:p>55,847405</text:p>
          </table:table-cell>
          <table:table-cell office:value-type="float" office:value="56.128221" calcext:value-type="float">
            <text:p>56,128221</text:p>
          </table:table-cell>
          <table:table-cell office:value-type="float" office:value="43.871779" calcext:value-type="float">
            <text:p>43,871779</text:p>
          </table:table-cell>
          <table:table-cell office:value-type="float" office:value="0.500313" calcext:value-type="float">
            <text:p>0,500313</text:p>
          </table:table-cell>
          <table:table-cell office:value-type="float" office:value="0.486407" calcext:value-type="float">
            <text:p>0,486407</text:p>
          </table:table-cell>
          <table:table-cell office:value-type="float" office:value="0.151388" calcext:value-type="float">
            <text:p>0,151388</text:p>
          </table:table-cell>
          <table:table-cell office:value-type="float" office:value="0.019523" calcext:value-type="float">
            <text:p>0,019523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31251.7" calcext:value-type="float">
            <text:p>31251,7</text:p>
          </table:table-cell>
          <table:table-cell office:value-type="float" office:value="53.32562" calcext:value-type="float">
            <text:p>53,32562</text:p>
          </table:table-cell>
          <table:table-cell office:value-type="float" office:value="46.67438" calcext:value-type="float">
            <text:p>46,67438</text:p>
          </table:table-cell>
          <table:table-cell office:value-type="float" office:value="49.407922" calcext:value-type="float">
            <text:p>49,407922</text:p>
          </table:table-cell>
          <table:table-cell office:value-type="float" office:value="49.46852" calcext:value-type="float">
            <text:p>49,46852</text:p>
          </table:table-cell>
          <table:table-cell office:value-type="float" office:value="50.53148" calcext:value-type="float">
            <text:p>50,53148</text:p>
          </table:table-cell>
          <table:table-cell office:value-type="float" office:value="0.122499" calcext:value-type="float">
            <text:p>0,122499</text:p>
          </table:table-cell>
          <table:table-cell office:value-type="float" office:value="1.021814" calcext:value-type="float">
            <text:p>1,021814</text:p>
          </table:table-cell>
          <table:table-cell office:value-type="float" office:value="0.593184" calcext:value-type="float">
            <text:p>0,593184</text:p>
          </table:table-cell>
          <table:table-cell office:value-type="float" office:value="0.064091" calcext:value-type="float">
            <text:p>0,064091</text:p>
          </table:table-cell>
          <table:table-cell/>
        </table:table-row>
        <table:table-row table:style-name="ro1">
          <table:table-cell table:number-columns-repeated="4"/>
          <table:table-cell table:style-name="ce15" table:formula="of:=AVERAGE([.E2:.E21])" office:value-type="float" office:value="5312.6" calcext:value-type="float">
            <text:p>5312,6</text:p>
          </table:table-cell>
          <table:table-cell table:style-name="ce15" table:formula="of:=AVERAGE([.F2:.F21])" office:value-type="float" office:value="109462.34" calcext:value-type="float">
            <text:p>109462,3</text:p>
          </table:table-cell>
          <table:table-cell table:style-name="ce17" table:formula="of:=AVERAGE([.G2:.G21])" office:value-type="float" office:value="92.42584815" calcext:value-type="float">
            <text:p>92,43</text:p>
          </table:table-cell>
          <table:table-cell table:style-name="ce17" table:formula="of:=AVERAGE([.H2:.H21])" office:value-type="float" office:value="7.57415185" calcext:value-type="float">
            <text:p>7,57</text:p>
          </table:table-cell>
          <table:table-cell table:style-name="ce17" table:formula="of:=AVERAGE([.I2:.I21])" office:value-type="float" office:value="60.7468806" calcext:value-type="float">
            <text:p>60,75</text:p>
          </table:table-cell>
          <table:table-cell table:style-name="ce17" table:formula="of:=AVERAGE([.J2:.J21])" office:value-type="float" office:value="79.9440426" calcext:value-type="float">
            <text:p>79,94</text:p>
          </table:table-cell>
          <table:table-cell table:style-name="ce17" table:formula="of:=AVERAGE([.K2:.K21])" office:value-type="float" office:value="20.0559574" calcext:value-type="float">
            <text:p>20,06</text:p>
          </table:table-cell>
          <table:table-cell table:style-name="ce17" table:formula="of:=AVERAGE([.L2:.L21])" office:value-type="float" office:value="22.29516255" calcext:value-type="float">
            <text:p>22,30</text:p>
          </table:table-cell>
          <table:table-cell table:style-name="ce19" table:formula="of:=AVERAGE([.M2:.M21])" office:value-type="float" office:value="1.2067613" calcext:value-type="float">
            <text:p>1,20676</text:p>
          </table:table-cell>
          <table:table-cell table:style-name="ce19" table:formula="of:=AVERAGE([.N2:.N21])" office:value-type="float" office:value="0.65583205" calcext:value-type="float">
            <text:p>0,65583</text:p>
          </table:table-cell>
          <table:table-cell table:style-name="ce19" table:formula="of:=AVERAGE([.O2:.O21])" office:value-type="float" office:value="0.1084491" calcext:value-type="float">
            <text:p>0,10845</text:p>
          </table:table-cell>
          <table:table-cell table:style-name="ce17" table:formula="of:=([.O22]/[.E22])*1000000" office:value-type="float" office:value="20.4135639799721" calcext:value-type="float">
            <text:p>20,41</text:p>
          </table:table-cell>
        </table:table-row>
      </table:table>
      <table:table table:name="w2tm100IT" table:style-name="ta1">
        <table:table-column table:style-name="co15" table:number-columns-repeated="16" table:default-cell-style-name="Default"/>
        <table:table-row table:style-name="ro1">
          <table:table-cell table:number-columns-repeated="4"/>
          <table:table-cell table:style-name="ce13" office:value-type="string" calcext:value-type="string">
            <text:p>Ejemplos</text:p>
          </table:table-cell>
          <table:table-cell table:style-name="ce13" office:value-type="string" calcext:value-type="string">
            <text:p>Patrones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Test</text:p>
          </table:table-cell>
          <table:table-cell table:style-name="ce16" office:value-type="string" calcext:value-type="string">
            <text:p>TestNC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%NC</text:p>
          </table:table-cell>
          <table:table-cell table:style-name="ce18" office:value-type="string" calcext:value-type="string">
            <text:p>T_Train</text:p>
          </table:table-cell>
          <table:table-cell table:style-name="ce18" office:value-type="string" calcext:value-type="string">
            <text:p>T_Inf_Train</text:p>
          </table:table-cell>
          <table:table-cell table:style-name="ce18" office:value-type="string" calcext:value-type="string">
            <text:p>T_CPU_Test</text:p>
          </table:table-cell>
          <table:table-cell table:style-name="ce16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17684.6" calcext:value-type="float">
            <text:p>17684,6</text:p>
          </table:table-cell>
          <table:table-cell office:value-type="float" office:value="97.294686" calcext:value-type="float">
            <text:p>97,294686</text:p>
          </table:table-cell>
          <table:table-cell office:value-type="float" office:value="2.705314" calcext:value-type="float">
            <text:p>2,705314</text:p>
          </table:table-cell>
          <table:table-cell office:value-type="float" office:value="67.681159" calcext:value-type="float">
            <text:p>67,681159</text:p>
          </table:table-cell>
          <table:table-cell office:value-type="float" office:value="83.691756" calcext:value-type="float">
            <text:p>83,691756</text:p>
          </table:table-cell>
          <table:table-cell office:value-type="float" office:value="16.308244" calcext:value-type="float">
            <text:p>16,308244</text:p>
          </table:table-cell>
          <table:table-cell office:value-type="float" office:value="19.130435" calcext:value-type="float">
            <text:p>19,130435</text:p>
          </table:table-cell>
          <table:table-cell office:value-type="float" office:value="0.140809" calcext:value-type="float">
            <text:p>0,140809</text:p>
          </table:table-cell>
          <table:table-cell office:value-type="float" office:value="0.02539" calcext:value-type="float">
            <text:p>0,02539</text:p>
          </table:table-cell>
          <table:table-cell office:value-type="float" office:value="0.00343" calcext:value-type="float">
            <text:p>0,00343</text:p>
          </table:table-cell>
          <table:table-cell/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2154.6" calcext:value-type="float">
            <text:p>12154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396226" calcext:value-type="float">
            <text:p>43,396226</text:p>
          </table:table-cell>
          <table:table-cell office:value-type="float" office:value="97.183099" calcext:value-type="float">
            <text:p>97,183099</text:p>
          </table:table-cell>
          <table:table-cell office:value-type="float" office:value="2.816901" calcext:value-type="float">
            <text:p>2,816901</text:p>
          </table:table-cell>
          <table:table-cell office:value-type="float" office:value="55.345912" calcext:value-type="float">
            <text:p>55,345912</text:p>
          </table:table-cell>
          <table:table-cell office:value-type="float" office:value="0.094052" calcext:value-type="float">
            <text:p>0,094052</text:p>
          </table:table-cell>
          <table:table-cell office:value-type="float" office:value="0.030179" calcext:value-type="float">
            <text:p>0,030179</text:p>
          </table:table-cell>
          <table:table-cell office:value-type="float" office:value="0.013227" calcext:value-type="float">
            <text:p>0,013227</text:p>
          </table:table-cell>
          <table:table-cell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32249.9" calcext:value-type="float">
            <text:p>32249,9</text:p>
          </table:table-cell>
          <table:table-cell office:value-type="float" office:value="99.78691" calcext:value-type="float">
            <text:p>99,78691</text:p>
          </table:table-cell>
          <table:table-cell office:value-type="float" office:value="0.21309" calcext:value-type="float">
            <text:p>0,21309</text:p>
          </table:table-cell>
          <table:table-cell office:value-type="float" office:value="32.054795" calcext:value-type="float">
            <text:p>32,054795</text:p>
          </table:table-cell>
          <table:table-cell office:value-type="float" office:value="61.904762" calcext:value-type="float">
            <text:p>61,904762</text:p>
          </table:table-cell>
          <table:table-cell office:value-type="float" office:value="38.095238" calcext:value-type="float">
            <text:p>38,095238</text:p>
          </table:table-cell>
          <table:table-cell office:value-type="float" office:value="48.219178" calcext:value-type="float">
            <text:p>48,219178</text:p>
          </table:table-cell>
          <table:table-cell office:value-type="float" office:value="0.189056" calcext:value-type="float">
            <text:p>0,189056</text:p>
          </table:table-cell>
          <table:table-cell office:value-type="float" office:value="0.067232" calcext:value-type="float">
            <text:p>0,067232</text:p>
          </table:table-cell>
          <table:table-cell office:value-type="float" office:value="0.03207" calcext:value-type="float">
            <text:p>0,03207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810.7" calcext:value-type="float">
            <text:p>1810,7</text:p>
          </table:table-cell>
          <table:table-cell office:value-type="float" office:value="74.911433" calcext:value-type="float">
            <text:p>74,911433</text:p>
          </table:table-cell>
          <table:table-cell office:value-type="float" office:value="25.088567" calcext:value-type="float">
            <text:p>25,088567</text:p>
          </table:table-cell>
          <table:table-cell office:value-type="float" office:value="60.57971" calcext:value-type="float">
            <text:p>60,57971</text:p>
          </table:table-cell>
          <table:table-cell office:value-type="float" office:value="60.932945" calcext:value-type="float">
            <text:p>60,932945</text:p>
          </table:table-cell>
          <table:table-cell office:value-type="float" office:value="39.067055" calcext:value-type="float">
            <text:p>39,067055</text:p>
          </table:table-cell>
          <table:table-cell office:value-type="float" office:value="0.57971" calcext:value-type="float">
            <text:p>0,57971</text:p>
          </table:table-cell>
          <table:table-cell office:value-type="float" office:value="0.028855" calcext:value-type="float">
            <text:p>0,028855</text:p>
          </table:table-cell>
          <table:table-cell office:value-type="float" office:value="0.007371" calcext:value-type="float">
            <text:p>0,007371</text:p>
          </table:table-cell>
          <table:table-cell office:value-type="float" office:value="0.000858" calcext:value-type="float">
            <text:p>0,000858</text:p>
          </table:table-cell>
          <table:table-cell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10901.7" calcext:value-type="float">
            <text:p>10901,7</text:p>
          </table:table-cell>
          <table:table-cell office:value-type="float" office:value="99.438833" calcext:value-type="float">
            <text:p>99,438833</text:p>
          </table:table-cell>
          <table:table-cell office:value-type="float" office:value="0.561167" calcext:value-type="float">
            <text:p>0,561167</text:p>
          </table:table-cell>
          <table:table-cell office:value-type="float" office:value="32.659933" calcext:value-type="float">
            <text:p>32,659933</text:p>
          </table:table-cell>
          <table:table-cell office:value-type="float" office:value="64.666667" calcext:value-type="float">
            <text:p>64,666667</text:p>
          </table:table-cell>
          <table:table-cell office:value-type="float" office:value="35.333333" calcext:value-type="float">
            <text:p>35,333333</text:p>
          </table:table-cell>
          <table:table-cell office:value-type="float" office:value="49.494949" calcext:value-type="float">
            <text:p>49,494949</text:p>
          </table:table-cell>
          <table:table-cell office:value-type="float" office:value="0.082056" calcext:value-type="float">
            <text:p>0,082056</text:p>
          </table:table-cell>
          <table:table-cell office:value-type="float" office:value="0.010585" calcext:value-type="float">
            <text:p>0,010585</text:p>
          </table:table-cell>
          <table:table-cell office:value-type="float" office:value="0.002216" calcext:value-type="float">
            <text:p>0,002216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13716.5" calcext:value-type="float">
            <text:p>13716,5</text:p>
          </table:table-cell>
          <table:table-cell office:value-type="float" office:value="98.536668" calcext:value-type="float">
            <text:p>98,536668</text:p>
          </table:table-cell>
          <table:table-cell office:value-type="float" office:value="1.463332" calcext:value-type="float">
            <text:p>1,463332</text:p>
          </table:table-cell>
          <table:table-cell office:value-type="float" office:value="51.914242" calcext:value-type="float">
            <text:p>51,914242</text:p>
          </table:table-cell>
          <table:table-cell office:value-type="float" office:value="85.390428" calcext:value-type="float">
            <text:p>85,390428</text:p>
          </table:table-cell>
          <table:table-cell office:value-type="float" office:value="14.609572" calcext:value-type="float">
            <text:p>14,609572</text:p>
          </table:table-cell>
          <table:table-cell office:value-type="float" office:value="39.203675" calcext:value-type="float">
            <text:p>39,203675</text:p>
          </table:table-cell>
          <table:table-cell office:value-type="float" office:value="0.097888" calcext:value-type="float">
            <text:p>0,097888</text:p>
          </table:table-cell>
          <table:table-cell office:value-type="float" office:value="0.024034" calcext:value-type="float">
            <text:p>0,024034</text:p>
          </table:table-cell>
          <table:table-cell office:value-type="float" office:value="0.003393" calcext:value-type="float">
            <text:p>0,003393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78340.7" calcext:value-type="float">
            <text:p>178340,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360511" calcext:value-type="float">
            <text:p>48,3605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639489" calcext:value-type="float">
            <text:p>51,639489</text:p>
          </table:table-cell>
          <table:table-cell office:value-type="float" office:value="7.722142" calcext:value-type="float">
            <text:p>7,722142</text:p>
          </table:table-cell>
          <table:table-cell office:value-type="float" office:value="5.245158" calcext:value-type="float">
            <text:p>5,245158</text:p>
          </table:table-cell>
          <table:table-cell office:value-type="float" office:value="0.710855" calcext:value-type="float">
            <text:p>0,710855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5666.8" calcext:value-type="float">
            <text:p>5666,8</text:p>
          </table:table-cell>
          <table:table-cell office:value-type="float" office:value="99.753086" calcext:value-type="float">
            <text:p>99,753086</text:p>
          </table:table-cell>
          <table:table-cell office:value-type="float" office:value="0.246914" calcext:value-type="float">
            <text:p>0,246914</text:p>
          </table:table-cell>
          <table:table-cell office:value-type="float" office:value="38.148148" calcext:value-type="float">
            <text:p>38,148148</text:p>
          </table:table-cell>
          <table:table-cell office:value-type="float" office:value="89.565217" calcext:value-type="float">
            <text:p>89,565217</text:p>
          </table:table-cell>
          <table:table-cell office:value-type="float" office:value="10.434783" calcext:value-type="float">
            <text:p>10,434783</text:p>
          </table:table-cell>
          <table:table-cell office:value-type="float" office:value="57.407407" calcext:value-type="float">
            <text:p>57,407407</text:p>
          </table:table-cell>
          <table:table-cell office:value-type="float" office:value="0.04424" calcext:value-type="float">
            <text:p>0,04424</text:p>
          </table:table-cell>
          <table:table-cell office:value-type="float" office:value="0.010065" calcext:value-type="float">
            <text:p>0,010065</text:p>
          </table:table-cell>
          <table:table-cell office:value-type="float" office:value="0.001631" calcext:value-type="float">
            <text:p>0,001631</text:p>
          </table:table-cell>
          <table:table-cell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3632.5" calcext:value-type="float">
            <text:p>23632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.316239" calcext:value-type="float">
            <text:p>39,316239</text:p>
          </table:table-cell>
          <table:table-cell office:value-type="float" office:value="98.571429" calcext:value-type="float">
            <text:p>98,571429</text:p>
          </table:table-cell>
          <table:table-cell office:value-type="float" office:value="1.428571" calcext:value-type="float">
            <text:p>1,428571</text:p>
          </table:table-cell>
          <table:table-cell office:value-type="float" office:value="60.11396" calcext:value-type="float">
            <text:p>60,11396</text:p>
          </table:table-cell>
          <table:table-cell office:value-type="float" office:value="0.163823" calcext:value-type="float">
            <text:p>0,163823</text:p>
          </table:table-cell>
          <table:table-cell office:value-type="float" office:value="0.151473" calcext:value-type="float">
            <text:p>0,151473</text:p>
          </table:table-cell>
          <table:table-cell office:value-type="float" office:value="0.027345" calcext:value-type="float">
            <text:p>0,027345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237" calcext:value-type="float">
            <text:p>237</text:p>
          </table:table-cell>
          <table:table-cell office:value-type="float" office:value="87.389558" calcext:value-type="float">
            <text:p>87,389558</text:p>
          </table:table-cell>
          <table:table-cell office:value-type="float" office:value="12.610442" calcext:value-type="float">
            <text:p>12,610442</text:p>
          </table:table-cell>
          <table:table-cell office:value-type="float" office:value="77.349398" calcext:value-type="float">
            <text:p>77,349398</text:p>
          </table:table-cell>
          <table:table-cell office:value-type="float" office:value="81.783439" calcext:value-type="float">
            <text:p>81,783439</text:p>
          </table:table-cell>
          <table:table-cell office:value-type="float" office:value="18.216561" calcext:value-type="float">
            <text:p>18,216561</text:p>
          </table:table-cell>
          <table:table-cell office:value-type="float" office:value="5.421687" calcext:value-type="float">
            <text:p>5,421687</text:p>
          </table:table-cell>
          <table:table-cell office:value-type="float" office:value="0.010922" calcext:value-type="float">
            <text:p>0,010922</text:p>
          </table:table-cell>
          <table:table-cell office:value-type="float" office:value="0.010092" calcext:value-type="float">
            <text:p>0,010092</text:p>
          </table:table-cell>
          <table:table-cell office:value-type="float" office:value="0.001101" calcext:value-type="float">
            <text:p>0,001101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573081.9" calcext:value-type="float">
            <text:p>573081,9</text:p>
          </table:table-cell>
          <table:table-cell office:value-type="float" office:value="99.828158" calcext:value-type="float">
            <text:p>99,828158</text:p>
          </table:table-cell>
          <table:table-cell office:value-type="float" office:value="0.171842" calcext:value-type="float">
            <text:p>0,171842</text:p>
          </table:table-cell>
          <table:table-cell office:value-type="float" office:value="97.161572" calcext:value-type="float">
            <text:p>97,161572</text:p>
          </table:table-cell>
          <table:table-cell office:value-type="float" office:value="98.733475" calcext:value-type="float">
            <text:p>98,733475</text:p>
          </table:table-cell>
          <table:table-cell office:value-type="float" office:value="1.266525" calcext:value-type="float">
            <text:p>1,266525</text:p>
          </table:table-cell>
          <table:table-cell office:value-type="float" office:value="1.592067" calcext:value-type="float">
            <text:p>1,592067</text:p>
          </table:table-cell>
          <table:table-cell office:value-type="float" office:value="5.807071" calcext:value-type="float">
            <text:p>5,807071</text:p>
          </table:table-cell>
          <table:table-cell office:value-type="float" office:value="0.864141" calcext:value-type="float">
            <text:p>0,864141</text:p>
          </table:table-cell>
          <table:table-cell office:value-type="float" office:value="0.136301" calcext:value-type="float">
            <text:p>0,136301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1311.4" calcext:value-type="float">
            <text:p>1311,4</text:p>
          </table:table-cell>
          <table:table-cell office:value-type="float" office:value="80.20602" calcext:value-type="float">
            <text:p>80,20602</text:p>
          </table:table-cell>
          <table:table-cell office:value-type="float" office:value="19.79398" calcext:value-type="float">
            <text:p>19,79398</text:p>
          </table:table-cell>
          <table:table-cell table:number-columns-repeated="2" office:value-type="float" office:value="79.644708" calcext:value-type="float">
            <text:p>79,644708</text:p>
          </table:table-cell>
          <table:table-cell office:value-type="float" office:value="20.355292" calcext:value-type="float">
            <text:p>20,355292</text:p>
          </table:table-cell>
          <table:table-cell office:value-type="float" office:value="0" calcext:value-type="float">
            <text:p>0</text:p>
          </table:table-cell>
          <table:table-cell office:value-type="float" office:value="0.222455" calcext:value-type="float">
            <text:p>0,222455</text:p>
          </table:table-cell>
          <table:table-cell office:value-type="float" office:value="0.087393" calcext:value-type="float">
            <text:p>0,087393</text:p>
          </table:table-cell>
          <table:table-cell office:value-type="float" office:value="0.010231" calcext:value-type="float">
            <text:p>0,010231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460860.2" calcext:value-type="float">
            <text:p>460860,2</text:p>
          </table:table-cell>
          <table:table-cell office:value-type="float" office:value="98.506006" calcext:value-type="float">
            <text:p>98,506006</text:p>
          </table:table-cell>
          <table:table-cell office:value-type="float" office:value="1.493994" calcext:value-type="float">
            <text:p>1,493994</text:p>
          </table:table-cell>
          <table:table-cell office:value-type="float" office:value="65.081081" calcext:value-type="float">
            <text:p>65,081081</text:p>
          </table:table-cell>
          <table:table-cell office:value-type="float" office:value="76.896056" calcext:value-type="float">
            <text:p>76,896056</text:p>
          </table:table-cell>
          <table:table-cell office:value-type="float" office:value="23.103944" calcext:value-type="float">
            <text:p>23,103944</text:p>
          </table:table-cell>
          <table:table-cell office:value-type="float" office:value="15.364865" calcext:value-type="float">
            <text:p>15,364865</text:p>
          </table:table-cell>
          <table:table-cell office:value-type="float" office:value="3.107118" calcext:value-type="float">
            <text:p>3,107118</text:p>
          </table:table-cell>
          <table:table-cell office:value-type="float" office:value="2.291529" calcext:value-type="float">
            <text:p>2,291529</text:p>
          </table:table-cell>
          <table:table-cell office:value-type="float" office:value="0.421014" calcext:value-type="float">
            <text:p>0,421014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6667.8" calcext:value-type="float">
            <text:p>16667,8</text:p>
          </table:table-cell>
          <table:table-cell office:value-type="float" office:value="93.362193" calcext:value-type="float">
            <text:p>93,362193</text:p>
          </table:table-cell>
          <table:table-cell office:value-type="float" office:value="6.637807" calcext:value-type="float">
            <text:p>6,637807</text:p>
          </table:table-cell>
          <table:table-cell office:value-type="float" office:value="67.532468" calcext:value-type="float">
            <text:p>67,532468</text:p>
          </table:table-cell>
          <table:table-cell office:value-type="float" office:value="68.421053" calcext:value-type="float">
            <text:p>68,421053</text:p>
          </table:table-cell>
          <table:table-cell office:value-type="float" office:value="31.578947" calcext:value-type="float">
            <text:p>31,578947</text:p>
          </table:table-cell>
          <table:table-cell office:value-type="float" office:value="1.298701" calcext:value-type="float">
            <text:p>1,298701</text:p>
          </table:table-cell>
          <table:table-cell office:value-type="float" office:value="0.1136" calcext:value-type="float">
            <text:p>0,1136</text:p>
          </table:table-cell>
          <table:table-cell office:value-type="float" office:value="0.014216" calcext:value-type="float">
            <text:p>0,014216</text:p>
          </table:table-cell>
          <table:table-cell office:value-type="float" office:value="0.001796" calcext:value-type="float">
            <text:p>0,001796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55016.4" calcext:value-type="float">
            <text:p>655016,4</text:p>
          </table:table-cell>
          <table:table-cell office:value-type="float" office:value="99.938438" calcext:value-type="float">
            <text:p>99,938438</text:p>
          </table:table-cell>
          <table:table-cell office:value-type="float" office:value="0.061562" calcext:value-type="float">
            <text:p>0,061562</text:p>
          </table:table-cell>
          <table:table-cell office:value-type="float" office:value="73.189189" calcext:value-type="float">
            <text:p>73,189189</text:p>
          </table:table-cell>
          <table:table-cell office:value-type="float" office:value="91.347613" calcext:value-type="float">
            <text:p>91,347613</text:p>
          </table:table-cell>
          <table:table-cell office:value-type="float" office:value="8.652387" calcext:value-type="float">
            <text:p>8,652387</text:p>
          </table:table-cell>
          <table:table-cell office:value-type="float" office:value="19.878378" calcext:value-type="float">
            <text:p>19,878378</text:p>
          </table:table-cell>
          <table:table-cell office:value-type="float" office:value="3.797582" calcext:value-type="float">
            <text:p>3,797582</text:p>
          </table:table-cell>
          <table:table-cell office:value-type="float" office:value="2.996582" calcext:value-type="float">
            <text:p>2,996582</text:p>
          </table:table-cell>
          <table:table-cell office:value-type="float" office:value="0.612562" calcext:value-type="float">
            <text:p>0,612562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59994.8" calcext:value-type="float">
            <text:p>59994,8</text:p>
          </table:table-cell>
          <table:table-cell office:value-type="float" office:value="96.125558" calcext:value-type="float">
            <text:p>96,125558</text:p>
          </table:table-cell>
          <table:table-cell office:value-type="float" office:value="3.874442" calcext:value-type="float">
            <text:p>3,874442</text:p>
          </table:table-cell>
          <table:table-cell office:value-type="float" office:value="65.01182" calcext:value-type="float">
            <text:p>65,01182</text:p>
          </table:table-cell>
          <table:table-cell office:value-type="float" office:value="67.073171" calcext:value-type="float">
            <text:p>67,073171</text:p>
          </table:table-cell>
          <table:table-cell office:value-type="float" office:value="32.926829" calcext:value-type="float">
            <text:p>32,926829</text:p>
          </table:table-cell>
          <table:table-cell office:value-type="float" office:value="3.073286" calcext:value-type="float">
            <text:p>3,073286</text:p>
          </table:table-cell>
          <table:table-cell office:value-type="float" office:value="0.386319" calcext:value-type="float">
            <text:p>0,386319</text:p>
          </table:table-cell>
          <table:table-cell office:value-type="float" office:value="0.276295" calcext:value-type="float">
            <text:p>0,276295</text:p>
          </table:table-cell>
          <table:table-cell office:value-type="float" office:value="0.036292" calcext:value-type="float">
            <text:p>0,036292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46182.7" calcext:value-type="float">
            <text:p>46182,7</text:p>
          </table:table-cell>
          <table:table-cell office:value-type="float" office:value="97.239057" calcext:value-type="float">
            <text:p>97,239057</text:p>
          </table:table-cell>
          <table:table-cell office:value-type="float" office:value="2.760943" calcext:value-type="float">
            <text:p>2,760943</text:p>
          </table:table-cell>
          <table:table-cell office:value-type="float" office:value="90.707071" calcext:value-type="float">
            <text:p>90,707071</text:p>
          </table:table-cell>
          <table:table-cell office:value-type="float" office:value="90.798787" calcext:value-type="float">
            <text:p>90,798787</text:p>
          </table:table-cell>
          <table:table-cell office:value-type="float" office:value="9.201213" calcext:value-type="float">
            <text:p>9,201213</text:p>
          </table:table-cell>
          <table:table-cell office:value-type="float" office:value="0.10101" calcext:value-type="float">
            <text:p>0,10101</text:p>
          </table:table-cell>
          <table:table-cell office:value-type="float" office:value="0.463295" calcext:value-type="float">
            <text:p>0,463295</text:p>
          </table:table-cell>
          <table:table-cell office:value-type="float" office:value="0.058238" calcext:value-type="float">
            <text:p>0,058238</text:p>
          </table:table-cell>
          <table:table-cell office:value-type="float" office:value="0.006902" calcext:value-type="float">
            <text:p>0,006902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4984.2" calcext:value-type="float">
            <text:p>14984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775281" calcext:value-type="float">
            <text:p>79,775281</text:p>
          </table:table-cell>
          <table:table-cell office:value-type="float" office:value="96.598639" calcext:value-type="float">
            <text:p>96,598639</text:p>
          </table:table-cell>
          <table:table-cell office:value-type="float" office:value="3.401361" calcext:value-type="float">
            <text:p>3,401361</text:p>
          </table:table-cell>
          <table:table-cell office:value-type="float" office:value="17.41573" calcext:value-type="float">
            <text:p>17,41573</text:p>
          </table:table-cell>
          <table:table-cell office:value-type="float" office:value="0.082754" calcext:value-type="float">
            <text:p>0,082754</text:p>
          </table:table-cell>
          <table:table-cell office:value-type="float" office:value="0.016826" calcext:value-type="float">
            <text:p>0,016826</text:p>
          </table:table-cell>
          <table:table-cell office:value-type="float" office:value="0.006977" calcext:value-type="float">
            <text:p>0,006977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34251.4" calcext:value-type="float">
            <text:p>34251,4</text:p>
          </table:table-cell>
          <table:table-cell office:value-type="float" office:value="73.455632" calcext:value-type="float">
            <text:p>73,455632</text:p>
          </table:table-cell>
          <table:table-cell office:value-type="float" office:value="26.544368" calcext:value-type="float">
            <text:p>26,544368</text:p>
          </table:table-cell>
          <table:table-cell office:value-type="float" office:value="56.597874" calcext:value-type="float">
            <text:p>56,597874</text:p>
          </table:table-cell>
          <table:table-cell office:value-type="float" office:value="56.882464" calcext:value-type="float">
            <text:p>56,882464</text:p>
          </table:table-cell>
          <table:table-cell office:value-type="float" office:value="43.117536" calcext:value-type="float">
            <text:p>43,117536</text:p>
          </table:table-cell>
          <table:table-cell office:value-type="float" office:value="0.500313" calcext:value-type="float">
            <text:p>0,500313</text:p>
          </table:table-cell>
          <table:table-cell office:value-type="float" office:value="0.484264" calcext:value-type="float">
            <text:p>0,484264</text:p>
          </table:table-cell>
          <table:table-cell office:value-type="float" office:value="0.122702" calcext:value-type="float">
            <text:p>0,122702</text:p>
          </table:table-cell>
          <table:table-cell office:value-type="float" office:value="0.013888" calcext:value-type="float">
            <text:p>0,013888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33378.5" calcext:value-type="float">
            <text:p>33378,5</text:p>
          </table:table-cell>
          <table:table-cell office:value-type="float" office:value="58.620299" calcext:value-type="float">
            <text:p>58,620299</text:p>
          </table:table-cell>
          <table:table-cell office:value-type="float" office:value="41.379701" calcext:value-type="float">
            <text:p>41,379701</text:p>
          </table:table-cell>
          <table:table-cell office:value-type="float" office:value="52.756227" calcext:value-type="float">
            <text:p>52,756227</text:p>
          </table:table-cell>
          <table:table-cell office:value-type="float" office:value="52.820932" calcext:value-type="float">
            <text:p>52,820932</text:p>
          </table:table-cell>
          <table:table-cell office:value-type="float" office:value="47.179068" calcext:value-type="float">
            <text:p>47,179068</text:p>
          </table:table-cell>
          <table:table-cell office:value-type="float" office:value="0.122499" calcext:value-type="float">
            <text:p>0,122499</text:p>
          </table:table-cell>
          <table:table-cell office:value-type="float" office:value="1.036631" calcext:value-type="float">
            <text:p>1,036631</text:p>
          </table:table-cell>
          <table:table-cell office:value-type="float" office:value="0.397557" calcext:value-type="float">
            <text:p>0,397557</text:p>
          </table:table-cell>
          <table:table-cell office:value-type="float" office:value="0.043154" calcext:value-type="float">
            <text:p>0,043154</text:p>
          </table:table-cell>
          <table:table-cell/>
        </table:table-row>
        <table:table-row table:style-name="ro1">
          <table:table-cell table:number-columns-repeated="4"/>
          <table:table-cell table:style-name="ce15" table:formula="of:=AVERAGE([.E2:.E21])" office:value-type="float" office:value="5312.6" calcext:value-type="float">
            <text:p>5312,6</text:p>
          </table:table-cell>
          <table:table-cell table:style-name="ce15" table:formula="of:=AVERAGE([.F2:.F21])" office:value-type="float" office:value="109606.215" calcext:value-type="float">
            <text:p>109606,2</text:p>
          </table:table-cell>
          <table:table-cell table:style-name="ce17" table:formula="of:=AVERAGE([.G2:.G21])" office:value-type="float" office:value="92.71962675" calcext:value-type="float">
            <text:p>92,72</text:p>
          </table:table-cell>
          <table:table-cell table:style-name="ce17" table:formula="of:=AVERAGE([.H2:.H21])" office:value-type="float" office:value="7.28037325" calcext:value-type="float">
            <text:p>7,28</text:p>
          </table:table-cell>
          <table:table-cell table:style-name="ce17" table:formula="of:=AVERAGE([.I2:.I21])" office:value-type="float" office:value="60.9458826" calcext:value-type="float">
            <text:p>60,95</text:p>
          </table:table-cell>
          <table:table-cell table:style-name="ce17" table:formula="of:=AVERAGE([.J2:.J21])" office:value-type="float" office:value="80.145332" calcext:value-type="float">
            <text:p>80,15</text:p>
          </table:table-cell>
          <table:table-cell table:style-name="ce17" table:formula="of:=AVERAGE([.K2:.K21])" office:value-type="float" office:value="19.854668" calcext:value-type="float">
            <text:p>19,85</text:p>
          </table:table-cell>
          <table:table-cell table:style-name="ce17" table:formula="of:=AVERAGE([.L2:.L21])" office:value-type="float" office:value="22.29516255" calcext:value-type="float">
            <text:p>22,30</text:p>
          </table:table-cell>
          <table:table-cell table:style-name="ce19" table:formula="of:=AVERAGE([.M2:.M21])" office:value-type="float" office:value="1.2037466" calcext:value-type="float">
            <text:p>1,20375</text:p>
          </table:table-cell>
          <table:table-cell table:style-name="ce19" table:formula="of:=AVERAGE([.N2:.N21])" office:value-type="float" office:value="0.6353529" calcext:value-type="float">
            <text:p>0,63535</text:p>
          </table:table-cell>
          <table:table-cell table:style-name="ce19" table:formula="of:=AVERAGE([.O2:.O21])" office:value-type="float" office:value="0.10426215" calcext:value-type="float">
            <text:p>0,10426</text:p>
          </table:table-cell>
          <table:table-cell table:style-name="ce17" table:formula="of:=([.O22]/[.E22])*1000000" office:value-type="float" office:value="19.6254470504085" calcext:value-type="float">
            <text:p>19,63</text:p>
          </table:table-cell>
        </table:table-row>
      </table:table>
      <table:table table:name="w3tm100IT" table:style-name="ta1">
        <table:table-column table:style-name="co15" table:number-columns-repeated="16" table:default-cell-style-name="Default"/>
        <table:table-row table:style-name="ro1">
          <table:table-cell table:number-columns-repeated="4"/>
          <table:table-cell table:style-name="ce13" office:value-type="string" calcext:value-type="string">
            <text:p>Ejemplos</text:p>
          </table:table-cell>
          <table:table-cell table:style-name="ce13" office:value-type="string" calcext:value-type="string">
            <text:p>Patrones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Test</text:p>
          </table:table-cell>
          <table:table-cell table:style-name="ce16" office:value-type="string" calcext:value-type="string">
            <text:p>TestNC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%NC</text:p>
          </table:table-cell>
          <table:table-cell table:style-name="ce18" office:value-type="string" calcext:value-type="string">
            <text:p>T_Train</text:p>
          </table:table-cell>
          <table:table-cell table:style-name="ce18" office:value-type="string" calcext:value-type="string">
            <text:p>T_Inf_Train</text:p>
          </table:table-cell>
          <table:table-cell table:style-name="ce18" office:value-type="string" calcext:value-type="string">
            <text:p>T_CPU_Test</text:p>
          </table:table-cell>
          <table:table-cell table:style-name="ce16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17684.6" calcext:value-type="float">
            <text:p>17684,6</text:p>
          </table:table-cell>
          <table:table-cell office:value-type="float" office:value="93.52657" calcext:value-type="float">
            <text:p>93,52657</text:p>
          </table:table-cell>
          <table:table-cell office:value-type="float" office:value="6.47343" calcext:value-type="float">
            <text:p>6,47343</text:p>
          </table:table-cell>
          <table:table-cell office:value-type="float" office:value="67.971014" calcext:value-type="float">
            <text:p>67,971014</text:p>
          </table:table-cell>
          <table:table-cell office:value-type="float" office:value="84.050179" calcext:value-type="float">
            <text:p>84,050179</text:p>
          </table:table-cell>
          <table:table-cell office:value-type="float" office:value="15.949821" calcext:value-type="float">
            <text:p>15,949821</text:p>
          </table:table-cell>
          <table:table-cell office:value-type="float" office:value="19.130435" calcext:value-type="float">
            <text:p>19,130435</text:p>
          </table:table-cell>
          <table:table-cell office:value-type="float" office:value="0.145287" calcext:value-type="float">
            <text:p>0,145287</text:p>
          </table:table-cell>
          <table:table-cell office:value-type="float" office:value="0.025202" calcext:value-type="float">
            <text:p>0,025202</text:p>
          </table:table-cell>
          <table:table-cell office:value-type="float" office:value="0.003227" calcext:value-type="float">
            <text:p>0,003227</text:p>
          </table:table-cell>
          <table:table-cell/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2154.6" calcext:value-type="float">
            <text:p>12154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396226" calcext:value-type="float">
            <text:p>43,396226</text:p>
          </table:table-cell>
          <table:table-cell office:value-type="float" office:value="97.183099" calcext:value-type="float">
            <text:p>97,183099</text:p>
          </table:table-cell>
          <table:table-cell office:value-type="float" office:value="2.816901" calcext:value-type="float">
            <text:p>2,816901</text:p>
          </table:table-cell>
          <table:table-cell office:value-type="float" office:value="55.345912" calcext:value-type="float">
            <text:p>55,345912</text:p>
          </table:table-cell>
          <table:table-cell office:value-type="float" office:value="0.087601" calcext:value-type="float">
            <text:p>0,087601</text:p>
          </table:table-cell>
          <table:table-cell office:value-type="float" office:value="0.02828" calcext:value-type="float">
            <text:p>0,02828</text:p>
          </table:table-cell>
          <table:table-cell office:value-type="float" office:value="0.01304" calcext:value-type="float">
            <text:p>0,01304</text:p>
          </table:table-cell>
          <table:table-cell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32249.9" calcext:value-type="float">
            <text:p>32249,9</text:p>
          </table:table-cell>
          <table:table-cell office:value-type="float" office:value="98.995434" calcext:value-type="float">
            <text:p>98,995434</text:p>
          </table:table-cell>
          <table:table-cell office:value-type="float" office:value="1.004566" calcext:value-type="float">
            <text:p>1,004566</text:p>
          </table:table-cell>
          <table:table-cell office:value-type="float" office:value="31.506849" calcext:value-type="float">
            <text:p>31,506849</text:p>
          </table:table-cell>
          <table:table-cell office:value-type="float" office:value="60.846561" calcext:value-type="float">
            <text:p>60,846561</text:p>
          </table:table-cell>
          <table:table-cell office:value-type="float" office:value="39.153439" calcext:value-type="float">
            <text:p>39,153439</text:p>
          </table:table-cell>
          <table:table-cell office:value-type="float" office:value="48.219178" calcext:value-type="float">
            <text:p>48,219178</text:p>
          </table:table-cell>
          <table:table-cell office:value-type="float" office:value="0.168175" calcext:value-type="float">
            <text:p>0,168175</text:p>
          </table:table-cell>
          <table:table-cell office:value-type="float" office:value="0.066863" calcext:value-type="float">
            <text:p>0,066863</text:p>
          </table:table-cell>
          <table:table-cell office:value-type="float" office:value="0.031066" calcext:value-type="float">
            <text:p>0,031066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810.7" calcext:value-type="float">
            <text:p>1810,7</text:p>
          </table:table-cell>
          <table:table-cell office:value-type="float" office:value="63.285024" calcext:value-type="float">
            <text:p>63,285024</text:p>
          </table:table-cell>
          <table:table-cell office:value-type="float" office:value="36.714976" calcext:value-type="float">
            <text:p>36,714976</text:p>
          </table:table-cell>
          <table:table-cell office:value-type="float" office:value="56.521739" calcext:value-type="float">
            <text:p>56,521739</text:p>
          </table:table-cell>
          <table:table-cell office:value-type="float" office:value="56.851312" calcext:value-type="float">
            <text:p>56,851312</text:p>
          </table:table-cell>
          <table:table-cell office:value-type="float" office:value="43.148688" calcext:value-type="float">
            <text:p>43,148688</text:p>
          </table:table-cell>
          <table:table-cell office:value-type="float" office:value="0.57971" calcext:value-type="float">
            <text:p>0,57971</text:p>
          </table:table-cell>
          <table:table-cell office:value-type="float" office:value="0.031528" calcext:value-type="float">
            <text:p>0,031528</text:p>
          </table:table-cell>
          <table:table-cell office:value-type="float" office:value="0.008209" calcext:value-type="float">
            <text:p>0,008209</text:p>
          </table:table-cell>
          <table:table-cell office:value-type="float" office:value="0.000925" calcext:value-type="float">
            <text:p>0,000925</text:p>
          </table:table-cell>
          <table:table-cell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10901.7" calcext:value-type="float">
            <text:p>10901,7</text:p>
          </table:table-cell>
          <table:table-cell office:value-type="float" office:value="96.595585" calcext:value-type="float">
            <text:p>96,595585</text:p>
          </table:table-cell>
          <table:table-cell office:value-type="float" office:value="3.404415" calcext:value-type="float">
            <text:p>3,404415</text:p>
          </table:table-cell>
          <table:table-cell office:value-type="float" office:value="33.333333" calcext:value-type="float">
            <text:p>33,333333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49.494949" calcext:value-type="float">
            <text:p>49,494949</text:p>
          </table:table-cell>
          <table:table-cell office:value-type="float" office:value="0.083532" calcext:value-type="float">
            <text:p>0,083532</text:p>
          </table:table-cell>
          <table:table-cell office:value-type="float" office:value="0.011411" calcext:value-type="float">
            <text:p>0,011411</text:p>
          </table:table-cell>
          <table:table-cell office:value-type="float" office:value="0.002342" calcext:value-type="float">
            <text:p>0,002342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13716.5" calcext:value-type="float">
            <text:p>13716,5</text:p>
          </table:table-cell>
          <table:table-cell office:value-type="float" office:value="96.630934" calcext:value-type="float">
            <text:p>96,630934</text:p>
          </table:table-cell>
          <table:table-cell office:value-type="float" office:value="3.369066" calcext:value-type="float">
            <text:p>3,369066</text:p>
          </table:table-cell>
          <table:table-cell office:value-type="float" office:value="52.526799" calcext:value-type="float">
            <text:p>52,526799</text:p>
          </table:table-cell>
          <table:table-cell office:value-type="float" office:value="86.397985" calcext:value-type="float">
            <text:p>86,397985</text:p>
          </table:table-cell>
          <table:table-cell office:value-type="float" office:value="13.602015" calcext:value-type="float">
            <text:p>13,602015</text:p>
          </table:table-cell>
          <table:table-cell office:value-type="float" office:value="39.203675" calcext:value-type="float">
            <text:p>39,203675</text:p>
          </table:table-cell>
          <table:table-cell office:value-type="float" office:value="0.099226" calcext:value-type="float">
            <text:p>0,099226</text:p>
          </table:table-cell>
          <table:table-cell office:value-type="float" office:value="0.023629" calcext:value-type="float">
            <text:p>0,023629</text:p>
          </table:table-cell>
          <table:table-cell office:value-type="float" office:value="0.003293" calcext:value-type="float">
            <text:p>0,003293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78340.7" calcext:value-type="float">
            <text:p>178340,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360511" calcext:value-type="float">
            <text:p>48,3605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639489" calcext:value-type="float">
            <text:p>51,639489</text:p>
          </table:table-cell>
          <table:table-cell office:value-type="float" office:value="7.717233" calcext:value-type="float">
            <text:p>7,717233</text:p>
          </table:table-cell>
          <table:table-cell office:value-type="float" office:value="5.226045" calcext:value-type="float">
            <text:p>5,226045</text:p>
          </table:table-cell>
          <table:table-cell office:value-type="float" office:value="0.735143" calcext:value-type="float">
            <text:p>0,735143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5666.8" calcext:value-type="float">
            <text:p>5666,8</text:p>
          </table:table-cell>
          <table:table-cell office:value-type="float" office:value="99.012346" calcext:value-type="float">
            <text:p>99,012346</text:p>
          </table:table-cell>
          <table:table-cell office:value-type="float" office:value="0.987654" calcext:value-type="float">
            <text:p>0,987654</text:p>
          </table:table-cell>
          <table:table-cell office:value-type="float" office:value="37.777778" calcext:value-type="float">
            <text:p>37,777778</text:p>
          </table:table-cell>
          <table:table-cell office:value-type="float" office:value="88.695652" calcext:value-type="float">
            <text:p>88,695652</text:p>
          </table:table-cell>
          <table:table-cell office:value-type="float" office:value="11.304348" calcext:value-type="float">
            <text:p>11,304348</text:p>
          </table:table-cell>
          <table:table-cell office:value-type="float" office:value="57.407407" calcext:value-type="float">
            <text:p>57,407407</text:p>
          </table:table-cell>
          <table:table-cell office:value-type="float" office:value="0.039713" calcext:value-type="float">
            <text:p>0,039713</text:p>
          </table:table-cell>
          <table:table-cell office:value-type="float" office:value="0.00892" calcext:value-type="float">
            <text:p>0,00892</text:p>
          </table:table-cell>
          <table:table-cell office:value-type="float" office:value="0.00136" calcext:value-type="float">
            <text:p>0,00136</text:p>
          </table:table-cell>
          <table:table-cell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3632.5" calcext:value-type="float">
            <text:p>23632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.316239" calcext:value-type="float">
            <text:p>39,316239</text:p>
          </table:table-cell>
          <table:table-cell office:value-type="float" office:value="98.571429" calcext:value-type="float">
            <text:p>98,571429</text:p>
          </table:table-cell>
          <table:table-cell office:value-type="float" office:value="1.428571" calcext:value-type="float">
            <text:p>1,428571</text:p>
          </table:table-cell>
          <table:table-cell office:value-type="float" office:value="60.11396" calcext:value-type="float">
            <text:p>60,11396</text:p>
          </table:table-cell>
          <table:table-cell office:value-type="float" office:value="0.160857" calcext:value-type="float">
            <text:p>0,160857</text:p>
          </table:table-cell>
          <table:table-cell office:value-type="float" office:value="0.157096" calcext:value-type="float">
            <text:p>0,157096</text:p>
          </table:table-cell>
          <table:table-cell office:value-type="float" office:value="0.028086" calcext:value-type="float">
            <text:p>0,028086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237" calcext:value-type="float">
            <text:p>237</text:p>
          </table:table-cell>
          <table:table-cell office:value-type="float" office:value="86.425703" calcext:value-type="float">
            <text:p>86,425703</text:p>
          </table:table-cell>
          <table:table-cell office:value-type="float" office:value="13.574297" calcext:value-type="float">
            <text:p>13,574297</text:p>
          </table:table-cell>
          <table:table-cell office:value-type="float" office:value="78.072289" calcext:value-type="float">
            <text:p>78,072289</text:p>
          </table:table-cell>
          <table:table-cell office:value-type="float" office:value="82.547771" calcext:value-type="float">
            <text:p>82,547771</text:p>
          </table:table-cell>
          <table:table-cell office:value-type="float" office:value="17.452229" calcext:value-type="float">
            <text:p>17,452229</text:p>
          </table:table-cell>
          <table:table-cell office:value-type="float" office:value="5.421687" calcext:value-type="float">
            <text:p>5,421687</text:p>
          </table:table-cell>
          <table:table-cell office:value-type="float" office:value="0.011165" calcext:value-type="float">
            <text:p>0,011165</text:p>
          </table:table-cell>
          <table:table-cell office:value-type="float" office:value="0.010213" calcext:value-type="float">
            <text:p>0,010213</text:p>
          </table:table-cell>
          <table:table-cell office:value-type="float" office:value="0.001066" calcext:value-type="float">
            <text:p>0,001066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573081.9" calcext:value-type="float">
            <text:p>573081,9</text:p>
          </table:table-cell>
          <table:table-cell office:value-type="float" office:value="99.721009" calcext:value-type="float">
            <text:p>99,721009</text:p>
          </table:table-cell>
          <table:table-cell office:value-type="float" office:value="0.278991" calcext:value-type="float">
            <text:p>0,278991</text:p>
          </table:table-cell>
          <table:table-cell office:value-type="float" office:value="97.116084" calcext:value-type="float">
            <text:p>97,116084</text:p>
          </table:table-cell>
          <table:table-cell office:value-type="float" office:value="98.687252" calcext:value-type="float">
            <text:p>98,687252</text:p>
          </table:table-cell>
          <table:table-cell office:value-type="float" office:value="1.312748" calcext:value-type="float">
            <text:p>1,312748</text:p>
          </table:table-cell>
          <table:table-cell office:value-type="float" office:value="1.592067" calcext:value-type="float">
            <text:p>1,592067</text:p>
          </table:table-cell>
          <table:table-cell office:value-type="float" office:value="5.705425" calcext:value-type="float">
            <text:p>5,705425</text:p>
          </table:table-cell>
          <table:table-cell office:value-type="float" office:value="0.845977" calcext:value-type="float">
            <text:p>0,845977</text:p>
          </table:table-cell>
          <table:table-cell office:value-type="float" office:value="0.136812" calcext:value-type="float">
            <text:p>0,136812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1311.4" calcext:value-type="float">
            <text:p>1311,4</text:p>
          </table:table-cell>
          <table:table-cell office:value-type="float" office:value="77.019081" calcext:value-type="float">
            <text:p>77,019081</text:p>
          </table:table-cell>
          <table:table-cell office:value-type="float" office:value="22.980919" calcext:value-type="float">
            <text:p>22,980919</text:p>
          </table:table-cell>
          <table:table-cell table:number-columns-repeated="2" office:value-type="float" office:value="77.017024" calcext:value-type="float">
            <text:p>77,017024</text:p>
          </table:table-cell>
          <table:table-cell office:value-type="float" office:value="22.982976" calcext:value-type="float">
            <text:p>22,982976</text:p>
          </table:table-cell>
          <table:table-cell office:value-type="float" office:value="0" calcext:value-type="float">
            <text:p>0</text:p>
          </table:table-cell>
          <table:table-cell office:value-type="float" office:value="0.217647" calcext:value-type="float">
            <text:p>0,217647</text:p>
          </table:table-cell>
          <table:table-cell office:value-type="float" office:value="0.084919" calcext:value-type="float">
            <text:p>0,084919</text:p>
          </table:table-cell>
          <table:table-cell office:value-type="float" office:value="0.009564" calcext:value-type="float">
            <text:p>0,009564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460860.2" calcext:value-type="float">
            <text:p>460860,2</text:p>
          </table:table-cell>
          <table:table-cell office:value-type="float" office:value="97.333333" calcext:value-type="float">
            <text:p>97,333333</text:p>
          </table:table-cell>
          <table:table-cell office:value-type="float" office:value="2.666667" calcext:value-type="float">
            <text:p>2,666667</text:p>
          </table:table-cell>
          <table:table-cell office:value-type="float" office:value="65.040541" calcext:value-type="float">
            <text:p>65,040541</text:p>
          </table:table-cell>
          <table:table-cell office:value-type="float" office:value="76.848156" calcext:value-type="float">
            <text:p>76,848156</text:p>
          </table:table-cell>
          <table:table-cell office:value-type="float" office:value="23.151844" calcext:value-type="float">
            <text:p>23,151844</text:p>
          </table:table-cell>
          <table:table-cell office:value-type="float" office:value="15.364865" calcext:value-type="float">
            <text:p>15,364865</text:p>
          </table:table-cell>
          <table:table-cell office:value-type="float" office:value="3.081853" calcext:value-type="float">
            <text:p>3,081853</text:p>
          </table:table-cell>
          <table:table-cell office:value-type="float" office:value="2.253701" calcext:value-type="float">
            <text:p>2,253701</text:p>
          </table:table-cell>
          <table:table-cell office:value-type="float" office:value="0.417792" calcext:value-type="float">
            <text:p>0,417792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6667.8" calcext:value-type="float">
            <text:p>16667,8</text:p>
          </table:table-cell>
          <table:table-cell office:value-type="float" office:value="81.048581" calcext:value-type="float">
            <text:p>81,048581</text:p>
          </table:table-cell>
          <table:table-cell office:value-type="float" office:value="18.951419" calcext:value-type="float">
            <text:p>18,951419</text:p>
          </table:table-cell>
          <table:table-cell office:value-type="float" office:value="67.316017" calcext:value-type="float">
            <text:p>67,316017</text:p>
          </table:table-cell>
          <table:table-cell office:value-type="float" office:value="68.201754" calcext:value-type="float">
            <text:p>68,201754</text:p>
          </table:table-cell>
          <table:table-cell office:value-type="float" office:value="31.798246" calcext:value-type="float">
            <text:p>31,798246</text:p>
          </table:table-cell>
          <table:table-cell office:value-type="float" office:value="1.298701" calcext:value-type="float">
            <text:p>1,298701</text:p>
          </table:table-cell>
          <table:table-cell office:value-type="float" office:value="0.116043" calcext:value-type="float">
            <text:p>0,116043</text:p>
          </table:table-cell>
          <table:table-cell office:value-type="float" office:value="0.017951" calcext:value-type="float">
            <text:p>0,017951</text:p>
          </table:table-cell>
          <table:table-cell office:value-type="float" office:value="0.002057" calcext:value-type="float">
            <text:p>0,002057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55016.4" calcext:value-type="float">
            <text:p>655016,4</text:p>
          </table:table-cell>
          <table:table-cell office:value-type="float" office:value="99.815315" calcext:value-type="float">
            <text:p>99,815315</text:p>
          </table:table-cell>
          <table:table-cell office:value-type="float" office:value="0.184685" calcext:value-type="float">
            <text:p>0,184685</text:p>
          </table:table-cell>
          <table:table-cell office:value-type="float" office:value="73.27027" calcext:value-type="float">
            <text:p>73,27027</text:p>
          </table:table-cell>
          <table:table-cell office:value-type="float" office:value="91.448811" calcext:value-type="float">
            <text:p>91,448811</text:p>
          </table:table-cell>
          <table:table-cell office:value-type="float" office:value="8.551189" calcext:value-type="float">
            <text:p>8,551189</text:p>
          </table:table-cell>
          <table:table-cell office:value-type="float" office:value="19.878378" calcext:value-type="float">
            <text:p>19,878378</text:p>
          </table:table-cell>
          <table:table-cell office:value-type="float" office:value="3.768298" calcext:value-type="float">
            <text:p>3,768298</text:p>
          </table:table-cell>
          <table:table-cell office:value-type="float" office:value="3.018535" calcext:value-type="float">
            <text:p>3,018535</text:p>
          </table:table-cell>
          <table:table-cell office:value-type="float" office:value="0.641483" calcext:value-type="float">
            <text:p>0,641483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59994.8" calcext:value-type="float">
            <text:p>59994,8</text:p>
          </table:table-cell>
          <table:table-cell office:value-type="float" office:value="92.474389" calcext:value-type="float">
            <text:p>92,474389</text:p>
          </table:table-cell>
          <table:table-cell office:value-type="float" office:value="7.525611" calcext:value-type="float">
            <text:p>7,525611</text:p>
          </table:table-cell>
          <table:table-cell office:value-type="float" office:value="65.839243" calcext:value-type="float">
            <text:p>65,839243</text:p>
          </table:table-cell>
          <table:table-cell office:value-type="float" office:value="67.926829" calcext:value-type="float">
            <text:p>67,926829</text:p>
          </table:table-cell>
          <table:table-cell office:value-type="float" office:value="32.073171" calcext:value-type="float">
            <text:p>32,073171</text:p>
          </table:table-cell>
          <table:table-cell office:value-type="float" office:value="3.073286" calcext:value-type="float">
            <text:p>3,073286</text:p>
          </table:table-cell>
          <table:table-cell office:value-type="float" office:value="0.38661" calcext:value-type="float">
            <text:p>0,38661</text:p>
          </table:table-cell>
          <table:table-cell office:value-type="float" office:value="0.292173" calcext:value-type="float">
            <text:p>0,292173</text:p>
          </table:table-cell>
          <table:table-cell office:value-type="float" office:value="0.034209" calcext:value-type="float">
            <text:p>0,034209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46182.7" calcext:value-type="float">
            <text:p>46182,7</text:p>
          </table:table-cell>
          <table:table-cell office:value-type="float" office:value="92.031425" calcext:value-type="float">
            <text:p>92,031425</text:p>
          </table:table-cell>
          <table:table-cell office:value-type="float" office:value="7.968575" calcext:value-type="float">
            <text:p>7,968575</text:p>
          </table:table-cell>
          <table:table-cell office:value-type="float" office:value="86.161616" calcext:value-type="float">
            <text:p>86,161616</text:p>
          </table:table-cell>
          <table:table-cell office:value-type="float" office:value="86.248736" calcext:value-type="float">
            <text:p>86,248736</text:p>
          </table:table-cell>
          <table:table-cell office:value-type="float" office:value="13.751264" calcext:value-type="float">
            <text:p>13,751264</text:p>
          </table:table-cell>
          <table:table-cell office:value-type="float" office:value="0.10101" calcext:value-type="float">
            <text:p>0,10101</text:p>
          </table:table-cell>
          <table:table-cell office:value-type="float" office:value="0.449558" calcext:value-type="float">
            <text:p>0,449558</text:p>
          </table:table-cell>
          <table:table-cell office:value-type="float" office:value="0.057214" calcext:value-type="float">
            <text:p>0,057214</text:p>
          </table:table-cell>
          <table:table-cell office:value-type="float" office:value="0.007515" calcext:value-type="float">
            <text:p>0,007515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4984.2" calcext:value-type="float">
            <text:p>14984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775281" calcext:value-type="float">
            <text:p>79,775281</text:p>
          </table:table-cell>
          <table:table-cell office:value-type="float" office:value="96.598639" calcext:value-type="float">
            <text:p>96,598639</text:p>
          </table:table-cell>
          <table:table-cell office:value-type="float" office:value="3.401361" calcext:value-type="float">
            <text:p>3,401361</text:p>
          </table:table-cell>
          <table:table-cell office:value-type="float" office:value="17.41573" calcext:value-type="float">
            <text:p>17,41573</text:p>
          </table:table-cell>
          <table:table-cell office:value-type="float" office:value="0.07566" calcext:value-type="float">
            <text:p>0,07566</text:p>
          </table:table-cell>
          <table:table-cell office:value-type="float" office:value="0.015566" calcext:value-type="float">
            <text:p>0,015566</text:p>
          </table:table-cell>
          <table:table-cell office:value-type="float" office:value="0.007753" calcext:value-type="float">
            <text:p>0,007753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34251.4" calcext:value-type="float">
            <text:p>34251,4</text:p>
          </table:table-cell>
          <table:table-cell office:value-type="float" office:value="63.699534" calcext:value-type="float">
            <text:p>63,699534</text:p>
          </table:table-cell>
          <table:table-cell office:value-type="float" office:value="36.300466" calcext:value-type="float">
            <text:p>36,300466</text:p>
          </table:table-cell>
          <table:table-cell office:value-type="float" office:value="54.409006" calcext:value-type="float">
            <text:p>54,409006</text:p>
          </table:table-cell>
          <table:table-cell office:value-type="float" office:value="54.68259" calcext:value-type="float">
            <text:p>54,68259</text:p>
          </table:table-cell>
          <table:table-cell office:value-type="float" office:value="45.31741" calcext:value-type="float">
            <text:p>45,31741</text:p>
          </table:table-cell>
          <table:table-cell office:value-type="float" office:value="0.500313" calcext:value-type="float">
            <text:p>0,500313</text:p>
          </table:table-cell>
          <table:table-cell office:value-type="float" office:value="0.465764" calcext:value-type="float">
            <text:p>0,465764</text:p>
          </table:table-cell>
          <table:table-cell office:value-type="float" office:value="0.130021" calcext:value-type="float">
            <text:p>0,130021</text:p>
          </table:table-cell>
          <table:table-cell office:value-type="float" office:value="0.015265" calcext:value-type="float">
            <text:p>0,015265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33378.5" calcext:value-type="float">
            <text:p>33378,5</text:p>
          </table:table-cell>
          <table:table-cell office:value-type="float" office:value="53.25076" calcext:value-type="float">
            <text:p>53,25076</text:p>
          </table:table-cell>
          <table:table-cell office:value-type="float" office:value="46.74924" calcext:value-type="float">
            <text:p>46,74924</text:p>
          </table:table-cell>
          <table:table-cell office:value-type="float" office:value="50.449163" calcext:value-type="float">
            <text:p>50,449163</text:p>
          </table:table-cell>
          <table:table-cell office:value-type="float" office:value="50.511038" calcext:value-type="float">
            <text:p>50,511038</text:p>
          </table:table-cell>
          <table:table-cell office:value-type="float" office:value="49.488962" calcext:value-type="float">
            <text:p>49,488962</text:p>
          </table:table-cell>
          <table:table-cell office:value-type="float" office:value="0.122499" calcext:value-type="float">
            <text:p>0,122499</text:p>
          </table:table-cell>
          <table:table-cell office:value-type="float" office:value="1.01106" calcext:value-type="float">
            <text:p>1,01106</text:p>
          </table:table-cell>
          <table:table-cell office:value-type="float" office:value="0.415977" calcext:value-type="float">
            <text:p>0,415977</text:p>
          </table:table-cell>
          <table:table-cell office:value-type="float" office:value="0.047295" calcext:value-type="float">
            <text:p>0,047295</text:p>
          </table:table-cell>
          <table:table-cell/>
        </table:table-row>
        <table:table-row table:style-name="ro1">
          <table:table-cell table:number-columns-repeated="4"/>
          <table:table-cell table:style-name="ce15" table:formula="of:=AVERAGE([.E2:.E21])" office:value-type="float" office:value="5312.6" calcext:value-type="float">
            <text:p>5312,6</text:p>
          </table:table-cell>
          <table:table-cell table:style-name="ce15" table:formula="of:=AVERAGE([.F2:.F21])" office:value-type="float" office:value="109606.215" calcext:value-type="float">
            <text:p>109606,2</text:p>
          </table:table-cell>
          <table:table-cell table:style-name="ce17" table:formula="of:=AVERAGE([.G2:.G21])" office:value-type="float" office:value="89.54325115" calcext:value-type="float">
            <text:p>89,54</text:p>
          </table:table-cell>
          <table:table-cell table:style-name="ce17" table:formula="of:=AVERAGE([.H2:.H21])" office:value-type="float" office:value="10.45674885" calcext:value-type="float">
            <text:p>10,46</text:p>
          </table:table-cell>
          <table:table-cell table:style-name="ce17" table:formula="of:=AVERAGE([.I2:.I21])" office:value-type="float" office:value="60.2588511" calcext:value-type="float">
            <text:p>60,26</text:p>
          </table:table-cell>
          <table:table-cell table:style-name="ce17" table:formula="of:=AVERAGE([.J2:.J21])" office:value-type="float" office:value="79.46574085" calcext:value-type="float">
            <text:p>79,47</text:p>
          </table:table-cell>
          <table:table-cell table:style-name="ce17" table:formula="of:=AVERAGE([.K2:.K21])" office:value-type="float" office:value="20.53425915" calcext:value-type="float">
            <text:p>20,53</text:p>
          </table:table-cell>
          <table:table-cell table:style-name="ce17" table:formula="of:=AVERAGE([.L2:.L21])" office:value-type="float" office:value="22.29516255" calcext:value-type="float">
            <text:p>22,30</text:p>
          </table:table-cell>
          <table:table-cell table:style-name="ce19" table:formula="of:=AVERAGE([.M2:.M21])" office:value-type="float" office:value="1.19111175" calcext:value-type="float">
            <text:p>1,19111</text:p>
          </table:table-cell>
          <table:table-cell table:style-name="ce19" table:formula="of:=AVERAGE([.N2:.N21])" office:value-type="float" office:value="0.6348951" calcext:value-type="float">
            <text:p>0,63490</text:p>
          </table:table-cell>
          <table:table-cell table:style-name="ce19" table:formula="of:=AVERAGE([.O2:.O21])" office:value-type="float" office:value="0.10696465" calcext:value-type="float">
            <text:p>0,10696</text:p>
          </table:table-cell>
          <table:table-cell table:style-name="ce17" table:formula="of:=([.O22]/[.E22])*1000000" office:value-type="float" office:value="20.1341433573015" calcext:value-type="float">
            <text:p>20,13</text:p>
          </table:table-cell>
        </table:table-row>
      </table:table>
      <table:table table:name="Hoja14" table:style-name="ta1">
        <table:table-column table:style-name="co15" table:default-cell-style-name="Default"/>
        <table:table-row table:style-name="ro1">
          <table:table-cell/>
        </table:table-row>
      </table:table>
      <table:table table:name="Hoja15" table:style-name="ta1">
        <table:table-column table:style-name="co15" table:default-cell-style-name="Default"/>
        <table:table-row table:style-name="ro1">
          <table:table-cell/>
        </table:table-row>
      </table:table>
      <table:table table:name="w2tm1000IT" table:style-name="ta1">
        <table:table-column table:style-name="co15" table:number-columns-repeated="16" table:default-cell-style-name="Default"/>
        <table:table-row table:style-name="ro1">
          <table:table-cell table:number-columns-repeated="4"/>
          <table:table-cell table:style-name="ce13" office:value-type="string" calcext:value-type="string">
            <text:p>Ejemplos</text:p>
          </table:table-cell>
          <table:table-cell table:style-name="ce13" office:value-type="string" calcext:value-type="string">
            <text:p>Patrones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Test</text:p>
          </table:table-cell>
          <table:table-cell table:style-name="ce16" office:value-type="string" calcext:value-type="string">
            <text:p>TestNC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%NC</text:p>
          </table:table-cell>
          <table:table-cell table:style-name="ce18" office:value-type="string" calcext:value-type="string">
            <text:p>T_Train</text:p>
          </table:table-cell>
          <table:table-cell table:style-name="ce18" office:value-type="string" calcext:value-type="string">
            <text:p>T_Inf_Train</text:p>
          </table:table-cell>
          <table:table-cell table:style-name="ce18" office:value-type="string" calcext:value-type="string">
            <text:p>T_CPU_Test</text:p>
          </table:table-cell>
          <table:table-cell table:style-name="ce16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18898.3" calcext:value-type="float">
            <text:p>18898,3</text:p>
          </table:table-cell>
          <table:table-cell office:value-type="float" office:value="97.294686" calcext:value-type="float">
            <text:p>97,294686</text:p>
          </table:table-cell>
          <table:table-cell office:value-type="float" office:value="2.705314" calcext:value-type="float">
            <text:p>2,705314</text:p>
          </table:table-cell>
          <table:table-cell office:value-type="float" office:value="67.681159" calcext:value-type="float">
            <text:p>67,681159</text:p>
          </table:table-cell>
          <table:table-cell office:value-type="float" office:value="83.691756" calcext:value-type="float">
            <text:p>83,691756</text:p>
          </table:table-cell>
          <table:table-cell office:value-type="float" office:value="16.308244" calcext:value-type="float">
            <text:p>16,308244</text:p>
          </table:table-cell>
          <table:table-cell office:value-type="float" office:value="19.130435" calcext:value-type="float">
            <text:p>19,130435</text:p>
          </table:table-cell>
          <table:table-cell office:value-type="float" office:value="0.055514" calcext:value-type="float">
            <text:p>0,055514</text:p>
          </table:table-cell>
          <table:table-cell office:value-type="float" office:value="0.006057" calcext:value-type="float">
            <text:p>0,006057</text:p>
          </table:table-cell>
          <table:table-cell office:value-type="float" office:value="0.001142" calcext:value-type="float">
            <text:p>0,001142</text:p>
          </table:table-cell>
          <table:table-cell/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19449.8" calcext:value-type="float">
            <text:p>119449,8</text:p>
          </table:table-cell>
          <table:table-cell office:value-type="float" office:value="99.44095" calcext:value-type="float">
            <text:p>99,44095</text:p>
          </table:table-cell>
          <table:table-cell office:value-type="float" office:value="0.55905" calcext:value-type="float">
            <text:p>0,55905</text:p>
          </table:table-cell>
          <table:table-cell office:value-type="float" office:value="44.654088" calcext:value-type="float">
            <text:p>44,654088</text:p>
          </table:table-cell>
          <table:table-cell office:value-type="float" office:value="97.260274" calcext:value-type="float">
            <text:p>97,260274</text:p>
          </table:table-cell>
          <table:table-cell office:value-type="float" office:value="2.739726" calcext:value-type="float">
            <text:p>2,739726</text:p>
          </table:table-cell>
          <table:table-cell office:value-type="float" office:value="54.08805" calcext:value-type="float">
            <text:p>54,08805</text:p>
          </table:table-cell>
          <table:table-cell office:value-type="float" office:value="0.316873" calcext:value-type="float">
            <text:p>0,316873</text:p>
          </table:table-cell>
          <table:table-cell office:value-type="float" office:value="0.016373" calcext:value-type="float">
            <text:p>0,016373</text:p>
          </table:table-cell>
          <table:table-cell office:value-type="float" office:value="0.009863" calcext:value-type="float">
            <text:p>0,009863</text:p>
          </table:table-cell>
          <table:table-cell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317878.2" calcext:value-type="float">
            <text:p>317878,2</text:p>
          </table:table-cell>
          <table:table-cell office:value-type="float" office:value="99.726027" calcext:value-type="float">
            <text:p>99,726027</text:p>
          </table:table-cell>
          <table:table-cell office:value-type="float" office:value="0.273973" calcext:value-type="float">
            <text:p>0,273973</text:p>
          </table:table-cell>
          <table:table-cell office:value-type="float" office:value="42.191781" calcext:value-type="float">
            <text:p>42,191781</text:p>
          </table:table-cell>
          <table:table-cell office:value-type="float" office:value="62.601626" calcext:value-type="float">
            <text:p>62,601626</text:p>
          </table:table-cell>
          <table:table-cell office:value-type="float" office:value="37.398374" calcext:value-type="float">
            <text:p>37,398374</text:p>
          </table:table-cell>
          <table:table-cell office:value-type="float" office:value="32.60274" calcext:value-type="float">
            <text:p>32,60274</text:p>
          </table:table-cell>
          <table:table-cell office:value-type="float" office:value="0.695006" calcext:value-type="float">
            <text:p>0,695006</text:p>
          </table:table-cell>
          <table:table-cell office:value-type="float" office:value="0.040368" calcext:value-type="float">
            <text:p>0,040368</text:p>
          </table:table-cell>
          <table:table-cell office:value-type="float" office:value="0.018694" calcext:value-type="float">
            <text:p>0,018694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810.7" calcext:value-type="float">
            <text:p>1810,7</text:p>
          </table:table-cell>
          <table:table-cell office:value-type="float" office:value="74.911433" calcext:value-type="float">
            <text:p>74,911433</text:p>
          </table:table-cell>
          <table:table-cell office:value-type="float" office:value="25.088567" calcext:value-type="float">
            <text:p>25,088567</text:p>
          </table:table-cell>
          <table:table-cell office:value-type="float" office:value="60.57971" calcext:value-type="float">
            <text:p>60,57971</text:p>
          </table:table-cell>
          <table:table-cell office:value-type="float" office:value="60.932945" calcext:value-type="float">
            <text:p>60,932945</text:p>
          </table:table-cell>
          <table:table-cell office:value-type="float" office:value="39.067055" calcext:value-type="float">
            <text:p>39,067055</text:p>
          </table:table-cell>
          <table:table-cell office:value-type="float" office:value="0.57971" calcext:value-type="float">
            <text:p>0,57971</text:p>
          </table:table-cell>
          <table:table-cell office:value-type="float" office:value="0.011346" calcext:value-type="float">
            <text:p>0,011346</text:p>
          </table:table-cell>
          <table:table-cell office:value-type="float" office:value="0.002438" calcext:value-type="float">
            <text:p>0,002438</text:p>
          </table:table-cell>
          <table:table-cell office:value-type="float" office:value="0.000293" calcext:value-type="float">
            <text:p>0,000293</text:p>
          </table:table-cell>
          <table:table-cell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11306.1" calcext:value-type="float">
            <text:p>11306,1</text:p>
          </table:table-cell>
          <table:table-cell office:value-type="float" office:value="99.438833" calcext:value-type="float">
            <text:p>99,438833</text:p>
          </table:table-cell>
          <table:table-cell office:value-type="float" office:value="0.561167" calcext:value-type="float">
            <text:p>0,561167</text:p>
          </table:table-cell>
          <table:table-cell office:value-type="float" office:value="32.659933" calcext:value-type="float">
            <text:p>32,659933</text:p>
          </table:table-cell>
          <table:table-cell office:value-type="float" office:value="64.666667" calcext:value-type="float">
            <text:p>64,666667</text:p>
          </table:table-cell>
          <table:table-cell office:value-type="float" office:value="35.333333" calcext:value-type="float">
            <text:p>35,333333</text:p>
          </table:table-cell>
          <table:table-cell office:value-type="float" office:value="49.494949" calcext:value-type="float">
            <text:p>49,494949</text:p>
          </table:table-cell>
          <table:table-cell office:value-type="float" office:value="0.031251" calcext:value-type="float">
            <text:p>0,031251</text:p>
          </table:table-cell>
          <table:table-cell office:value-type="float" office:value="0.002719" calcext:value-type="float">
            <text:p>0,002719</text:p>
          </table:table-cell>
          <table:table-cell office:value-type="float" office:value="0.000896" calcext:value-type="float">
            <text:p>0,000896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13716.5" calcext:value-type="float">
            <text:p>13716,5</text:p>
          </table:table-cell>
          <table:table-cell office:value-type="float" office:value="98.536668" calcext:value-type="float">
            <text:p>98,536668</text:p>
          </table:table-cell>
          <table:table-cell office:value-type="float" office:value="1.463332" calcext:value-type="float">
            <text:p>1,463332</text:p>
          </table:table-cell>
          <table:table-cell office:value-type="float" office:value="51.914242" calcext:value-type="float">
            <text:p>51,914242</text:p>
          </table:table-cell>
          <table:table-cell office:value-type="float" office:value="85.390428" calcext:value-type="float">
            <text:p>85,390428</text:p>
          </table:table-cell>
          <table:table-cell office:value-type="float" office:value="14.609572" calcext:value-type="float">
            <text:p>14,609572</text:p>
          </table:table-cell>
          <table:table-cell office:value-type="float" office:value="39.203675" calcext:value-type="float">
            <text:p>39,203675</text:p>
          </table:table-cell>
          <table:table-cell office:value-type="float" office:value="0.037104" calcext:value-type="float">
            <text:p>0,037104</text:p>
          </table:table-cell>
          <table:table-cell office:value-type="float" office:value="0.006859" calcext:value-type="float">
            <text:p>0,006859</text:p>
          </table:table-cell>
          <table:table-cell office:value-type="float" office:value="0.001294" calcext:value-type="float">
            <text:p>0,001294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78340.7" calcext:value-type="float">
            <text:p>178340,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360511" calcext:value-type="float">
            <text:p>48,3605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639489" calcext:value-type="float">
            <text:p>51,639489</text:p>
          </table:table-cell>
          <table:table-cell office:value-type="float" office:value="3.148756" calcext:value-type="float">
            <text:p>3,148756</text:p>
          </table:table-cell>
          <table:table-cell office:value-type="float" office:value="1.810689" calcext:value-type="float">
            <text:p>1,810689</text:p>
          </table:table-cell>
          <table:table-cell office:value-type="float" office:value="0.269177" calcext:value-type="float">
            <text:p>0,269177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5666.8" calcext:value-type="float">
            <text:p>5666,8</text:p>
          </table:table-cell>
          <table:table-cell office:value-type="float" office:value="99.753086" calcext:value-type="float">
            <text:p>99,753086</text:p>
          </table:table-cell>
          <table:table-cell office:value-type="float" office:value="0.246914" calcext:value-type="float">
            <text:p>0,246914</text:p>
          </table:table-cell>
          <table:table-cell office:value-type="float" office:value="38.148148" calcext:value-type="float">
            <text:p>38,148148</text:p>
          </table:table-cell>
          <table:table-cell office:value-type="float" office:value="89.565217" calcext:value-type="float">
            <text:p>89,565217</text:p>
          </table:table-cell>
          <table:table-cell office:value-type="float" office:value="10.434783" calcext:value-type="float">
            <text:p>10,434783</text:p>
          </table:table-cell>
          <table:table-cell office:value-type="float" office:value="57.407407" calcext:value-type="float">
            <text:p>57,407407</text:p>
          </table:table-cell>
          <table:table-cell office:value-type="float" office:value="0.016325" calcext:value-type="float">
            <text:p>0,016325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0.000579" calcext:value-type="float">
            <text:p>0,000579</text:p>
          </table:table-cell>
          <table:table-cell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31879.4" calcext:value-type="float">
            <text:p>231879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014245" calcext:value-type="float">
            <text:p>45,014245</text:p>
          </table:table-cell>
          <table:table-cell office:value-type="float" office:value="98.75" calcext:value-type="float">
            <text:p>98,75</text:p>
          </table:table-cell>
          <table:table-cell office:value-type="float" office:value="1.25" calcext:value-type="float">
            <text:p>1,25</text:p>
          </table:table-cell>
          <table:table-cell office:value-type="float" office:value="54.415954" calcext:value-type="float">
            <text:p>54,415954</text:p>
          </table:table-cell>
          <table:table-cell office:value-type="float" office:value="0.621757" calcext:value-type="float">
            <text:p>0,621757</text:p>
          </table:table-cell>
          <table:table-cell office:value-type="float" office:value="0.091774" calcext:value-type="float">
            <text:p>0,091774</text:p>
          </table:table-cell>
          <table:table-cell office:value-type="float" office:value="0.019636" calcext:value-type="float">
            <text:p>0,019636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237" calcext:value-type="float">
            <text:p>237</text:p>
          </table:table-cell>
          <table:table-cell office:value-type="float" office:value="87.389558" calcext:value-type="float">
            <text:p>87,389558</text:p>
          </table:table-cell>
          <table:table-cell office:value-type="float" office:value="12.610442" calcext:value-type="float">
            <text:p>12,610442</text:p>
          </table:table-cell>
          <table:table-cell office:value-type="float" office:value="77.349398" calcext:value-type="float">
            <text:p>77,349398</text:p>
          </table:table-cell>
          <table:table-cell office:value-type="float" office:value="81.783439" calcext:value-type="float">
            <text:p>81,783439</text:p>
          </table:table-cell>
          <table:table-cell office:value-type="float" office:value="18.216561" calcext:value-type="float">
            <text:p>18,216561</text:p>
          </table:table-cell>
          <table:table-cell office:value-type="float" office:value="5.421687" calcext:value-type="float">
            <text:p>5,421687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03353" calcext:value-type="float">
            <text:p>0,003353</text:p>
          </table:table-cell>
          <table:table-cell office:value-type="float" office:value="0.000385" calcext:value-type="float">
            <text:p>0,000385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4306602.3" calcext:value-type="float">
            <text:p>4306602,3</text:p>
          </table:table-cell>
          <table:table-cell office:value-type="float" office:value="99.797833" calcext:value-type="float">
            <text:p>99,797833</text:p>
          </table:table-cell>
          <table:table-cell office:value-type="float" office:value="0.202167" calcext:value-type="float">
            <text:p>0,202167</text:p>
          </table:table-cell>
          <table:table-cell office:value-type="float" office:value="98.12591" calcext:value-type="float">
            <text:p>98,12591</text:p>
          </table:table-cell>
          <table:table-cell office:value-type="float" office:value="98.854367" calcext:value-type="float">
            <text:p>98,854367</text:p>
          </table:table-cell>
          <table:table-cell office:value-type="float" office:value="1.145633" calcext:value-type="float">
            <text:p>1,145633</text:p>
          </table:table-cell>
          <table:table-cell office:value-type="float" office:value="0.7369" calcext:value-type="float">
            <text:p>0,7369</text:p>
          </table:table-cell>
          <table:table-cell office:value-type="float" office:value="20.14292" calcext:value-type="float">
            <text:p>20,14292</text:p>
          </table:table-cell>
          <table:table-cell office:value-type="float" office:value="0.317429" calcext:value-type="float">
            <text:p>0,317429</text:p>
          </table:table-cell>
          <table:table-cell office:value-type="float" office:value="0.047381" calcext:value-type="float">
            <text:p>0,047381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1311.4" calcext:value-type="float">
            <text:p>1311,4</text:p>
          </table:table-cell>
          <table:table-cell office:value-type="float" office:value="80.20602" calcext:value-type="float">
            <text:p>80,20602</text:p>
          </table:table-cell>
          <table:table-cell office:value-type="float" office:value="19.79398" calcext:value-type="float">
            <text:p>19,79398</text:p>
          </table:table-cell>
          <table:table-cell table:number-columns-repeated="2" office:value-type="float" office:value="79.644708" calcext:value-type="float">
            <text:p>79,644708</text:p>
          </table:table-cell>
          <table:table-cell office:value-type="float" office:value="20.355292" calcext:value-type="float">
            <text:p>20,355292</text:p>
          </table:table-cell>
          <table:table-cell office:value-type="float" office:value="0" calcext:value-type="float">
            <text:p>0</text:p>
          </table:table-cell>
          <table:table-cell office:value-type="float" office:value="0.098448" calcext:value-type="float">
            <text:p>0,098448</text:p>
          </table:table-cell>
          <table:table-cell office:value-type="float" office:value="0.028782" calcext:value-type="float">
            <text:p>0,028782</text:p>
          </table:table-cell>
          <table:table-cell office:value-type="float" office:value="0.003108" calcext:value-type="float">
            <text:p>0,003108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4270685" calcext:value-type="float">
            <text:p>4270685</text:p>
          </table:table-cell>
          <table:table-cell office:value-type="float" office:value="97.881381" calcext:value-type="float">
            <text:p>97,881381</text:p>
          </table:table-cell>
          <table:table-cell office:value-type="float" office:value="2.118619" calcext:value-type="float">
            <text:p>2,118619</text:p>
          </table:table-cell>
          <table:table-cell office:value-type="float" office:value="70.77027" calcext:value-type="float">
            <text:p>70,77027</text:p>
          </table:table-cell>
          <table:table-cell office:value-type="float" office:value="77.677247" calcext:value-type="float">
            <text:p>77,677247</text:p>
          </table:table-cell>
          <table:table-cell office:value-type="float" office:value="22.322753" calcext:value-type="float">
            <text:p>22,322753</text:p>
          </table:table-cell>
          <table:table-cell office:value-type="float" office:value="8.891892" calcext:value-type="float">
            <text:p>8,891892</text:p>
          </table:table-cell>
          <table:table-cell office:value-type="float" office:value="13.237209" calcext:value-type="float">
            <text:p>13,237209</text:p>
          </table:table-cell>
          <table:table-cell office:value-type="float" office:value="1.117829" calcext:value-type="float">
            <text:p>1,117829</text:p>
          </table:table-cell>
          <table:table-cell office:value-type="float" office:value="0.223594" calcext:value-type="float">
            <text:p>0,223594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27907.8" calcext:value-type="float">
            <text:p>27907,8</text:p>
          </table:table-cell>
          <table:table-cell office:value-type="float" office:value="93.265993" calcext:value-type="float">
            <text:p>93,265993</text:p>
          </table:table-cell>
          <table:table-cell office:value-type="float" office:value="6.734007" calcext:value-type="float">
            <text:p>6,734007</text:p>
          </table:table-cell>
          <table:table-cell office:value-type="float" office:value="67.748918" calcext:value-type="float">
            <text:p>67,748918</text:p>
          </table:table-cell>
          <table:table-cell office:value-type="float" office:value="68.490153" calcext:value-type="float">
            <text:p>68,490153</text:p>
          </table:table-cell>
          <table:table-cell office:value-type="float" office:value="31.509847" calcext:value-type="float">
            <text:p>31,509847</text:p>
          </table:table-cell>
          <table:table-cell office:value-type="float" office:value="1.082251" calcext:value-type="float">
            <text:p>1,082251</text:p>
          </table:table-cell>
          <table:table-cell office:value-type="float" office:value="0.086907" calcext:value-type="float">
            <text:p>0,086907</text:p>
          </table:table-cell>
          <table:table-cell office:value-type="float" office:value="0.005324" calcext:value-type="float">
            <text:p>0,005324</text:p>
          </table:table-cell>
          <table:table-cell office:value-type="float" office:value="0.000657" calcext:value-type="float">
            <text:p>0,000657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342202.1" calcext:value-type="float">
            <text:p>6342202,1</text:p>
          </table:table-cell>
          <table:table-cell office:value-type="float" office:value="99.878378" calcext:value-type="float">
            <text:p>99,878378</text:p>
          </table:table-cell>
          <table:table-cell office:value-type="float" office:value="0.121622" calcext:value-type="float">
            <text:p>0,121622</text:p>
          </table:table-cell>
          <table:table-cell office:value-type="float" office:value="84" calcext:value-type="float">
            <text:p>84</text:p>
          </table:table-cell>
          <table:table-cell office:value-type="float" office:value="91.465568" calcext:value-type="float">
            <text:p>91,465568</text:p>
          </table:table-cell>
          <table:table-cell office:value-type="float" office:value="8.534432" calcext:value-type="float">
            <text:p>8,534432</text:p>
          </table:table-cell>
          <table:table-cell office:value-type="float" office:value="8.162162" calcext:value-type="float">
            <text:p>8,162162</text:p>
          </table:table-cell>
          <table:table-cell office:value-type="float" office:value="15.598759" calcext:value-type="float">
            <text:p>15,598759</text:p>
          </table:table-cell>
          <table:table-cell office:value-type="float" office:value="1.508141" calcext:value-type="float">
            <text:p>1,508141</text:p>
          </table:table-cell>
          <table:table-cell office:value-type="float" office:value="0.304068" calcext:value-type="float">
            <text:p>0,304068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563657.9" calcext:value-type="float">
            <text:p>563657,9</text:p>
          </table:table-cell>
          <table:table-cell office:value-type="float" office:value="94.733386" calcext:value-type="float">
            <text:p>94,733386</text:p>
          </table:table-cell>
          <table:table-cell office:value-type="float" office:value="5.266614" calcext:value-type="float">
            <text:p>5,266614</text:p>
          </table:table-cell>
          <table:table-cell office:value-type="float" office:value="66.548463" calcext:value-type="float">
            <text:p>66,548463</text:p>
          </table:table-cell>
          <table:table-cell office:value-type="float" office:value="68.242424" calcext:value-type="float">
            <text:p>68,242424</text:p>
          </table:table-cell>
          <table:table-cell office:value-type="float" office:value="31.757576" calcext:value-type="float">
            <text:p>31,757576</text:p>
          </table:table-cell>
          <table:table-cell office:value-type="float" office:value="2.48227" calcext:value-type="float">
            <text:p>2,48227</text:p>
          </table:table-cell>
          <table:table-cell office:value-type="float" office:value="1.389358" calcext:value-type="float">
            <text:p>1,389358</text:p>
          </table:table-cell>
          <table:table-cell office:value-type="float" office:value="0.153638" calcext:value-type="float">
            <text:p>0,153638</text:p>
          </table:table-cell>
          <table:table-cell office:value-type="float" office:value="0.01861" calcext:value-type="float">
            <text:p>0,01861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343835" calcext:value-type="float">
            <text:p>343835</text:p>
          </table:table-cell>
          <table:table-cell office:value-type="float" office:value="97.811448" calcext:value-type="float">
            <text:p>97,811448</text:p>
          </table:table-cell>
          <table:table-cell office:value-type="float" office:value="2.188552" calcext:value-type="float">
            <text:p>2,188552</text:p>
          </table:table-cell>
          <table:table-cell table:number-columns-repeated="2" office:value-type="float" office:value="94.848485" calcext:value-type="float">
            <text:p>94,848485</text:p>
          </table:table-cell>
          <table:table-cell office:value-type="float" office:value="5.151515" calcext:value-type="float">
            <text:p>5,151515</text:p>
          </table:table-cell>
          <table:table-cell office:value-type="float" office:value="0" calcext:value-type="float">
            <text:p>0</text:p>
          </table:table-cell>
          <table:table-cell office:value-type="float" office:value="1.285242" calcext:value-type="float">
            <text:p>1,285242</text:p>
          </table:table-cell>
          <table:table-cell office:value-type="float" office:value="0.029795" calcext:value-type="float">
            <text:p>0,029795</text:p>
          </table:table-cell>
          <table:table-cell office:value-type="float" office:value="0.002881" calcext:value-type="float">
            <text:p>0,002881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40805.5" calcext:value-type="float">
            <text:p>140805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078652" calcext:value-type="float">
            <text:p>87,078652</text:p>
          </table:table-cell>
          <table:table-cell office:value-type="float" office:value="95.679012" calcext:value-type="float">
            <text:p>95,679012</text:p>
          </table:table-cell>
          <table:table-cell office:value-type="float" office:value="4.320988" calcext:value-type="float">
            <text:p>4,320988</text:p>
          </table:table-cell>
          <table:table-cell office:value-type="float" office:value="8.988764" calcext:value-type="float">
            <text:p>8,988764</text:p>
          </table:table-cell>
          <table:table-cell office:value-type="float" office:value="0.267965" calcext:value-type="float">
            <text:p>0,267965</text:p>
          </table:table-cell>
          <table:table-cell office:value-type="float" office:value="0.007703" calcext:value-type="float">
            <text:p>0,007703</text:p>
          </table:table-cell>
          <table:table-cell office:value-type="float" office:value="0.003172" calcext:value-type="float">
            <text:p>0,003172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180185.7" calcext:value-type="float">
            <text:p>180185,7</text:p>
          </table:table-cell>
          <table:table-cell office:value-type="float" office:value="73.017858" calcext:value-type="float">
            <text:p>73,017858</text:p>
          </table:table-cell>
          <table:table-cell office:value-type="float" office:value="26.982142" calcext:value-type="float">
            <text:p>26,982142</text:p>
          </table:table-cell>
          <table:table-cell office:value-type="float" office:value="60.162602" calcext:value-type="float">
            <text:p>60,162602</text:p>
          </table:table-cell>
          <table:table-cell office:value-type="float" office:value="60.351317" calcext:value-type="float">
            <text:p>60,351317</text:p>
          </table:table-cell>
          <table:table-cell office:value-type="float" office:value="39.648683" calcext:value-type="float">
            <text:p>39,648683</text:p>
          </table:table-cell>
          <table:table-cell office:value-type="float" office:value="0.312695" calcext:value-type="float">
            <text:p>0,312695</text:p>
          </table:table-cell>
          <table:table-cell office:value-type="float" office:value="1.500384" calcext:value-type="float">
            <text:p>1,500384</text:p>
          </table:table-cell>
          <table:table-cell office:value-type="float" office:value="0.064448" calcext:value-type="float">
            <text:p>0,064448</text:p>
          </table:table-cell>
          <table:table-cell office:value-type="float" office:value="0.007134" calcext:value-type="float">
            <text:p>0,007134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156520.7" calcext:value-type="float">
            <text:p>156520,7</text:p>
          </table:table-cell>
          <table:table-cell office:value-type="float" office:value="58.148451" calcext:value-type="float">
            <text:p>58,148451</text:p>
          </table:table-cell>
          <table:table-cell office:value-type="float" office:value="41.851549" calcext:value-type="float">
            <text:p>41,851549</text:p>
          </table:table-cell>
          <table:table-cell office:value-type="float" office:value="53.103307" calcext:value-type="float">
            <text:p>53,103307</text:p>
          </table:table-cell>
          <table:table-cell office:value-type="float" office:value="53.14671" calcext:value-type="float">
            <text:p>53,14671</text:p>
          </table:table-cell>
          <table:table-cell office:value-type="float" office:value="46.85329" calcext:value-type="float">
            <text:p>46,85329</text:p>
          </table:table-cell>
          <table:table-cell office:value-type="float" office:value="0.081666" calcext:value-type="float">
            <text:p>0,081666</text:p>
          </table:table-cell>
          <table:table-cell office:value-type="float" office:value="4.076034" calcext:value-type="float">
            <text:p>4,076034</text:p>
          </table:table-cell>
          <table:table-cell office:value-type="float" office:value="0.180396" calcext:value-type="float">
            <text:p>0,180396</text:p>
          </table:table-cell>
          <table:table-cell office:value-type="float" office:value="0.016541" calcext:value-type="float">
            <text:p>0,016541</text:p>
          </table:table-cell>
          <table:table-cell/>
        </table:table-row>
        <table:table-row table:style-name="ro1">
          <table:table-cell table:number-columns-repeated="4"/>
          <table:table-cell table:style-name="ce15" table:formula="of:=AVERAGE([.E2:.E21])" office:value-type="float" office:value="5312.6" calcext:value-type="float">
            <text:p>5312,6</text:p>
          </table:table-cell>
          <table:table-cell table:style-name="ce15" table:formula="of:=AVERAGE([.F2:.F21])" office:value-type="float" office:value="861644.845" calcext:value-type="float">
            <text:p>861644,8</text:p>
          </table:table-cell>
          <table:table-cell table:style-name="ce17" table:formula="of:=AVERAGE([.G2:.G21])" office:value-type="float" office:value="92.56159945" calcext:value-type="float">
            <text:p>92,56</text:p>
          </table:table-cell>
          <table:table-cell table:style-name="ce17" table:formula="of:=AVERAGE([.H2:.H21])" office:value-type="float" office:value="7.43840055" calcext:value-type="float">
            <text:p>7,44</text:p>
          </table:table-cell>
          <table:table-cell table:style-name="ce17" table:formula="of:=AVERAGE([.I2:.I21])" office:value-type="float" office:value="63.5292265" calcext:value-type="float">
            <text:p>63,53</text:p>
          </table:table-cell>
          <table:table-cell table:style-name="ce17" table:formula="of:=AVERAGE([.J2:.J21])" office:value-type="float" office:value="80.65211715" calcext:value-type="float">
            <text:p>80,65</text:p>
          </table:table-cell>
          <table:table-cell table:style-name="ce17" table:formula="of:=AVERAGE([.K2:.K21])" office:value-type="float" office:value="19.34788285" calcext:value-type="float">
            <text:p>19,35</text:p>
          </table:table-cell>
          <table:table-cell table:style-name="ce17" table:formula="of:=AVERAGE([.L2:.L21])" office:value-type="float" office:value="19.7361348" calcext:value-type="float">
            <text:p>19,74</text:p>
          </table:table-cell>
          <table:table-cell table:style-name="ce19" table:formula="of:=AVERAGE([.M2:.M21])" office:value-type="float" office:value="3.1311479" calcext:value-type="float">
            <text:p>3,13115</text:p>
          </table:table-cell>
          <table:table-cell table:style-name="ce19" table:formula="of:=AVERAGE([.N2:.N21])" office:value-type="float" office:value="0.26983425" calcext:value-type="float">
            <text:p>0,26983</text:p>
          </table:table-cell>
          <table:table-cell table:style-name="ce19" table:formula="of:=AVERAGE([.O2:.O21])" office:value-type="float" office:value="0.04745525" calcext:value-type="float">
            <text:p>0,04746</text:p>
          </table:table-cell>
          <table:table-cell table:style-name="ce17" table:formula="of:=([.O22]/[.E22])*1000000" office:value-type="float" office:value="8.9325847984038" calcext:value-type="float">
            <text:p>8,93</text:p>
          </table:table-cell>
        </table:table-row>
      </table:table>
      <table:table table:name="Hoja17" table:style-name="ta1"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number:min-decimal-places="5"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3T13:20:19.860717580</dc:date>
    <meta:editing-duration>PT3H12M56S</meta:editing-duration>
    <meta:editing-cycles>10</meta:editing-cycles>
    <meta:generator>LibreOffice/7.1.7.2$Linux_X86_64 LibreOffice_project/10$Build-2</meta:generator>
    <meta:document-statistic meta:table-count="17" meta:cell-count="4534" meta:object-count="0"/>
  </office:meta>
</office:document-meta>
</file>